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P95" style:family="paragraph" style:parent-style-name="Standard">
      <style:paragraph-properties fo:break-before="auto" fo:line-height="115%" style:writing-mode="lr-tb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P113" style:family="paragraph" style:parent-style-name="Standard">
      <style:paragraph-properties fo:break-before="auto" fo:line-height="115%" style:writing-mode="lr-tb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/>
    <style:style style:name="P134" style:family="paragraph" style:parent-style-name="Standard">
      <style:paragraph-properties fo:break-before="auto" fo:line-height="115%" style:writing-mode="lr-tb"/>
    </style:style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/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/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/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/>
    <style:style style:name="P152" style:family="paragraph" style:parent-style-name="Standard">
      <style:paragraph-properties fo:break-before="auto" fo:line-height="115%" style:writing-mode="lr-tb"/>
    </style:style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/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/>
    <style:style style:name="P158" style:family="paragraph" style:parent-style-name="Standard">
      <style:paragraph-properties fo:break-before="auto" fo:line-height="115%" style:writing-mode="lr-tb"/>
    </style:style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T159_19" style:family="text"/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/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/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/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/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T170_15" style:family="text"/>
    <style:style style:name="T170_16" style:family="text"/>
    <style:style style:name="T170_17" style:family="text"/>
    <style:style style:name="T170_18" style:family="text"/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/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/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/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/>
    <style:style style:name="P182" style:family="paragraph" style:parent-style-name="Standard">
      <style:paragraph-properties fo:break-before="auto" fo:line-height="115%" style:writing-mode="lr-tb"/>
    </style:style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/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P186" style:family="paragraph" style:parent-style-name="Standard">
      <style:paragraph-properties fo:break-before="auto" fo:line-height="115%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/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T188_13" style:family="text"/>
    <style:style style:name="T188_14" style:family="text"/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P190" style:family="paragraph" style:parent-style-name="Standard">
      <style:paragraph-properties fo:break-before="auto" fo:line-height="115%" style:writing-mode="lr-tb"/>
    </style:style>
    <style:style style:name="T190_1" style:family="text"/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P192" style:family="paragraph" style:parent-style-name="Standard">
      <style:paragraph-properties fo:break-before="auto" fo:line-height="115%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/>
    <style:style style:name="P194" style:family="paragraph" style:parent-style-name="Standard">
      <style:paragraph-properties fo:break-before="auto" fo:line-height="115%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/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/>
    <style:style style:name="P200" style:family="paragraph" style:parent-style-name="Standard">
      <style:paragraph-properties fo:break-before="auto" fo:line-height="115%" style:writing-mode="lr-tb"/>
    </style:style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T201_10" style:family="text"/>
    <style:style style:name="T201_11" style:family="text"/>
    <style:style style:name="T201_12" style:family="text"/>
    <style:style style:name="T201_13" style:family="text"/>
    <style:style style:name="T201_14" style:family="text"/>
    <style:style style:name="T201_15" style:family="text"/>
    <style:style style:name="T201_16" style:family="text"/>
    <style:style style:name="T201_17" style:family="text"/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/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P204" style:family="paragraph" style:parent-style-name="Standard">
      <style:paragraph-properties fo:break-before="auto" fo:line-height="115%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/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T207_14" style:family="text"/>
    <style:style style:name="T207_15" style:family="text"/>
    <style:style style:name="T207_16" style:family="text"/>
    <style:style style:name="P208" style:family="paragraph" style:parent-style-name="Standard">
      <style:paragraph-properties fo:break-before="auto" fo:line-height="115%" style:writing-mode="lr-tb"/>
    </style:style>
    <style:style style:name="T208_1" style:family="text"/>
    <style:style style:name="P209" style:family="paragraph" style:parent-style-name="Standard">
      <style:paragraph-properties fo:break-before="auto" fo:line-height="115%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/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/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P216" style:family="paragraph" style:parent-style-name="Standard">
      <style:paragraph-properties fo:break-before="auto" fo:line-height="115%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/>
    <style:style style:name="P218" style:family="paragraph" style:parent-style-name="Standard">
      <style:paragraph-properties fo:break-before="auto" fo:line-height="115%" style:writing-mode="lr-tb"/>
    </style:style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T219_8" style:family="text"/>
    <style:style style:name="T219_9" style:family="text"/>
    <style:style style:name="T219_10" style:family="text"/>
    <style:style style:name="T219_11" style:family="text"/>
    <style:style style:name="T219_12" style:family="text"/>
    <style:style style:name="T219_13" style:family="text"/>
    <style:style style:name="T219_14" style:family="text"/>
    <style:style style:name="T219_15" style:family="text"/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/>
    <style:style style:name="P221" style:family="paragraph" style:parent-style-name="Standard">
      <style:paragraph-properties fo:break-before="auto" fo:line-height="115%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P222" style:family="paragraph" style:parent-style-name="Standard">
      <style:paragraph-properties fo:break-before="auto" fo:line-height="115%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/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T224_11" style:family="text"/>
    <style:style style:name="T224_12" style:family="text"/>
    <style:style style:name="T224_13" style:family="text"/>
    <style:style style:name="T224_14" style:family="text"/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T225_10" style:family="text"/>
    <style:style style:name="T225_11" style:family="text"/>
    <style:style style:name="T225_12" style:family="text"/>
    <style:style style:name="T225_13" style:family="text"/>
    <style:style style:name="T225_14" style:family="text"/>
    <style:style style:name="T225_15" style:family="text"/>
    <style:style style:name="T225_16" style:family="text"/>
    <style:style style:name="P226" style:family="paragraph" style:parent-style-name="Standard">
      <style:paragraph-properties fo:break-before="auto" fo:line-height="115%" style:writing-mode="lr-tb"/>
    </style:style>
    <style:style style:name="T226_1" style:family="text"/>
    <style:style style:name="P227" style:family="paragraph" style:parent-style-name="Standard">
      <style:paragraph-properties fo:break-before="auto" fo:line-height="115%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T227_12" style:family="text"/>
    <style:style style:name="T227_13" style:family="text"/>
    <style:style style:name="T227_14" style:family="text"/>
    <style:style style:name="T227_15" style:family="text"/>
    <style:style style:name="T227_16" style:family="text"/>
    <style:style style:name="T227_17" style:family="text"/>
    <style:style style:name="T227_18" style:family="text"/>
    <style:style style:name="T227_19" style:family="text"/>
    <style:style style:name="T227_20" style:family="text"/>
    <style:style style:name="T227_21" style:family="text"/>
    <style:style style:name="T227_22" style:family="text"/>
    <style:style style:name="T227_23" style:family="text"/>
    <style:style style:name="T227_24" style:family="text"/>
    <style:style style:name="T227_25" style:family="text"/>
    <style:style style:name="T227_26" style:family="text"/>
    <style:style style:name="P228" style:family="paragraph" style:parent-style-name="Standard">
      <style:paragraph-properties fo:break-before="auto" fo:line-height="115%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P229" style:family="paragraph" style:parent-style-name="Standard">
      <style:paragraph-properties fo:break-before="auto" fo:line-height="115%" style:writing-mode="lr-tb"/>
    </style:style>
    <style:style style:name="T229_1" style:family="text"/>
    <style:style style:name="P230" style:family="paragraph" style:parent-style-name="Standard">
      <style:paragraph-properties fo:break-before="auto" fo:line-height="115%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/>
    <style:style style:name="T230_10" style:family="text"/>
    <style:style style:name="T230_11" style:family="text"/>
    <style:style style:name="T230_12" style:family="text"/>
    <style:style style:name="T230_13" style:family="text"/>
    <style:style style:name="T230_14" style:family="text"/>
    <style:style style:name="T230_15" style:family="text"/>
    <style:style style:name="T230_16" style:family="text"/>
    <style:style style:name="T230_17" style:family="text"/>
    <style:style style:name="T230_18" style:family="text"/>
    <style:style style:name="T230_19" style:family="text"/>
    <style:style style:name="T230_20" style:family="text"/>
    <style:style style:name="T230_21" style:family="text"/>
    <style:style style:name="T230_22" style:family="text"/>
    <style:style style:name="T230_23" style:family="text"/>
    <style:style style:name="T230_24" style:family="text"/>
    <style:style style:name="T230_25" style:family="text"/>
    <style:style style:name="T230_26" style:family="text"/>
    <style:style style:name="P231" style:family="paragraph" style:parent-style-name="Standard">
      <style:paragraph-properties fo:break-before="auto" fo:line-height="115%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T231_10" style:family="text"/>
    <style:style style:name="T231_11" style:family="text"/>
    <style:style style:name="T231_12" style:family="text"/>
    <style:style style:name="T231_13" style:family="text"/>
    <style:style style:name="T231_14" style:family="text"/>
    <style:style style:name="T231_15" style:family="text"/>
    <style:style style:name="T231_16" style:family="text"/>
    <style:style style:name="P232" style:family="paragraph" style:parent-style-name="Standard">
      <style:paragraph-properties fo:break-before="auto" fo:line-height="115%" style:writing-mode="lr-tb"/>
    </style:style>
    <style:style style:name="T232_1" style:family="text"/>
    <style:style style:name="P233" style:family="paragraph" style:parent-style-name="Standard">
      <style:paragraph-properties fo:break-before="auto" fo:line-height="115%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P234" style:family="paragraph" style:parent-style-name="Standard">
      <style:paragraph-properties fo:break-before="auto" fo:line-height="115%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T234_8" style:family="text"/>
    <style:style style:name="P235" style:family="paragraph" style:parent-style-name="Standard">
      <style:paragraph-properties fo:break-before="auto" fo:line-height="115%" style:writing-mode="lr-tb"/>
    </style:style>
    <style:style style:name="T235_1" style:family="text"/>
    <style:style style:name="P236" style:family="paragraph" style:parent-style-name="Standard">
      <style:paragraph-properties fo:break-before="auto" fo:line-height="115%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P237" style:family="paragraph" style:parent-style-name="Standard">
      <style:paragraph-properties fo:break-before="auto" fo:line-height="115%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T237_7" style:family="text"/>
    <style:style style:name="T237_8" style:family="text"/>
    <style:style style:name="P238" style:family="paragraph" style:parent-style-name="Standard">
      <style:paragraph-properties fo:break-before="auto" fo:line-height="115%" style:writing-mode="lr-tb"/>
    </style:style>
    <style:style style:name="T238_1" style:family="text"/>
    <style:style style:name="P239" style:family="paragraph" style:parent-style-name="Standard">
      <style:paragraph-properties fo:break-before="auto" fo:line-height="115%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P240" style:family="paragraph" style:parent-style-name="Standard">
      <style:paragraph-properties fo:break-before="auto" fo:line-height="115%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P241" style:family="paragraph" style:parent-style-name="Standard">
      <style:paragraph-properties fo:break-before="auto" fo:line-height="115%" style:writing-mode="lr-tb"/>
    </style:style>
    <style:style style:name="T241_1" style:family="text"/>
    <style:style style:name="P242" style:family="paragraph" style:parent-style-name="Standard">
      <style:paragraph-properties fo:break-before="auto" fo:line-height="115%" style:writing-mode="lr-tb"/>
    </style:style>
    <style:style style:name="P243" style:family="paragraph" style:parent-style-name="Standard">
      <style:paragraph-properties fo:break-before="auto" fo:line-height="115%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T243_7" style:family="text"/>
    <style:style style:name="T243_8" style:family="text"/>
    <style:style style:name="T243_9" style:family="text"/>
    <style:style style:name="T243_10" style:family="text"/>
    <style:style style:name="T243_11" style:family="text"/>
    <style:style style:name="T243_12" style:family="text"/>
    <style:style style:name="T243_13" style:family="text"/>
    <style:style style:name="P244" style:family="paragraph" style:parent-style-name="Standard">
      <style:paragraph-properties fo:break-before="auto" fo:line-height="115%" style:writing-mode="lr-tb"/>
    </style:style>
    <style:style style:name="T244_1" style:family="text"/>
    <style:style style:name="P245" style:family="paragraph" style:parent-style-name="Standard">
      <style:paragraph-properties fo:break-before="auto" fo:line-height="115%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P246" style:family="paragraph" style:parent-style-name="Standard">
      <style:paragraph-properties fo:break-before="auto" fo:line-height="115%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T246_7" style:family="text"/>
    <style:style style:name="T246_8" style:family="text"/>
    <style:style style:name="P247" style:family="paragraph" style:parent-style-name="Standard">
      <style:paragraph-properties fo:break-before="auto" fo:line-height="115%" style:writing-mode="lr-tb"/>
    </style:style>
    <style:style style:name="T247_1" style:family="text"/>
    <style:style style:name="P248" style:family="paragraph" style:parent-style-name="Standard">
      <style:paragraph-properties fo:break-before="auto" fo:line-height="115%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/>
    <style:style style:name="T248_8" style:family="text"/>
    <style:style style:name="T248_9" style:family="text"/>
    <style:style style:name="T248_10" style:family="text"/>
    <style:style style:name="T248_11" style:family="text"/>
    <style:style style:name="T248_12" style:family="text"/>
    <style:style style:name="T248_13" style:family="text"/>
    <style:style style:name="T248_14" style:family="text"/>
    <style:style style:name="P249" style:family="paragraph" style:parent-style-name="Standard">
      <style:paragraph-properties fo:break-before="auto" fo:line-height="115%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T249_8" style:family="text"/>
    <style:style style:name="T249_9" style:family="text"/>
    <style:style style:name="T249_10" style:family="text"/>
    <style:style style:name="T249_11" style:family="text"/>
    <style:style style:name="T249_12" style:family="text"/>
    <style:style style:name="T249_13" style:family="text"/>
    <style:style style:name="T249_14" style:family="text"/>
    <style:style style:name="T249_15" style:family="text"/>
    <style:style style:name="T249_16" style:family="text"/>
    <style:style style:name="P250" style:family="paragraph" style:parent-style-name="Standard">
      <style:paragraph-properties fo:break-before="auto" fo:line-height="115%" style:writing-mode="lr-tb"/>
    </style:style>
    <style:style style:name="T250_1" style:family="text"/>
    <style:style style:name="P251" style:family="paragraph" style:parent-style-name="Standard">
      <style:paragraph-properties fo:break-before="auto" fo:line-height="115%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T251_12" style:family="text"/>
    <style:style style:name="T251_13" style:family="text"/>
    <style:style style:name="T251_14" style:family="text"/>
    <style:style style:name="T251_15" style:family="text"/>
    <style:style style:name="T251_16" style:family="text"/>
    <style:style style:name="T251_17" style:family="text"/>
    <style:style style:name="T251_18" style:family="text"/>
    <style:style style:name="T251_19" style:family="text"/>
    <style:style style:name="T251_20" style:family="text"/>
    <style:style style:name="T251_21" style:family="text"/>
    <style:style style:name="T251_22" style:family="text"/>
    <style:style style:name="T251_23" style:family="text"/>
    <style:style style:name="T251_24" style:family="text"/>
    <style:style style:name="T251_25" style:family="text"/>
    <style:style style:name="T251_26" style:family="text"/>
    <style:style style:name="T251_27" style:family="text"/>
    <style:style style:name="T251_28" style:family="text"/>
    <style:style style:name="T251_29" style:family="text"/>
    <style:style style:name="T251_30" style:family="text"/>
    <style:style style:name="T251_31" style:family="text"/>
    <style:style style:name="T251_32" style:family="text"/>
    <style:style style:name="P252" style:family="paragraph" style:parent-style-name="Standard">
      <style:paragraph-properties fo:break-before="auto" fo:line-height="115%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T252_10" style:family="text"/>
    <style:style style:name="T252_11" style:family="text"/>
    <style:style style:name="T252_12" style:family="text"/>
    <style:style style:name="T252_13" style:family="text"/>
    <style:style style:name="T252_14" style:family="text"/>
    <style:style style:name="T252_15" style:family="text"/>
    <style:style style:name="T252_16" style:family="text"/>
    <style:style style:name="P253" style:family="paragraph" style:parent-style-name="Standard">
      <style:paragraph-properties fo:break-before="auto" fo:line-height="115%" style:writing-mode="lr-tb"/>
    </style:style>
    <style:style style:name="T253_1" style:family="text"/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T254_10" style:family="text"/>
    <style:style style:name="T254_11" style:family="text"/>
    <style:style style:name="T254_12" style:family="text"/>
    <style:style style:name="T254_13" style:family="text"/>
    <style:style style:name="T254_14" style:family="text"/>
    <style:style style:name="T254_15" style:family="text"/>
    <style:style style:name="T254_16" style:family="text"/>
    <style:style style:name="T254_17" style:family="text"/>
    <style:style style:name="T254_18" style:family="text"/>
    <style:style style:name="T254_19" style:family="text"/>
    <style:style style:name="T254_20" style:family="text"/>
    <style:style style:name="T254_21" style:family="text"/>
    <style:style style:name="T254_22" style:family="text"/>
    <style:style style:name="T254_23" style:family="text"/>
    <style:style style:name="T254_24" style:family="text"/>
    <style:style style:name="T254_25" style:family="text"/>
    <style:style style:name="T254_26" style:family="text"/>
    <style:style style:name="P255" style:family="paragraph" style:parent-style-name="Standard">
      <style:paragraph-properties fo:break-before="auto" fo:line-height="115%" style:writing-mode="lr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T255_5" style:family="text"/>
    <style:style style:name="T255_6" style:family="text"/>
    <style:style style:name="T255_7" style:family="text"/>
    <style:style style:name="T255_8" style:family="text"/>
    <style:style style:name="T255_9" style:family="text"/>
    <style:style style:name="T255_10" style:family="text"/>
    <style:style style:name="P256" style:family="paragraph" style:parent-style-name="Standard">
      <style:paragraph-properties fo:break-before="auto" fo:line-height="115%" style:writing-mode="lr-tb"/>
    </style:style>
    <style:style style:name="T256_1" style:family="text"/>
    <style:style style:name="P257" style:family="paragraph" style:parent-style-name="Standard">
      <style:paragraph-properties fo:break-before="auto" fo:line-height="115%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P258" style:family="paragraph" style:parent-style-name="Standard">
      <style:paragraph-properties fo:break-before="auto" fo:line-height="115%" style:writing-mode="lr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T258_5" style:family="text"/>
    <style:style style:name="T258_6" style:family="text"/>
    <style:style style:name="T258_7" style:family="text"/>
    <style:style style:name="T258_8" style:family="text"/>
    <style:style style:name="P259" style:family="paragraph" style:parent-style-name="Standard">
      <style:paragraph-properties fo:break-before="auto" fo:line-height="115%" style:writing-mode="lr-tb"/>
    </style:style>
    <style:style style:name="T259_1" style:family="text"/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P261" style:family="paragraph" style:parent-style-name="Standard">
      <style:paragraph-properties fo:break-before="auto" fo:line-height="115%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/>
    <style:style style:name="T261_8" style:family="text"/>
    <style:style style:name="P262" style:family="paragraph" style:parent-style-name="Standard">
      <style:paragraph-properties fo:break-before="auto" fo:line-height="115%" style:writing-mode="lr-tb"/>
    </style:style>
    <style:style style:name="T262_1" style:family="text"/>
    <style:style style:name="P263" style:family="paragraph" style:parent-style-name="Standard">
      <style:paragraph-properties fo:break-before="auto" fo:line-height="115%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T263_8" style:family="text"/>
    <style:style style:name="P264" style:family="paragraph" style:parent-style-name="Standard">
      <style:paragraph-properties fo:break-before="auto" fo:line-height="115%" style:writing-mode="lr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P265" style:family="paragraph" style:parent-style-name="Standard">
      <style:paragraph-properties fo:break-before="auto" fo:line-height="115%" style:writing-mode="lr-tb"/>
    </style:style>
    <style:style style:name="T265_1" style:family="text"/>
    <style:style style:name="P266" style:family="paragraph" style:parent-style-name="Standard">
      <style:paragraph-properties fo:break-before="auto" fo:line-height="115%" style:writing-mode="lr-tb"/>
    </style:style>
    <style:style style:name="P267" style:family="paragraph" style:parent-style-name="Standard">
      <style:paragraph-properties fo:break-before="auto" fo:line-height="115%" style:writing-mode="lr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T267_5" style:family="text"/>
    <style:style style:name="T267_6" style:family="text"/>
    <style:style style:name="T267_7" style:family="text"/>
    <style:style style:name="T267_8" style:family="text"/>
    <style:style style:name="T267_9" style:family="text"/>
    <style:style style:name="T267_10" style:family="text"/>
    <style:style style:name="T267_11" style:family="text"/>
    <style:style style:name="T267_12" style:family="text"/>
    <style:style style:name="T267_13" style:family="text"/>
    <style:style style:name="T267_14" style:family="text"/>
    <style:style style:name="T267_15" style:family="text"/>
    <style:style style:name="T267_16" style:family="text"/>
    <style:style style:name="T267_17" style:family="text"/>
    <style:style style:name="T267_18" style:family="text"/>
    <style:style style:name="T267_19" style:family="text"/>
    <style:style style:name="T267_20" style:family="text"/>
    <style:style style:name="P268" style:family="paragraph" style:parent-style-name="Standard">
      <style:paragraph-properties fo:break-before="auto" fo:line-height="115%" style:writing-mode="lr-tb"/>
    </style:style>
    <style:style style:name="T268_1" style:family="text"/>
    <style:style style:name="P269" style:family="paragraph" style:parent-style-name="Standard">
      <style:paragraph-properties fo:break-before="auto" fo:line-height="115%" style:writing-mode="lr-tb"/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/>
    <style:style style:name="T269_6" style:family="text"/>
    <style:style style:name="P270" style:family="paragraph" style:parent-style-name="Standard">
      <style:paragraph-properties fo:break-before="auto" fo:line-height="115%" style:writing-mode="lr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T270_6" style:family="text"/>
    <style:style style:name="T270_7" style:family="text"/>
    <style:style style:name="T270_8" style:family="text"/>
    <style:style style:name="P271" style:family="paragraph" style:parent-style-name="Standard">
      <style:paragraph-properties fo:break-before="auto" fo:line-height="115%" style:writing-mode="lr-tb"/>
    </style:style>
    <style:style style:name="T271_1" style:family="text"/>
    <style:style style:name="P272" style:family="paragraph" style:parent-style-name="Standard">
      <style:paragraph-properties fo:break-before="auto" fo:line-height="115%" style:writing-mode="lr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T272_7" style:family="text"/>
    <style:style style:name="T272_8" style:family="text"/>
    <style:style style:name="T272_9" style:family="text"/>
    <style:style style:name="T272_10" style:family="text"/>
    <style:style style:name="P273" style:family="paragraph" style:parent-style-name="Standard">
      <style:paragraph-properties fo:break-before="auto" fo:line-height="115%" style:writing-mode="lr-tb"/>
    </style:style>
    <style:style style:name="T273_1" style:family="text"/>
    <style:style style:name="P274" style:family="paragraph" style:parent-style-name="Standard">
      <style:paragraph-properties fo:break-before="auto" fo:line-height="115%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T274_9" style:family="text"/>
    <style:style style:name="T274_10" style:family="text"/>
    <style:style style:name="T274_11" style:family="text"/>
    <style:style style:name="T274_12" style:family="text"/>
    <style:style style:name="T274_13" style:family="text"/>
    <style:style style:name="T274_14" style:family="text"/>
    <style:style style:name="P275" style:family="paragraph" style:parent-style-name="Standard">
      <style:paragraph-properties fo:break-before="auto" fo:line-height="115%" style:writing-mode="lr-tb"/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T275_5" style:family="text"/>
    <style:style style:name="T275_6" style:family="text"/>
    <style:style style:name="T275_7" style:family="text"/>
    <style:style style:name="T275_8" style:family="text"/>
    <style:style style:name="T275_9" style:family="text"/>
    <style:style style:name="T275_10" style:family="text"/>
    <style:style style:name="T275_11" style:family="text"/>
    <style:style style:name="T275_12" style:family="text"/>
    <style:style style:name="T275_13" style:family="text"/>
    <style:style style:name="T275_14" style:family="text"/>
    <style:style style:name="T275_15" style:family="text"/>
    <style:style style:name="T275_16" style:family="text"/>
    <style:style style:name="P276" style:family="paragraph" style:parent-style-name="Standard">
      <style:paragraph-properties fo:break-before="auto" fo:line-height="115%" style:writing-mode="lr-tb"/>
    </style:style>
    <style:style style:name="T276_1" style:family="text"/>
    <style:style style:name="P277" style:family="paragraph" style:parent-style-name="Standard">
      <style:paragraph-properties fo:break-before="auto" fo:line-height="115%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T277_9" style:family="text"/>
    <style:style style:name="T277_10" style:family="text"/>
    <style:style style:name="P278" style:family="paragraph" style:parent-style-name="Standard">
      <style:paragraph-properties fo:break-before="auto" fo:line-height="115%" style:writing-mode="lr-tb"/>
    </style:style>
    <style:style style:name="T278_1" style:family="text"/>
    <style:style style:name="P279" style:family="paragraph" style:parent-style-name="Standard">
      <style:paragraph-properties fo:break-before="auto" fo:line-height="115%" style:writing-mode="lr-tb"/>
    </style:style>
    <style:style style:name="T279_1" style:family="text"/>
    <style:style style:name="T279_2" style:family="text"/>
    <style:style style:name="T279_3" style:family="text"/>
    <style:style style:name="T279_4" style:family="text"/>
    <style:style style:name="T279_5" style:family="text"/>
    <style:style style:name="T279_6" style:family="text"/>
    <style:style style:name="T279_7" style:family="text"/>
    <style:style style:name="T279_8" style:family="text"/>
    <style:style style:name="T279_9" style:family="text"/>
    <style:style style:name="T279_10" style:family="text"/>
    <style:style style:name="T279_11" style:family="text"/>
    <style:style style:name="T279_12" style:family="text"/>
    <style:style style:name="T279_13" style:family="text"/>
    <style:style style:name="T279_14" style:family="text"/>
    <style:style style:name="P280" style:family="paragraph" style:parent-style-name="Standard">
      <style:paragraph-properties fo:break-before="auto" fo:line-height="115%" style:writing-mode="lr-tb"/>
    </style:style>
    <style:style style:name="T280_1" style:family="text"/>
    <style:style style:name="T280_2" style:family="text"/>
    <style:style style:name="T280_3" style:family="text"/>
    <style:style style:name="T280_4" style:family="text"/>
    <style:style style:name="T280_5" style:family="text"/>
    <style:style style:name="T280_6" style:family="text"/>
    <style:style style:name="T280_7" style:family="text"/>
    <style:style style:name="T280_8" style:family="text"/>
    <style:style style:name="T280_9" style:family="text"/>
    <style:style style:name="T280_10" style:family="text"/>
    <style:style style:name="T280_11" style:family="text"/>
    <style:style style:name="T280_12" style:family="text"/>
    <style:style style:name="T280_13" style:family="text"/>
    <style:style style:name="T280_14" style:family="text"/>
    <style:style style:name="T280_15" style:family="text"/>
    <style:style style:name="T280_16" style:family="text"/>
    <style:style style:name="P281" style:family="paragraph" style:parent-style-name="Standard">
      <style:paragraph-properties fo:break-before="auto" fo:line-height="115%" style:writing-mode="lr-tb"/>
    </style:style>
    <style:style style:name="T281_1" style:family="text"/>
    <style:style style:name="P282" style:family="paragraph" style:parent-style-name="Standard">
      <style:paragraph-properties fo:break-before="auto" fo:line-height="115%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T282_5" style:family="text"/>
    <style:style style:name="T282_6" style:family="text"/>
    <style:style style:name="T282_7" style:family="text"/>
    <style:style style:name="T282_8" style:family="text"/>
    <style:style style:name="T282_9" style:family="text"/>
    <style:style style:name="T282_10" style:family="text"/>
    <style:style style:name="T282_11" style:family="text"/>
    <style:style style:name="T282_12" style:family="text"/>
    <style:style style:name="T282_13" style:family="text"/>
    <style:style style:name="T282_14" style:family="text"/>
    <style:style style:name="T282_15" style:family="text"/>
    <style:style style:name="P283" style:family="paragraph" style:parent-style-name="Standard">
      <style:paragraph-properties fo:break-before="auto" fo:line-height="115%" style:writing-mode="lr-tb"/>
    </style:style>
    <style:style style:name="T283_1" style:family="text"/>
    <style:style style:name="P284" style:family="paragraph" style:parent-style-name="Standard">
      <style:paragraph-properties fo:break-before="auto" fo:line-height="115%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T284_8" style:family="text"/>
    <style:style style:name="T284_9" style:family="text"/>
    <style:style style:name="T284_10" style:family="text"/>
    <style:style style:name="T284_11" style:family="text"/>
    <style:style style:name="T284_12" style:family="text"/>
    <style:style style:name="T284_13" style:family="text"/>
    <style:style style:name="T284_14" style:family="text"/>
    <style:style style:name="T284_15" style:family="text"/>
    <style:style style:name="T284_16" style:family="text"/>
    <style:style style:name="T284_17" style:family="text"/>
    <style:style style:name="T284_18" style:family="text"/>
    <style:style style:name="T284_19" style:family="text"/>
    <style:style style:name="T284_20" style:family="text"/>
    <style:style style:name="T284_21" style:family="text"/>
    <style:style style:name="T284_22" style:family="text"/>
    <style:style style:name="T284_23" style:family="text"/>
    <style:style style:name="T284_24" style:family="text"/>
    <style:style style:name="T284_25" style:family="text"/>
    <style:style style:name="T284_26" style:family="text"/>
    <style:style style:name="P285" style:family="paragraph" style:parent-style-name="Standard">
      <style:paragraph-properties fo:break-before="auto" fo:line-height="115%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T285_6" style:family="text"/>
    <style:style style:name="T285_7" style:family="text"/>
    <style:style style:name="T285_8" style:family="text"/>
    <style:style style:name="T285_9" style:family="text"/>
    <style:style style:name="T285_10" style:family="text"/>
    <style:style style:name="P286" style:family="paragraph" style:parent-style-name="Standard">
      <style:paragraph-properties fo:break-before="auto" fo:line-height="115%" style:writing-mode="lr-tb"/>
    </style:style>
    <style:style style:name="T286_1" style:family="text"/>
    <style:style style:name="P287" style:family="paragraph" style:parent-style-name="Standard">
      <style:paragraph-properties fo:break-before="auto" fo:line-height="115%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P288" style:family="paragraph" style:parent-style-name="Standard">
      <style:paragraph-properties fo:break-before="auto" fo:line-height="115%" style:writing-mode="lr-tb"/>
    </style:style>
    <style:style style:name="T288_1" style:family="text"/>
    <style:style style:name="T288_2" style:family="text"/>
    <style:style style:name="T288_3" style:family="text"/>
    <style:style style:name="T288_4" style:family="text"/>
    <style:style style:name="T288_5" style:family="text"/>
    <style:style style:name="T288_6" style:family="text"/>
    <style:style style:name="T288_7" style:family="text"/>
    <style:style style:name="T288_8" style:family="text"/>
    <style:style style:name="P289" style:family="paragraph" style:parent-style-name="Standard">
      <style:paragraph-properties fo:break-before="auto" fo:line-height="115%" style:writing-mode="lr-tb"/>
    </style:style>
    <style:style style:name="T289_1" style:family="text"/>
    <style:style style:name="P290" style:family="paragraph" style:parent-style-name="Standard">
      <style:paragraph-properties fo:break-before="auto" fo:line-height="115%" style:writing-mode="lr-tb"/>
    </style:style>
    <style:style style:name="T290_1" style:family="text"/>
    <style:style style:name="T290_2" style:family="text"/>
    <style:style style:name="T290_3" style:family="text"/>
    <style:style style:name="T290_4" style:family="text"/>
    <style:style style:name="T290_5" style:family="text"/>
    <style:style style:name="T290_6" style:family="text"/>
    <style:style style:name="P291" style:family="paragraph" style:parent-style-name="Standard">
      <style:paragraph-properties fo:break-before="auto" fo:line-height="115%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T291_8" style:family="text"/>
    <style:style style:name="P292" style:family="paragraph" style:parent-style-name="Standard">
      <style:paragraph-properties fo:break-before="auto" fo:line-height="115%" style:writing-mode="lr-tb"/>
    </style:style>
    <style:style style:name="T292_1" style:family="text"/>
    <style:style style:name="P293" style:family="paragraph" style:parent-style-name="Standard">
      <style:paragraph-properties fo:break-before="auto" fo:line-height="115%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P294" style:family="paragraph" style:parent-style-name="Standard">
      <style:paragraph-properties fo:break-before="auto" fo:line-height="115%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P295" style:family="paragraph" style:parent-style-name="Standard">
      <style:paragraph-properties fo:break-before="auto" fo:line-height="115%" style:writing-mode="lr-tb"/>
    </style:style>
    <style:style style:name="T295_1" style:family="text"/>
    <style:style style:name="P296" style:family="paragraph" style:parent-style-name="Standard">
      <style:paragraph-properties fo:break-before="auto" fo:line-height="115%" style:writing-mode="lr-tb"/>
    </style:style>
    <style:style style:name="P297" style:family="paragraph" style:parent-style-name="Standard">
      <style:paragraph-properties fo:break-before="auto" fo:line-height="115%" style:writing-mode="lr-tb"/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T297_6" style:family="text"/>
    <style:style style:name="T297_7" style:family="text"/>
    <style:style style:name="T297_8" style:family="text"/>
    <style:style style:name="T297_9" style:family="text"/>
    <style:style style:name="T297_10" style:family="text"/>
    <style:style style:name="T297_11" style:family="text"/>
    <style:style style:name="T297_12" style:family="text"/>
    <style:style style:name="T297_13" style:family="text"/>
    <style:style style:name="T297_14" style:family="text"/>
    <style:style style:name="T297_15" style:family="text"/>
    <style:style style:name="T297_16" style:family="text"/>
    <style:style style:name="T297_17" style:family="text"/>
    <style:style style:name="T297_18" style:family="text"/>
    <style:style style:name="T297_19" style:family="text"/>
    <style:style style:name="T297_20" style:family="text"/>
    <style:style style:name="P298" style:family="paragraph" style:parent-style-name="Standard">
      <style:paragraph-properties fo:break-before="auto" fo:line-height="115%" style:writing-mode="lr-tb"/>
    </style:style>
    <style:style style:name="T298_1" style:family="text"/>
    <style:style style:name="P299" style:family="paragraph" style:parent-style-name="Standard">
      <style:paragraph-properties fo:break-before="auto" fo:line-height="115%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T299_6" style:family="text"/>
    <style:style style:name="P300" style:family="paragraph" style:parent-style-name="Standard">
      <style:paragraph-properties fo:break-before="auto" fo:line-height="115%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T300_7" style:family="text"/>
    <style:style style:name="T300_8" style:family="text"/>
    <style:style style:name="P301" style:family="paragraph" style:parent-style-name="Standard">
      <style:paragraph-properties fo:break-before="auto" fo:line-height="115%" style:writing-mode="lr-tb"/>
    </style:style>
    <style:style style:name="T301_1" style:family="text"/>
    <style:style style:name="P302" style:family="paragraph" style:parent-style-name="Standard">
      <style:paragraph-properties fo:break-before="auto" fo:line-height="115%" style:writing-mode="lr-tb"/>
    </style:style>
    <style:style style:name="T302_1" style:family="text"/>
    <style:style style:name="T302_2" style:family="text"/>
    <style:style style:name="T302_3" style:family="text"/>
    <style:style style:name="T302_4" style:family="text"/>
    <style:style style:name="T302_5" style:family="text"/>
    <style:style style:name="T302_6" style:family="text"/>
    <style:style style:name="T302_7" style:family="text"/>
    <style:style style:name="T302_8" style:family="text"/>
    <style:style style:name="T302_9" style:family="text"/>
    <style:style style:name="T302_10" style:family="text"/>
    <style:style style:name="P303" style:family="paragraph" style:parent-style-name="Standard">
      <style:paragraph-properties fo:break-before="auto" fo:line-height="115%" style:writing-mode="lr-tb"/>
    </style:style>
    <style:style style:name="T303_1" style:family="text"/>
    <style:style style:name="P304" style:family="paragraph" style:parent-style-name="Standard">
      <style:paragraph-properties fo:break-before="auto" fo:line-height="115%" style:writing-mode="lr-tb"/>
    </style:style>
    <style:style style:name="T304_1" style:family="text"/>
    <style:style style:name="T304_2" style:family="text"/>
    <style:style style:name="T304_3" style:family="text"/>
    <style:style style:name="T304_4" style:family="text"/>
    <style:style style:name="T304_5" style:family="text"/>
    <style:style style:name="T304_6" style:family="text"/>
    <style:style style:name="T304_7" style:family="text"/>
    <style:style style:name="T304_8" style:family="text"/>
    <style:style style:name="T304_9" style:family="text"/>
    <style:style style:name="T304_10" style:family="text"/>
    <style:style style:name="T304_11" style:family="text"/>
    <style:style style:name="T304_12" style:family="text"/>
    <style:style style:name="T304_13" style:family="text"/>
    <style:style style:name="T304_14" style:family="text"/>
    <style:style style:name="T304_15" style:family="text"/>
    <style:style style:name="T304_16" style:family="text"/>
    <style:style style:name="T304_17" style:family="text"/>
    <style:style style:name="T304_18" style:family="text"/>
    <style:style style:name="T304_19" style:family="text"/>
    <style:style style:name="T304_20" style:family="text"/>
    <style:style style:name="T304_21" style:family="text"/>
    <style:style style:name="T304_22" style:family="text"/>
    <style:style style:name="P305" style:family="paragraph" style:parent-style-name="Standard">
      <style:paragraph-properties fo:break-before="auto" fo:line-height="115%" style:writing-mode="lr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T305_5" style:family="text"/>
    <style:style style:name="T305_6" style:family="text"/>
    <style:style style:name="T305_7" style:family="text"/>
    <style:style style:name="T305_8" style:family="text"/>
    <style:style style:name="T305_9" style:family="text"/>
    <style:style style:name="T305_10" style:family="text"/>
    <style:style style:name="T305_11" style:family="text"/>
    <style:style style:name="T305_12" style:family="text"/>
    <style:style style:name="T305_13" style:family="text"/>
    <style:style style:name="T305_14" style:family="text"/>
    <style:style style:name="T305_15" style:family="text"/>
    <style:style style:name="T305_16" style:family="text"/>
    <style:style style:name="P306" style:family="paragraph" style:parent-style-name="Standard">
      <style:paragraph-properties fo:break-before="auto" fo:line-height="115%" style:writing-mode="lr-tb"/>
    </style:style>
    <style:style style:name="T306_1" style:family="text"/>
    <style:style style:name="P307" style:family="paragraph" style:parent-style-name="Standard">
      <style:paragraph-properties fo:break-before="auto" fo:line-height="115%" style:writing-mode="lr-tb"/>
    </style:style>
    <style:style style:name="T307_1" style:family="text"/>
    <style:style style:name="T307_2" style:family="text"/>
    <style:style style:name="T307_3" style:family="text"/>
    <style:style style:name="T307_4" style:family="text"/>
    <style:style style:name="T307_5" style:family="text"/>
    <style:style style:name="T307_6" style:family="text"/>
    <style:style style:name="T307_7" style:family="text"/>
    <style:style style:name="T307_8" style:family="text"/>
    <style:style style:name="T307_9" style:family="text"/>
    <style:style style:name="T307_10" style:family="text"/>
    <style:style style:name="T307_11" style:family="text"/>
    <style:style style:name="T307_12" style:family="text"/>
    <style:style style:name="T307_13" style:family="text"/>
    <style:style style:name="T307_14" style:family="text"/>
    <style:style style:name="T307_15" style:family="text"/>
    <style:style style:name="T307_16" style:family="text"/>
    <style:style style:name="T307_17" style:family="text"/>
    <style:style style:name="T307_18" style:family="text"/>
    <style:style style:name="T307_19" style:family="text"/>
    <style:style style:name="T307_20" style:family="text"/>
    <style:style style:name="T307_21" style:family="text"/>
    <style:style style:name="T307_22" style:family="text"/>
    <style:style style:name="P308" style:family="paragraph" style:parent-style-name="Standard">
      <style:paragraph-properties fo:break-before="auto" fo:line-height="115%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T308_6" style:family="text"/>
    <style:style style:name="T308_7" style:family="text"/>
    <style:style style:name="T308_8" style:family="text"/>
    <style:style style:name="T308_9" style:family="text"/>
    <style:style style:name="T308_10" style:family="text"/>
    <style:style style:name="T308_11" style:family="text"/>
    <style:style style:name="T308_12" style:family="text"/>
    <style:style style:name="T308_13" style:family="text"/>
    <style:style style:name="T308_14" style:family="text"/>
    <style:style style:name="T308_15" style:family="text"/>
    <style:style style:name="T308_16" style:family="text"/>
    <style:style style:name="P309" style:family="paragraph" style:parent-style-name="Standard">
      <style:paragraph-properties fo:break-before="auto" fo:line-height="115%" style:writing-mode="lr-tb"/>
    </style:style>
    <style:style style:name="T309_1" style:family="text"/>
    <style:style style:name="P310" style:family="paragraph" style:parent-style-name="Standard">
      <style:paragraph-properties fo:break-before="auto" fo:line-height="115%" style:writing-mode="lr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T310_6" style:family="text"/>
    <style:style style:name="T310_7" style:family="text"/>
    <style:style style:name="T310_8" style:family="text"/>
    <style:style style:name="T310_9" style:family="text"/>
    <style:style style:name="T310_10" style:family="text"/>
    <style:style style:name="T310_11" style:family="text"/>
    <style:style style:name="T310_12" style:family="text"/>
    <style:style style:name="T310_13" style:family="text"/>
    <style:style style:name="T310_14" style:family="text"/>
    <style:style style:name="T310_15" style:family="text"/>
    <style:style style:name="T310_16" style:family="text"/>
    <style:style style:name="T310_17" style:family="text"/>
    <style:style style:name="T310_18" style:family="text"/>
    <style:style style:name="T310_19" style:family="text"/>
    <style:style style:name="T310_20" style:family="text"/>
    <style:style style:name="P311" style:family="paragraph" style:parent-style-name="Standard">
      <style:paragraph-properties fo:break-before="auto" fo:line-height="115%" style:writing-mode="lr-tb"/>
    </style:style>
    <style:style style:name="T311_1" style:family="text"/>
    <style:style style:name="T311_2" style:family="text"/>
    <style:style style:name="T311_3" style:family="text"/>
    <style:style style:name="T311_4" style:family="text"/>
    <style:style style:name="T311_5" style:family="text"/>
    <style:style style:name="T311_6" style:family="text"/>
    <style:style style:name="T311_7" style:family="text"/>
    <style:style style:name="T311_8" style:family="text"/>
    <style:style style:name="T311_9" style:family="text"/>
    <style:style style:name="T311_10" style:family="text"/>
    <style:style style:name="T311_11" style:family="text"/>
    <style:style style:name="T311_12" style:family="text"/>
    <style:style style:name="T311_13" style:family="text"/>
    <style:style style:name="T311_14" style:family="text"/>
    <style:style style:name="T311_15" style:family="text"/>
    <style:style style:name="T311_16" style:family="text"/>
    <style:style style:name="P312" style:family="paragraph" style:parent-style-name="Standard">
      <style:paragraph-properties fo:break-before="auto" fo:line-height="115%" style:writing-mode="lr-tb"/>
    </style:style>
    <style:style style:name="T312_1" style:family="text"/>
    <style:style style:name="P313" style:family="paragraph" style:parent-style-name="Standard">
      <style:paragraph-properties fo:break-before="auto" fo:line-height="115%" style:writing-mode="lr-tb"/>
    </style:style>
    <style:style style:name="T313_1" style:family="text"/>
    <style:style style:name="T313_2" style:family="text"/>
    <style:style style:name="T313_3" style:family="text"/>
    <style:style style:name="T313_4" style:family="text"/>
    <style:style style:name="T313_5" style:family="text"/>
    <style:style style:name="T313_6" style:family="text"/>
    <style:style style:name="T313_7" style:family="text"/>
    <style:style style:name="T313_8" style:family="text"/>
    <style:style style:name="T313_9" style:family="text"/>
    <style:style style:name="T313_10" style:family="text"/>
    <style:style style:name="P314" style:family="paragraph" style:parent-style-name="Standard">
      <style:paragraph-properties fo:break-before="auto" fo:line-height="115%" style:writing-mode="lr-tb"/>
    </style:style>
    <style:style style:name="T314_1" style:family="text"/>
    <style:style style:name="P315" style:family="paragraph" style:parent-style-name="Standard">
      <style:paragraph-properties fo:break-before="auto" fo:line-height="115%" style:writing-mode="lr-tb"/>
    </style:style>
    <style:style style:name="T315_1" style:family="text"/>
    <style:style style:name="T315_2" style:family="text"/>
    <style:style style:name="T315_3" style:family="text"/>
    <style:style style:name="T315_4" style:family="text"/>
    <style:style style:name="T315_5" style:family="text"/>
    <style:style style:name="T315_6" style:family="text"/>
    <style:style style:name="T315_7" style:family="text"/>
    <style:style style:name="T315_8" style:family="text"/>
    <style:style style:name="T315_9" style:family="text"/>
    <style:style style:name="T315_10" style:family="text"/>
    <style:style style:name="T315_11" style:family="text"/>
    <style:style style:name="T315_12" style:family="text"/>
    <style:style style:name="T315_13" style:family="text"/>
    <style:style style:name="T315_14" style:family="text"/>
    <style:style style:name="T315_15" style:family="text"/>
    <style:style style:name="T315_16" style:family="text"/>
    <style:style style:name="T315_17" style:family="text"/>
    <style:style style:name="T315_18" style:family="text"/>
    <style:style style:name="T315_19" style:family="text"/>
    <style:style style:name="T315_20" style:family="text"/>
    <style:style style:name="T315_21" style:family="text"/>
    <style:style style:name="T315_22" style:family="text"/>
    <style:style style:name="P316" style:family="paragraph" style:parent-style-name="Standard">
      <style:paragraph-properties fo:break-before="auto" fo:line-height="115%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T316_6" style:family="text"/>
    <style:style style:name="T316_7" style:family="text"/>
    <style:style style:name="T316_8" style:family="text"/>
    <style:style style:name="T316_9" style:family="text"/>
    <style:style style:name="T316_10" style:family="text"/>
    <style:style style:name="T316_11" style:family="text"/>
    <style:style style:name="T316_12" style:family="text"/>
    <style:style style:name="T316_13" style:family="text"/>
    <style:style style:name="T316_14" style:family="text"/>
    <style:style style:name="T316_15" style:family="text"/>
    <style:style style:name="T316_16" style:family="text"/>
    <style:style style:name="P317" style:family="paragraph" style:parent-style-name="Standard">
      <style:paragraph-properties fo:break-before="auto" fo:line-height="115%" style:writing-mode="lr-tb"/>
    </style:style>
    <style:style style:name="T317_1" style:family="text"/>
    <style:style style:name="P318" style:family="paragraph" style:parent-style-name="Standard">
      <style:paragraph-properties fo:break-before="auto" fo:line-height="115%" style:writing-mode="lr-tb"/>
    </style:style>
    <style:style style:name="T318_1" style:family="text"/>
    <style:style style:name="T318_2" style:family="text"/>
    <style:style style:name="T318_3" style:family="text"/>
    <style:style style:name="T318_4" style:family="text"/>
    <style:style style:name="T318_5" style:family="text"/>
    <style:style style:name="T318_6" style:family="text"/>
    <style:style style:name="T318_7" style:family="text"/>
    <style:style style:name="T318_8" style:family="text"/>
    <style:style style:name="T318_9" style:family="text"/>
    <style:style style:name="T318_10" style:family="text"/>
    <style:style style:name="T318_11" style:family="text"/>
    <style:style style:name="T318_12" style:family="text"/>
    <style:style style:name="T318_13" style:family="text"/>
    <style:style style:name="T318_14" style:family="text"/>
    <style:style style:name="T318_15" style:family="text"/>
    <style:style style:name="T318_16" style:family="text"/>
    <style:style style:name="T318_17" style:family="text"/>
    <style:style style:name="T318_18" style:family="text"/>
    <style:style style:name="T318_19" style:family="text"/>
    <style:style style:name="T318_20" style:family="text"/>
    <style:style style:name="T318_21" style:family="text"/>
    <style:style style:name="T318_22" style:family="text"/>
    <style:style style:name="P319" style:family="paragraph" style:parent-style-name="Standard">
      <style:paragraph-properties fo:break-before="auto" fo:line-height="115%" style:writing-mode="lr-tb"/>
    </style:style>
    <style:style style:name="T319_1" style:family="text"/>
    <style:style style:name="T319_2" style:family="text"/>
    <style:style style:name="T319_3" style:family="text"/>
    <style:style style:name="T319_4" style:family="text"/>
    <style:style style:name="T319_5" style:family="text"/>
    <style:style style:name="T319_6" style:family="text"/>
    <style:style style:name="T319_7" style:family="text"/>
    <style:style style:name="T319_8" style:family="text"/>
    <style:style style:name="T319_9" style:family="text"/>
    <style:style style:name="T319_10" style:family="text"/>
    <style:style style:name="T319_11" style:family="text"/>
    <style:style style:name="T319_12" style:family="text"/>
    <style:style style:name="T319_13" style:family="text"/>
    <style:style style:name="T319_14" style:family="text"/>
    <style:style style:name="T319_15" style:family="text"/>
    <style:style style:name="T319_16" style:family="text"/>
    <style:style style:name="P320" style:family="paragraph" style:parent-style-name="Standard">
      <style:paragraph-properties fo:break-before="auto" fo:line-height="115%" style:writing-mode="lr-tb"/>
    </style:style>
    <style:style style:name="T320_1" style:family="text"/>
    <style:style style:name="P321" style:family="paragraph" style:parent-style-name="Standard">
      <style:paragraph-properties fo:break-before="auto" fo:line-height="115%" style:writing-mode="lr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T321_5" style:family="text"/>
    <style:style style:name="T321_6" style:family="text"/>
    <style:style style:name="T321_7" style:family="text"/>
    <style:style style:name="T321_8" style:family="text"/>
    <style:style style:name="T321_9" style:family="text"/>
    <style:style style:name="T321_10" style:family="text"/>
    <style:style style:name="T321_11" style:family="text"/>
    <style:style style:name="T321_12" style:family="text"/>
    <style:style style:name="T321_13" style:family="text"/>
    <style:style style:name="T321_14" style:family="text"/>
    <style:style style:name="T321_15" style:family="text"/>
    <style:style style:name="T321_16" style:family="text"/>
    <style:style style:name="T321_17" style:family="text"/>
    <style:style style:name="T321_18" style:family="text"/>
    <style:style style:name="T321_19" style:family="text"/>
    <style:style style:name="T321_20" style:family="text"/>
    <style:style style:name="P322" style:family="paragraph" style:parent-style-name="Standard">
      <style:paragraph-properties fo:break-before="auto" fo:line-height="115%" style:writing-mode="lr-tb"/>
    </style:style>
    <style:style style:name="T322_1" style:family="text"/>
    <style:style style:name="T322_2" style:family="text"/>
    <style:style style:name="T322_3" style:family="text"/>
    <style:style style:name="T322_4" style:family="text"/>
    <style:style style:name="T322_5" style:family="text"/>
    <style:style style:name="T322_6" style:family="text"/>
    <style:style style:name="T322_7" style:family="text"/>
    <style:style style:name="T322_8" style:family="text"/>
    <style:style style:name="T322_9" style:family="text"/>
    <style:style style:name="T322_10" style:family="text"/>
    <style:style style:name="T322_11" style:family="text"/>
    <style:style style:name="T322_12" style:family="text"/>
    <style:style style:name="T322_13" style:family="text"/>
    <style:style style:name="T322_14" style:family="text"/>
    <style:style style:name="T322_15" style:family="text"/>
    <style:style style:name="T322_16" style:family="text"/>
    <style:style style:name="P323" style:family="paragraph" style:parent-style-name="Standard">
      <style:paragraph-properties fo:break-before="auto" fo:line-height="115%" style:writing-mode="lr-tb"/>
    </style:style>
    <style:style style:name="T323_1" style:family="text"/>
    <style:style style:name="P324" style:family="paragraph" style:parent-style-name="Standard">
      <style:paragraph-properties fo:break-before="auto" fo:line-height="115%" style:writing-mode="lr-tb"/>
    </style:style>
    <style:style style:name="T324_1" style:family="text"/>
    <style:style style:name="T324_2" style:family="text"/>
    <style:style style:name="T324_3" style:family="text"/>
    <style:style style:name="T324_4" style:family="text"/>
    <style:style style:name="T324_5" style:family="text"/>
    <style:style style:name="T324_6" style:family="text"/>
    <style:style style:name="T324_7" style:family="text"/>
    <style:style style:name="T324_8" style:family="text"/>
    <style:style style:name="T324_9" style:family="text"/>
    <style:style style:name="T324_10" style:family="text"/>
    <style:style style:name="T324_11" style:family="text"/>
    <style:style style:name="T324_12" style:family="text"/>
    <style:style style:name="T324_13" style:family="text"/>
    <style:style style:name="P325" style:family="paragraph" style:parent-style-name="Standard">
      <style:paragraph-properties fo:break-before="auto" fo:line-height="115%" style:writing-mode="lr-tb"/>
    </style:style>
    <style:style style:name="T325_1" style:family="text"/>
    <style:style style:name="P326" style:family="paragraph" style:parent-style-name="Standard">
      <style:paragraph-properties fo:break-before="auto" fo:line-height="115%" style:writing-mode="lr-tb"/>
    </style:style>
    <style:style style:name="T326_1" style:family="text"/>
    <style:style style:name="T326_2" style:family="text"/>
    <style:style style:name="T326_3" style:family="text"/>
    <style:style style:name="T326_4" style:family="text"/>
    <style:style style:name="T326_5" style:family="text"/>
    <style:style style:name="T326_6" style:family="text"/>
    <style:style style:name="T326_7" style:family="text"/>
    <style:style style:name="T326_8" style:family="text"/>
    <style:style style:name="T326_9" style:family="text"/>
    <style:style style:name="T326_10" style:family="text"/>
    <style:style style:name="T326_11" style:family="text"/>
    <style:style style:name="T326_12" style:family="text"/>
    <style:style style:name="T326_13" style:family="text"/>
    <style:style style:name="T326_14" style:family="text"/>
    <style:style style:name="T326_15" style:family="text"/>
    <style:style style:name="T326_16" style:family="text"/>
    <style:style style:name="T326_17" style:family="text"/>
    <style:style style:name="T326_18" style:family="text"/>
    <style:style style:name="T326_19" style:family="text"/>
    <style:style style:name="T326_20" style:family="text"/>
    <style:style style:name="T326_21" style:family="text"/>
    <style:style style:name="T326_22" style:family="text"/>
    <style:style style:name="T326_23" style:family="text"/>
    <style:style style:name="T326_24" style:family="text"/>
    <style:style style:name="P327" style:family="paragraph" style:parent-style-name="Standard">
      <style:paragraph-properties fo:break-before="auto" fo:line-height="115%" style:writing-mode="lr-tb"/>
    </style:style>
    <style:style style:name="T327_1" style:family="text"/>
    <style:style style:name="T327_2" style:family="text"/>
    <style:style style:name="T327_3" style:family="text"/>
    <style:style style:name="T327_4" style:family="text"/>
    <style:style style:name="T327_5" style:family="text"/>
    <style:style style:name="T327_6" style:family="text"/>
    <style:style style:name="T327_7" style:family="text"/>
    <style:style style:name="T327_8" style:family="text"/>
    <style:style style:name="T327_9" style:family="text"/>
    <style:style style:name="T327_10" style:family="text"/>
    <style:style style:name="P328" style:family="paragraph" style:parent-style-name="Standard">
      <style:paragraph-properties fo:break-before="auto" fo:line-height="115%" style:writing-mode="lr-tb"/>
    </style:style>
    <style:style style:name="T328_1" style:family="text"/>
    <style:style style:name="P329" style:family="paragraph" style:parent-style-name="Standard">
      <style:paragraph-properties fo:break-before="auto" fo:line-height="115%" style:writing-mode="lr-tb"/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T329_5" style:family="text"/>
    <style:style style:name="T329_6" style:family="text"/>
    <style:style style:name="T329_7" style:family="text"/>
    <style:style style:name="T329_8" style:family="text"/>
    <style:style style:name="T329_9" style:family="text"/>
    <style:style style:name="T329_10" style:family="text"/>
    <style:style style:name="T329_11" style:family="text"/>
    <style:style style:name="T329_12" style:family="text"/>
    <style:style style:name="T329_13" style:family="text"/>
    <style:style style:name="T329_14" style:family="text"/>
    <style:style style:name="T329_15" style:family="text"/>
    <style:style style:name="T329_16" style:family="text"/>
    <style:style style:name="T329_17" style:family="text"/>
    <style:style style:name="T329_18" style:family="text"/>
    <style:style style:name="T329_19" style:family="text"/>
    <style:style style:name="T329_20" style:family="text"/>
    <style:style style:name="T329_21" style:family="text"/>
    <style:style style:name="T329_22" style:family="text"/>
    <style:style style:name="T329_23" style:family="text"/>
    <style:style style:name="T329_24" style:family="text"/>
    <style:style style:name="P330" style:family="paragraph" style:parent-style-name="Standard">
      <style:paragraph-properties fo:break-before="auto" fo:line-height="115%" style:writing-mode="lr-tb"/>
    </style:style>
    <style:style style:name="T330_1" style:family="text"/>
    <style:style style:name="T330_2" style:family="text"/>
    <style:style style:name="T330_3" style:family="text"/>
    <style:style style:name="T330_4" style:family="text"/>
    <style:style style:name="T330_5" style:family="text"/>
    <style:style style:name="T330_6" style:family="text"/>
    <style:style style:name="T330_7" style:family="text"/>
    <style:style style:name="T330_8" style:family="text"/>
    <style:style style:name="T330_9" style:family="text"/>
    <style:style style:name="T330_10" style:family="text"/>
    <style:style style:name="P331" style:family="paragraph" style:parent-style-name="Standard">
      <style:paragraph-properties fo:break-before="auto" fo:line-height="115%" style:writing-mode="lr-tb"/>
    </style:style>
    <style:style style:name="T331_1" style:family="text"/>
    <style:style style:name="P332" style:family="paragraph" style:parent-style-name="Standard">
      <style:paragraph-properties fo:break-before="auto" fo:line-height="115%" style:writing-mode="lr-tb"/>
    </style:style>
    <style:style style:name="T332_1" style:family="text"/>
    <style:style style:name="T332_2" style:family="text"/>
    <style:style style:name="T332_3" style:family="text"/>
    <style:style style:name="T332_4" style:family="text"/>
    <style:style style:name="T332_5" style:family="text"/>
    <style:style style:name="T332_6" style:family="text"/>
    <style:style style:name="T332_7" style:family="text"/>
    <style:style style:name="T332_8" style:family="text"/>
    <style:style style:name="T332_9" style:family="text"/>
    <style:style style:name="T332_10" style:family="text"/>
    <style:style style:name="T332_11" style:family="text"/>
    <style:style style:name="T332_12" style:family="text"/>
    <style:style style:name="T332_13" style:family="text"/>
    <style:style style:name="T332_14" style:family="text"/>
    <style:style style:name="T332_15" style:family="text"/>
    <style:style style:name="T332_16" style:family="text"/>
    <style:style style:name="T332_17" style:family="text"/>
    <style:style style:name="T332_18" style:family="text"/>
    <style:style style:name="T332_19" style:family="text"/>
    <style:style style:name="T332_20" style:family="text"/>
    <style:style style:name="T332_21" style:family="text"/>
    <style:style style:name="T332_22" style:family="text"/>
    <style:style style:name="T332_23" style:family="text"/>
    <style:style style:name="T332_24" style:family="text"/>
    <style:style style:name="P333" style:family="paragraph" style:parent-style-name="Standard">
      <style:paragraph-properties fo:break-before="auto" fo:line-height="115%" style:writing-mode="lr-tb"/>
    </style:style>
    <style:style style:name="T333_1" style:family="text"/>
    <style:style style:name="T333_2" style:family="text"/>
    <style:style style:name="T333_3" style:family="text"/>
    <style:style style:name="T333_4" style:family="text"/>
    <style:style style:name="T333_5" style:family="text"/>
    <style:style style:name="T333_6" style:family="text"/>
    <style:style style:name="T333_7" style:family="text"/>
    <style:style style:name="T333_8" style:family="text"/>
    <style:style style:name="T333_9" style:family="text"/>
    <style:style style:name="T333_10" style:family="text"/>
    <style:style style:name="P334" style:family="paragraph" style:parent-style-name="Standard">
      <style:paragraph-properties fo:break-before="auto" fo:line-height="115%" style:writing-mode="lr-tb"/>
    </style:style>
    <style:style style:name="T334_1" style:family="text"/>
    <style:style style:name="P335" style:family="paragraph" style:parent-style-name="Standard">
      <style:paragraph-properties fo:break-before="auto" fo:line-height="115%" style:writing-mode="lr-tb"/>
    </style:style>
    <style:style style:name="T335_1" style:family="text"/>
    <style:style style:name="T335_2" style:family="text"/>
    <style:style style:name="T335_3" style:family="text"/>
    <style:style style:name="T335_4" style:family="text"/>
    <style:style style:name="T335_5" style:family="text"/>
    <style:style style:name="T335_6" style:family="text"/>
    <style:style style:name="T335_7" style:family="text"/>
    <style:style style:name="T335_8" style:family="text"/>
    <style:style style:name="P336" style:family="paragraph" style:parent-style-name="Standard">
      <style:paragraph-properties fo:break-before="auto" fo:line-height="115%" style:writing-mode="lr-tb"/>
    </style:style>
    <style:style style:name="T336_1" style:family="text"/>
    <style:style style:name="T336_2" style:family="text"/>
    <style:style style:name="T336_3" style:family="text"/>
    <style:style style:name="T336_4" style:family="text"/>
    <style:style style:name="T336_5" style:family="text"/>
    <style:style style:name="T336_6" style:family="text"/>
    <style:style style:name="T336_7" style:family="text"/>
    <style:style style:name="T336_8" style:family="text"/>
    <style:style style:name="P337" style:family="paragraph" style:parent-style-name="Standard">
      <style:paragraph-properties fo:break-before="auto" fo:line-height="115%" style:writing-mode="lr-tb"/>
    </style:style>
    <style:style style:name="T337_1" style:family="text"/>
    <style:style style:name="P338" style:family="paragraph" style:parent-style-name="Standard">
      <style:paragraph-properties fo:break-before="auto" fo:line-height="115%" style:writing-mode="lr-tb"/>
    </style:style>
    <style:style style:name="T338_1" style:family="text"/>
    <style:style style:name="T338_2" style:family="text"/>
    <style:style style:name="T338_3" style:family="text"/>
    <style:style style:name="T338_4" style:family="text"/>
    <style:style style:name="T338_5" style:family="text"/>
    <style:style style:name="T338_6" style:family="text"/>
    <style:style style:name="P339" style:family="paragraph" style:parent-style-name="Standard">
      <style:paragraph-properties fo:break-before="auto" fo:line-height="115%" style:writing-mode="lr-tb"/>
    </style:style>
    <style:style style:name="T339_1" style:family="text"/>
    <style:style style:name="T339_2" style:family="text"/>
    <style:style style:name="T339_3" style:family="text"/>
    <style:style style:name="T339_4" style:family="text"/>
    <style:style style:name="T339_5" style:family="text"/>
    <style:style style:name="T339_6" style:family="text"/>
    <style:style style:name="T339_7" style:family="text"/>
    <style:style style:name="T339_8" style:family="text"/>
    <style:style style:name="P340" style:family="paragraph" style:parent-style-name="Standard">
      <style:paragraph-properties fo:break-before="auto" fo:line-height="115%" style:writing-mode="lr-tb"/>
    </style:style>
    <style:style style:name="T340_1" style:family="text"/>
    <style:style style:name="P341" style:family="paragraph" style:parent-style-name="Standard">
      <style:paragraph-properties fo:break-before="auto" fo:line-height="115%" style:writing-mode="lr-tb"/>
    </style:style>
    <style:style style:name="T341_1" style:family="text"/>
    <style:style style:name="T341_2" style:family="text"/>
    <style:style style:name="T341_3" style:family="text"/>
    <style:style style:name="T341_4" style:family="text"/>
    <style:style style:name="T341_5" style:family="text"/>
    <style:style style:name="T341_6" style:family="text"/>
    <style:style style:name="P342" style:family="paragraph" style:parent-style-name="Standard">
      <style:paragraph-properties fo:break-before="auto" fo:line-height="115%" style:writing-mode="lr-tb"/>
    </style:style>
    <style:style style:name="T342_1" style:family="text"/>
    <style:style style:name="T342_2" style:family="text"/>
    <style:style style:name="T342_3" style:family="text"/>
    <style:style style:name="T342_4" style:family="text"/>
    <style:style style:name="T342_5" style:family="text"/>
    <style:style style:name="T342_6" style:family="text"/>
    <style:style style:name="T342_7" style:family="text"/>
    <style:style style:name="T342_8" style:family="text"/>
    <style:style style:name="P343" style:family="paragraph" style:parent-style-name="Standard">
      <style:paragraph-properties fo:break-before="auto" fo:line-height="115%" style:writing-mode="lr-tb"/>
    </style:style>
    <style:style style:name="T343_1" style:family="text"/>
    <style:style style:name="P344" style:family="paragraph" style:parent-style-name="Standard">
      <style:paragraph-properties fo:break-before="auto" fo:line-height="115%" style:writing-mode="lr-tb"/>
    </style:style>
    <style:style style:name="T344_1" style:family="text"/>
    <style:style style:name="T344_2" style:family="text"/>
    <style:style style:name="T344_3" style:family="text"/>
    <style:style style:name="T344_4" style:family="text"/>
    <style:style style:name="T344_5" style:family="text"/>
    <style:style style:name="T344_6" style:family="text"/>
    <style:style style:name="T344_7" style:family="text"/>
    <style:style style:name="T344_8" style:family="text"/>
    <style:style style:name="P345" style:family="paragraph" style:parent-style-name="Standard">
      <style:paragraph-properties fo:break-before="auto" fo:line-height="115%" style:writing-mode="lr-tb"/>
    </style:style>
    <style:style style:name="T345_1" style:family="text"/>
    <style:style style:name="T345_2" style:family="text"/>
    <style:style style:name="T345_3" style:family="text"/>
    <style:style style:name="T345_4" style:family="text"/>
    <style:style style:name="T345_5" style:family="text"/>
    <style:style style:name="P346" style:family="paragraph" style:parent-style-name="Standard">
      <style:paragraph-properties fo:break-before="auto" fo:line-height="115%" style:writing-mode="lr-tb"/>
    </style:style>
    <style:style style:name="T346_1" style:family="text"/>
    <style:style style:name="P347" style:family="paragraph" style:parent-style-name="Standard">
      <style:paragraph-properties fo:break-before="auto" fo:line-height="115%" style:writing-mode="lr-tb"/>
    </style:style>
    <style:style style:name="P348" style:family="paragraph" style:parent-style-name="Standard">
      <style:paragraph-properties fo:break-before="auto" fo:line-height="115%" style:writing-mode="lr-tb"/>
    </style:style>
    <style:style style:name="T348_1" style:family="text"/>
    <style:style style:name="T348_2" style:family="text"/>
    <style:style style:name="T348_3" style:family="text"/>
    <style:style style:name="T348_4" style:family="text"/>
    <style:style style:name="T348_5" style:family="text"/>
    <style:style style:name="T348_6" style:family="text"/>
    <style:style style:name="T348_7" style:family="text"/>
    <style:style style:name="T348_8" style:family="text"/>
    <style:style style:name="T348_9" style:family="text"/>
    <style:style style:name="P349" style:family="paragraph" style:parent-style-name="Standard">
      <style:paragraph-properties fo:break-before="auto" fo:line-height="115%" style:writing-mode="lr-tb"/>
    </style:style>
    <style:style style:name="T349_1" style:family="text"/>
    <style:style style:name="P350" style:family="paragraph" style:parent-style-name="Standard">
      <style:paragraph-properties fo:break-before="auto" fo:line-height="115%" style:writing-mode="lr-tb"/>
    </style:style>
    <style:style style:name="T350_1" style:family="text"/>
    <style:style style:name="T350_2" style:family="text"/>
    <style:style style:name="T350_3" style:family="text"/>
    <style:style style:name="T350_4" style:family="text"/>
    <style:style style:name="T350_5" style:family="text"/>
    <style:style style:name="T350_6" style:family="text"/>
    <style:style style:name="T350_7" style:family="text"/>
    <style:style style:name="T350_8" style:family="text"/>
    <style:style style:name="T350_9" style:family="text"/>
    <style:style style:name="T350_10" style:family="text"/>
    <style:style style:name="T350_11" style:family="text"/>
    <style:style style:name="T350_12" style:family="text"/>
    <style:style style:name="T350_13" style:family="text"/>
    <style:style style:name="T350_14" style:family="text"/>
    <style:style style:name="P351" style:family="paragraph" style:parent-style-name="Standard">
      <style:paragraph-properties fo:break-before="auto" fo:line-height="115%" style:writing-mode="lr-tb"/>
    </style:style>
    <style:style style:name="T351_1" style:family="text"/>
    <style:style style:name="T351_2" style:family="text"/>
    <style:style style:name="T351_3" style:family="text"/>
    <style:style style:name="T351_4" style:family="text"/>
    <style:style style:name="T351_5" style:family="text"/>
    <style:style style:name="T351_6" style:family="text"/>
    <style:style style:name="T351_7" style:family="text"/>
    <style:style style:name="T351_8" style:family="text"/>
    <style:style style:name="T351_9" style:family="text"/>
    <style:style style:name="T351_10" style:family="text"/>
    <style:style style:name="T351_11" style:family="text"/>
    <style:style style:name="T351_12" style:family="text"/>
    <style:style style:name="T351_13" style:family="text"/>
    <style:style style:name="T351_14" style:family="text"/>
    <style:style style:name="T351_15" style:family="text"/>
    <style:style style:name="T351_16" style:family="text"/>
    <style:style style:name="P352" style:family="paragraph" style:parent-style-name="Standard">
      <style:paragraph-properties fo:break-before="auto" fo:line-height="115%" style:writing-mode="lr-tb"/>
    </style:style>
    <style:style style:name="T352_1" style:family="text"/>
    <style:style style:name="T352_2" style:family="text"/>
    <style:style style:name="T352_3" style:family="text"/>
    <style:style style:name="T352_4" style:family="text"/>
    <style:style style:name="T352_5" style:family="text"/>
    <style:style style:name="T352_6" style:family="text"/>
    <style:style style:name="T352_7" style:family="text"/>
    <style:style style:name="T352_8" style:family="text"/>
    <style:style style:name="P353" style:family="paragraph" style:parent-style-name="Standard">
      <style:paragraph-properties fo:break-before="auto" fo:line-height="115%" style:writing-mode="lr-tb"/>
    </style:style>
    <style:style style:name="T353_1" style:family="text"/>
    <style:style style:name="T353_2" style:family="text"/>
    <style:style style:name="T353_3" style:family="text"/>
    <style:style style:name="T353_4" style:family="text"/>
    <style:style style:name="T353_5" style:family="text"/>
    <style:style style:name="T353_6" style:family="text"/>
    <style:style style:name="T353_7" style:family="text"/>
    <style:style style:name="T353_8" style:family="text"/>
    <style:style style:name="T353_9" style:family="text"/>
    <style:style style:name="T353_10" style:family="text"/>
    <style:style style:name="T353_11" style:family="text"/>
    <style:style style:name="T353_12" style:family="text"/>
    <style:style style:name="T353_13" style:family="text"/>
    <style:style style:name="T353_14" style:family="text"/>
    <style:style style:name="T353_15" style:family="text"/>
    <style:style style:name="T353_16" style:family="text"/>
    <style:style style:name="P354" style:family="paragraph" style:parent-style-name="Standard">
      <style:paragraph-properties fo:break-before="auto" fo:line-height="115%" style:writing-mode="lr-tb"/>
    </style:style>
    <style:style style:name="T354_1" style:family="text"/>
    <style:style style:name="T354_2" style:family="text"/>
    <style:style style:name="T354_3" style:family="text"/>
    <style:style style:name="T354_4" style:family="text"/>
    <style:style style:name="T354_5" style:family="text"/>
    <style:style style:name="T354_6" style:family="text"/>
    <style:style style:name="T354_7" style:family="text"/>
    <style:style style:name="T354_8" style:family="text"/>
    <style:style style:name="P355" style:family="paragraph" style:parent-style-name="Standard">
      <style:paragraph-properties fo:break-before="auto" fo:line-height="115%" style:writing-mode="lr-tb"/>
    </style:style>
    <style:style style:name="T355_1" style:family="text"/>
    <style:style style:name="T355_2" style:family="text"/>
    <style:style style:name="T355_3" style:family="text"/>
    <style:style style:name="T355_4" style:family="text"/>
    <style:style style:name="T355_5" style:family="text"/>
    <style:style style:name="T355_6" style:family="text"/>
    <style:style style:name="T355_7" style:family="text"/>
    <style:style style:name="T355_8" style:family="text"/>
    <style:style style:name="P356" style:family="paragraph" style:parent-style-name="Standard">
      <style:paragraph-properties fo:break-before="auto" fo:line-height="115%" style:writing-mode="lr-tb"/>
    </style:style>
    <style:style style:name="T356_1" style:family="text"/>
    <style:style style:name="T356_2" style:family="text"/>
    <style:style style:name="T356_3" style:family="text"/>
    <style:style style:name="T356_4" style:family="text"/>
    <style:style style:name="T356_5" style:family="text"/>
    <style:style style:name="T356_6" style:family="text"/>
    <style:style style:name="T356_7" style:family="text"/>
    <style:style style:name="T356_8" style:family="text"/>
    <style:style style:name="T356_9" style:family="text"/>
    <style:style style:name="T356_10" style:family="text"/>
    <style:style style:name="T356_11" style:family="text"/>
    <style:style style:name="T356_12" style:family="text"/>
    <style:style style:name="T356_13" style:family="text"/>
    <style:style style:name="T356_14" style:family="text"/>
    <style:style style:name="T356_15" style:family="text"/>
    <style:style style:name="T356_16" style:family="text"/>
    <style:style style:name="P357" style:family="paragraph" style:parent-style-name="Standard">
      <style:paragraph-properties fo:break-before="auto" fo:line-height="115%" style:writing-mode="lr-tb"/>
    </style:style>
    <style:style style:name="T357_1" style:family="text"/>
    <style:style style:name="P358" style:family="paragraph" style:parent-style-name="Standard">
      <style:paragraph-properties fo:break-before="auto" fo:line-height="115%" style:writing-mode="lr-tb"/>
    </style:style>
    <style:style style:name="P359" style:family="paragraph" style:parent-style-name="Standard">
      <style:paragraph-properties fo:break-before="auto" fo:line-height="115%" style:writing-mode="lr-tb"/>
    </style:style>
    <style:style style:name="T359_1" style:family="text"/>
    <style:style style:name="T359_2" style:family="text"/>
    <style:style style:name="T359_3" style:family="text"/>
    <style:style style:name="T359_4" style:family="text"/>
    <style:style style:name="T359_5" style:family="text"/>
    <style:style style:name="T359_6" style:family="text"/>
    <style:style style:name="T359_7" style:family="text"/>
    <style:style style:name="T359_8" style:family="text"/>
    <style:style style:name="T359_9" style:family="text"/>
    <style:style style:name="T359_10" style:family="text"/>
    <style:style style:name="T359_11" style:family="text"/>
    <style:style style:name="T359_12" style:family="text"/>
    <style:style style:name="T359_13" style:family="text"/>
    <style:style style:name="T359_14" style:family="text"/>
    <style:style style:name="P360" style:family="paragraph" style:parent-style-name="Standard">
      <style:paragraph-properties fo:break-before="auto" fo:line-height="115%" style:writing-mode="lr-tb"/>
    </style:style>
    <style:style style:name="T360_1" style:family="text"/>
    <style:style style:name="T360_2" style:family="text"/>
    <style:style style:name="T360_3" style:family="text"/>
    <style:style style:name="T360_4" style:family="text"/>
    <style:style style:name="T360_5" style:family="text"/>
    <style:style style:name="T360_6" style:family="text"/>
    <style:style style:name="T360_7" style:family="text"/>
    <style:style style:name="T360_8" style:family="text"/>
    <style:style style:name="T360_9" style:family="text"/>
    <style:style style:name="T360_10" style:family="text"/>
    <style:style style:name="T360_11" style:family="text"/>
    <style:style style:name="T360_12" style:family="text"/>
    <style:style style:name="T360_13" style:family="text"/>
    <style:style style:name="T360_14" style:family="text"/>
    <style:style style:name="T360_15" style:family="text"/>
    <style:style style:name="T360_16" style:family="text"/>
    <style:style style:name="P361" style:family="paragraph" style:parent-style-name="Standard">
      <style:paragraph-properties fo:break-before="auto" fo:line-height="115%" style:writing-mode="lr-tb"/>
    </style:style>
    <style:style style:name="T361_1" style:family="text"/>
    <style:style style:name="T361_2" style:family="text"/>
    <style:style style:name="T361_3" style:family="text"/>
    <style:style style:name="T361_4" style:family="text"/>
    <style:style style:name="T361_5" style:family="text"/>
    <style:style style:name="T361_6" style:family="text"/>
    <style:style style:name="T361_7" style:family="text"/>
    <style:style style:name="T361_8" style:family="text"/>
    <style:style style:name="T361_9" style:family="text"/>
    <style:style style:name="T361_10" style:family="text"/>
    <style:style style:name="T361_11" style:family="text"/>
    <style:style style:name="T361_12" style:family="text"/>
    <style:style style:name="T361_13" style:family="text"/>
    <style:style style:name="T361_14" style:family="text"/>
    <style:style style:name="T361_15" style:family="text"/>
    <style:style style:name="T361_16" style:family="text"/>
    <style:style style:name="P362" style:family="paragraph" style:parent-style-name="Standard">
      <style:paragraph-properties fo:break-before="auto" fo:line-height="115%" style:writing-mode="lr-tb"/>
    </style:style>
    <style:style style:name="T362_1" style:family="text"/>
    <style:style style:name="T362_2" style:family="text"/>
    <style:style style:name="T362_3" style:family="text"/>
    <style:style style:name="T362_4" style:family="text"/>
    <style:style style:name="T362_5" style:family="text"/>
    <style:style style:name="T362_6" style:family="text"/>
    <style:style style:name="T362_7" style:family="text"/>
    <style:style style:name="T362_8" style:family="text"/>
    <style:style style:name="P363" style:family="paragraph" style:parent-style-name="Standard">
      <style:paragraph-properties fo:break-before="auto" fo:line-height="115%" style:writing-mode="lr-tb"/>
    </style:style>
    <style:style style:name="T363_1" style:family="text"/>
    <style:style style:name="T363_2" style:family="text"/>
    <style:style style:name="T363_3" style:family="text"/>
    <style:style style:name="T363_4" style:family="text"/>
    <style:style style:name="T363_5" style:family="text"/>
    <style:style style:name="T363_6" style:family="text"/>
    <style:style style:name="T363_7" style:family="text"/>
    <style:style style:name="T363_8" style:family="text"/>
    <style:style style:name="T363_9" style:family="text"/>
    <style:style style:name="T363_10" style:family="text"/>
    <style:style style:name="T363_11" style:family="text"/>
    <style:style style:name="T363_12" style:family="text"/>
    <style:style style:name="T363_13" style:family="text"/>
    <style:style style:name="T363_14" style:family="text"/>
    <style:style style:name="T363_15" style:family="text"/>
    <style:style style:name="T363_16" style:family="text"/>
    <style:style style:name="P364" style:family="paragraph" style:parent-style-name="Standard">
      <style:paragraph-properties fo:break-before="auto" fo:line-height="115%" style:writing-mode="lr-tb"/>
    </style:style>
    <style:style style:name="T364_1" style:family="text"/>
    <style:style style:name="T364_2" style:family="text"/>
    <style:style style:name="T364_3" style:family="text"/>
    <style:style style:name="T364_4" style:family="text"/>
    <style:style style:name="T364_5" style:family="text"/>
    <style:style style:name="T364_6" style:family="text"/>
    <style:style style:name="T364_7" style:family="text"/>
    <style:style style:name="T364_8" style:family="text"/>
    <style:style style:name="P365" style:family="paragraph" style:parent-style-name="Standard">
      <style:paragraph-properties fo:break-before="auto" fo:line-height="115%" style:writing-mode="lr-tb"/>
    </style:style>
    <style:style style:name="T365_1" style:family="text"/>
    <style:style style:name="T365_2" style:family="text"/>
    <style:style style:name="T365_3" style:family="text"/>
    <style:style style:name="T365_4" style:family="text"/>
    <style:style style:name="T365_5" style:family="text"/>
    <style:style style:name="T365_6" style:family="text"/>
    <style:style style:name="T365_7" style:family="text"/>
    <style:style style:name="T365_8" style:family="text"/>
    <style:style style:name="P366" style:family="paragraph" style:parent-style-name="Standard">
      <style:paragraph-properties fo:break-before="auto" fo:line-height="115%" style:writing-mode="lr-tb"/>
    </style:style>
    <style:style style:name="T366_1" style:family="text"/>
    <style:style style:name="T366_2" style:family="text"/>
    <style:style style:name="T366_3" style:family="text"/>
    <style:style style:name="T366_4" style:family="text"/>
    <style:style style:name="T366_5" style:family="text"/>
    <style:style style:name="T366_6" style:family="text"/>
    <style:style style:name="T366_7" style:family="text"/>
    <style:style style:name="T366_8" style:family="text"/>
    <style:style style:name="T366_9" style:family="text"/>
    <style:style style:name="T366_10" style:family="text"/>
    <style:style style:name="T366_11" style:family="text"/>
    <style:style style:name="T366_12" style:family="text"/>
    <style:style style:name="T366_13" style:family="text"/>
    <style:style style:name="T366_14" style:family="text"/>
    <style:style style:name="T366_15" style:family="text"/>
    <style:style style:name="T366_16" style:family="text"/>
    <style:style style:name="P367" style:family="paragraph" style:parent-style-name="Standard">
      <style:paragraph-properties fo:break-before="auto" fo:line-height="115%" style:writing-mode="lr-tb"/>
    </style:style>
    <style:style style:name="T367_1" style:family="text"/>
    <style:style style:name="P368" style:family="paragraph" style:parent-style-name="Standard">
      <style:paragraph-properties fo:break-before="auto" fo:line-height="115%" style:writing-mode="lr-tb"/>
    </style:style>
    <style:style style:name="P369" style:family="paragraph" style:parent-style-name="Standard">
      <style:paragraph-properties fo:break-before="auto" fo:line-height="115%" style:writing-mode="lr-tb"/>
    </style:style>
    <style:style style:name="T369_1" style:family="text"/>
    <style:style style:name="T369_2" style:family="text"/>
    <style:style style:name="T369_3" style:family="text"/>
    <style:style style:name="T369_4" style:family="text"/>
    <style:style style:name="T369_5" style:family="text"/>
    <style:style style:name="T369_6" style:family="text"/>
    <style:style style:name="T369_7" style:family="text"/>
    <style:style style:name="T369_8" style:family="text"/>
    <style:style style:name="T369_9" style:family="text"/>
    <style:style style:name="T369_10" style:family="text"/>
    <style:style style:name="T369_11" style:family="text"/>
    <style:style style:name="T369_12" style:family="text"/>
    <style:style style:name="T369_13" style:family="text"/>
    <style:style style:name="T369_14" style:family="text"/>
    <style:style style:name="T369_15" style:family="text"/>
    <style:style style:name="T369_16" style:family="text"/>
    <style:style style:name="T369_17" style:family="text"/>
    <style:style style:name="T369_18" style:family="text"/>
    <style:style style:name="T369_19" style:family="text"/>
    <style:style style:name="T369_20" style:family="text"/>
    <style:style style:name="P370" style:family="paragraph" style:parent-style-name="Standard">
      <style:paragraph-properties fo:break-before="auto" fo:line-height="115%" style:writing-mode="lr-tb"/>
    </style:style>
    <style:style style:name="T370_1" style:family="text"/>
    <style:style style:name="T370_2" style:family="text"/>
    <style:style style:name="T370_3" style:family="text"/>
    <style:style style:name="T370_4" style:family="text"/>
    <style:style style:name="T370_5" style:family="text"/>
    <style:style style:name="T370_6" style:family="text"/>
    <style:style style:name="T370_7" style:family="text"/>
    <style:style style:name="T370_8" style:family="text"/>
    <style:style style:name="P371" style:family="paragraph" style:parent-style-name="Standard">
      <style:paragraph-properties fo:break-before="auto" fo:line-height="115%" style:writing-mode="lr-tb"/>
    </style:style>
    <style:style style:name="T371_1" style:family="text"/>
    <style:style style:name="T371_2" style:family="text"/>
    <style:style style:name="T371_3" style:family="text"/>
    <style:style style:name="T371_4" style:family="text"/>
    <style:style style:name="T371_5" style:family="text"/>
    <style:style style:name="T371_6" style:family="text"/>
    <style:style style:name="T371_7" style:family="text"/>
    <style:style style:name="T371_8" style:family="text"/>
    <style:style style:name="T371_9" style:family="text"/>
    <style:style style:name="T371_10" style:family="text"/>
    <style:style style:name="T371_11" style:family="text"/>
    <style:style style:name="T371_12" style:family="text"/>
    <style:style style:name="T371_13" style:family="text"/>
    <style:style style:name="T371_14" style:family="text"/>
    <style:style style:name="T371_15" style:family="text"/>
    <style:style style:name="T371_16" style:family="text"/>
    <style:style style:name="P372" style:family="paragraph" style:parent-style-name="Standard">
      <style:paragraph-properties fo:break-before="auto" fo:line-height="115%" style:writing-mode="lr-tb"/>
    </style:style>
    <style:style style:name="T372_1" style:family="text"/>
    <style:style style:name="T372_2" style:family="text"/>
    <style:style style:name="T372_3" style:family="text"/>
    <style:style style:name="T372_4" style:family="text"/>
    <style:style style:name="T372_5" style:family="text"/>
    <style:style style:name="T372_6" style:family="text"/>
    <style:style style:name="T372_7" style:family="text"/>
    <style:style style:name="T372_8" style:family="text"/>
    <style:style style:name="P373" style:family="paragraph" style:parent-style-name="Standard">
      <style:paragraph-properties fo:break-before="auto" fo:line-height="115%" style:writing-mode="lr-tb"/>
    </style:style>
    <style:style style:name="T373_1" style:family="text"/>
    <style:style style:name="T373_2" style:family="text"/>
    <style:style style:name="T373_3" style:family="text"/>
    <style:style style:name="T373_4" style:family="text"/>
    <style:style style:name="T373_5" style:family="text"/>
    <style:style style:name="T373_6" style:family="text"/>
    <style:style style:name="T373_7" style:family="text"/>
    <style:style style:name="T373_8" style:family="text"/>
    <style:style style:name="P374" style:family="paragraph" style:parent-style-name="Standard">
      <style:paragraph-properties fo:break-before="auto" fo:line-height="115%" style:writing-mode="lr-tb"/>
    </style:style>
    <style:style style:name="T374_1" style:family="text"/>
    <style:style style:name="T374_2" style:family="text"/>
    <style:style style:name="T374_3" style:family="text"/>
    <style:style style:name="T374_4" style:family="text"/>
    <style:style style:name="T374_5" style:family="text"/>
    <style:style style:name="T374_6" style:family="text"/>
    <style:style style:name="T374_7" style:family="text"/>
    <style:style style:name="T374_8" style:family="text"/>
    <style:style style:name="T374_9" style:family="text"/>
    <style:style style:name="T374_10" style:family="text"/>
    <style:style style:name="T374_11" style:family="text"/>
    <style:style style:name="T374_12" style:family="text"/>
    <style:style style:name="T374_13" style:family="text"/>
    <style:style style:name="T374_14" style:family="text"/>
    <style:style style:name="T374_15" style:family="text"/>
    <style:style style:name="T374_16" style:family="text"/>
    <style:style style:name="P375" style:family="paragraph" style:parent-style-name="Standard">
      <style:paragraph-properties fo:break-before="auto" fo:line-height="115%" style:writing-mode="lr-tb"/>
    </style:style>
    <style:style style:name="T375_1" style:family="text"/>
    <style:style style:name="P376" style:family="paragraph" style:parent-style-name="Standard">
      <style:paragraph-properties fo:break-before="auto" fo:line-height="115%" style:writing-mode="lr-tb"/>
    </style:style>
    <style:style style:name="P377" style:family="paragraph" style:parent-style-name="Standard">
      <style:paragraph-properties fo:break-before="auto" fo:line-height="115%" style:writing-mode="lr-tb"/>
    </style:style>
    <style:style style:name="T377_1" style:family="text"/>
    <style:style style:name="T377_2" style:family="text"/>
    <style:style style:name="T377_3" style:family="text"/>
    <style:style style:name="T377_4" style:family="text"/>
    <style:style style:name="T377_5" style:family="text"/>
    <style:style style:name="T377_6" style:family="text"/>
    <style:style style:name="T377_7" style:family="text"/>
    <style:style style:name="T377_8" style:family="text"/>
    <style:style style:name="T377_9" style:family="text"/>
    <style:style style:name="T377_10" style:family="text"/>
    <style:style style:name="T377_11" style:family="text"/>
    <style:style style:name="T377_12" style:family="text"/>
    <style:style style:name="T377_13" style:family="text"/>
    <style:style style:name="T377_14" style:family="text"/>
    <style:style style:name="T377_15" style:family="text"/>
    <style:style style:name="T377_16" style:family="text"/>
    <style:style style:name="T377_17" style:family="text"/>
    <style:style style:name="T377_18" style:family="text"/>
    <style:style style:name="P378" style:family="paragraph" style:parent-style-name="Standard">
      <style:paragraph-properties fo:break-before="auto" fo:line-height="115%" style:writing-mode="lr-tb"/>
    </style:style>
    <style:style style:name="T378_1" style:family="text"/>
    <style:style style:name="T378_2" style:family="text"/>
    <style:style style:name="T378_3" style:family="text"/>
    <style:style style:name="T378_4" style:family="text"/>
    <style:style style:name="T378_5" style:family="text"/>
    <style:style style:name="T378_6" style:family="text"/>
    <style:style style:name="T378_7" style:family="text"/>
    <style:style style:name="T378_8" style:family="text"/>
    <style:style style:name="P379" style:family="paragraph" style:parent-style-name="Standard">
      <style:paragraph-properties fo:break-before="auto" fo:line-height="115%" style:writing-mode="lr-tb"/>
    </style:style>
    <style:style style:name="T379_1" style:family="text"/>
    <style:style style:name="T379_2" style:family="text"/>
    <style:style style:name="T379_3" style:family="text"/>
    <style:style style:name="T379_4" style:family="text"/>
    <style:style style:name="T379_5" style:family="text"/>
    <style:style style:name="T379_6" style:family="text"/>
    <style:style style:name="T379_7" style:family="text"/>
    <style:style style:name="T379_8" style:family="text"/>
    <style:style style:name="T379_9" style:family="text"/>
    <style:style style:name="T379_10" style:family="text"/>
    <style:style style:name="T379_11" style:family="text"/>
    <style:style style:name="T379_12" style:family="text"/>
    <style:style style:name="T379_13" style:family="text"/>
    <style:style style:name="T379_14" style:family="text"/>
    <style:style style:name="T379_15" style:family="text"/>
    <style:style style:name="T379_16" style:family="text"/>
    <style:style style:name="P380" style:family="paragraph" style:parent-style-name="Standard">
      <style:paragraph-properties fo:break-before="auto" fo:line-height="115%" style:writing-mode="lr-tb"/>
    </style:style>
    <style:style style:name="T380_1" style:family="text"/>
    <style:style style:name="T380_2" style:family="text"/>
    <style:style style:name="T380_3" style:family="text"/>
    <style:style style:name="T380_4" style:family="text"/>
    <style:style style:name="T380_5" style:family="text"/>
    <style:style style:name="T380_6" style:family="text"/>
    <style:style style:name="T380_7" style:family="text"/>
    <style:style style:name="T380_8" style:family="text"/>
    <style:style style:name="P381" style:family="paragraph" style:parent-style-name="Standard">
      <style:paragraph-properties fo:break-before="auto" fo:line-height="115%" style:writing-mode="lr-tb"/>
    </style:style>
    <style:style style:name="T381_1" style:family="text"/>
    <style:style style:name="T381_2" style:family="text"/>
    <style:style style:name="T381_3" style:family="text"/>
    <style:style style:name="T381_4" style:family="text"/>
    <style:style style:name="T381_5" style:family="text"/>
    <style:style style:name="T381_6" style:family="text"/>
    <style:style style:name="T381_7" style:family="text"/>
    <style:style style:name="T381_8" style:family="text"/>
    <style:style style:name="P382" style:family="paragraph" style:parent-style-name="Standard">
      <style:paragraph-properties fo:break-before="auto" fo:line-height="115%" style:writing-mode="lr-tb"/>
    </style:style>
    <style:style style:name="T382_1" style:family="text"/>
    <style:style style:name="T382_2" style:family="text"/>
    <style:style style:name="T382_3" style:family="text"/>
    <style:style style:name="T382_4" style:family="text"/>
    <style:style style:name="T382_5" style:family="text"/>
    <style:style style:name="T382_6" style:family="text"/>
    <style:style style:name="T382_7" style:family="text"/>
    <style:style style:name="T382_8" style:family="text"/>
    <style:style style:name="T382_9" style:family="text"/>
    <style:style style:name="T382_10" style:family="text"/>
    <style:style style:name="T382_11" style:family="text"/>
    <style:style style:name="T382_12" style:family="text"/>
    <style:style style:name="T382_13" style:family="text"/>
    <style:style style:name="T382_14" style:family="text"/>
    <style:style style:name="T382_15" style:family="text"/>
    <style:style style:name="T382_16" style:family="text"/>
    <style:style style:name="P383" style:family="paragraph" style:parent-style-name="Standard">
      <style:paragraph-properties fo:break-before="auto" fo:line-height="115%" style:writing-mode="lr-tb"/>
    </style:style>
    <style:style style:name="T383_1" style:family="text"/>
    <style:style style:name="P384" style:family="paragraph" style:parent-style-name="Standard">
      <style:paragraph-properties fo:break-before="auto" fo:line-height="115%" style:writing-mode="lr-tb"/>
    </style:style>
    <style:style style:name="P385" style:family="paragraph" style:parent-style-name="Standard">
      <style:paragraph-properties fo:break-before="auto" fo:line-height="115%" style:writing-mode="lr-tb"/>
    </style:style>
    <style:style style:name="T385_1" style:family="text"/>
    <style:style style:name="T385_2" style:family="text"/>
    <style:style style:name="T385_3" style:family="text"/>
    <style:style style:name="T385_4" style:family="text"/>
    <style:style style:name="T385_5" style:family="text"/>
    <style:style style:name="T385_6" style:family="text"/>
    <style:style style:name="T385_7" style:family="text"/>
    <style:style style:name="T385_8" style:family="text"/>
    <style:style style:name="T385_9" style:family="text"/>
    <style:style style:name="T385_10" style:family="text"/>
    <style:style style:name="T385_11" style:family="text"/>
    <style:style style:name="T385_12" style:family="text"/>
    <style:style style:name="T385_13" style:family="text"/>
    <style:style style:name="T385_14" style:family="text"/>
    <style:style style:name="T385_15" style:family="text"/>
    <style:style style:name="T385_16" style:family="text"/>
    <style:style style:name="T385_17" style:family="text"/>
    <style:style style:name="T385_18" style:family="text"/>
    <style:style style:name="T385_19" style:family="text"/>
    <style:style style:name="T385_20" style:family="text"/>
    <style:style style:name="T385_21" style:family="text"/>
    <style:style style:name="T385_22" style:family="text"/>
    <style:style style:name="P386" style:family="paragraph" style:parent-style-name="Standard">
      <style:paragraph-properties fo:break-before="auto" fo:line-height="115%" style:writing-mode="lr-tb"/>
    </style:style>
    <style:style style:name="T386_1" style:family="text"/>
    <style:style style:name="T386_2" style:family="text"/>
    <style:style style:name="T386_3" style:family="text"/>
    <style:style style:name="T386_4" style:family="text"/>
    <style:style style:name="T386_5" style:family="text"/>
    <style:style style:name="T386_6" style:family="text"/>
    <style:style style:name="T386_7" style:family="text"/>
    <style:style style:name="T386_8" style:family="text"/>
    <style:style style:name="P387" style:family="paragraph" style:parent-style-name="Standard">
      <style:paragraph-properties fo:break-before="auto" fo:line-height="115%" style:writing-mode="lr-tb"/>
    </style:style>
    <style:style style:name="T387_1" style:family="text"/>
    <style:style style:name="T387_2" style:family="text"/>
    <style:style style:name="T387_3" style:family="text"/>
    <style:style style:name="T387_4" style:family="text"/>
    <style:style style:name="T387_5" style:family="text"/>
    <style:style style:name="T387_6" style:family="text"/>
    <style:style style:name="T387_7" style:family="text"/>
    <style:style style:name="T387_8" style:family="text"/>
    <style:style style:name="T387_9" style:family="text"/>
    <style:style style:name="T387_10" style:family="text"/>
    <style:style style:name="T387_11" style:family="text"/>
    <style:style style:name="T387_12" style:family="text"/>
    <style:style style:name="T387_13" style:family="text"/>
    <style:style style:name="T387_14" style:family="text"/>
    <style:style style:name="T387_15" style:family="text"/>
    <style:style style:name="T387_16" style:family="text"/>
    <style:style style:name="P388" style:family="paragraph" style:parent-style-name="Standard">
      <style:paragraph-properties fo:break-before="auto" fo:line-height="115%" style:writing-mode="lr-tb"/>
    </style:style>
    <style:style style:name="T388_1" style:family="text"/>
    <style:style style:name="T388_2" style:family="text"/>
    <style:style style:name="T388_3" style:family="text"/>
    <style:style style:name="T388_4" style:family="text"/>
    <style:style style:name="T388_5" style:family="text"/>
    <style:style style:name="T388_6" style:family="text"/>
    <style:style style:name="T388_7" style:family="text"/>
    <style:style style:name="T388_8" style:family="text"/>
    <style:style style:name="P389" style:family="paragraph" style:parent-style-name="Standard">
      <style:paragraph-properties fo:break-before="auto" fo:line-height="115%" style:writing-mode="lr-tb"/>
    </style:style>
    <style:style style:name="T389_1" style:family="text"/>
    <style:style style:name="T389_2" style:family="text"/>
    <style:style style:name="T389_3" style:family="text"/>
    <style:style style:name="T389_4" style:family="text"/>
    <style:style style:name="T389_5" style:family="text"/>
    <style:style style:name="T389_6" style:family="text"/>
    <style:style style:name="T389_7" style:family="text"/>
    <style:style style:name="T389_8" style:family="text"/>
    <style:style style:name="P390" style:family="paragraph" style:parent-style-name="Standard">
      <style:paragraph-properties fo:break-before="auto" fo:line-height="115%" style:writing-mode="lr-tb"/>
    </style:style>
    <style:style style:name="T390_1" style:family="text"/>
    <style:style style:name="T390_2" style:family="text"/>
    <style:style style:name="T390_3" style:family="text"/>
    <style:style style:name="T390_4" style:family="text"/>
    <style:style style:name="T390_5" style:family="text"/>
    <style:style style:name="T390_6" style:family="text"/>
    <style:style style:name="T390_7" style:family="text"/>
    <style:style style:name="T390_8" style:family="text"/>
    <style:style style:name="T390_9" style:family="text"/>
    <style:style style:name="T390_10" style:family="text"/>
    <style:style style:name="T390_11" style:family="text"/>
    <style:style style:name="T390_12" style:family="text"/>
    <style:style style:name="T390_13" style:family="text"/>
    <style:style style:name="T390_14" style:family="text"/>
    <style:style style:name="T390_15" style:family="text"/>
    <style:style style:name="T390_16" style:family="text"/>
    <style:style style:name="P391" style:family="paragraph" style:parent-style-name="Standard">
      <style:paragraph-properties fo:break-before="auto" fo:line-height="115%" style:writing-mode="lr-tb"/>
    </style:style>
    <style:style style:name="T391_1" style:family="text"/>
    <style:style style:name="P392" style:family="paragraph" style:parent-style-name="Standard">
      <style:paragraph-properties fo:break-before="auto" fo:line-height="115%" style:writing-mode="lr-tb"/>
    </style:style>
    <style:style style:name="P393" style:family="paragraph" style:parent-style-name="Standard">
      <style:paragraph-properties fo:break-before="auto" fo:line-height="115%" style:writing-mode="lr-tb"/>
    </style:style>
    <style:style style:name="T393_1" style:family="text"/>
    <style:style style:name="T393_2" style:family="text"/>
    <style:style style:name="T393_3" style:family="text"/>
    <style:style style:name="T393_4" style:family="text"/>
    <style:style style:name="T393_5" style:family="text"/>
    <style:style style:name="T393_6" style:family="text"/>
    <style:style style:name="T393_7" style:family="text"/>
    <style:style style:name="T393_8" style:family="text"/>
    <style:style style:name="T393_9" style:family="text"/>
    <style:style style:name="T393_10" style:family="text"/>
    <style:style style:name="T393_11" style:family="text"/>
    <style:style style:name="T393_12" style:family="text"/>
    <style:style style:name="T393_13" style:family="text"/>
    <style:style style:name="T393_14" style:family="text"/>
    <style:style style:name="T393_15" style:family="text"/>
    <style:style style:name="T393_16" style:family="text"/>
    <style:style style:name="P394" style:family="paragraph" style:parent-style-name="Standard">
      <style:paragraph-properties fo:break-before="auto" fo:line-height="115%" style:writing-mode="lr-tb"/>
    </style:style>
    <style:style style:name="T394_1" style:family="text"/>
    <style:style style:name="T394_2" style:family="text"/>
    <style:style style:name="T394_3" style:family="text"/>
    <style:style style:name="T394_4" style:family="text"/>
    <style:style style:name="T394_5" style:family="text"/>
    <style:style style:name="T394_6" style:family="text"/>
    <style:style style:name="T394_7" style:family="text"/>
    <style:style style:name="T394_8" style:family="text"/>
    <style:style style:name="P395" style:family="paragraph" style:parent-style-name="Standard">
      <style:paragraph-properties fo:break-before="auto" fo:line-height="115%" style:writing-mode="lr-tb"/>
    </style:style>
    <style:style style:name="T395_1" style:family="text"/>
    <style:style style:name="T395_2" style:family="text"/>
    <style:style style:name="T395_3" style:family="text"/>
    <style:style style:name="T395_4" style:family="text"/>
    <style:style style:name="T395_5" style:family="text"/>
    <style:style style:name="T395_6" style:family="text"/>
    <style:style style:name="T395_7" style:family="text"/>
    <style:style style:name="T395_8" style:family="text"/>
    <style:style style:name="T395_9" style:family="text"/>
    <style:style style:name="T395_10" style:family="text"/>
    <style:style style:name="T395_11" style:family="text"/>
    <style:style style:name="T395_12" style:family="text"/>
    <style:style style:name="T395_13" style:family="text"/>
    <style:style style:name="T395_14" style:family="text"/>
    <style:style style:name="T395_15" style:family="text"/>
    <style:style style:name="T395_16" style:family="text"/>
    <style:style style:name="P396" style:family="paragraph" style:parent-style-name="Standard">
      <style:paragraph-properties fo:break-before="auto" fo:line-height="115%" style:writing-mode="lr-tb"/>
    </style:style>
    <style:style style:name="T396_1" style:family="text"/>
    <style:style style:name="T396_2" style:family="text"/>
    <style:style style:name="T396_3" style:family="text"/>
    <style:style style:name="T396_4" style:family="text"/>
    <style:style style:name="T396_5" style:family="text"/>
    <style:style style:name="T396_6" style:family="text"/>
    <style:style style:name="T396_7" style:family="text"/>
    <style:style style:name="T396_8" style:family="text"/>
    <style:style style:name="P397" style:family="paragraph" style:parent-style-name="Standard">
      <style:paragraph-properties fo:break-before="auto" fo:line-height="115%" style:writing-mode="lr-tb"/>
    </style:style>
    <style:style style:name="T397_1" style:family="text"/>
    <style:style style:name="T397_2" style:family="text"/>
    <style:style style:name="T397_3" style:family="text"/>
    <style:style style:name="T397_4" style:family="text"/>
    <style:style style:name="T397_5" style:family="text"/>
    <style:style style:name="T397_6" style:family="text"/>
    <style:style style:name="T397_7" style:family="text"/>
    <style:style style:name="T397_8" style:family="text"/>
    <style:style style:name="P398" style:family="paragraph" style:parent-style-name="Standard">
      <style:paragraph-properties fo:break-before="auto" fo:line-height="115%" style:writing-mode="lr-tb"/>
    </style:style>
    <style:style style:name="T398_1" style:family="text"/>
    <style:style style:name="T398_2" style:family="text"/>
    <style:style style:name="T398_3" style:family="text"/>
    <style:style style:name="T398_4" style:family="text"/>
    <style:style style:name="T398_5" style:family="text"/>
    <style:style style:name="T398_6" style:family="text"/>
    <style:style style:name="T398_7" style:family="text"/>
    <style:style style:name="T398_8" style:family="text"/>
    <style:style style:name="T398_9" style:family="text"/>
    <style:style style:name="T398_10" style:family="text"/>
    <style:style style:name="T398_11" style:family="text"/>
    <style:style style:name="T398_12" style:family="text"/>
    <style:style style:name="T398_13" style:family="text"/>
    <style:style style:name="T398_14" style:family="text"/>
    <style:style style:name="T398_15" style:family="text"/>
    <style:style style:name="T398_16" style:family="text"/>
    <style:style style:name="P399" style:family="paragraph" style:parent-style-name="Standard">
      <style:paragraph-properties fo:break-before="auto" fo:line-height="115%" style:writing-mode="lr-tb"/>
    </style:style>
    <style:style style:name="T399_1" style:family="text"/>
    <style:style style:name="P400" style:family="paragraph" style:parent-style-name="Standard">
      <style:paragraph-properties fo:break-before="auto" fo:line-height="115%" style:writing-mode="lr-tb"/>
    </style:style>
    <style:style style:name="P401" style:family="paragraph" style:parent-style-name="Standard">
      <style:paragraph-properties fo:break-before="auto" fo:line-height="115%" style:writing-mode="lr-tb"/>
    </style:style>
    <style:style style:name="T401_1" style:family="text"/>
    <style:style style:name="T401_2" style:family="text"/>
    <style:style style:name="T401_3" style:family="text"/>
    <style:style style:name="T401_4" style:family="text"/>
    <style:style style:name="T401_5" style:family="text"/>
    <style:style style:name="T401_6" style:family="text"/>
    <style:style style:name="T401_7" style:family="text"/>
    <style:style style:name="T401_8" style:family="text"/>
    <style:style style:name="T401_9" style:family="text"/>
    <style:style style:name="T401_10" style:family="text"/>
    <style:style style:name="T401_11" style:family="text"/>
    <style:style style:name="T401_12" style:family="text"/>
    <style:style style:name="T401_13" style:family="text"/>
    <style:style style:name="T401_14" style:family="text"/>
    <style:style style:name="T401_15" style:family="text"/>
    <style:style style:name="T401_16" style:family="text"/>
    <style:style style:name="T401_17" style:family="text"/>
    <style:style style:name="T401_18" style:family="text"/>
    <style:style style:name="P402" style:family="paragraph" style:parent-style-name="Standard">
      <style:paragraph-properties fo:break-before="auto" fo:line-height="115%" style:writing-mode="lr-tb"/>
    </style:style>
    <style:style style:name="T402_1" style:family="text"/>
    <style:style style:name="T402_2" style:family="text"/>
    <style:style style:name="T402_3" style:family="text"/>
    <style:style style:name="T402_4" style:family="text"/>
    <style:style style:name="T402_5" style:family="text"/>
    <style:style style:name="T402_6" style:family="text"/>
    <style:style style:name="T402_7" style:family="text"/>
    <style:style style:name="T402_8" style:family="text"/>
    <style:style style:name="P403" style:family="paragraph" style:parent-style-name="Standard">
      <style:paragraph-properties fo:break-before="auto" fo:line-height="115%" style:writing-mode="lr-tb"/>
    </style:style>
    <style:style style:name="T403_1" style:family="text"/>
    <style:style style:name="T403_2" style:family="text"/>
    <style:style style:name="T403_3" style:family="text"/>
    <style:style style:name="T403_4" style:family="text"/>
    <style:style style:name="T403_5" style:family="text"/>
    <style:style style:name="T403_6" style:family="text"/>
    <style:style style:name="T403_7" style:family="text"/>
    <style:style style:name="T403_8" style:family="text"/>
    <style:style style:name="T403_9" style:family="text"/>
    <style:style style:name="T403_10" style:family="text"/>
    <style:style style:name="T403_11" style:family="text"/>
    <style:style style:name="T403_12" style:family="text"/>
    <style:style style:name="T403_13" style:family="text"/>
    <style:style style:name="T403_14" style:family="text"/>
    <style:style style:name="T403_15" style:family="text"/>
    <style:style style:name="T403_16" style:family="text"/>
    <style:style style:name="P404" style:family="paragraph" style:parent-style-name="Standard">
      <style:paragraph-properties fo:break-before="auto" fo:line-height="115%" style:writing-mode="lr-tb"/>
    </style:style>
    <style:style style:name="T404_1" style:family="text"/>
    <style:style style:name="T404_2" style:family="text"/>
    <style:style style:name="T404_3" style:family="text"/>
    <style:style style:name="T404_4" style:family="text"/>
    <style:style style:name="T404_5" style:family="text"/>
    <style:style style:name="T404_6" style:family="text"/>
    <style:style style:name="T404_7" style:family="text"/>
    <style:style style:name="T404_8" style:family="text"/>
    <style:style style:name="P405" style:family="paragraph" style:parent-style-name="Standard">
      <style:paragraph-properties fo:break-before="auto" fo:line-height="115%" style:writing-mode="lr-tb"/>
    </style:style>
    <style:style style:name="T405_1" style:family="text"/>
    <style:style style:name="T405_2" style:family="text"/>
    <style:style style:name="T405_3" style:family="text"/>
    <style:style style:name="T405_4" style:family="text"/>
    <style:style style:name="T405_5" style:family="text"/>
    <style:style style:name="T405_6" style:family="text"/>
    <style:style style:name="T405_7" style:family="text"/>
    <style:style style:name="T405_8" style:family="text"/>
    <style:style style:name="P406" style:family="paragraph" style:parent-style-name="Standard">
      <style:paragraph-properties fo:break-before="auto" fo:line-height="115%" style:writing-mode="lr-tb"/>
    </style:style>
    <style:style style:name="T406_1" style:family="text"/>
    <style:style style:name="T406_2" style:family="text"/>
    <style:style style:name="T406_3" style:family="text"/>
    <style:style style:name="T406_4" style:family="text"/>
    <style:style style:name="T406_5" style:family="text"/>
    <style:style style:name="T406_6" style:family="text"/>
    <style:style style:name="T406_7" style:family="text"/>
    <style:style style:name="T406_8" style:family="text"/>
    <style:style style:name="T406_9" style:family="text"/>
    <style:style style:name="T406_10" style:family="text"/>
    <style:style style:name="T406_11" style:family="text"/>
    <style:style style:name="T406_12" style:family="text"/>
    <style:style style:name="T406_13" style:family="text"/>
    <style:style style:name="T406_14" style:family="text"/>
    <style:style style:name="T406_15" style:family="text"/>
    <style:style style:name="T406_16" style:family="text"/>
    <style:style style:name="P407" style:family="paragraph" style:parent-style-name="Standard">
      <style:paragraph-properties fo:break-before="auto" fo:line-height="115%" style:writing-mode="lr-tb"/>
    </style:style>
    <style:style style:name="T407_1" style:family="text"/>
    <style:style style:name="P408" style:family="paragraph" style:parent-style-name="Standard">
      <style:paragraph-properties fo:break-before="auto" fo:line-height="115%" style:writing-mode="lr-tb"/>
    </style:style>
    <style:style style:name="P409" style:family="paragraph" style:parent-style-name="Standard">
      <style:paragraph-properties fo:break-before="auto" fo:line-height="115%" style:writing-mode="lr-tb"/>
    </style:style>
    <style:style style:name="T409_1" style:family="text"/>
    <style:style style:name="T409_2" style:family="text"/>
    <style:style style:name="T409_3" style:family="text"/>
    <style:style style:name="T409_4" style:family="text"/>
    <style:style style:name="T409_5" style:family="text"/>
    <style:style style:name="T409_6" style:family="text"/>
    <style:style style:name="T409_7" style:family="text"/>
    <style:style style:name="T409_8" style:family="text"/>
    <style:style style:name="T409_9" style:family="text"/>
    <style:style style:name="T409_10" style:family="text"/>
    <style:style style:name="T409_11" style:family="text"/>
    <style:style style:name="T409_12" style:family="text"/>
    <style:style style:name="T409_13" style:family="text"/>
    <style:style style:name="T409_14" style:family="text"/>
    <style:style style:name="T409_15" style:family="text"/>
    <style:style style:name="T409_16" style:family="text"/>
    <style:style style:name="T409_17" style:family="text"/>
    <style:style style:name="T409_18" style:family="text"/>
    <style:style style:name="P410" style:family="paragraph" style:parent-style-name="Standard">
      <style:paragraph-properties fo:break-before="auto" fo:line-height="115%" style:writing-mode="lr-tb"/>
    </style:style>
    <style:style style:name="T410_1" style:family="text"/>
    <style:style style:name="T410_2" style:family="text"/>
    <style:style style:name="T410_3" style:family="text"/>
    <style:style style:name="T410_4" style:family="text"/>
    <style:style style:name="T410_5" style:family="text"/>
    <style:style style:name="T410_6" style:family="text"/>
    <style:style style:name="T410_7" style:family="text"/>
    <style:style style:name="T410_8" style:family="text"/>
    <style:style style:name="P411" style:family="paragraph" style:parent-style-name="Standard">
      <style:paragraph-properties fo:break-before="auto" fo:line-height="115%" style:writing-mode="lr-tb"/>
    </style:style>
    <style:style style:name="T411_1" style:family="text"/>
    <style:style style:name="T411_2" style:family="text"/>
    <style:style style:name="T411_3" style:family="text"/>
    <style:style style:name="T411_4" style:family="text"/>
    <style:style style:name="T411_5" style:family="text"/>
    <style:style style:name="T411_6" style:family="text"/>
    <style:style style:name="T411_7" style:family="text"/>
    <style:style style:name="T411_8" style:family="text"/>
    <style:style style:name="T411_9" style:family="text"/>
    <style:style style:name="T411_10" style:family="text"/>
    <style:style style:name="T411_11" style:family="text"/>
    <style:style style:name="T411_12" style:family="text"/>
    <style:style style:name="T411_13" style:family="text"/>
    <style:style style:name="T411_14" style:family="text"/>
    <style:style style:name="T411_15" style:family="text"/>
    <style:style style:name="T411_16" style:family="text"/>
    <style:style style:name="P412" style:family="paragraph" style:parent-style-name="Standard">
      <style:paragraph-properties fo:break-before="auto" fo:line-height="115%" style:writing-mode="lr-tb"/>
    </style:style>
    <style:style style:name="T412_1" style:family="text"/>
    <style:style style:name="T412_2" style:family="text"/>
    <style:style style:name="T412_3" style:family="text"/>
    <style:style style:name="T412_4" style:family="text"/>
    <style:style style:name="T412_5" style:family="text"/>
    <style:style style:name="T412_6" style:family="text"/>
    <style:style style:name="T412_7" style:family="text"/>
    <style:style style:name="T412_8" style:family="text"/>
    <style:style style:name="P413" style:family="paragraph" style:parent-style-name="Standard">
      <style:paragraph-properties fo:break-before="auto" fo:line-height="115%" style:writing-mode="lr-tb"/>
    </style:style>
    <style:style style:name="T413_1" style:family="text"/>
    <style:style style:name="T413_2" style:family="text"/>
    <style:style style:name="T413_3" style:family="text"/>
    <style:style style:name="T413_4" style:family="text"/>
    <style:style style:name="T413_5" style:family="text"/>
    <style:style style:name="T413_6" style:family="text"/>
    <style:style style:name="T413_7" style:family="text"/>
    <style:style style:name="T413_8" style:family="text"/>
    <style:style style:name="P414" style:family="paragraph" style:parent-style-name="Standard">
      <style:paragraph-properties fo:break-before="auto" fo:line-height="115%" style:writing-mode="lr-tb"/>
    </style:style>
    <style:style style:name="T414_1" style:family="text"/>
    <style:style style:name="T414_2" style:family="text"/>
    <style:style style:name="T414_3" style:family="text"/>
    <style:style style:name="T414_4" style:family="text"/>
    <style:style style:name="T414_5" style:family="text"/>
    <style:style style:name="T414_6" style:family="text"/>
    <style:style style:name="T414_7" style:family="text"/>
    <style:style style:name="T414_8" style:family="text"/>
    <style:style style:name="T414_9" style:family="text"/>
    <style:style style:name="T414_10" style:family="text"/>
    <style:style style:name="T414_11" style:family="text"/>
    <style:style style:name="T414_12" style:family="text"/>
    <style:style style:name="T414_13" style:family="text"/>
    <style:style style:name="T414_14" style:family="text"/>
    <style:style style:name="T414_15" style:family="text"/>
    <style:style style:name="T414_16" style:family="text"/>
    <style:style style:name="P415" style:family="paragraph" style:parent-style-name="Standard">
      <style:paragraph-properties fo:break-before="auto" fo:line-height="115%" style:writing-mode="lr-tb"/>
    </style:style>
    <style:style style:name="T415_1" style:family="text"/>
    <style:style style:name="P416" style:family="paragraph" style:parent-style-name="Standard">
      <style:paragraph-properties fo:break-before="auto" fo:line-height="115%" style:writing-mode="lr-tb"/>
    </style:style>
    <style:style style:name="P417" style:family="paragraph" style:parent-style-name="Standard">
      <style:paragraph-properties fo:break-before="auto" fo:line-height="115%" style:writing-mode="lr-tb"/>
    </style:style>
    <style:style style:name="T417_1" style:family="text"/>
    <style:style style:name="T417_2" style:family="text"/>
    <style:style style:name="T417_3" style:family="text"/>
    <style:style style:name="T417_4" style:family="text"/>
    <style:style style:name="T417_5" style:family="text"/>
    <style:style style:name="T417_6" style:family="text"/>
    <style:style style:name="T417_7" style:family="text"/>
    <style:style style:name="T417_8" style:family="text"/>
    <style:style style:name="T417_9" style:family="text"/>
    <style:style style:name="T417_10" style:family="text"/>
    <style:style style:name="T417_11" style:family="text"/>
    <style:style style:name="P418" style:family="paragraph" style:parent-style-name="Standard">
      <style:paragraph-properties fo:break-before="auto" fo:line-height="115%" style:writing-mode="lr-tb"/>
    </style:style>
    <style:style style:name="P419" style:family="paragraph" style:parent-style-name="Standard">
      <style:paragraph-properties fo:break-before="auto" fo:line-height="115%" style:writing-mode="lr-tb"/>
    </style:style>
    <style:style style:name="T419_1" style:family="text"/>
    <style:style style:name="T419_2" style:family="text"/>
    <style:style style:name="T419_3" style:family="text"/>
    <style:style style:name="P420" style:family="paragraph" style:parent-style-name="Standard">
      <style:paragraph-properties fo:break-before="auto" fo:line-height="115%" style:writing-mode="lr-tb"/>
    </style:style>
    <style:style style:name="T420_1" style:family="text"/>
    <style:style style:name="P421" style:family="paragraph" style:parent-style-name="Standard">
      <style:paragraph-properties fo:break-before="auto" fo:line-height="115%" style:writing-mode="lr-tb"/>
    </style:style>
    <style:style style:name="T421_1" style:family="text"/>
    <style:style style:name="T421_2" style:family="text"/>
    <style:style style:name="T421_3" style:family="text"/>
    <style:style style:name="T421_4" style:family="text"/>
    <style:style style:name="T421_5" style:family="text"/>
    <style:style style:name="T421_6" style:family="text"/>
    <style:style style:name="T421_7" style:family="text"/>
    <style:style style:name="P422" style:family="paragraph" style:parent-style-name="Standard">
      <style:paragraph-properties fo:break-before="auto" fo:line-height="115%" style:writing-mode="lr-tb"/>
    </style:style>
    <style:style style:name="T422_1" style:family="text"/>
    <style:style style:name="P423" style:family="paragraph" style:parent-style-name="Standard">
      <style:paragraph-properties fo:break-before="auto" fo:line-height="115%" style:writing-mode="lr-tb"/>
    </style:style>
    <style:style style:name="T423_1" style:family="text"/>
    <style:style style:name="T423_2" style:family="text"/>
    <style:style style:name="T423_3" style:family="text"/>
    <style:style style:name="T423_4" style:family="text"/>
    <style:style style:name="T423_5" style:family="text"/>
    <style:style style:name="T423_6" style:family="text"/>
    <style:style style:name="T423_7" style:family="text"/>
    <style:style style:name="T423_8" style:family="text"/>
    <style:style style:name="T423_9" style:family="text"/>
    <style:style style:name="T423_10" style:family="text"/>
    <style:style style:name="T423_11" style:family="text"/>
    <style:style style:name="T423_12" style:family="text"/>
    <style:style style:name="T423_13" style:family="text"/>
    <style:style style:name="T423_14" style:family="text"/>
    <style:style style:name="T423_15" style:family="text"/>
    <style:style style:name="T423_16" style:family="text"/>
    <style:style style:name="T423_17" style:family="text"/>
    <style:style style:name="T423_18" style:family="text"/>
    <style:style style:name="T423_19" style:family="text"/>
    <style:style style:name="T423_20" style:family="text"/>
    <style:style style:name="T423_21" style:family="text"/>
    <style:style style:name="P424" style:family="paragraph" style:parent-style-name="Standard">
      <style:paragraph-properties fo:break-before="auto" fo:line-height="115%" style:writing-mode="lr-tb"/>
    </style:style>
    <style:style style:name="T424_1" style:family="text"/>
    <style:style style:name="P425" style:family="paragraph" style:parent-style-name="Standard">
      <style:paragraph-properties fo:break-before="auto" fo:line-height="115%" style:writing-mode="lr-tb"/>
    </style:style>
    <style:style style:name="T425_1" style:family="text"/>
    <style:style style:name="T425_2" style:family="text"/>
    <style:style style:name="T425_3" style:family="text"/>
    <style:style style:name="T425_4" style:family="text"/>
    <style:style style:name="T425_5" style:family="text"/>
    <style:style style:name="T425_6" style:family="text"/>
    <style:style style:name="T425_7" style:family="text"/>
    <style:style style:name="T425_8" style:family="text"/>
    <style:style style:name="T425_9" style:family="text"/>
    <style:style style:name="P426" style:family="paragraph" style:parent-style-name="Standard">
      <style:paragraph-properties fo:break-before="auto" fo:line-height="115%" style:writing-mode="lr-tb"/>
    </style:style>
    <style:style style:name="T426_1" style:family="text"/>
    <style:style style:name="T426_2" style:family="text"/>
    <style:style style:name="T426_3" style:family="text"/>
    <style:style style:name="T426_4" style:family="text"/>
    <style:style style:name="T426_5" style:family="text"/>
    <style:style style:name="T426_6" style:family="text"/>
    <style:style style:name="T426_7" style:family="text"/>
    <style:style style:name="T426_8" style:family="text"/>
    <style:style style:name="T426_9" style:family="text"/>
    <style:style style:name="T426_10" style:family="text"/>
    <style:style style:name="T426_11" style:family="text"/>
    <style:style style:name="T426_12" style:family="text"/>
    <style:style style:name="T426_13" style:family="text"/>
    <style:style style:name="T426_14" style:family="text"/>
    <style:style style:name="T426_15" style:family="text"/>
    <style:style style:name="T426_16" style:family="text"/>
    <style:style style:name="T426_17" style:family="text"/>
    <style:style style:name="T426_18" style:family="text"/>
    <style:style style:name="T426_19" style:family="text"/>
    <style:style style:name="T426_20" style:family="text"/>
    <style:style style:name="T426_21" style:family="text"/>
    <style:style style:name="T426_22" style:family="text"/>
    <style:style style:name="T426_23" style:family="text"/>
    <style:style style:name="T426_24" style:family="text"/>
    <style:style style:name="T426_25" style:family="text"/>
    <style:style style:name="T426_26" style:family="text"/>
    <style:style style:name="T426_27" style:family="text"/>
    <style:style style:name="T426_28" style:family="text"/>
    <style:style style:name="T426_29" style:family="text"/>
    <style:style style:name="T426_30" style:family="text"/>
    <style:style style:name="T426_31" style:family="text"/>
    <style:style style:name="T426_32" style:family="text"/>
    <style:style style:name="T426_33" style:family="text"/>
    <style:style style:name="T426_34" style:family="text"/>
    <style:style style:name="T426_35" style:family="text"/>
    <style:style style:name="T426_36" style:family="text"/>
    <style:style style:name="P427" style:family="paragraph" style:parent-style-name="Standard">
      <style:paragraph-properties fo:break-before="auto" fo:line-height="115%" style:writing-mode="lr-tb"/>
    </style:style>
    <style:style style:name="T427_1" style:family="text"/>
    <style:style style:name="T427_2" style:family="text"/>
    <style:style style:name="T427_3" style:family="text"/>
    <style:style style:name="P428" style:family="paragraph" style:parent-style-name="Standard">
      <style:paragraph-properties fo:break-before="auto" fo:line-height="115%" style:writing-mode="lr-tb"/>
    </style:style>
    <style:style style:name="T428_1" style:family="text"/>
    <style:style style:name="P429" style:family="paragraph" style:parent-style-name="Standard">
      <style:paragraph-properties fo:break-before="auto" fo:line-height="115%" style:writing-mode="lr-tb"/>
    </style:style>
    <style:style style:name="T429_1" style:family="text"/>
    <style:style style:name="T429_2" style:family="text"/>
    <style:style style:name="T429_3" style:family="text"/>
    <style:style style:name="T429_4" style:family="text"/>
    <style:style style:name="T429_5" style:family="text"/>
    <style:style style:name="T429_6" style:family="text"/>
    <style:style style:name="T429_7" style:family="text"/>
    <style:style style:name="T429_8" style:family="text"/>
    <style:style style:name="T429_9" style:family="text"/>
    <style:style style:name="T429_10" style:family="text"/>
    <style:style style:name="T429_11" style:family="text"/>
    <style:style style:name="T429_12" style:family="text"/>
    <style:style style:name="T429_13" style:family="text"/>
    <style:style style:name="T429_14" style:family="text"/>
    <style:style style:name="T429_15" style:family="text"/>
    <style:style style:name="P430" style:family="paragraph" style:parent-style-name="Standard">
      <style:paragraph-properties fo:break-before="auto" fo:line-height="115%" style:writing-mode="lr-tb"/>
    </style:style>
    <style:style style:name="T430_1" style:family="text"/>
    <style:style style:name="T430_2" style:family="text"/>
    <style:style style:name="P431" style:family="paragraph" style:parent-style-name="Standard">
      <style:paragraph-properties fo:break-before="auto" fo:line-height="115%" style:writing-mode="lr-tb"/>
    </style:style>
    <style:style style:name="T431_1" style:family="text"/>
    <style:style style:name="T431_2" style:family="text"/>
    <style:style style:name="T431_3" style:family="text"/>
    <style:style style:name="T431_4" style:family="text"/>
    <style:style style:name="T431_5" style:family="text"/>
    <style:style style:name="T431_6" style:family="text"/>
    <style:style style:name="T431_7" style:family="text"/>
    <style:style style:name="P432" style:family="paragraph" style:parent-style-name="Standard">
      <style:paragraph-properties fo:break-before="auto" fo:line-height="115%" style:writing-mode="lr-tb"/>
    </style:style>
    <style:style style:name="T432_1" style:family="text"/>
    <style:style style:name="T432_2" style:family="text"/>
    <style:style style:name="T432_3" style:family="text"/>
    <style:style style:name="T432_4" style:family="text"/>
    <style:style style:name="T432_5" style:family="text"/>
    <style:style style:name="T432_6" style:family="text"/>
    <style:style style:name="T432_7" style:family="text"/>
    <style:style style:name="T432_8" style:family="text"/>
    <style:style style:name="T432_9" style:family="text"/>
    <style:style style:name="T432_10" style:family="text"/>
    <style:style style:name="T432_11" style:family="text"/>
    <style:style style:name="T432_12" style:family="text"/>
    <style:style style:name="P433" style:family="paragraph" style:parent-style-name="Standard">
      <style:paragraph-properties fo:break-before="auto" fo:line-height="115%" style:writing-mode="lr-tb"/>
    </style:style>
    <style:style style:name="T433_1" style:family="text"/>
    <style:style style:name="T433_2" style:family="text"/>
    <style:style style:name="T433_3" style:family="text"/>
    <style:style style:name="P434" style:family="paragraph" style:parent-style-name="Standard">
      <style:paragraph-properties fo:break-before="auto" fo:line-height="115%" style:writing-mode="lr-tb"/>
    </style:style>
    <style:style style:name="T434_1" style:family="text"/>
    <style:style style:name="T434_2" style:family="text"/>
    <style:style style:name="T434_3" style:family="text"/>
    <style:style style:name="T434_4" style:family="text"/>
    <style:style style:name="T434_5" style:family="text"/>
    <style:style style:name="T434_6" style:family="text"/>
    <style:style style:name="T434_7" style:family="text"/>
    <style:style style:name="T434_8" style:family="text"/>
    <style:style style:name="T434_9" style:family="text"/>
    <style:style style:name="P435" style:family="paragraph" style:parent-style-name="Standard">
      <style:paragraph-properties fo:break-before="auto" fo:line-height="115%" style:writing-mode="lr-tb"/>
    </style:style>
    <style:style style:name="T435_1" style:family="text"/>
    <style:style style:name="P436" style:family="paragraph" style:parent-style-name="Standard">
      <style:paragraph-properties fo:break-before="auto" fo:line-height="115%" style:writing-mode="lr-tb"/>
    </style:style>
    <style:style style:name="P437" style:family="paragraph" style:parent-style-name="Standard">
      <style:paragraph-properties fo:break-before="auto" fo:line-height="115%" style:writing-mode="lr-tb"/>
    </style:style>
    <style:style style:name="T437_1" style:family="text"/>
    <style:style style:name="T437_2" style:family="text"/>
    <style:style style:name="T437_3" style:family="text"/>
    <style:style style:name="T437_4" style:family="text"/>
    <style:style style:name="T437_5" style:family="text"/>
    <style:style style:name="T437_6" style:family="text"/>
    <style:style style:name="T437_7" style:family="text"/>
    <style:style style:name="T437_8" style:family="text"/>
    <style:style style:name="T437_9" style:family="text"/>
    <style:style style:name="T437_10" style:family="text"/>
    <style:style style:name="T437_11" style:family="text"/>
    <style:style style:name="T437_12" style:family="text"/>
    <style:style style:name="T437_13" style:family="text"/>
    <style:style style:name="T437_14" style:family="text"/>
    <style:style style:name="T437_15" style:family="text"/>
    <style:style style:name="P438" style:family="paragraph" style:parent-style-name="Standard">
      <style:paragraph-properties fo:break-before="auto" fo:line-height="115%" style:writing-mode="lr-tb"/>
    </style:style>
    <style:style style:name="T438_1" style:family="text"/>
    <style:style style:name="P439" style:family="paragraph" style:parent-style-name="Standard">
      <style:paragraph-properties fo:break-before="auto" fo:line-height="115%" style:writing-mode="lr-tb"/>
    </style:style>
    <style:style style:name="T439_1" style:family="text"/>
    <style:style style:name="T439_2" style:family="text"/>
    <style:style style:name="T439_3" style:family="text"/>
    <style:style style:name="T439_4" style:family="text"/>
    <style:style style:name="T439_5" style:family="text"/>
    <style:style style:name="T439_6" style:family="text"/>
    <style:style style:name="T439_7" style:family="text"/>
    <style:style style:name="T439_8" style:family="text"/>
    <style:style style:name="T439_9" style:family="text"/>
    <style:style style:name="T439_10" style:family="text"/>
    <style:style style:name="T439_11" style:family="text"/>
    <style:style style:name="T439_12" style:family="text"/>
    <style:style style:name="T439_13" style:family="text"/>
    <style:style style:name="T439_14" style:family="text"/>
    <style:style style:name="T439_15" style:family="text"/>
    <style:style style:name="T439_16" style:family="text"/>
    <style:style style:name="P440" style:family="paragraph" style:parent-style-name="Standard">
      <style:paragraph-properties fo:break-before="auto" fo:line-height="115%" style:writing-mode="lr-tb"/>
    </style:style>
    <style:style style:name="T440_1" style:family="text"/>
    <style:style style:name="T440_2" style:family="text"/>
    <style:style style:name="T440_3" style:family="text"/>
    <style:style style:name="T440_4" style:family="text"/>
    <style:style style:name="T440_5" style:family="text"/>
    <style:style style:name="T440_6" style:family="text"/>
    <style:style style:name="T440_7" style:family="text"/>
    <style:style style:name="T440_8" style:family="text"/>
    <style:style style:name="T440_9" style:family="text"/>
    <style:style style:name="P441" style:family="paragraph" style:parent-style-name="Standard">
      <style:paragraph-properties fo:break-before="auto" fo:line-height="115%" style:writing-mode="lr-tb"/>
    </style:style>
    <style:style style:name="T441_1" style:family="text"/>
    <style:style style:name="T441_2" style:family="text"/>
    <style:style style:name="T441_3" style:family="text"/>
    <style:style style:name="T441_4" style:family="text"/>
    <style:style style:name="T441_5" style:family="text"/>
    <style:style style:name="T441_6" style:family="text"/>
    <style:style style:name="T441_7" style:family="text"/>
    <style:style style:name="T441_8" style:family="text"/>
    <style:style style:name="T441_9" style:family="text"/>
    <style:style style:name="T441_10" style:family="text"/>
    <style:style style:name="T441_11" style:family="text"/>
    <style:style style:name="T441_12" style:family="text"/>
    <style:style style:name="T441_13" style:family="text"/>
    <style:style style:name="T441_14" style:family="text"/>
    <style:style style:name="T441_15" style:family="text"/>
    <style:style style:name="T441_16" style:family="text"/>
    <style:style style:name="T441_17" style:family="text"/>
    <style:style style:name="T441_18" style:family="text"/>
    <style:style style:name="T441_19" style:family="text"/>
    <style:style style:name="T441_20" style:family="text"/>
    <style:style style:name="T441_21" style:family="text"/>
    <style:style style:name="T441_22" style:family="text"/>
    <style:style style:name="T441_23" style:family="text"/>
    <style:style style:name="T441_24" style:family="text"/>
    <style:style style:name="T441_25" style:family="text"/>
    <style:style style:name="T441_26" style:family="text"/>
    <style:style style:name="T441_27" style:family="text"/>
    <style:style style:name="T441_28" style:family="text"/>
    <style:style style:name="T441_29" style:family="text"/>
    <style:style style:name="T441_30" style:family="text"/>
    <style:style style:name="T441_31" style:family="text"/>
    <style:style style:name="T441_32" style:family="text"/>
    <style:style style:name="T441_33" style:family="text"/>
    <style:style style:name="T441_34" style:family="text"/>
    <style:style style:name="T441_35" style:family="text"/>
    <style:style style:name="T441_36" style:family="text"/>
    <style:style style:name="T441_37" style:family="text"/>
    <style:style style:name="T441_38" style:family="text"/>
    <style:style style:name="T441_39" style:family="text"/>
    <style:style style:name="T441_40" style:family="text"/>
    <style:style style:name="T441_41" style:family="text"/>
    <style:style style:name="T441_42" style:family="text"/>
    <style:style style:name="P442" style:family="paragraph" style:parent-style-name="Standard">
      <style:paragraph-properties fo:break-before="auto" fo:line-height="115%" style:writing-mode="lr-tb"/>
    </style:style>
    <style:style style:name="T442_1" style:family="text"/>
    <style:style style:name="T442_2" style:family="text"/>
    <style:style style:name="T442_3" style:family="text"/>
    <style:style style:name="P443" style:family="paragraph" style:parent-style-name="Standard">
      <style:paragraph-properties fo:break-before="auto" fo:line-height="115%" style:writing-mode="lr-tb"/>
    </style:style>
    <style:style style:name="T443_1" style:family="text"/>
    <style:style style:name="P444" style:family="paragraph" style:parent-style-name="Standard">
      <style:paragraph-properties fo:break-before="auto" fo:line-height="115%" style:writing-mode="lr-tb"/>
    </style:style>
    <style:style style:name="T444_1" style:family="text"/>
    <style:style style:name="T444_2" style:family="text"/>
    <style:style style:name="T444_3" style:family="text"/>
    <style:style style:name="T444_4" style:family="text"/>
    <style:style style:name="T444_5" style:family="text"/>
    <style:style style:name="T444_6" style:family="text"/>
    <style:style style:name="T444_7" style:family="text"/>
    <style:style style:name="T444_8" style:family="text"/>
    <style:style style:name="T444_9" style:family="text"/>
    <style:style style:name="T444_10" style:family="text"/>
    <style:style style:name="T444_11" style:family="text"/>
    <style:style style:name="T444_12" style:family="text"/>
    <style:style style:name="T444_13" style:family="text"/>
    <style:style style:name="T444_14" style:family="text"/>
    <style:style style:name="T444_15" style:family="text"/>
    <style:style style:name="P445" style:family="paragraph" style:parent-style-name="Standard">
      <style:paragraph-properties fo:break-before="auto" fo:line-height="115%" style:writing-mode="lr-tb"/>
    </style:style>
    <style:style style:name="T445_1" style:family="text"/>
    <style:style style:name="T445_2" style:family="text"/>
    <style:style style:name="P446" style:family="paragraph" style:parent-style-name="Standard">
      <style:paragraph-properties fo:break-before="auto" fo:line-height="115%" style:writing-mode="lr-tb"/>
    </style:style>
    <style:style style:name="T446_1" style:family="text"/>
    <style:style style:name="T446_2" style:family="text"/>
    <style:style style:name="T446_3" style:family="text"/>
    <style:style style:name="T446_4" style:family="text"/>
    <style:style style:name="T446_5" style:family="text"/>
    <style:style style:name="T446_6" style:family="text"/>
    <style:style style:name="T446_7" style:family="text"/>
    <style:style style:name="P447" style:family="paragraph" style:parent-style-name="Standard">
      <style:paragraph-properties fo:break-before="auto" fo:line-height="115%" style:writing-mode="lr-tb"/>
    </style:style>
    <style:style style:name="T447_1" style:family="text"/>
    <style:style style:name="T447_2" style:family="text"/>
    <style:style style:name="T447_3" style:family="text"/>
    <style:style style:name="T447_4" style:family="text"/>
    <style:style style:name="T447_5" style:family="text"/>
    <style:style style:name="T447_6" style:family="text"/>
    <style:style style:name="T447_7" style:family="text"/>
    <style:style style:name="T447_8" style:family="text"/>
    <style:style style:name="T447_9" style:family="text"/>
    <style:style style:name="T447_10" style:family="text"/>
    <style:style style:name="T447_11" style:family="text"/>
    <style:style style:name="T447_12" style:family="text"/>
    <style:style style:name="P448" style:family="paragraph" style:parent-style-name="Standard">
      <style:paragraph-properties fo:break-before="auto" fo:line-height="115%" style:writing-mode="lr-tb"/>
    </style:style>
    <style:style style:name="T448_1" style:family="text"/>
    <style:style style:name="T448_2" style:family="text"/>
    <style:style style:name="T448_3" style:family="text"/>
    <style:style style:name="P449" style:family="paragraph" style:parent-style-name="Standard">
      <style:paragraph-properties fo:break-before="auto" fo:line-height="115%" style:writing-mode="lr-tb"/>
    </style:style>
    <style:style style:name="T449_1" style:family="text"/>
    <style:style style:name="T449_2" style:family="text"/>
    <style:style style:name="T449_3" style:family="text"/>
    <style:style style:name="T449_4" style:family="text"/>
    <style:style style:name="T449_5" style:family="text"/>
    <style:style style:name="T449_6" style:family="text"/>
    <style:style style:name="T449_7" style:family="text"/>
    <style:style style:name="T449_8" style:family="text"/>
    <style:style style:name="T449_9" style:family="text"/>
    <style:style style:name="T449_10" style:family="text"/>
    <style:style style:name="T449_11" style:family="text"/>
    <style:style style:name="T449_12" style:family="text"/>
    <style:style style:name="T449_13" style:family="text"/>
    <style:style style:name="T449_14" style:family="text"/>
    <style:style style:name="T449_15" style:family="text"/>
    <style:style style:name="T449_16" style:family="text"/>
    <style:style style:name="P450" style:family="paragraph" style:parent-style-name="Standard">
      <style:paragraph-properties fo:break-before="auto" fo:line-height="115%" style:writing-mode="lr-tb"/>
    </style:style>
    <style:style style:name="T450_1" style:family="text"/>
    <style:style style:name="P451" style:family="paragraph" style:parent-style-name="Standard">
      <style:paragraph-properties fo:break-before="auto" fo:line-height="115%" style:writing-mode="lr-tb"/>
    </style:style>
    <style:style style:name="P452" style:family="paragraph" style:parent-style-name="Standard">
      <style:paragraph-properties fo:break-before="auto" fo:line-height="115%" style:writing-mode="lr-tb"/>
    </style:style>
    <style:style style:name="T452_1" style:family="text"/>
    <style:style style:name="T452_2" style:family="text"/>
    <style:style style:name="T452_3" style:family="text"/>
    <style:style style:name="T452_4" style:family="text"/>
    <style:style style:name="T452_5" style:family="text"/>
    <style:style style:name="T452_6" style:family="text"/>
    <style:style style:name="T452_7" style:family="text"/>
    <style:style style:name="T452_8" style:family="text"/>
    <style:style style:name="T452_9" style:family="text"/>
    <style:style style:name="T452_10" style:family="text"/>
    <style:style style:name="T452_11" style:family="text"/>
    <style:style style:name="P453" style:family="paragraph" style:parent-style-name="Standard">
      <style:paragraph-properties fo:break-before="auto" fo:line-height="115%" style:writing-mode="lr-tb"/>
    </style:style>
    <style:style style:name="T453_1" style:family="text"/>
    <style:style style:name="P454" style:family="paragraph" style:parent-style-name="Standard">
      <style:paragraph-properties fo:break-before="auto" fo:line-height="115%" style:writing-mode="lr-tb"/>
    </style:style>
    <style:style style:name="T454_1" style:family="text"/>
    <style:style style:name="T454_2" style:family="text"/>
    <style:style style:name="T454_3" style:family="text"/>
    <style:style style:name="T454_4" style:family="text"/>
    <style:style style:name="T454_5" style:family="text"/>
    <style:style style:name="T454_6" style:family="text"/>
    <style:style style:name="T454_7" style:family="text"/>
    <style:style style:name="T454_8" style:family="text"/>
    <style:style style:name="T454_9" style:family="text"/>
    <style:style style:name="T454_10" style:family="text"/>
    <style:style style:name="T454_11" style:family="text"/>
    <style:style style:name="T454_12" style:family="text"/>
    <style:style style:name="T454_13" style:family="text"/>
    <style:style style:name="T454_14" style:family="text"/>
    <style:style style:name="T454_15" style:family="text"/>
    <style:style style:name="T454_16" style:family="text"/>
    <style:style style:name="P455" style:family="paragraph" style:parent-style-name="Standard">
      <style:paragraph-properties fo:break-before="auto" fo:line-height="115%" style:writing-mode="lr-tb"/>
    </style:style>
    <style:style style:name="T455_1" style:family="text"/>
    <style:style style:name="T455_2" style:family="text"/>
    <style:style style:name="T455_3" style:family="text"/>
    <style:style style:name="T455_4" style:family="text"/>
    <style:style style:name="T455_5" style:family="text"/>
    <style:style style:name="T455_6" style:family="text"/>
    <style:style style:name="T455_7" style:family="text"/>
    <style:style style:name="T455_8" style:family="text"/>
    <style:style style:name="T455_9" style:family="text"/>
    <style:style style:name="P456" style:family="paragraph" style:parent-style-name="Standard">
      <style:paragraph-properties fo:break-before="auto" fo:line-height="115%" style:writing-mode="lr-tb"/>
    </style:style>
    <style:style style:name="T456_1" style:family="text"/>
    <style:style style:name="T456_2" style:family="text"/>
    <style:style style:name="T456_3" style:family="text"/>
    <style:style style:name="T456_4" style:family="text"/>
    <style:style style:name="T456_5" style:family="text"/>
    <style:style style:name="T456_6" style:family="text"/>
    <style:style style:name="T456_7" style:family="text"/>
    <style:style style:name="T456_8" style:family="text"/>
    <style:style style:name="T456_9" style:family="text"/>
    <style:style style:name="T456_10" style:family="text"/>
    <style:style style:name="T456_11" style:family="text"/>
    <style:style style:name="T456_12" style:family="text"/>
    <style:style style:name="T456_13" style:family="text"/>
    <style:style style:name="T456_14" style:family="text"/>
    <style:style style:name="T456_15" style:family="text"/>
    <style:style style:name="T456_16" style:family="text"/>
    <style:style style:name="T456_17" style:family="text"/>
    <style:style style:name="T456_18" style:family="text"/>
    <style:style style:name="T456_19" style:family="text"/>
    <style:style style:name="T456_20" style:family="text"/>
    <style:style style:name="T456_21" style:family="text"/>
    <style:style style:name="T456_22" style:family="text"/>
    <style:style style:name="T456_23" style:family="text"/>
    <style:style style:name="T456_24" style:family="text"/>
    <style:style style:name="T456_25" style:family="text"/>
    <style:style style:name="T456_26" style:family="text"/>
    <style:style style:name="T456_27" style:family="text"/>
    <style:style style:name="T456_28" style:family="text"/>
    <style:style style:name="T456_29" style:family="text"/>
    <style:style style:name="T456_30" style:family="text"/>
    <style:style style:name="T456_31" style:family="text"/>
    <style:style style:name="T456_32" style:family="text"/>
    <style:style style:name="T456_33" style:family="text"/>
    <style:style style:name="T456_34" style:family="text"/>
    <style:style style:name="T456_35" style:family="text"/>
    <style:style style:name="T456_36" style:family="text"/>
    <style:style style:name="T456_37" style:family="text"/>
    <style:style style:name="T456_38" style:family="text"/>
    <style:style style:name="T456_39" style:family="text"/>
    <style:style style:name="T456_40" style:family="text"/>
    <style:style style:name="T456_41" style:family="text"/>
    <style:style style:name="T456_42" style:family="text"/>
    <style:style style:name="P457" style:family="paragraph" style:parent-style-name="Standard">
      <style:paragraph-properties fo:break-before="auto" fo:line-height="115%" style:writing-mode="lr-tb"/>
    </style:style>
    <style:style style:name="T457_1" style:family="text"/>
    <style:style style:name="T457_2" style:family="text"/>
    <style:style style:name="T457_3" style:family="text"/>
    <style:style style:name="P458" style:family="paragraph" style:parent-style-name="Standard">
      <style:paragraph-properties fo:break-before="auto" fo:line-height="115%" style:writing-mode="lr-tb"/>
    </style:style>
    <style:style style:name="T458_1" style:family="text"/>
    <style:style style:name="P459" style:family="paragraph" style:parent-style-name="Standard">
      <style:paragraph-properties fo:break-before="auto" fo:line-height="115%" style:writing-mode="lr-tb"/>
    </style:style>
    <style:style style:name="T459_1" style:family="text"/>
    <style:style style:name="T459_2" style:family="text"/>
    <style:style style:name="T459_3" style:family="text"/>
    <style:style style:name="T459_4" style:family="text"/>
    <style:style style:name="T459_5" style:family="text"/>
    <style:style style:name="T459_6" style:family="text"/>
    <style:style style:name="T459_7" style:family="text"/>
    <style:style style:name="T459_8" style:family="text"/>
    <style:style style:name="T459_9" style:family="text"/>
    <style:style style:name="T459_10" style:family="text"/>
    <style:style style:name="T459_11" style:family="text"/>
    <style:style style:name="T459_12" style:family="text"/>
    <style:style style:name="T459_13" style:family="text"/>
    <style:style style:name="T459_14" style:family="text"/>
    <style:style style:name="T459_15" style:family="text"/>
    <style:style style:name="P460" style:family="paragraph" style:parent-style-name="Standard">
      <style:paragraph-properties fo:break-before="auto" fo:line-height="115%" style:writing-mode="lr-tb"/>
    </style:style>
    <style:style style:name="T460_1" style:family="text"/>
    <style:style style:name="T460_2" style:family="text"/>
    <style:style style:name="P461" style:family="paragraph" style:parent-style-name="Standard">
      <style:paragraph-properties fo:break-before="auto" fo:line-height="115%" style:writing-mode="lr-tb"/>
    </style:style>
    <style:style style:name="T461_1" style:family="text"/>
    <style:style style:name="T461_2" style:family="text"/>
    <style:style style:name="T461_3" style:family="text"/>
    <style:style style:name="T461_4" style:family="text"/>
    <style:style style:name="T461_5" style:family="text"/>
    <style:style style:name="T461_6" style:family="text"/>
    <style:style style:name="T461_7" style:family="text"/>
    <style:style style:name="P462" style:family="paragraph" style:parent-style-name="Standard">
      <style:paragraph-properties fo:break-before="auto" fo:line-height="115%" style:writing-mode="lr-tb"/>
    </style:style>
    <style:style style:name="T462_1" style:family="text"/>
    <style:style style:name="T462_2" style:family="text"/>
    <style:style style:name="T462_3" style:family="text"/>
    <style:style style:name="T462_4" style:family="text"/>
    <style:style style:name="T462_5" style:family="text"/>
    <style:style style:name="T462_6" style:family="text"/>
    <style:style style:name="T462_7" style:family="text"/>
    <style:style style:name="T462_8" style:family="text"/>
    <style:style style:name="T462_9" style:family="text"/>
    <style:style style:name="T462_10" style:family="text"/>
    <style:style style:name="T462_11" style:family="text"/>
    <style:style style:name="T462_12" style:family="text"/>
    <style:style style:name="P463" style:family="paragraph" style:parent-style-name="Standard">
      <style:paragraph-properties fo:break-before="auto" fo:line-height="115%" style:writing-mode="lr-tb"/>
    </style:style>
    <style:style style:name="T463_1" style:family="text"/>
    <style:style style:name="T463_2" style:family="text"/>
    <style:style style:name="T463_3" style:family="text"/>
    <style:style style:name="P464" style:family="paragraph" style:parent-style-name="Standard">
      <style:paragraph-properties fo:break-before="auto" fo:line-height="115%" style:writing-mode="lr-tb"/>
    </style:style>
    <style:style style:name="T464_1" style:family="text"/>
    <style:style style:name="T464_2" style:family="text"/>
    <style:style style:name="T464_3" style:family="text"/>
    <style:style style:name="T464_4" style:family="text"/>
    <style:style style:name="T464_5" style:family="text"/>
    <style:style style:name="T464_6" style:family="text"/>
    <style:style style:name="T464_7" style:family="text"/>
    <style:style style:name="T464_8" style:family="text"/>
    <style:style style:name="T464_9" style:family="text"/>
    <style:style style:name="T464_10" style:family="text"/>
    <style:style style:name="T464_11" style:family="text"/>
    <style:style style:name="T464_12" style:family="text"/>
    <style:style style:name="T464_13" style:family="text"/>
    <style:style style:name="T464_14" style:family="text"/>
    <style:style style:name="T464_15" style:family="text"/>
    <style:style style:name="T464_16" style:family="text"/>
    <style:style style:name="P465" style:family="paragraph" style:parent-style-name="Standard">
      <style:paragraph-properties fo:break-before="auto" fo:line-height="115%" style:writing-mode="lr-tb"/>
    </style:style>
    <style:style style:name="T465_1" style:family="text"/>
    <style:style style:name="P466" style:family="paragraph" style:parent-style-name="Standard">
      <style:paragraph-properties fo:break-before="auto" fo:line-height="115%" style:writing-mode="lr-tb"/>
    </style:style>
    <style:style style:name="P467" style:family="paragraph" style:parent-style-name="Standard">
      <style:paragraph-properties fo:break-before="auto" fo:line-height="115%" style:writing-mode="lr-tb"/>
    </style:style>
    <style:style style:name="T467_1" style:family="text"/>
    <style:style style:name="T467_2" style:family="text"/>
    <style:style style:name="T467_3" style:family="text"/>
    <style:style style:name="T467_4" style:family="text"/>
    <style:style style:name="T467_5" style:family="text"/>
    <style:style style:name="T467_6" style:family="text"/>
    <style:style style:name="T467_7" style:family="text"/>
    <style:style style:name="T467_8" style:family="text"/>
    <style:style style:name="T467_9" style:family="text"/>
    <style:style style:name="T467_10" style:family="text"/>
    <style:style style:name="T467_11" style:family="text"/>
    <style:style style:name="T467_12" style:family="text"/>
    <style:style style:name="T467_13" style:family="text"/>
    <style:style style:name="T467_14" style:family="text"/>
    <style:style style:name="T467_15" style:family="text"/>
    <style:style style:name="P468" style:family="paragraph" style:parent-style-name="Standard">
      <style:paragraph-properties fo:break-before="auto" fo:line-height="115%" style:writing-mode="lr-tb"/>
    </style:style>
    <style:style style:name="T468_1" style:family="text"/>
    <style:style style:name="P469" style:family="paragraph" style:parent-style-name="Standard">
      <style:paragraph-properties fo:break-before="auto" fo:line-height="115%" style:writing-mode="lr-tb"/>
    </style:style>
    <style:style style:name="T469_1" style:family="text"/>
    <style:style style:name="T469_2" style:family="text"/>
    <style:style style:name="T469_3" style:family="text"/>
    <style:style style:name="T469_4" style:family="text"/>
    <style:style style:name="T469_5" style:family="text"/>
    <style:style style:name="T469_6" style:family="text"/>
    <style:style style:name="T469_7" style:family="text"/>
    <style:style style:name="T469_8" style:family="text"/>
    <style:style style:name="T469_9" style:family="text"/>
    <style:style style:name="P470" style:family="paragraph" style:parent-style-name="Standard">
      <style:paragraph-properties fo:break-before="auto" fo:line-height="115%" style:writing-mode="lr-tb"/>
    </style:style>
    <style:style style:name="T470_1" style:family="text"/>
    <style:style style:name="T470_2" style:family="text"/>
    <style:style style:name="T470_3" style:family="text"/>
    <style:style style:name="T470_4" style:family="text"/>
    <style:style style:name="T470_5" style:family="text"/>
    <style:style style:name="T470_6" style:family="text"/>
    <style:style style:name="T470_7" style:family="text"/>
    <style:style style:name="T470_8" style:family="text"/>
    <style:style style:name="T470_9" style:family="text"/>
    <style:style style:name="T470_10" style:family="text"/>
    <style:style style:name="T470_11" style:family="text"/>
    <style:style style:name="T470_12" style:family="text"/>
    <style:style style:name="T470_13" style:family="text"/>
    <style:style style:name="T470_14" style:family="text"/>
    <style:style style:name="T470_15" style:family="text"/>
    <style:style style:name="T470_16" style:family="text"/>
    <style:style style:name="T470_17" style:family="text"/>
    <style:style style:name="T470_18" style:family="text"/>
    <style:style style:name="T470_19" style:family="text"/>
    <style:style style:name="T470_20" style:family="text"/>
    <style:style style:name="T470_21" style:family="text"/>
    <style:style style:name="T470_22" style:family="text"/>
    <style:style style:name="T470_23" style:family="text"/>
    <style:style style:name="T470_24" style:family="text"/>
    <style:style style:name="T470_25" style:family="text"/>
    <style:style style:name="T470_26" style:family="text"/>
    <style:style style:name="T470_27" style:family="text"/>
    <style:style style:name="T470_28" style:family="text"/>
    <style:style style:name="T470_29" style:family="text"/>
    <style:style style:name="T470_30" style:family="text"/>
    <style:style style:name="T470_31" style:family="text"/>
    <style:style style:name="T470_32" style:family="text"/>
    <style:style style:name="T470_33" style:family="text"/>
    <style:style style:name="T470_34" style:family="text"/>
    <style:style style:name="T470_35" style:family="text"/>
    <style:style style:name="T470_36" style:family="text"/>
    <style:style style:name="T470_37" style:family="text"/>
    <style:style style:name="T470_38" style:family="text"/>
    <style:style style:name="T470_39" style:family="text"/>
    <style:style style:name="T470_40" style:family="text"/>
    <style:style style:name="T470_41" style:family="text"/>
    <style:style style:name="T470_42" style:family="text"/>
    <style:style style:name="P471" style:family="paragraph" style:parent-style-name="Standard">
      <style:paragraph-properties fo:break-before="auto" fo:line-height="115%" style:writing-mode="lr-tb"/>
    </style:style>
    <style:style style:name="T471_1" style:family="text"/>
    <style:style style:name="T471_2" style:family="text"/>
    <style:style style:name="T471_3" style:family="text"/>
    <style:style style:name="P472" style:family="paragraph" style:parent-style-name="Standard">
      <style:paragraph-properties fo:break-before="auto" fo:line-height="115%" style:writing-mode="lr-tb"/>
    </style:style>
    <style:style style:name="T472_1" style:family="text"/>
    <style:style style:name="P473" style:family="paragraph" style:parent-style-name="Standard">
      <style:paragraph-properties fo:break-before="auto" fo:line-height="115%" style:writing-mode="lr-tb"/>
    </style:style>
    <style:style style:name="T473_1" style:family="text"/>
    <style:style style:name="T473_2" style:family="text"/>
    <style:style style:name="T473_3" style:family="text"/>
    <style:style style:name="T473_4" style:family="text"/>
    <style:style style:name="T473_5" style:family="text"/>
    <style:style style:name="T473_6" style:family="text"/>
    <style:style style:name="T473_7" style:family="text"/>
    <style:style style:name="T473_8" style:family="text"/>
    <style:style style:name="T473_9" style:family="text"/>
    <style:style style:name="T473_10" style:family="text"/>
    <style:style style:name="T473_11" style:family="text"/>
    <style:style style:name="T473_12" style:family="text"/>
    <style:style style:name="T473_13" style:family="text"/>
    <style:style style:name="T473_14" style:family="text"/>
    <style:style style:name="T473_15" style:family="text"/>
    <style:style style:name="P474" style:family="paragraph" style:parent-style-name="Standard">
      <style:paragraph-properties fo:break-before="auto" fo:line-height="115%" style:writing-mode="lr-tb"/>
    </style:style>
    <style:style style:name="T474_1" style:family="text"/>
    <style:style style:name="T474_2" style:family="text"/>
    <style:style style:name="P475" style:family="paragraph" style:parent-style-name="Standard">
      <style:paragraph-properties fo:break-before="auto" fo:line-height="115%" style:writing-mode="lr-tb"/>
    </style:style>
    <style:style style:name="T475_1" style:family="text"/>
    <style:style style:name="T475_2" style:family="text"/>
    <style:style style:name="T475_3" style:family="text"/>
    <style:style style:name="T475_4" style:family="text"/>
    <style:style style:name="T475_5" style:family="text"/>
    <style:style style:name="T475_6" style:family="text"/>
    <style:style style:name="T475_7" style:family="text"/>
    <style:style style:name="P476" style:family="paragraph" style:parent-style-name="Standard">
      <style:paragraph-properties fo:break-before="auto" fo:line-height="115%" style:writing-mode="lr-tb"/>
    </style:style>
    <style:style style:name="T476_1" style:family="text"/>
    <style:style style:name="T476_2" style:family="text"/>
    <style:style style:name="T476_3" style:family="text"/>
    <style:style style:name="T476_4" style:family="text"/>
    <style:style style:name="T476_5" style:family="text"/>
    <style:style style:name="T476_6" style:family="text"/>
    <style:style style:name="T476_7" style:family="text"/>
    <style:style style:name="T476_8" style:family="text"/>
    <style:style style:name="T476_9" style:family="text"/>
    <style:style style:name="T476_10" style:family="text"/>
    <style:style style:name="T476_11" style:family="text"/>
    <style:style style:name="T476_12" style:family="text"/>
    <style:style style:name="P477" style:family="paragraph" style:parent-style-name="Standard">
      <style:paragraph-properties fo:break-before="auto" fo:line-height="115%" style:writing-mode="lr-tb"/>
    </style:style>
    <style:style style:name="T477_1" style:family="text"/>
    <style:style style:name="T477_2" style:family="text"/>
    <style:style style:name="T477_3" style:family="text"/>
    <style:style style:name="P478" style:family="paragraph" style:parent-style-name="Standard">
      <style:paragraph-properties fo:break-before="auto" fo:line-height="115%" style:writing-mode="lr-tb"/>
    </style:style>
    <style:style style:name="T478_1" style:family="text"/>
    <style:style style:name="T478_2" style:family="text"/>
    <style:style style:name="T478_3" style:family="text"/>
    <style:style style:name="T478_4" style:family="text"/>
    <style:style style:name="T478_5" style:family="text"/>
    <style:style style:name="T478_6" style:family="text"/>
    <style:style style:name="T478_7" style:family="text"/>
    <style:style style:name="T478_8" style:family="text"/>
    <style:style style:name="T478_9" style:family="text"/>
    <style:style style:name="T478_10" style:family="text"/>
    <style:style style:name="P479" style:family="paragraph" style:parent-style-name="Standard">
      <style:paragraph-properties fo:break-before="auto" fo:line-height="115%" style:writing-mode="lr-tb"/>
    </style:style>
    <style:style style:name="T479_1" style:family="text"/>
    <style:style style:name="P480" style:family="paragraph" style:parent-style-name="Standard">
      <style:paragraph-properties fo:break-before="auto" fo:line-height="115%" style:writing-mode="lr-tb"/>
    </style:style>
    <style:style style:name="P481" style:family="paragraph" style:parent-style-name="Standard">
      <style:paragraph-properties fo:break-before="auto" fo:line-height="115%" style:writing-mode="lr-tb"/>
    </style:style>
    <style:style style:name="T481_1" style:family="text"/>
    <style:style style:name="T481_2" style:family="text"/>
    <style:style style:name="T481_3" style:family="text"/>
    <style:style style:name="T481_4" style:family="text"/>
    <style:style style:name="T481_5" style:family="text"/>
    <style:style style:name="T481_6" style:family="text"/>
    <style:style style:name="T481_7" style:family="text"/>
    <style:style style:name="T481_8" style:family="text"/>
    <style:style style:name="T481_9" style:family="text"/>
    <style:style style:name="T481_10" style:family="text"/>
    <style:style style:name="T481_11" style:family="text"/>
    <style:style style:name="T481_12" style:family="text"/>
    <style:style style:name="T481_13" style:family="text"/>
    <style:style style:name="T481_14" style:family="text"/>
    <style:style style:name="T481_15" style:family="text"/>
    <style:style style:name="T481_16" style:family="text"/>
    <style:style style:name="T481_17" style:family="text"/>
    <style:style style:name="P482" style:family="paragraph" style:parent-style-name="Standard">
      <style:paragraph-properties fo:break-before="auto" fo:line-height="115%" style:writing-mode="lr-tb"/>
    </style:style>
    <style:style style:name="T482_1" style:family="text"/>
    <style:style style:name="P483" style:family="paragraph" style:parent-style-name="Standard">
      <style:paragraph-properties fo:break-before="auto" fo:line-height="115%" style:writing-mode="lr-tb"/>
    </style:style>
    <style:style style:name="T483_1" style:family="text"/>
    <style:style style:name="T483_2" style:family="text"/>
    <style:style style:name="T483_3" style:family="text"/>
    <style:style style:name="T483_4" style:family="text"/>
    <style:style style:name="T483_5" style:family="text"/>
    <style:style style:name="T483_6" style:family="text"/>
    <style:style style:name="P484" style:family="paragraph" style:parent-style-name="Standard">
      <style:paragraph-properties fo:break-before="auto" fo:line-height="115%" style:writing-mode="lr-tb"/>
    </style:style>
    <style:style style:name="T484_1" style:family="text"/>
    <style:style style:name="T484_2" style:family="text"/>
    <style:style style:name="T484_3" style:family="text"/>
    <style:style style:name="T484_4" style:family="text"/>
    <style:style style:name="T484_5" style:family="text"/>
    <style:style style:name="T484_6" style:family="text"/>
    <style:style style:name="P485" style:family="paragraph" style:parent-style-name="Standard">
      <style:paragraph-properties fo:break-before="auto" fo:line-height="115%" style:writing-mode="lr-tb"/>
    </style:style>
    <style:style style:name="T485_1" style:family="text"/>
    <style:style style:name="T485_2" style:family="text"/>
    <style:style style:name="T485_3" style:family="text"/>
    <style:style style:name="T485_4" style:family="text"/>
    <style:style style:name="T485_5" style:family="text"/>
    <style:style style:name="T485_6" style:family="text"/>
    <style:style style:name="T485_7" style:family="text"/>
    <style:style style:name="T485_8" style:family="text"/>
    <style:style style:name="T485_9" style:family="text"/>
    <style:style style:name="P486" style:family="paragraph" style:parent-style-name="Standard">
      <style:paragraph-properties fo:break-before="auto" fo:line-height="115%" style:writing-mode="lr-tb"/>
    </style:style>
    <style:style style:name="T486_1" style:family="text"/>
    <style:style style:name="T486_2" style:family="text"/>
    <style:style style:name="T486_3" style:family="text"/>
    <style:style style:name="T486_4" style:family="text"/>
    <style:style style:name="T486_5" style:family="text"/>
    <style:style style:name="T486_6" style:family="text"/>
    <style:style style:name="T486_7" style:family="text"/>
    <style:style style:name="T486_8" style:family="text"/>
    <style:style style:name="T486_9" style:family="text"/>
    <style:style style:name="T486_10" style:family="text"/>
    <style:style style:name="T486_11" style:family="text"/>
    <style:style style:name="T486_12" style:family="text"/>
    <style:style style:name="T486_13" style:family="text"/>
    <style:style style:name="T486_14" style:family="text"/>
    <style:style style:name="T486_15" style:family="text"/>
    <style:style style:name="T486_16" style:family="text"/>
    <style:style style:name="T486_17" style:family="text"/>
    <style:style style:name="T486_18" style:family="text"/>
    <style:style style:name="T486_19" style:family="text"/>
    <style:style style:name="T486_20" style:family="text"/>
    <style:style style:name="T486_21" style:family="text"/>
    <style:style style:name="T486_22" style:family="text"/>
    <style:style style:name="T486_23" style:family="text"/>
    <style:style style:name="T486_24" style:family="text"/>
    <style:style style:name="T486_25" style:family="text"/>
    <style:style style:name="T486_26" style:family="text"/>
    <style:style style:name="T486_27" style:family="text"/>
    <style:style style:name="T486_28" style:family="text"/>
    <style:style style:name="T486_29" style:family="text"/>
    <style:style style:name="T486_30" style:family="text"/>
    <style:style style:name="T486_31" style:family="text"/>
    <style:style style:name="T486_32" style:family="text"/>
    <style:style style:name="T486_33" style:family="text"/>
    <style:style style:name="T486_34" style:family="text"/>
    <style:style style:name="T486_35" style:family="text"/>
    <style:style style:name="T486_36" style:family="text"/>
    <style:style style:name="T486_37" style:family="text"/>
    <style:style style:name="T486_38" style:family="text"/>
    <style:style style:name="T486_39" style:family="text"/>
    <style:style style:name="T486_40" style:family="text"/>
    <style:style style:name="P487" style:family="paragraph" style:parent-style-name="Standard">
      <style:paragraph-properties fo:break-before="auto" fo:line-height="115%" style:writing-mode="lr-tb"/>
    </style:style>
    <style:style style:name="T487_1" style:family="text"/>
    <style:style style:name="T487_2" style:family="text"/>
    <style:style style:name="T487_3" style:family="text"/>
    <style:style style:name="P488" style:family="paragraph" style:parent-style-name="Standard">
      <style:paragraph-properties fo:break-before="auto" fo:line-height="115%" style:writing-mode="lr-tb"/>
    </style:style>
    <style:style style:name="T488_1" style:family="text"/>
    <style:style style:name="P489" style:family="paragraph" style:parent-style-name="Standard">
      <style:paragraph-properties fo:break-before="auto" fo:line-height="115%" style:writing-mode="lr-tb"/>
    </style:style>
    <style:style style:name="T489_1" style:family="text"/>
    <style:style style:name="T489_2" style:family="text"/>
    <style:style style:name="T489_3" style:family="text"/>
    <style:style style:name="T489_4" style:family="text"/>
    <style:style style:name="T489_5" style:family="text"/>
    <style:style style:name="T489_6" style:family="text"/>
    <style:style style:name="T489_7" style:family="text"/>
    <style:style style:name="T489_8" style:family="text"/>
    <style:style style:name="T489_9" style:family="text"/>
    <style:style style:name="T489_10" style:family="text"/>
    <style:style style:name="T489_11" style:family="text"/>
    <style:style style:name="T489_12" style:family="text"/>
    <style:style style:name="T489_13" style:family="text"/>
    <style:style style:name="T489_14" style:family="text"/>
    <style:style style:name="T489_15" style:family="text"/>
    <style:style style:name="P490" style:family="paragraph" style:parent-style-name="Standard">
      <style:paragraph-properties fo:break-before="auto" fo:line-height="115%" style:writing-mode="lr-tb"/>
    </style:style>
    <style:style style:name="T490_1" style:family="text"/>
    <style:style style:name="T490_2" style:family="text"/>
    <style:style style:name="P491" style:family="paragraph" style:parent-style-name="Standard">
      <style:paragraph-properties fo:break-before="auto" fo:line-height="115%" style:writing-mode="lr-tb"/>
    </style:style>
    <style:style style:name="T491_1" style:family="text"/>
    <style:style style:name="T491_2" style:family="text"/>
    <style:style style:name="T491_3" style:family="text"/>
    <style:style style:name="T491_4" style:family="text"/>
    <style:style style:name="T491_5" style:family="text"/>
    <style:style style:name="T491_6" style:family="text"/>
    <style:style style:name="T491_7" style:family="text"/>
    <style:style style:name="P492" style:family="paragraph" style:parent-style-name="Standard">
      <style:paragraph-properties fo:break-before="auto" fo:line-height="115%" style:writing-mode="lr-tb"/>
    </style:style>
    <style:style style:name="T492_1" style:family="text"/>
    <style:style style:name="T492_2" style:family="text"/>
    <style:style style:name="T492_3" style:family="text"/>
    <style:style style:name="T492_4" style:family="text"/>
    <style:style style:name="T492_5" style:family="text"/>
    <style:style style:name="T492_6" style:family="text"/>
    <style:style style:name="T492_7" style:family="text"/>
    <style:style style:name="T492_8" style:family="text"/>
    <style:style style:name="T492_9" style:family="text"/>
    <style:style style:name="T492_10" style:family="text"/>
    <style:style style:name="T492_11" style:family="text"/>
    <style:style style:name="T492_12" style:family="text"/>
    <style:style style:name="P493" style:family="paragraph" style:parent-style-name="Standard">
      <style:paragraph-properties fo:break-before="auto" fo:line-height="115%" style:writing-mode="lr-tb"/>
    </style:style>
    <style:style style:name="T493_1" style:family="text"/>
    <style:style style:name="T493_2" style:family="text"/>
    <style:style style:name="T493_3" style:family="text"/>
    <style:style style:name="P494" style:family="paragraph" style:parent-style-name="Standard">
      <style:paragraph-properties fo:break-before="auto" fo:line-height="115%" style:writing-mode="lr-tb"/>
    </style:style>
    <style:style style:name="T494_1" style:family="text"/>
    <style:style style:name="T494_2" style:family="text"/>
    <style:style style:name="T494_3" style:family="text"/>
    <style:style style:name="T494_4" style:family="text"/>
    <style:style style:name="T494_5" style:family="text"/>
    <style:style style:name="T494_6" style:family="text"/>
    <style:style style:name="T494_7" style:family="text"/>
    <style:style style:name="T494_8" style:family="text"/>
    <style:style style:name="T494_9" style:family="text"/>
    <style:style style:name="T494_10" style:family="text"/>
    <style:style style:name="P495" style:family="paragraph" style:parent-style-name="Standard">
      <style:paragraph-properties fo:break-before="auto" fo:line-height="115%" style:writing-mode="lr-tb"/>
    </style:style>
    <style:style style:name="T495_1" style:family="text"/>
    <style:style style:name="P496" style:family="paragraph" style:parent-style-name="Standard">
      <style:paragraph-properties fo:break-before="auto" fo:line-height="115%" style:writing-mode="lr-tb"/>
    </style:style>
    <style:style style:name="P497" style:family="paragraph" style:parent-style-name="Standard">
      <style:paragraph-properties fo:break-before="auto" fo:line-height="115%" style:writing-mode="lr-tb"/>
    </style:style>
    <style:style style:name="T497_1" style:family="text"/>
    <style:style style:name="T497_2" style:family="text"/>
    <style:style style:name="T497_3" style:family="text"/>
    <style:style style:name="T497_4" style:family="text"/>
    <style:style style:name="T497_5" style:family="text"/>
    <style:style style:name="T497_6" style:family="text"/>
    <style:style style:name="T497_7" style:family="text"/>
    <style:style style:name="T497_8" style:family="text"/>
    <style:style style:name="T497_9" style:family="text"/>
    <style:style style:name="P498" style:family="paragraph" style:parent-style-name="Standard">
      <style:paragraph-properties fo:break-before="auto" fo:line-height="115%" style:writing-mode="lr-tb"/>
    </style:style>
    <style:style style:name="T498_1" style:family="text"/>
    <style:style style:name="T498_2" style:family="text"/>
    <style:style style:name="T498_3" style:family="text"/>
    <style:style style:name="P499" style:family="paragraph" style:parent-style-name="Standard">
      <style:paragraph-properties fo:break-before="auto" fo:line-height="115%" style:writing-mode="lr-tb"/>
    </style:style>
    <style:style style:name="T499_1" style:family="text"/>
    <style:style style:name="T499_2" style:family="text"/>
    <style:style style:name="T499_3" style:family="text"/>
    <style:style style:name="T499_4" style:family="text"/>
    <style:style style:name="T499_5" style:family="text"/>
    <style:style style:name="T499_6" style:family="text"/>
    <style:style style:name="T499_7" style:family="text"/>
    <style:style style:name="T499_8" style:family="text"/>
    <style:style style:name="T499_9" style:family="text"/>
    <style:style style:name="P500" style:family="paragraph" style:parent-style-name="Standard">
      <style:paragraph-properties fo:break-before="auto" fo:line-height="115%" style:writing-mode="lr-tb"/>
    </style:style>
    <style:style style:name="T500_1" style:family="text"/>
    <style:style style:name="T500_2" style:family="text"/>
    <style:style style:name="T500_3" style:family="text"/>
    <style:style style:name="T500_4" style:family="text"/>
    <style:style style:name="T500_5" style:family="text"/>
    <style:style style:name="T500_6" style:family="text"/>
    <style:style style:name="T500_7" style:family="text"/>
    <style:style style:name="T500_8" style:family="text"/>
    <style:style style:name="T500_9" style:family="text"/>
    <style:style style:name="T500_10" style:family="text"/>
    <style:style style:name="T500_11" style:family="text"/>
    <style:style style:name="T500_12" style:family="text"/>
    <style:style style:name="T500_13" style:family="text"/>
    <style:style style:name="P501" style:family="paragraph" style:parent-style-name="Standard">
      <style:paragraph-properties fo:break-before="auto" fo:line-height="115%" style:writing-mode="lr-tb"/>
    </style:style>
    <style:style style:name="T501_1" style:family="text"/>
    <style:style style:name="T501_2" style:family="text"/>
    <style:style style:name="T501_3" style:family="text"/>
    <style:style style:name="T501_4" style:family="text"/>
    <style:style style:name="P502" style:family="paragraph" style:parent-style-name="Standard">
      <style:paragraph-properties fo:break-before="auto" fo:line-height="115%" style:writing-mode="lr-tb"/>
    </style:style>
    <style:style style:name="T502_1" style:family="text"/>
    <style:style style:name="T502_2" style:family="text"/>
    <style:style style:name="T502_3" style:family="text"/>
    <style:style style:name="T502_4" style:family="text"/>
    <style:style style:name="T502_5" style:family="text"/>
    <style:style style:name="T502_6" style:family="text"/>
    <style:style style:name="T502_7" style:family="text"/>
    <style:style style:name="T502_8" style:family="text"/>
    <style:style style:name="T502_9" style:family="text"/>
    <style:style style:name="T502_10" style:family="text"/>
    <style:style style:name="T502_11" style:family="text"/>
    <style:style style:name="P503" style:family="paragraph" style:parent-style-name="Standard">
      <style:paragraph-properties fo:break-before="auto" fo:line-height="115%" style:writing-mode="lr-tb"/>
    </style:style>
    <style:style style:name="T503_1" style:family="text"/>
    <style:style style:name="T503_2" style:family="text"/>
    <style:style style:name="T503_3" style:family="text"/>
    <style:style style:name="T503_4" style:family="text"/>
    <style:style style:name="T503_5" style:family="text"/>
    <style:style style:name="T503_6" style:family="text"/>
    <style:style style:name="T503_7" style:family="text"/>
    <style:style style:name="T503_8" style:family="text"/>
    <style:style style:name="T503_9" style:family="text"/>
    <style:style style:name="T503_10" style:family="text"/>
    <style:style style:name="T503_11" style:family="text"/>
    <style:style style:name="P504" style:family="paragraph" style:parent-style-name="Standard">
      <style:paragraph-properties fo:break-before="auto" fo:line-height="115%" style:writing-mode="lr-tb"/>
    </style:style>
    <style:style style:name="T504_1" style:family="text"/>
    <style:style style:name="T504_2" style:family="text"/>
    <style:style style:name="T504_3" style:family="text"/>
    <style:style style:name="T504_4" style:family="text"/>
    <style:style style:name="T504_5" style:family="text"/>
    <style:style style:name="T504_6" style:family="text"/>
    <style:style style:name="T504_7" style:family="text"/>
    <style:style style:name="T504_8" style:family="text"/>
    <style:style style:name="T504_9" style:family="text"/>
    <style:style style:name="T504_10" style:family="text"/>
    <style:style style:name="T504_11" style:family="text"/>
    <style:style style:name="P505" style:family="paragraph" style:parent-style-name="Standard">
      <style:paragraph-properties fo:break-before="auto" fo:line-height="115%" style:writing-mode="lr-tb"/>
    </style:style>
    <style:style style:name="T505_1" style:family="text"/>
    <style:style style:name="T505_2" style:family="text"/>
    <style:style style:name="T505_3" style:family="text"/>
    <style:style style:name="T505_4" style:family="text"/>
    <style:style style:name="T505_5" style:family="text"/>
    <style:style style:name="T505_6" style:family="text"/>
    <style:style style:name="T505_7" style:family="text"/>
    <style:style style:name="T505_8" style:family="text"/>
    <style:style style:name="T505_9" style:family="text"/>
    <style:style style:name="T505_10" style:family="text"/>
    <style:style style:name="T505_11" style:family="text"/>
    <style:style style:name="P506" style:family="paragraph" style:parent-style-name="Standard">
      <style:paragraph-properties fo:break-before="auto" fo:line-height="115%" style:writing-mode="lr-tb"/>
    </style:style>
    <style:style style:name="T506_1" style:family="text"/>
    <style:style style:name="T506_2" style:family="text"/>
    <style:style style:name="T506_3" style:family="text"/>
    <style:style style:name="T506_4" style:family="text"/>
    <style:style style:name="T506_5" style:family="text"/>
    <style:style style:name="T506_6" style:family="text"/>
    <style:style style:name="P507" style:family="paragraph" style:parent-style-name="Standard">
      <style:paragraph-properties fo:break-before="auto" fo:line-height="115%" style:writing-mode="lr-tb"/>
    </style:style>
    <style:style style:name="T507_1" style:family="text"/>
    <style:style style:name="T507_2" style:family="text"/>
    <style:style style:name="T507_3" style:family="text"/>
    <style:style style:name="P508" style:family="paragraph" style:parent-style-name="Standard">
      <style:paragraph-properties fo:break-before="auto" fo:line-height="115%" style:writing-mode="lr-tb"/>
    </style:style>
    <style:style style:name="T508_1" style:family="text"/>
    <style:style style:name="T508_2" style:family="text"/>
    <style:style style:name="T508_3" style:family="text"/>
    <style:style style:name="T508_4" style:family="text"/>
    <style:style style:name="T508_5" style:family="text"/>
    <style:style style:name="T508_6" style:family="text"/>
    <style:style style:name="T508_7" style:family="text"/>
    <style:style style:name="T508_8" style:family="text"/>
    <style:style style:name="T508_9" style:family="text"/>
    <style:style style:name="T508_10" style:family="text"/>
    <style:style style:name="P509" style:family="paragraph" style:parent-style-name="Standard">
      <style:paragraph-properties fo:break-before="auto" fo:line-height="115%" style:writing-mode="lr-tb"/>
    </style:style>
    <style:style style:name="T509_1" style:family="text"/>
    <style:style style:name="T509_2" style:family="text"/>
    <style:style style:name="T509_3" style:family="text"/>
    <style:style style:name="T509_4" style:family="text"/>
    <style:style style:name="T509_5" style:family="text"/>
    <style:style style:name="T509_6" style:family="text"/>
    <style:style style:name="P510" style:family="paragraph" style:parent-style-name="Standard">
      <style:paragraph-properties fo:break-before="auto" fo:line-height="115%" style:writing-mode="lr-tb"/>
    </style:style>
    <style:style style:name="T510_1" style:family="text"/>
    <style:style style:name="T510_2" style:family="text"/>
    <style:style style:name="T510_3" style:family="text"/>
    <style:style style:name="T510_4" style:family="text"/>
    <style:style style:name="T510_5" style:family="text"/>
    <style:style style:name="T510_6" style:family="text"/>
    <style:style style:name="P511" style:family="paragraph" style:parent-style-name="Standard">
      <style:paragraph-properties fo:break-before="auto" fo:line-height="115%" style:writing-mode="lr-tb"/>
    </style:style>
    <style:style style:name="T511_1" style:family="text"/>
    <style:style style:name="T511_2" style:family="text"/>
    <style:style style:name="T511_3" style:family="text"/>
    <style:style style:name="T511_4" style:family="text"/>
    <style:style style:name="P512" style:family="paragraph" style:parent-style-name="Standard">
      <style:paragraph-properties fo:break-before="auto" fo:line-height="115%" style:writing-mode="lr-tb"/>
    </style:style>
    <style:style style:name="T512_1" style:family="text"/>
    <style:style style:name="T512_2" style:family="text"/>
    <style:style style:name="T512_3" style:family="text"/>
    <style:style style:name="T512_4" style:family="text"/>
    <style:style style:name="T512_5" style:family="text"/>
    <style:style style:name="T512_6" style:family="text"/>
    <style:style style:name="T512_7" style:family="text"/>
    <style:style style:name="T512_8" style:family="text"/>
    <style:style style:name="T512_9" style:family="text"/>
    <style:style style:name="T512_10" style:family="text"/>
    <style:style style:name="T512_11" style:family="text"/>
    <style:style style:name="T512_12" style:family="text"/>
    <style:style style:name="T512_13" style:family="text"/>
    <style:style style:name="T512_14" style:family="text"/>
    <style:style style:name="P513" style:family="paragraph" style:parent-style-name="Standard">
      <style:paragraph-properties fo:break-before="auto" fo:line-height="115%" style:writing-mode="lr-tb"/>
    </style:style>
    <style:style style:name="T513_1" style:family="text"/>
    <style:style style:name="T513_2" style:family="text"/>
    <style:style style:name="T513_3" style:family="text"/>
    <style:style style:name="T513_4" style:family="text"/>
    <style:style style:name="P514" style:family="paragraph" style:parent-style-name="Standard">
      <style:paragraph-properties fo:break-before="auto" fo:line-height="115%" style:writing-mode="lr-tb"/>
    </style:style>
    <style:style style:name="T514_1" style:family="text"/>
    <style:style style:name="T514_2" style:family="text"/>
    <style:style style:name="P515" style:family="paragraph" style:parent-style-name="Standard">
      <style:paragraph-properties fo:break-before="auto" fo:line-height="115%" style:writing-mode="lr-tb"/>
    </style:style>
    <style:style style:name="T515_1" style:family="text"/>
    <style:style style:name="T515_2" style:family="text"/>
    <style:style style:name="T515_3" style:family="text"/>
    <style:style style:name="P516" style:family="paragraph" style:parent-style-name="Standard">
      <style:paragraph-properties fo:break-before="auto" fo:line-height="115%" style:writing-mode="lr-tb"/>
    </style:style>
    <style:style style:name="T516_1" style:family="text"/>
    <style:style style:name="T516_2" style:family="text"/>
    <style:style style:name="T516_3" style:family="text"/>
    <style:style style:name="T516_4" style:family="text"/>
    <style:style style:name="T516_5" style:family="text"/>
    <style:style style:name="T516_6" style:family="text"/>
    <style:style style:name="T516_7" style:family="text"/>
    <style:style style:name="T516_8" style:family="text"/>
    <style:style style:name="T516_9" style:family="text"/>
    <style:style style:name="T516_10" style:family="text"/>
    <style:style style:name="T516_11" style:family="text"/>
    <style:style style:name="P517" style:family="paragraph" style:parent-style-name="Standard">
      <style:paragraph-properties fo:break-before="auto" fo:line-height="115%" style:writing-mode="lr-tb"/>
    </style:style>
    <style:style style:name="T517_1" style:family="text"/>
    <style:style style:name="T517_2" style:family="text"/>
    <style:style style:name="T517_3" style:family="text"/>
    <style:style style:name="T517_4" style:family="text"/>
    <style:style style:name="T517_5" style:family="text"/>
    <style:style style:name="T517_6" style:family="text"/>
    <style:style style:name="P518" style:family="paragraph" style:parent-style-name="Standard">
      <style:paragraph-properties fo:break-before="auto" fo:line-height="115%" style:writing-mode="lr-tb"/>
    </style:style>
    <style:style style:name="T518_1" style:family="text"/>
    <style:style style:name="T518_2" style:family="text"/>
    <style:style style:name="T518_3" style:family="text"/>
    <style:style style:name="T518_4" style:family="text"/>
    <style:style style:name="P519" style:family="paragraph" style:parent-style-name="Standard">
      <style:paragraph-properties fo:break-before="auto" fo:line-height="115%" style:writing-mode="lr-tb"/>
    </style:style>
    <style:style style:name="T519_1" style:family="text"/>
    <style:style style:name="T519_2" style:family="text"/>
    <style:style style:name="T519_3" style:family="text"/>
    <style:style style:name="P520" style:family="paragraph" style:parent-style-name="Standard">
      <style:paragraph-properties fo:break-before="auto" fo:line-height="115%" style:writing-mode="lr-tb"/>
    </style:style>
    <style:style style:name="T520_1" style:family="text"/>
    <style:style style:name="T520_2" style:family="text"/>
    <style:style style:name="T520_3" style:family="text"/>
    <style:style style:name="T520_4" style:family="text"/>
    <style:style style:name="T520_5" style:family="text"/>
    <style:style style:name="T520_6" style:family="text"/>
    <style:style style:name="T520_7" style:family="text"/>
    <style:style style:name="T520_8" style:family="text"/>
    <style:style style:name="P521" style:family="paragraph" style:parent-style-name="Standard">
      <style:paragraph-properties fo:break-before="auto" fo:line-height="115%" style:writing-mode="lr-tb"/>
    </style:style>
    <style:style style:name="T521_1" style:family="text"/>
    <style:style style:name="T521_2" style:family="text"/>
    <style:style style:name="T521_3" style:family="text"/>
    <style:style style:name="T521_4" style:family="text"/>
    <style:style style:name="P522" style:family="paragraph" style:parent-style-name="Standard">
      <style:paragraph-properties fo:break-before="auto" fo:line-height="115%" style:writing-mode="lr-tb"/>
    </style:style>
    <style:style style:name="T522_1" style:family="text"/>
    <style:style style:name="T522_2" style:family="text"/>
    <style:style style:name="T522_3" style:family="text"/>
    <style:style style:name="T522_4" style:family="text"/>
    <style:style style:name="T522_5" style:family="text"/>
    <style:style style:name="T522_6" style:family="text"/>
    <style:style style:name="P523" style:family="paragraph" style:parent-style-name="Standard">
      <style:paragraph-properties fo:break-before="auto" fo:line-height="115%" style:writing-mode="lr-tb"/>
    </style:style>
    <style:style style:name="T523_1" style:family="text"/>
    <style:style style:name="T523_2" style:family="text"/>
    <style:style style:name="T523_3" style:family="text"/>
    <style:style style:name="T523_4" style:family="text"/>
    <style:style style:name="T523_5" style:family="text"/>
    <style:style style:name="T523_6" style:family="text"/>
    <style:style style:name="T523_7" style:family="text"/>
    <style:style style:name="T523_8" style:family="text"/>
    <style:style style:name="T523_9" style:family="text"/>
    <style:style style:name="T523_10" style:family="text"/>
    <style:style style:name="T523_11" style:family="text"/>
    <style:style style:name="T523_12" style:family="text"/>
    <style:style style:name="T523_13" style:family="text"/>
    <style:style style:name="T523_14" style:family="text"/>
    <style:style style:name="T523_15" style:family="text"/>
    <style:style style:name="T523_16" style:family="text"/>
    <style:style style:name="T523_17" style:family="text"/>
    <style:style style:name="T523_18" style:family="text"/>
    <style:style style:name="T523_19" style:family="text"/>
    <style:style style:name="P524" style:family="paragraph" style:parent-style-name="Standard">
      <style:paragraph-properties fo:break-before="auto" fo:line-height="115%" style:writing-mode="lr-tb"/>
    </style:style>
    <style:style style:name="T524_1" style:family="text"/>
    <style:style style:name="T524_2" style:family="text"/>
    <style:style style:name="T524_3" style:family="text"/>
    <style:style style:name="T524_4" style:family="text"/>
    <style:style style:name="P525" style:family="paragraph" style:parent-style-name="Standard">
      <style:paragraph-properties fo:break-before="auto" fo:line-height="115%" style:writing-mode="lr-tb"/>
    </style:style>
    <style:style style:name="T525_1" style:family="text"/>
    <style:style style:name="T525_2" style:family="text"/>
    <style:style style:name="T525_3" style:family="text"/>
    <style:style style:name="T525_4" style:family="text"/>
    <style:style style:name="T525_5" style:family="text"/>
    <style:style style:name="T525_6" style:family="text"/>
    <style:style style:name="T525_7" style:family="text"/>
    <style:style style:name="T525_8" style:family="text"/>
    <style:style style:name="T525_9" style:family="text"/>
    <style:style style:name="T525_10" style:family="text"/>
    <style:style style:name="P526" style:family="paragraph" style:parent-style-name="Standard">
      <style:paragraph-properties fo:break-before="auto" fo:line-height="115%" style:writing-mode="lr-tb"/>
    </style:style>
    <style:style style:name="T526_1" style:family="text"/>
    <style:style style:name="T526_2" style:family="text"/>
    <style:style style:name="T526_3" style:family="text"/>
    <style:style style:name="P527" style:family="paragraph" style:parent-style-name="Standard">
      <style:paragraph-properties fo:break-before="auto" fo:line-height="115%" style:writing-mode="lr-tb"/>
    </style:style>
    <style:style style:name="T527_1" style:family="text"/>
    <style:style style:name="T527_2" style:family="text"/>
    <style:style style:name="T527_3" style:family="text"/>
    <style:style style:name="T527_4" style:family="text"/>
    <style:style style:name="T527_5" style:family="text"/>
    <style:style style:name="T527_6" style:family="text"/>
    <style:style style:name="T527_7" style:family="text"/>
    <style:style style:name="T527_8" style:family="text"/>
    <style:style style:name="T527_9" style:family="text"/>
    <style:style style:name="T527_10" style:family="text"/>
    <style:style style:name="T527_11" style:family="text"/>
    <style:style style:name="T527_12" style:family="text"/>
    <style:style style:name="T527_13" style:family="text"/>
    <style:style style:name="T527_14" style:family="text"/>
    <style:style style:name="T527_15" style:family="text"/>
    <style:style style:name="T527_16" style:family="text"/>
    <style:style style:name="T527_17" style:family="text"/>
    <style:style style:name="T527_18" style:family="text"/>
    <style:style style:name="T527_19" style:family="text"/>
    <style:style style:name="P528" style:family="paragraph" style:parent-style-name="Standard">
      <style:paragraph-properties fo:break-before="auto" fo:line-height="115%" style:writing-mode="lr-tb"/>
    </style:style>
    <style:style style:name="T528_1" style:family="text"/>
    <style:style style:name="T528_2" style:family="text"/>
    <style:style style:name="P529" style:family="paragraph" style:parent-style-name="Standard">
      <style:paragraph-properties fo:break-before="auto" fo:line-height="115%" style:writing-mode="lr-tb"/>
    </style:style>
    <style:style style:name="T529_1" style:family="text"/>
    <style:style style:name="T529_2" style:family="text"/>
    <style:style style:name="P530" style:family="paragraph" style:parent-style-name="Standard">
      <style:paragraph-properties fo:break-before="auto" fo:line-height="115%" style:writing-mode="lr-tb"/>
    </style:style>
    <style:style style:name="T530_1" style:family="text"/>
    <style:style style:name="P531" style:family="paragraph" style:parent-style-name="Standard">
      <style:paragraph-properties fo:break-before="auto" fo:line-height="115%" style:writing-mode="lr-tb"/>
    </style:style>
    <style:style style:name="T531_1" style:family="text"/>
    <style:style style:name="P532" style:family="paragraph" style:parent-style-name="Standard">
      <style:paragraph-properties fo:break-before="auto" fo:line-height="115%" style:writing-mode="lr-tb"/>
    </style:style>
    <style:style style:name="P533" style:family="paragraph" style:parent-style-name="Standard">
      <style:paragraph-properties fo:break-before="auto" fo:line-height="115%" style:writing-mode="lr-tb"/>
    </style:style>
    <style:style style:name="T533_1" style:family="text"/>
    <style:style style:name="T533_2" style:family="text"/>
    <style:style style:name="T533_3" style:family="text"/>
    <style:style style:name="T533_4" style:family="text"/>
    <style:style style:name="T533_5" style:family="text"/>
    <style:style style:name="T533_6" style:family="text"/>
    <style:style style:name="T533_7" style:family="text"/>
    <style:style style:name="T533_8" style:family="text"/>
    <style:style style:name="T533_9" style:family="text"/>
    <style:style style:name="P534" style:family="paragraph" style:parent-style-name="Standard">
      <style:paragraph-properties fo:break-before="auto" fo:line-height="115%" style:writing-mode="lr-tb"/>
    </style:style>
    <style:style style:name="T534_1" style:family="text"/>
    <style:style style:name="T534_2" style:family="text"/>
    <style:style style:name="T534_3" style:family="text"/>
    <style:style style:name="T534_4" style:family="text"/>
    <style:style style:name="T534_5" style:family="text"/>
    <style:style style:name="T534_6" style:family="text"/>
    <style:style style:name="T534_7" style:family="text"/>
    <style:style style:name="T534_8" style:family="text"/>
    <style:style style:name="T534_9" style:family="text"/>
    <style:style style:name="T534_10" style:family="text"/>
    <style:style style:name="T534_11" style:family="text"/>
    <style:style style:name="T534_12" style:family="text"/>
    <style:style style:name="T534_13" style:family="text"/>
    <style:style style:name="T534_14" style:family="text"/>
    <style:style style:name="T534_15" style:family="text"/>
    <style:style style:name="T534_16" style:family="text"/>
    <style:style style:name="T534_17" style:family="text"/>
    <style:style style:name="T534_18" style:family="text"/>
    <style:style style:name="T534_19" style:family="text"/>
    <style:style style:name="T534_20" style:family="text"/>
    <style:style style:name="T534_21" style:family="text"/>
    <style:style style:name="T534_22" style:family="text"/>
    <style:style style:name="T534_23" style:family="text"/>
    <style:style style:name="T534_24" style:family="text"/>
    <style:style style:name="T534_25" style:family="text"/>
    <style:style style:name="T534_26" style:family="text"/>
    <style:style style:name="T534_27" style:family="text"/>
    <style:style style:name="T534_28" style:family="text"/>
    <style:style style:name="T534_29" style:family="text"/>
    <style:style style:name="T534_30" style:family="text"/>
    <style:style style:name="T534_31" style:family="text"/>
    <style:style style:name="T534_32" style:family="text"/>
    <style:style style:name="T534_33" style:family="text"/>
    <style:style style:name="T534_34" style:family="text"/>
    <style:style style:name="T534_35" style:family="text"/>
    <style:style style:name="T534_36" style:family="text"/>
    <style:style style:name="T534_37" style:family="text"/>
    <style:style style:name="T534_38" style:family="text"/>
    <style:style style:name="T534_39" style:family="text"/>
    <style:style style:name="P535" style:family="paragraph" style:parent-style-name="Standard">
      <style:paragraph-properties fo:break-before="auto" fo:line-height="115%" style:writing-mode="lr-tb"/>
    </style:style>
    <style:style style:name="T535_1" style:family="text"/>
    <style:style style:name="T535_2" style:family="text"/>
    <style:style style:name="T535_3" style:family="text"/>
    <style:style style:name="T535_4" style:family="text"/>
    <style:style style:name="T535_5" style:family="text"/>
    <style:style style:name="T535_6" style:family="text"/>
    <style:style style:name="T535_7" style:family="text"/>
    <style:style style:name="P536" style:family="paragraph" style:parent-style-name="Standard">
      <style:paragraph-properties fo:break-before="auto" fo:line-height="115%" style:writing-mode="lr-tb"/>
    </style:style>
    <style:style style:name="T536_1" style:family="text"/>
    <style:style style:name="T536_2" style:family="text"/>
    <style:style style:name="T536_3" style:family="text"/>
    <style:style style:name="T536_4" style:family="text"/>
    <style:style style:name="T536_5" style:family="text"/>
    <style:style style:name="T536_6" style:family="text"/>
    <style:style style:name="T536_7" style:family="text"/>
    <style:style style:name="T536_8" style:family="text"/>
    <style:style style:name="T536_9" style:family="text"/>
    <style:style style:name="T536_10" style:family="text"/>
    <style:style style:name="T536_11" style:family="text"/>
    <style:style style:name="T536_12" style:family="text"/>
    <style:style style:name="T536_13" style:family="text"/>
    <style:style style:name="T536_14" style:family="text"/>
    <style:style style:name="T536_15" style:family="text"/>
    <style:style style:name="P537" style:family="paragraph" style:parent-style-name="Standard">
      <style:paragraph-properties fo:break-before="auto" fo:line-height="115%" style:writing-mode="lr-tb"/>
    </style:style>
    <style:style style:name="T537_1" style:family="text"/>
    <style:style style:name="T537_2" style:family="text"/>
    <style:style style:name="P538" style:family="paragraph" style:parent-style-name="Standard">
      <style:paragraph-properties fo:break-before="auto" fo:line-height="115%" style:writing-mode="lr-tb"/>
    </style:style>
    <style:style style:name="T538_1" style:family="text"/>
    <style:style style:name="T538_2" style:family="text"/>
    <style:style style:name="T538_3" style:family="text"/>
    <style:style style:name="T538_4" style:family="text"/>
    <style:style style:name="T538_5" style:family="text"/>
    <style:style style:name="T538_6" style:family="text"/>
    <style:style style:name="T538_7" style:family="text"/>
    <style:style style:name="T538_8" style:family="text"/>
    <style:style style:name="T538_9" style:family="text"/>
    <style:style style:name="T538_10" style:family="text"/>
    <style:style style:name="T538_11" style:family="text"/>
    <style:style style:name="T538_12" style:family="text"/>
    <style:style style:name="P539" style:family="paragraph" style:parent-style-name="Standard">
      <style:paragraph-properties fo:break-before="auto" fo:line-height="115%" style:writing-mode="lr-tb"/>
    </style:style>
    <style:style style:name="T539_1" style:family="text"/>
    <style:style style:name="T539_2" style:family="text"/>
    <style:style style:name="T539_3" style:family="text"/>
    <style:style style:name="P540" style:family="paragraph" style:parent-style-name="Standard">
      <style:paragraph-properties fo:break-before="auto" fo:line-height="115%" style:writing-mode="lr-tb"/>
    </style:style>
    <style:style style:name="P541" style:family="paragraph" style:parent-style-name="Standard">
      <style:paragraph-properties fo:break-before="auto" fo:line-height="115%" style:writing-mode="lr-tb"/>
    </style:style>
    <style:style style:name="T541_1" style:family="text"/>
    <style:style style:name="T541_2" style:family="text"/>
    <style:style style:name="T541_3" style:family="text"/>
    <style:style style:name="T541_4" style:family="text"/>
    <style:style style:name="T541_5" style:family="text"/>
    <style:style style:name="T541_6" style:family="text"/>
    <style:style style:name="T541_7" style:family="text"/>
    <style:style style:name="T541_8" style:family="text"/>
    <style:style style:name="T541_9" style:family="text"/>
    <style:style style:name="T541_10" style:family="text"/>
    <style:style style:name="T541_11" style:family="text"/>
    <style:style style:name="P542" style:family="paragraph" style:parent-style-name="Standard">
      <style:paragraph-properties fo:break-before="auto" fo:line-height="115%" style:writing-mode="lr-tb"/>
    </style:style>
    <style:style style:name="T542_1" style:family="text"/>
    <style:style style:name="T542_2" style:family="text"/>
    <style:style style:name="T542_3" style:family="text"/>
    <style:style style:name="P543" style:family="paragraph" style:parent-style-name="Standard">
      <style:paragraph-properties fo:break-before="auto" fo:line-height="115%" style:writing-mode="lr-tb"/>
    </style:style>
    <style:style style:name="T543_1" style:family="text"/>
    <style:style style:name="T543_2" style:family="text"/>
    <style:style style:name="T543_3" style:family="text"/>
    <style:style style:name="T543_4" style:family="text"/>
    <style:style style:name="T543_5" style:family="text"/>
    <style:style style:name="T543_6" style:family="text"/>
    <style:style style:name="T543_7" style:family="text"/>
    <style:style style:name="T543_8" style:family="text"/>
    <style:style style:name="T543_9" style:family="text"/>
    <style:style style:name="P544" style:family="paragraph" style:parent-style-name="Standard">
      <style:paragraph-properties fo:break-before="auto" fo:line-height="115%" style:writing-mode="lr-tb"/>
    </style:style>
    <style:style style:name="T544_1" style:family="text"/>
    <style:style style:name="T544_2" style:family="text"/>
    <style:style style:name="T544_3" style:family="text"/>
    <style:style style:name="T544_4" style:family="text"/>
    <style:style style:name="T544_5" style:family="text"/>
    <style:style style:name="T544_6" style:family="text"/>
    <style:style style:name="T544_7" style:family="text"/>
    <style:style style:name="T544_8" style:family="text"/>
    <style:style style:name="T544_9" style:family="text"/>
    <style:style style:name="T544_10" style:family="text"/>
    <style:style style:name="T544_11" style:family="text"/>
    <style:style style:name="T544_12" style:family="text"/>
    <style:style style:name="T544_13" style:family="text"/>
    <style:style style:name="P545" style:family="paragraph" style:parent-style-name="Standard">
      <style:paragraph-properties fo:break-before="auto" fo:line-height="115%" style:writing-mode="lr-tb"/>
    </style:style>
    <style:style style:name="T545_1" style:family="text"/>
    <style:style style:name="T545_2" style:family="text"/>
    <style:style style:name="T545_3" style:family="text"/>
    <style:style style:name="T545_4" style:family="text"/>
    <style:style style:name="P546" style:family="paragraph" style:parent-style-name="Standard">
      <style:paragraph-properties fo:break-before="auto" fo:line-height="115%" style:writing-mode="lr-tb"/>
    </style:style>
    <style:style style:name="T546_1" style:family="text"/>
    <style:style style:name="T546_2" style:family="text"/>
    <style:style style:name="T546_3" style:family="text"/>
    <style:style style:name="T546_4" style:family="text"/>
    <style:style style:name="T546_5" style:family="text"/>
    <style:style style:name="T546_6" style:family="text"/>
    <style:style style:name="T546_7" style:family="text"/>
    <style:style style:name="T546_8" style:family="text"/>
    <style:style style:name="T546_9" style:family="text"/>
    <style:style style:name="T546_10" style:family="text"/>
    <style:style style:name="T546_11" style:family="text"/>
    <style:style style:name="P547" style:family="paragraph" style:parent-style-name="Standard">
      <style:paragraph-properties fo:break-before="auto" fo:line-height="115%" style:writing-mode="lr-tb"/>
    </style:style>
    <style:style style:name="T547_1" style:family="text"/>
    <style:style style:name="T547_2" style:family="text"/>
    <style:style style:name="T547_3" style:family="text"/>
    <style:style style:name="T547_4" style:family="text"/>
    <style:style style:name="T547_5" style:family="text"/>
    <style:style style:name="T547_6" style:family="text"/>
    <style:style style:name="T547_7" style:family="text"/>
    <style:style style:name="T547_8" style:family="text"/>
    <style:style style:name="T547_9" style:family="text"/>
    <style:style style:name="T547_10" style:family="text"/>
    <style:style style:name="T547_11" style:family="text"/>
    <style:style style:name="P548" style:family="paragraph" style:parent-style-name="Standard">
      <style:paragraph-properties fo:break-before="auto" fo:line-height="115%" style:writing-mode="lr-tb"/>
    </style:style>
    <style:style style:name="T548_1" style:family="text"/>
    <style:style style:name="T548_2" style:family="text"/>
    <style:style style:name="T548_3" style:family="text"/>
    <style:style style:name="T548_4" style:family="text"/>
    <style:style style:name="T548_5" style:family="text"/>
    <style:style style:name="T548_6" style:family="text"/>
    <style:style style:name="T548_7" style:family="text"/>
    <style:style style:name="T548_8" style:family="text"/>
    <style:style style:name="T548_9" style:family="text"/>
    <style:style style:name="T548_10" style:family="text"/>
    <style:style style:name="T548_11" style:family="text"/>
    <style:style style:name="P549" style:family="paragraph" style:parent-style-name="Standard">
      <style:paragraph-properties fo:break-before="auto" fo:line-height="115%" style:writing-mode="lr-tb"/>
    </style:style>
    <style:style style:name="T549_1" style:family="text"/>
    <style:style style:name="T549_2" style:family="text"/>
    <style:style style:name="T549_3" style:family="text"/>
    <style:style style:name="T549_4" style:family="text"/>
    <style:style style:name="T549_5" style:family="text"/>
    <style:style style:name="T549_6" style:family="text"/>
    <style:style style:name="T549_7" style:family="text"/>
    <style:style style:name="T549_8" style:family="text"/>
    <style:style style:name="T549_9" style:family="text"/>
    <style:style style:name="T549_10" style:family="text"/>
    <style:style style:name="T549_11" style:family="text"/>
    <style:style style:name="P550" style:family="paragraph" style:parent-style-name="Standard">
      <style:paragraph-properties fo:break-before="auto" fo:line-height="115%" style:writing-mode="lr-tb"/>
    </style:style>
    <style:style style:name="T550_1" style:family="text"/>
    <style:style style:name="T550_2" style:family="text"/>
    <style:style style:name="T550_3" style:family="text"/>
    <style:style style:name="T550_4" style:family="text"/>
    <style:style style:name="T550_5" style:family="text"/>
    <style:style style:name="T550_6" style:family="text"/>
    <style:style style:name="P551" style:family="paragraph" style:parent-style-name="Standard">
      <style:paragraph-properties fo:break-before="auto" fo:line-height="115%" style:writing-mode="lr-tb"/>
    </style:style>
    <style:style style:name="T551_1" style:family="text"/>
    <style:style style:name="T551_2" style:family="text"/>
    <style:style style:name="T551_3" style:family="text"/>
    <style:style style:name="P552" style:family="paragraph" style:parent-style-name="Standard">
      <style:paragraph-properties fo:break-before="auto" fo:line-height="115%" style:writing-mode="lr-tb"/>
    </style:style>
    <style:style style:name="T552_1" style:family="text"/>
    <style:style style:name="T552_2" style:family="text"/>
    <style:style style:name="T552_3" style:family="text"/>
    <style:style style:name="T552_4" style:family="text"/>
    <style:style style:name="T552_5" style:family="text"/>
    <style:style style:name="T552_6" style:family="text"/>
    <style:style style:name="T552_7" style:family="text"/>
    <style:style style:name="T552_8" style:family="text"/>
    <style:style style:name="T552_9" style:family="text"/>
    <style:style style:name="T552_10" style:family="text"/>
    <style:style style:name="P553" style:family="paragraph" style:parent-style-name="Standard">
      <style:paragraph-properties fo:break-before="auto" fo:line-height="115%" style:writing-mode="lr-tb"/>
    </style:style>
    <style:style style:name="T553_1" style:family="text"/>
    <style:style style:name="T553_2" style:family="text"/>
    <style:style style:name="T553_3" style:family="text"/>
    <style:style style:name="T553_4" style:family="text"/>
    <style:style style:name="T553_5" style:family="text"/>
    <style:style style:name="T553_6" style:family="text"/>
    <style:style style:name="P554" style:family="paragraph" style:parent-style-name="Standard">
      <style:paragraph-properties fo:break-before="auto" fo:line-height="115%" style:writing-mode="lr-tb"/>
    </style:style>
    <style:style style:name="T554_1" style:family="text"/>
    <style:style style:name="T554_2" style:family="text"/>
    <style:style style:name="T554_3" style:family="text"/>
    <style:style style:name="T554_4" style:family="text"/>
    <style:style style:name="T554_5" style:family="text"/>
    <style:style style:name="T554_6" style:family="text"/>
    <style:style style:name="P555" style:family="paragraph" style:parent-style-name="Standard">
      <style:paragraph-properties fo:break-before="auto" fo:line-height="115%" style:writing-mode="lr-tb"/>
    </style:style>
    <style:style style:name="T555_1" style:family="text"/>
    <style:style style:name="T555_2" style:family="text"/>
    <style:style style:name="T555_3" style:family="text"/>
    <style:style style:name="T555_4" style:family="text"/>
    <style:style style:name="P556" style:family="paragraph" style:parent-style-name="Standard">
      <style:paragraph-properties fo:break-before="auto" fo:line-height="115%" style:writing-mode="lr-tb"/>
    </style:style>
    <style:style style:name="T556_1" style:family="text"/>
    <style:style style:name="T556_2" style:family="text"/>
    <style:style style:name="T556_3" style:family="text"/>
    <style:style style:name="T556_4" style:family="text"/>
    <style:style style:name="T556_5" style:family="text"/>
    <style:style style:name="T556_6" style:family="text"/>
    <style:style style:name="T556_7" style:family="text"/>
    <style:style style:name="T556_8" style:family="text"/>
    <style:style style:name="T556_9" style:family="text"/>
    <style:style style:name="T556_10" style:family="text"/>
    <style:style style:name="T556_11" style:family="text"/>
    <style:style style:name="T556_12" style:family="text"/>
    <style:style style:name="T556_13" style:family="text"/>
    <style:style style:name="T556_14" style:family="text"/>
    <style:style style:name="P557" style:family="paragraph" style:parent-style-name="Standard">
      <style:paragraph-properties fo:break-before="auto" fo:line-height="115%" style:writing-mode="lr-tb"/>
    </style:style>
    <style:style style:name="T557_1" style:family="text"/>
    <style:style style:name="T557_2" style:family="text"/>
    <style:style style:name="T557_3" style:family="text"/>
    <style:style style:name="T557_4" style:family="text"/>
    <style:style style:name="P558" style:family="paragraph" style:parent-style-name="Standard">
      <style:paragraph-properties fo:break-before="auto" fo:line-height="115%" style:writing-mode="lr-tb"/>
    </style:style>
    <style:style style:name="T558_1" style:family="text"/>
    <style:style style:name="T558_2" style:family="text"/>
    <style:style style:name="P559" style:family="paragraph" style:parent-style-name="Standard">
      <style:paragraph-properties fo:break-before="auto" fo:line-height="115%" style:writing-mode="lr-tb"/>
    </style:style>
    <style:style style:name="T559_1" style:family="text"/>
    <style:style style:name="T559_2" style:family="text"/>
    <style:style style:name="T559_3" style:family="text"/>
    <style:style style:name="P560" style:family="paragraph" style:parent-style-name="Standard">
      <style:paragraph-properties fo:break-before="auto" fo:line-height="115%" style:writing-mode="lr-tb"/>
    </style:style>
    <style:style style:name="T560_1" style:family="text"/>
    <style:style style:name="T560_2" style:family="text"/>
    <style:style style:name="T560_3" style:family="text"/>
    <style:style style:name="T560_4" style:family="text"/>
    <style:style style:name="T560_5" style:family="text"/>
    <style:style style:name="T560_6" style:family="text"/>
    <style:style style:name="T560_7" style:family="text"/>
    <style:style style:name="T560_8" style:family="text"/>
    <style:style style:name="T560_9" style:family="text"/>
    <style:style style:name="T560_10" style:family="text"/>
    <style:style style:name="T560_11" style:family="text"/>
    <style:style style:name="P561" style:family="paragraph" style:parent-style-name="Standard">
      <style:paragraph-properties fo:break-before="auto" fo:line-height="115%" style:writing-mode="lr-tb"/>
    </style:style>
    <style:style style:name="T561_1" style:family="text"/>
    <style:style style:name="T561_2" style:family="text"/>
    <style:style style:name="T561_3" style:family="text"/>
    <style:style style:name="T561_4" style:family="text"/>
    <style:style style:name="T561_5" style:family="text"/>
    <style:style style:name="T561_6" style:family="text"/>
    <style:style style:name="P562" style:family="paragraph" style:parent-style-name="Standard">
      <style:paragraph-properties fo:break-before="auto" fo:line-height="115%" style:writing-mode="lr-tb"/>
    </style:style>
    <style:style style:name="T562_1" style:family="text"/>
    <style:style style:name="T562_2" style:family="text"/>
    <style:style style:name="T562_3" style:family="text"/>
    <style:style style:name="T562_4" style:family="text"/>
    <style:style style:name="P563" style:family="paragraph" style:parent-style-name="Standard">
      <style:paragraph-properties fo:break-before="auto" fo:line-height="115%" style:writing-mode="lr-tb"/>
    </style:style>
    <style:style style:name="T563_1" style:family="text"/>
    <style:style style:name="T563_2" style:family="text"/>
    <style:style style:name="T563_3" style:family="text"/>
    <style:style style:name="P564" style:family="paragraph" style:parent-style-name="Standard">
      <style:paragraph-properties fo:break-before="auto" fo:line-height="115%" style:writing-mode="lr-tb"/>
    </style:style>
    <style:style style:name="T564_1" style:family="text"/>
    <style:style style:name="T564_2" style:family="text"/>
    <style:style style:name="T564_3" style:family="text"/>
    <style:style style:name="T564_4" style:family="text"/>
    <style:style style:name="T564_5" style:family="text"/>
    <style:style style:name="T564_6" style:family="text"/>
    <style:style style:name="T564_7" style:family="text"/>
    <style:style style:name="T564_8" style:family="text"/>
    <style:style style:name="P565" style:family="paragraph" style:parent-style-name="Standard">
      <style:paragraph-properties fo:break-before="auto" fo:line-height="115%" style:writing-mode="lr-tb"/>
    </style:style>
    <style:style style:name="T565_1" style:family="text"/>
    <style:style style:name="T565_2" style:family="text"/>
    <style:style style:name="T565_3" style:family="text"/>
    <style:style style:name="T565_4" style:family="text"/>
    <style:style style:name="P566" style:family="paragraph" style:parent-style-name="Standard">
      <style:paragraph-properties fo:break-before="auto" fo:line-height="115%" style:writing-mode="lr-tb"/>
    </style:style>
    <style:style style:name="T566_1" style:family="text"/>
    <style:style style:name="T566_2" style:family="text"/>
    <style:style style:name="T566_3" style:family="text"/>
    <style:style style:name="T566_4" style:family="text"/>
    <style:style style:name="T566_5" style:family="text"/>
    <style:style style:name="T566_6" style:family="text"/>
    <style:style style:name="P567" style:family="paragraph" style:parent-style-name="Standard">
      <style:paragraph-properties fo:break-before="auto" fo:line-height="115%" style:writing-mode="lr-tb"/>
    </style:style>
    <style:style style:name="T567_1" style:family="text"/>
    <style:style style:name="T567_2" style:family="text"/>
    <style:style style:name="T567_3" style:family="text"/>
    <style:style style:name="T567_4" style:family="text"/>
    <style:style style:name="T567_5" style:family="text"/>
    <style:style style:name="T567_6" style:family="text"/>
    <style:style style:name="T567_7" style:family="text"/>
    <style:style style:name="T567_8" style:family="text"/>
    <style:style style:name="T567_9" style:family="text"/>
    <style:style style:name="T567_10" style:family="text"/>
    <style:style style:name="T567_11" style:family="text"/>
    <style:style style:name="T567_12" style:family="text"/>
    <style:style style:name="T567_13" style:family="text"/>
    <style:style style:name="T567_14" style:family="text"/>
    <style:style style:name="T567_15" style:family="text"/>
    <style:style style:name="T567_16" style:family="text"/>
    <style:style style:name="T567_17" style:family="text"/>
    <style:style style:name="T567_18" style:family="text"/>
    <style:style style:name="T567_19" style:family="text"/>
    <style:style style:name="P568" style:family="paragraph" style:parent-style-name="Standard">
      <style:paragraph-properties fo:break-before="auto" fo:line-height="115%" style:writing-mode="lr-tb"/>
    </style:style>
    <style:style style:name="T568_1" style:family="text"/>
    <style:style style:name="T568_2" style:family="text"/>
    <style:style style:name="T568_3" style:family="text"/>
    <style:style style:name="T568_4" style:family="text"/>
    <style:style style:name="P569" style:family="paragraph" style:parent-style-name="Standard">
      <style:paragraph-properties fo:break-before="auto" fo:line-height="115%" style:writing-mode="lr-tb"/>
    </style:style>
    <style:style style:name="T569_1" style:family="text"/>
    <style:style style:name="T569_2" style:family="text"/>
    <style:style style:name="T569_3" style:family="text"/>
    <style:style style:name="T569_4" style:family="text"/>
    <style:style style:name="T569_5" style:family="text"/>
    <style:style style:name="T569_6" style:family="text"/>
    <style:style style:name="T569_7" style:family="text"/>
    <style:style style:name="T569_8" style:family="text"/>
    <style:style style:name="T569_9" style:family="text"/>
    <style:style style:name="T569_10" style:family="text"/>
    <style:style style:name="P570" style:family="paragraph" style:parent-style-name="Standard">
      <style:paragraph-properties fo:break-before="auto" fo:line-height="115%" style:writing-mode="lr-tb"/>
    </style:style>
    <style:style style:name="T570_1" style:family="text"/>
    <style:style style:name="T570_2" style:family="text"/>
    <style:style style:name="T570_3" style:family="text"/>
    <style:style style:name="P571" style:family="paragraph" style:parent-style-name="Standard">
      <style:paragraph-properties fo:break-before="auto" fo:line-height="115%" style:writing-mode="lr-tb"/>
    </style:style>
    <style:style style:name="T571_1" style:family="text"/>
    <style:style style:name="T571_2" style:family="text"/>
    <style:style style:name="T571_3" style:family="text"/>
    <style:style style:name="T571_4" style:family="text"/>
    <style:style style:name="T571_5" style:family="text"/>
    <style:style style:name="T571_6" style:family="text"/>
    <style:style style:name="T571_7" style:family="text"/>
    <style:style style:name="T571_8" style:family="text"/>
    <style:style style:name="T571_9" style:family="text"/>
    <style:style style:name="T571_10" style:family="text"/>
    <style:style style:name="T571_11" style:family="text"/>
    <style:style style:name="T571_12" style:family="text"/>
    <style:style style:name="T571_13" style:family="text"/>
    <style:style style:name="T571_14" style:family="text"/>
    <style:style style:name="T571_15" style:family="text"/>
    <style:style style:name="T571_16" style:family="text"/>
    <style:style style:name="T571_17" style:family="text"/>
    <style:style style:name="T571_18" style:family="text"/>
    <style:style style:name="T571_19" style:family="text"/>
    <style:style style:name="P572" style:family="paragraph" style:parent-style-name="Standard">
      <style:paragraph-properties fo:break-before="auto" fo:line-height="115%" style:writing-mode="lr-tb"/>
    </style:style>
    <style:style style:name="T572_1" style:family="text"/>
    <style:style style:name="T572_2" style:family="text"/>
    <style:style style:name="P573" style:family="paragraph" style:parent-style-name="Standard">
      <style:paragraph-properties fo:break-before="auto" fo:line-height="115%" style:writing-mode="lr-tb"/>
    </style:style>
    <style:style style:name="T573_1" style:family="text"/>
    <style:style style:name="T573_2" style:family="text"/>
    <style:style style:name="P574" style:family="paragraph" style:parent-style-name="Standard">
      <style:paragraph-properties fo:break-before="auto" fo:line-height="115%" style:writing-mode="lr-tb"/>
    </style:style>
    <style:style style:name="T574_1" style:family="text"/>
    <style:style style:name="P575" style:family="paragraph" style:parent-style-name="Standard">
      <style:paragraph-properties fo:break-before="auto" fo:line-height="115%" style:writing-mode="lr-tb"/>
    </style:style>
    <style:style style:name="T575_1" style:family="text"/>
    <style:style style:name="P576" style:family="paragraph" style:parent-style-name="Standard">
      <style:paragraph-properties fo:break-before="auto" fo:line-height="115%" style:writing-mode="lr-tb"/>
    </style:style>
    <style:style style:name="P577" style:family="paragraph" style:parent-style-name="Standard">
      <style:paragraph-properties fo:break-before="auto" fo:line-height="115%" style:writing-mode="lr-tb"/>
    </style:style>
    <style:style style:name="T577_1" style:family="text"/>
    <style:style style:name="T577_2" style:family="text"/>
    <style:style style:name="T577_3" style:family="text"/>
    <style:style style:name="T577_4" style:family="text"/>
    <style:style style:name="T577_5" style:family="text"/>
    <style:style style:name="T577_6" style:family="text"/>
    <style:style style:name="T577_7" style:family="text"/>
    <style:style style:name="T577_8" style:family="text"/>
    <style:style style:name="T577_9" style:family="text"/>
    <style:style style:name="T577_10" style:family="text"/>
    <style:style style:name="T577_11" style:family="text"/>
    <style:style style:name="T577_12" style:family="text"/>
    <style:style style:name="T577_13" style:family="text"/>
    <style:style style:name="P578" style:family="paragraph" style:parent-style-name="Standard">
      <style:paragraph-properties fo:break-before="auto" fo:line-height="115%" style:writing-mode="lr-tb"/>
    </style:style>
    <style:style style:name="T578_1" style:family="text"/>
    <style:style style:name="T578_2" style:family="text"/>
    <style:style style:name="T578_3" style:family="text"/>
    <style:style style:name="T578_4" style:family="text"/>
    <style:style style:name="T578_5" style:family="text"/>
    <style:style style:name="T578_6" style:family="text"/>
    <style:style style:name="T578_7" style:family="text"/>
    <style:style style:name="T578_8" style:family="text"/>
    <style:style style:name="T578_9" style:family="text"/>
    <style:style style:name="P579" style:family="paragraph" style:parent-style-name="Standard">
      <style:paragraph-properties fo:break-before="auto" fo:line-height="115%" style:writing-mode="lr-tb"/>
    </style:style>
    <style:style style:name="T579_1" style:family="text"/>
    <style:style style:name="T579_2" style:family="text"/>
    <style:style style:name="T579_3" style:family="text"/>
    <style:style style:name="T579_4" style:family="text"/>
    <style:style style:name="T579_5" style:family="text"/>
    <style:style style:name="T579_6" style:family="text"/>
    <style:style style:name="T579_7" style:family="text"/>
    <style:style style:name="T579_8" style:family="text"/>
    <style:style style:name="T579_9" style:family="text"/>
    <style:style style:name="T579_10" style:family="text"/>
    <style:style style:name="P580" style:family="paragraph" style:parent-style-name="Standard">
      <style:paragraph-properties fo:break-before="auto" fo:line-height="115%" style:writing-mode="lr-tb"/>
    </style:style>
    <style:style style:name="T580_1" style:family="text"/>
    <style:style style:name="T580_2" style:family="text"/>
    <style:style style:name="T580_3" style:family="text"/>
    <style:style style:name="P581" style:family="paragraph" style:parent-style-name="Standard">
      <style:paragraph-properties fo:break-before="auto" fo:line-height="115%" style:writing-mode="lr-tb"/>
    </style:style>
    <style:style style:name="T581_1" style:family="text"/>
    <style:style style:name="T581_2" style:family="text"/>
    <style:style style:name="T581_3" style:family="text"/>
    <style:style style:name="P582" style:family="paragraph" style:parent-style-name="Standard">
      <style:paragraph-properties fo:break-before="auto" fo:line-height="115%" style:writing-mode="lr-tb"/>
    </style:style>
    <style:style style:name="T582_1" style:family="text"/>
    <style:style style:name="T582_2" style:family="text"/>
    <style:style style:name="T582_3" style:family="text"/>
    <style:style style:name="T582_4" style:family="text"/>
    <style:style style:name="T582_5" style:family="text"/>
    <style:style style:name="T582_6" style:family="text"/>
    <style:style style:name="T582_7" style:family="text"/>
    <style:style style:name="T582_8" style:family="text"/>
    <style:style style:name="T582_9" style:family="text"/>
    <style:style style:name="P583" style:family="paragraph" style:parent-style-name="Standard">
      <style:paragraph-properties fo:break-before="auto" fo:line-height="115%" style:writing-mode="lr-tb"/>
    </style:style>
    <style:style style:name="T583_1" style:family="text"/>
    <style:style style:name="T583_2" style:family="text"/>
    <style:style style:name="T583_3" style:family="text"/>
    <style:style style:name="T583_4" style:family="text"/>
    <style:style style:name="T583_5" style:family="text"/>
    <style:style style:name="T583_6" style:family="text"/>
    <style:style style:name="T583_7" style:family="text"/>
    <style:style style:name="T583_8" style:family="text"/>
    <style:style style:name="T583_9" style:family="text"/>
    <style:style style:name="T583_10" style:family="text"/>
    <style:style style:name="T583_11" style:family="text"/>
    <style:style style:name="T583_12" style:family="text"/>
    <style:style style:name="T583_13" style:family="text"/>
    <style:style style:name="P584" style:family="paragraph" style:parent-style-name="Standard">
      <style:paragraph-properties fo:break-before="auto" fo:line-height="115%" style:writing-mode="lr-tb"/>
    </style:style>
    <style:style style:name="T584_1" style:family="text"/>
    <style:style style:name="T584_2" style:family="text"/>
    <style:style style:name="T584_3" style:family="text"/>
    <style:style style:name="T584_4" style:family="text"/>
    <style:style style:name="P585" style:family="paragraph" style:parent-style-name="Standard">
      <style:paragraph-properties fo:break-before="auto" fo:line-height="115%" style:writing-mode="lr-tb"/>
    </style:style>
    <style:style style:name="T585_1" style:family="text"/>
    <style:style style:name="T585_2" style:family="text"/>
    <style:style style:name="T585_3" style:family="text"/>
    <style:style style:name="T585_4" style:family="text"/>
    <style:style style:name="T585_5" style:family="text"/>
    <style:style style:name="T585_6" style:family="text"/>
    <style:style style:name="T585_7" style:family="text"/>
    <style:style style:name="T585_8" style:family="text"/>
    <style:style style:name="T585_9" style:family="text"/>
    <style:style style:name="T585_10" style:family="text"/>
    <style:style style:name="T585_11" style:family="text"/>
    <style:style style:name="P586" style:family="paragraph" style:parent-style-name="Standard">
      <style:paragraph-properties fo:break-before="auto" fo:line-height="115%" style:writing-mode="lr-tb"/>
    </style:style>
    <style:style style:name="T586_1" style:family="text"/>
    <style:style style:name="T586_2" style:family="text"/>
    <style:style style:name="T586_3" style:family="text"/>
    <style:style style:name="T586_4" style:family="text"/>
    <style:style style:name="T586_5" style:family="text"/>
    <style:style style:name="T586_6" style:family="text"/>
    <style:style style:name="T586_7" style:family="text"/>
    <style:style style:name="T586_8" style:family="text"/>
    <style:style style:name="T586_9" style:family="text"/>
    <style:style style:name="T586_10" style:family="text"/>
    <style:style style:name="T586_11" style:family="text"/>
    <style:style style:name="P587" style:family="paragraph" style:parent-style-name="Standard">
      <style:paragraph-properties fo:break-before="auto" fo:line-height="115%" style:writing-mode="lr-tb"/>
    </style:style>
    <style:style style:name="T587_1" style:family="text"/>
    <style:style style:name="T587_2" style:family="text"/>
    <style:style style:name="T587_3" style:family="text"/>
    <style:style style:name="T587_4" style:family="text"/>
    <style:style style:name="T587_5" style:family="text"/>
    <style:style style:name="T587_6" style:family="text"/>
    <style:style style:name="T587_7" style:family="text"/>
    <style:style style:name="T587_8" style:family="text"/>
    <style:style style:name="T587_9" style:family="text"/>
    <style:style style:name="T587_10" style:family="text"/>
    <style:style style:name="T587_11" style:family="text"/>
    <style:style style:name="P588" style:family="paragraph" style:parent-style-name="Standard">
      <style:paragraph-properties fo:break-before="auto" fo:line-height="115%" style:writing-mode="lr-tb"/>
    </style:style>
    <style:style style:name="T588_1" style:family="text"/>
    <style:style style:name="T588_2" style:family="text"/>
    <style:style style:name="T588_3" style:family="text"/>
    <style:style style:name="T588_4" style:family="text"/>
    <style:style style:name="T588_5" style:family="text"/>
    <style:style style:name="T588_6" style:family="text"/>
    <style:style style:name="P589" style:family="paragraph" style:parent-style-name="Standard">
      <style:paragraph-properties fo:break-before="auto" fo:line-height="115%" style:writing-mode="lr-tb"/>
    </style:style>
    <style:style style:name="T589_1" style:family="text"/>
    <style:style style:name="T589_2" style:family="text"/>
    <style:style style:name="T589_3" style:family="text"/>
    <style:style style:name="P590" style:family="paragraph" style:parent-style-name="Standard">
      <style:paragraph-properties fo:break-before="auto" fo:line-height="115%" style:writing-mode="lr-tb"/>
    </style:style>
    <style:style style:name="T590_1" style:family="text"/>
    <style:style style:name="T590_2" style:family="text"/>
    <style:style style:name="T590_3" style:family="text"/>
    <style:style style:name="T590_4" style:family="text"/>
    <style:style style:name="T590_5" style:family="text"/>
    <style:style style:name="T590_6" style:family="text"/>
    <style:style style:name="T590_7" style:family="text"/>
    <style:style style:name="T590_8" style:family="text"/>
    <style:style style:name="T590_9" style:family="text"/>
    <style:style style:name="T590_10" style:family="text"/>
    <style:style style:name="T590_11" style:family="text"/>
    <style:style style:name="T590_12" style:family="text"/>
    <style:style style:name="T590_13" style:family="text"/>
    <style:style style:name="T590_14" style:family="text"/>
    <style:style style:name="T590_15" style:family="text"/>
    <style:style style:name="T590_16" style:family="text"/>
    <style:style style:name="T590_17" style:family="text"/>
    <style:style style:name="T590_18" style:family="text"/>
    <style:style style:name="T590_19" style:family="text"/>
    <style:style style:name="T590_20" style:family="text"/>
    <style:style style:name="T590_21" style:family="text"/>
    <style:style style:name="T590_22" style:family="text"/>
    <style:style style:name="P591" style:family="paragraph" style:parent-style-name="Standard">
      <style:paragraph-properties fo:break-before="auto" fo:line-height="115%" style:writing-mode="lr-tb"/>
    </style:style>
    <style:style style:name="T591_1" style:family="text"/>
    <style:style style:name="T591_2" style:family="text"/>
    <style:style style:name="T591_3" style:family="text"/>
    <style:style style:name="T591_4" style:family="text"/>
    <style:style style:name="T591_5" style:family="text"/>
    <style:style style:name="T591_6" style:family="text"/>
    <style:style style:name="T591_7" style:family="text"/>
    <style:style style:name="T591_8" style:family="text"/>
    <style:style style:name="P592" style:family="paragraph" style:parent-style-name="Standard">
      <style:paragraph-properties fo:break-before="auto" fo:line-height="115%" style:writing-mode="lr-tb"/>
    </style:style>
    <style:style style:name="T592_1" style:family="text"/>
    <style:style style:name="T592_2" style:family="text"/>
    <style:style style:name="P593" style:family="paragraph" style:parent-style-name="Standard">
      <style:paragraph-properties fo:break-before="auto" fo:line-height="115%" style:writing-mode="lr-tb"/>
    </style:style>
    <style:style style:name="T593_1" style:family="text"/>
    <style:style style:name="T593_2" style:family="text"/>
    <style:style style:name="T593_3" style:family="text"/>
    <style:style style:name="P594" style:family="paragraph" style:parent-style-name="Standard">
      <style:paragraph-properties fo:break-before="auto" fo:line-height="115%" style:writing-mode="lr-tb"/>
    </style:style>
    <style:style style:name="T594_1" style:family="text"/>
    <style:style style:name="T594_2" style:family="text"/>
    <style:style style:name="T594_3" style:family="text"/>
    <style:style style:name="T594_4" style:family="text"/>
    <style:style style:name="T594_5" style:family="text"/>
    <style:style style:name="T594_6" style:family="text"/>
    <style:style style:name="T594_7" style:family="text"/>
    <style:style style:name="T594_8" style:family="text"/>
    <style:style style:name="T594_9" style:family="text"/>
    <style:style style:name="T594_10" style:family="text"/>
    <style:style style:name="T594_11" style:family="text"/>
    <style:style style:name="P595" style:family="paragraph" style:parent-style-name="Standard">
      <style:paragraph-properties fo:break-before="auto" fo:line-height="115%" style:writing-mode="lr-tb"/>
    </style:style>
    <style:style style:name="T595_1" style:family="text"/>
    <style:style style:name="T595_2" style:family="text"/>
    <style:style style:name="T595_3" style:family="text"/>
    <style:style style:name="T595_4" style:family="text"/>
    <style:style style:name="T595_5" style:family="text"/>
    <style:style style:name="T595_6" style:family="text"/>
    <style:style style:name="P596" style:family="paragraph" style:parent-style-name="Standard">
      <style:paragraph-properties fo:break-before="auto" fo:line-height="115%" style:writing-mode="lr-tb"/>
    </style:style>
    <style:style style:name="T596_1" style:family="text"/>
    <style:style style:name="T596_2" style:family="text"/>
    <style:style style:name="T596_3" style:family="text"/>
    <style:style style:name="T596_4" style:family="text"/>
    <style:style style:name="T596_5" style:family="text"/>
    <style:style style:name="T596_6" style:family="text"/>
    <style:style style:name="T596_7" style:family="text"/>
    <style:style style:name="T596_8" style:family="text"/>
    <style:style style:name="T596_9" style:family="text"/>
    <style:style style:name="T596_10" style:family="text"/>
    <style:style style:name="T596_11" style:family="text"/>
    <style:style style:name="T596_12" style:family="text"/>
    <style:style style:name="T596_13" style:family="text"/>
    <style:style style:name="T596_14" style:family="text"/>
    <style:style style:name="T596_15" style:family="text"/>
    <style:style style:name="T596_16" style:family="text"/>
    <style:style style:name="T596_17" style:family="text"/>
    <style:style style:name="T596_18" style:family="text"/>
    <style:style style:name="T596_19" style:family="text"/>
    <style:style style:name="P597" style:family="paragraph" style:parent-style-name="Standard">
      <style:paragraph-properties fo:break-before="auto" fo:line-height="115%" style:writing-mode="lr-tb"/>
    </style:style>
    <style:style style:name="T597_1" style:family="text"/>
    <style:style style:name="T597_2" style:family="text"/>
    <style:style style:name="T597_3" style:family="text"/>
    <style:style style:name="T597_4" style:family="text"/>
    <style:style style:name="T597_5" style:family="text"/>
    <style:style style:name="T597_6" style:family="text"/>
    <style:style style:name="P598" style:family="paragraph" style:parent-style-name="Standard">
      <style:paragraph-properties fo:break-before="auto" fo:line-height="115%" style:writing-mode="lr-tb"/>
    </style:style>
    <style:style style:name="T598_1" style:family="text"/>
    <style:style style:name="T598_2" style:family="text"/>
    <style:style style:name="T598_3" style:family="text"/>
    <style:style style:name="P599" style:family="paragraph" style:parent-style-name="Standard">
      <style:paragraph-properties fo:break-before="auto" fo:line-height="115%" style:writing-mode="lr-tb"/>
    </style:style>
    <style:style style:name="T599_1" style:family="text"/>
    <style:style style:name="T599_2" style:family="text"/>
    <style:style style:name="T599_3" style:family="text"/>
    <style:style style:name="T599_4" style:family="text"/>
    <style:style style:name="T599_5" style:family="text"/>
    <style:style style:name="T599_6" style:family="text"/>
    <style:style style:name="T599_7" style:family="text"/>
    <style:style style:name="T599_8" style:family="text"/>
    <style:style style:name="T599_9" style:family="text"/>
    <style:style style:name="T599_10" style:family="text"/>
    <style:style style:name="P600" style:family="paragraph" style:parent-style-name="Standard">
      <style:paragraph-properties fo:break-before="auto" fo:line-height="115%" style:writing-mode="lr-tb"/>
    </style:style>
    <style:style style:name="T600_1" style:family="text"/>
    <style:style style:name="T600_2" style:family="text"/>
    <style:style style:name="T600_3" style:family="text"/>
    <style:style style:name="T600_4" style:family="text"/>
    <style:style style:name="P601" style:family="paragraph" style:parent-style-name="Standard">
      <style:paragraph-properties fo:break-before="auto" fo:line-height="115%" style:writing-mode="lr-tb"/>
    </style:style>
    <style:style style:name="T601_1" style:family="text"/>
    <style:style style:name="T601_2" style:family="text"/>
    <style:style style:name="T601_3" style:family="text"/>
    <style:style style:name="T601_4" style:family="text"/>
    <style:style style:name="T601_5" style:family="text"/>
    <style:style style:name="T601_6" style:family="text"/>
    <style:style style:name="T601_7" style:family="text"/>
    <style:style style:name="T601_8" style:family="text"/>
    <style:style style:name="T601_9" style:family="text"/>
    <style:style style:name="T601_10" style:family="text"/>
    <style:style style:name="T601_11" style:family="text"/>
    <style:style style:name="T601_12" style:family="text"/>
    <style:style style:name="P602" style:family="paragraph" style:parent-style-name="Standard">
      <style:paragraph-properties fo:break-before="auto" fo:line-height="115%" style:writing-mode="lr-tb"/>
    </style:style>
    <style:style style:name="T602_1" style:family="text"/>
    <style:style style:name="T602_2" style:family="text"/>
    <style:style style:name="T602_3" style:family="text"/>
    <style:style style:name="T602_4" style:family="text"/>
    <style:style style:name="P603" style:family="paragraph" style:parent-style-name="Standard">
      <style:paragraph-properties fo:break-before="auto" fo:line-height="115%" style:writing-mode="lr-tb"/>
    </style:style>
    <style:style style:name="T603_1" style:family="text"/>
    <style:style style:name="T603_2" style:family="text"/>
    <style:style style:name="T603_3" style:family="text"/>
    <style:style style:name="P604" style:family="paragraph" style:parent-style-name="Standard">
      <style:paragraph-properties fo:break-before="auto" fo:line-height="115%" style:writing-mode="lr-tb"/>
    </style:style>
    <style:style style:name="T604_1" style:family="text"/>
    <style:style style:name="T604_2" style:family="text"/>
    <style:style style:name="T604_3" style:family="text"/>
    <style:style style:name="T604_4" style:family="text"/>
    <style:style style:name="T604_5" style:family="text"/>
    <style:style style:name="T604_6" style:family="text"/>
    <style:style style:name="T604_7" style:family="text"/>
    <style:style style:name="T604_8" style:family="text"/>
    <style:style style:name="T604_9" style:family="text"/>
    <style:style style:name="T604_10" style:family="text"/>
    <style:style style:name="T604_11" style:family="text"/>
    <style:style style:name="T604_12" style:family="text"/>
    <style:style style:name="T604_13" style:family="text"/>
    <style:style style:name="T604_14" style:family="text"/>
    <style:style style:name="T604_15" style:family="text"/>
    <style:style style:name="T604_16" style:family="text"/>
    <style:style style:name="T604_17" style:family="text"/>
    <style:style style:name="T604_18" style:family="text"/>
    <style:style style:name="T604_19" style:family="text"/>
    <style:style style:name="P605" style:family="paragraph" style:parent-style-name="Standard">
      <style:paragraph-properties fo:break-before="auto" fo:line-height="115%" style:writing-mode="lr-tb"/>
    </style:style>
    <style:style style:name="T605_1" style:family="text"/>
    <style:style style:name="T605_2" style:family="text"/>
    <style:style style:name="P606" style:family="paragraph" style:parent-style-name="Standard">
      <style:paragraph-properties fo:break-before="auto" fo:line-height="115%" style:writing-mode="lr-tb"/>
    </style:style>
    <style:style style:name="T606_1" style:family="text"/>
    <style:style style:name="T606_2" style:family="text"/>
    <style:style style:name="P607" style:family="paragraph" style:parent-style-name="Standard">
      <style:paragraph-properties fo:break-before="auto" fo:line-height="115%" style:writing-mode="lr-tb"/>
    </style:style>
    <style:style style:name="T607_1" style:family="text"/>
    <style:style style:name="P608" style:family="paragraph" style:parent-style-name="Standard">
      <style:paragraph-properties fo:break-before="auto" fo:line-height="115%" style:writing-mode="lr-tb"/>
    </style:style>
    <style:style style:name="T608_1" style:family="text"/>
    <style:style style:name="P609" style:family="paragraph" style:parent-style-name="Standard">
      <style:paragraph-properties fo:break-before="auto" fo:line-height="115%" style:writing-mode="lr-tb"/>
    </style:style>
    <style:style style:name="P610" style:family="paragraph" style:parent-style-name="Standard">
      <style:paragraph-properties fo:break-before="auto" fo:line-height="115%" style:writing-mode="lr-tb"/>
    </style:style>
    <style:style style:name="T610_1" style:family="text"/>
    <style:style style:name="T610_2" style:family="text"/>
    <style:style style:name="T610_3" style:family="text"/>
    <style:style style:name="P611" style:family="paragraph" style:parent-style-name="Standard">
      <style:paragraph-properties fo:break-before="auto" fo:line-height="115%" style:writing-mode="lr-tb"/>
    </style:style>
    <style:style style:name="P612" style:family="paragraph" style:parent-style-name="Standard">
      <style:paragraph-properties fo:break-before="auto" fo:line-height="115%" style:writing-mode="lr-tb"/>
    </style:style>
    <style:style style:name="T612_1" style:family="text"/>
    <style:style style:name="P613" style:family="paragraph" style:parent-style-name="Standard">
      <style:paragraph-properties fo:break-before="auto" fo:line-height="115%" style:writing-mode="lr-tb"/>
    </style:style>
    <style:style style:name="P614" style:family="paragraph" style:parent-style-name="Standard">
      <style:paragraph-properties fo:break-before="auto" fo:line-height="115%" style:writing-mode="lr-tb"/>
    </style:style>
    <style:style style:name="P615" style:family="paragraph" style:parent-style-name="Standard">
      <style:paragraph-properties fo:break-before="auto" fo:line-height="115%" style:writing-mode="lr-tb"/>
    </style:style>
    <style:style style:name="P616" style:family="paragraph" style:parent-style-name="Standard">
      <style:paragraph-properties fo:break-before="auto" fo:line-height="115%" style:writing-mode="lr-tb"/>
    </style:style>
    <style:style style:name="P617" style:family="paragraph" style:parent-style-name="Standard">
      <style:paragraph-properties fo:break-before="auto" fo:line-height="115%" style:writing-mode="lr-tb"/>
    </style:style>
    <style:style style:name="P618" style:family="paragraph" style:parent-style-name="Standard">
      <style:paragraph-properties fo:break-before="auto" fo:line-height="115%" style:writing-mode="lr-tb"/>
    </style:style>
    <style:style style:name="P619" style:family="paragraph" style:parent-style-name="Standard">
      <style:paragraph-properties fo:break-before="auto" fo:line-height="115%" style:writing-mode="lr-tb"/>
    </style:style>
    <style:style style:name="P620" style:family="paragraph" style:parent-style-name="Standard">
      <style:paragraph-properties fo:break-before="auto" fo:line-height="115%" style:writing-mode="lr-tb"/>
    </style:style>
    <style:style style:name="P621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#!/</text:span><text:span text:style-name="T1_2">bin</text:span><text:span text:style-name="T1_3">/</text:span><text:span text:style-name="T1_4">bash</text:span><text:span text:style-name="T1_5"><text:s/>+</text:span><text:span text:style-name="T1_6">x</text:span></text:p>
      <text:p text:style-name="P2"/>
      <text:p text:style-name="P3"><text:span text:style-name="T3_1">echo</text:span></text:p>
      <text:p text:style-name="P4"><text:span text:style-name="T4_1">echo</text:span><text:span text:style-name="T4_2"><text:s/>1<text:s/></text:span><text:span text:style-name="T4_3">WALLETS</text:span></text:p>
      <text:p text:style-name="P5"><text:span text:style-name="T5_1">echo</text:span></text:p>
      <text:p text:style-name="P6"><text:span text:style-name="T6_1">echo</text:span><text:span text:style-name="T6_2"><text:s/>1.1<text:s/></text:span><text:span text:style-name="T6_3">FACTOID</text:span><text:span text:style-name="T6_4"><text:s/></text:span><text:span text:style-name="T6_5">WALLET</text:span></text:p>
      <text:p text:style-name="P7"><text:span text:style-name="T7_1">echo</text:span></text:p>
      <text:p text:style-name="P8"><text:span text:style-name="T8_1">echo</text:span><text:span text:style-name="T8_2"><text:s/>1.1.1<text:s/></text:span><text:span text:style-name="T8_3">CREATE</text:span><text:span text:style-name="T8_4"><text:s/></text:span><text:span text:style-name="T8_5">FACTOID</text:span><text:span text:style-name="T8_6"><text:s/></text:span><text:span text:style-name="T8_7">WALLET</text:span><text:span text:style-name="T8_8"><text:s/></text:span><text:span text:style-name="T8_9">ADDRESSES</text:span><text:span text:style-name="T8_10"><text:s text:c="3"/><text:tab/><text:s/></text:span></text:p>
      <text:p text:style-name="P9"><text:span text:style-name="T9_1">echo</text:span></text:p>
      <text:p text:style-name="P10"><text:span text:style-name="T10_1">echo</text:span><text:span text:style-name="T10_2"><text:s/>1.1.1.1<text:s/></text:span><text:span text:style-name="T10_3">CREATE</text:span><text:span text:style-name="T10_4"><text:s/></text:span><text:span text:style-name="T10_5">LEGITIMATE</text:span><text:span text:style-name="T10_6"><text:s/></text:span><text:span text:style-name="T10_7">FACTOID</text:span><text:span text:style-name="T10_8"><text:s/></text:span><text:span text:style-name="T10_9">WALLET</text:span><text:span text:style-name="T10_10"><text:s/></text:span><text:span text:style-name="T10_11">ADDRESS</text:span><text:span text:style-name="T10_12"><text:s/></text:span><text:span text:style-name="T10_13">NAMES</text:span><text:span text:style-name="T10_14"><text:s text:c="3"/><text:tab/><text:s/></text:span></text:p>
      <text:p text:style-name="P11"><text:span text:style-name="T11_1">FACTOIDWALLETADDRESSKEY</text:span><text:span text:style-name="T11_2">01=$(</text:span><text:span text:style-name="T11_3">factom</text:span><text:span text:style-name="T11_4">-</text:span><text:span text:style-name="T11_5">cli</text:span><text:span text:style-name="T11_6"><text:s/></text:span><text:span text:style-name="T11_7">generateaddress</text:span><text:span text:style-name="T11_8"><text:s/></text:span><text:span text:style-name="T11_9">fct</text:span><text:span text:style-name="T11_10"><text:s/></text:span><text:span text:style-name="T11_11">factoid</text:span><text:span text:style-name="T11_12">-</text:span><text:span text:style-name="T11_13">wallet</text:span><text:span text:style-name="T11_14">-</text:span><text:span text:style-name="T11_15">address</text:span><text:span text:style-name="T11_16">-</text:span><text:span text:style-name="T11_17">name</text:span><text:span text:style-name="T11_18">01<text:s/>|<text:s/></text:span><text:span text:style-name="T11_19">awk</text:span><text:span text:style-name="T11_20"><text:s/>'{</text:span><text:span text:style-name="T11_21">print</text:span><text:span text:style-name="T11_22"><text:s/>$3}')</text:span></text:p>
      <text:p text:style-name="P12"><text:span text:style-name="T12_1">echo</text:span><text:span text:style-name="T12_2"><text:s/></text:span><text:span text:style-name="T12_3">factoid</text:span><text:span text:style-name="T12_4">-</text:span><text:span text:style-name="T12_5">wallet</text:span><text:span text:style-name="T12_6">-</text:span><text:span text:style-name="T12_7">address</text:span><text:span text:style-name="T12_8">-</text:span><text:span text:style-name="T12_9">name</text:span><text:span text:style-name="T12_10">01<text:s/>=<text:s/>$</text:span><text:span text:style-name="T12_11">FACTOIDWALLETADDRESSKEY</text:span><text:span text:style-name="T12_12">01</text:span></text:p>
      <text:p text:style-name="P13"><text:span text:style-name="T13_1">echo</text:span></text:p>
      <text:p text:style-name="P14"><text:span text:style-name="T14_1">FACTOIDWALLETADDRESSKEY</text:span><text:span text:style-name="T14_2">02=$(</text:span><text:span text:style-name="T14_3">factom</text:span><text:span text:style-name="T14_4">-</text:span><text:span text:style-name="T14_5">cli</text:span><text:span text:style-name="T14_6"><text:s/></text:span><text:span text:style-name="T14_7">generateaddress</text:span><text:span text:style-name="T14_8"><text:s/></text:span><text:span text:style-name="T14_9">fct</text:span><text:span text:style-name="T14_10"><text:s/></text:span><text:span text:style-name="T14_11">factoid</text:span><text:span text:style-name="T14_12">-</text:span><text:span text:style-name="T14_13">wallet</text:span><text:span text:style-name="T14_14">-</text:span><text:span text:style-name="T14_15">address</text:span><text:span text:style-name="T14_16">-</text:span><text:span text:style-name="T14_17">name</text:span><text:span text:style-name="T14_18">02<text:s/>|<text:s/></text:span><text:span text:style-name="T14_19">awk</text:span><text:span text:style-name="T14_20"><text:s/>'{</text:span><text:span text:style-name="T14_21">print</text:span><text:span text:style-name="T14_22"><text:s/>$3}')</text:span></text:p>
      <text:p text:style-name="P15"><text:span text:style-name="T15_1">echo</text:span><text:span text:style-name="T15_2"><text:s/></text:span><text:span text:style-name="T15_3">factoid</text:span><text:span text:style-name="T15_4">-</text:span><text:span text:style-name="T15_5">wallet</text:span><text:span text:style-name="T15_6">-</text:span><text:span text:style-name="T15_7">address</text:span><text:span text:style-name="T15_8">-</text:span><text:span text:style-name="T15_9">name</text:span><text:span text:style-name="T15_10">02<text:s/>=<text:s/>$</text:span><text:span text:style-name="T15_11">FACTOIDWALLETADDRESSKEY</text:span><text:span text:style-name="T15_12">02</text:span></text:p>
      <text:p text:style-name="P16"><text:span text:style-name="T16_1">echo</text:span></text:p>
      <text:p text:style-name="P17"><text:span text:style-name="T17_1">echo</text:span><text:span text:style-name="T17_2"><text:s/>1.1.1.2<text:s/></text:span><text:span text:style-name="T17_3">TRY</text:span><text:span text:style-name="T17_4"><text:s/></text:span><text:span text:style-name="T17_5">TO</text:span><text:span text:style-name="T17_6"><text:s/></text:span><text:span text:style-name="T17_7">CREATE</text:span><text:span text:style-name="T17_8"><text:s/></text:span><text:span text:style-name="T17_9">TOO</text:span><text:span text:style-name="T17_10"><text:s/></text:span><text:span text:style-name="T17_11">LONG</text:span><text:span text:style-name="T17_12"><text:s/></text:span><text:span text:style-name="T17_13">FACTOID</text:span><text:span text:style-name="T17_14"><text:s/></text:span><text:span text:style-name="T17_15">WALLET</text:span><text:span text:style-name="T17_16"><text:s/></text:span><text:span text:style-name="T17_17">ADDRESS</text:span><text:span text:style-name="T17_18"><text:s/></text:span><text:span text:style-name="T17_19">NAME</text:span><text:span text:style-name="T17_20"><text:s text:c="2"/><text:tab/><text:s/></text:span></text:p>
      <text:p text:style-name="P18"><text:span text:style-name="T18_1">factom</text:span><text:span text:style-name="T18_2">-</text:span><text:span text:style-name="T18_3">cli</text:span><text:span text:style-name="T18_4"><text:s/></text:span><text:span text:style-name="T18_5">generateaddress</text:span><text:span text:style-name="T18_6"><text:s/></text:span><text:span text:style-name="T18_7">fct</text:span><text:span text:style-name="T18_8"><text:s/></text:span><text:span text:style-name="T18_9">factoid</text:span><text:span text:style-name="T18_10">-</text:span><text:span text:style-name="T18_11">wallet</text:span><text:span text:style-name="T18_12">-</text:span><text:span text:style-name="T18_13">address</text:span><text:span text:style-name="T18_14">-</text:span><text:span text:style-name="T18_15">name</text:span><text:span text:style-name="T18_16">890123</text:span></text:p>
      <text:p text:style-name="P19"><text:span text:style-name="T19_1">echo</text:span></text:p>
      <text:p text:style-name="P20"><text:span text:style-name="T20_1">echo</text:span><text:span text:style-name="T20_2"><text:s/>1.1.1.3<text:s/></text:span><text:span text:style-name="T20_3">TRY</text:span><text:span text:style-name="T20_4"><text:s/></text:span><text:span text:style-name="T20_5">TO</text:span><text:span text:style-name="T20_6"><text:s/></text:span><text:span text:style-name="T20_7">CREATE</text:span><text:span text:style-name="T20_8"><text:s/></text:span><text:span text:style-name="T20_9">FACTOID</text:span><text:span text:style-name="T20_10"><text:s/></text:span><text:span text:style-name="T20_11">WALLET</text:span><text:span text:style-name="T20_12"><text:s/></text:span><text:span text:style-name="T20_13">ADDRESS</text:span><text:span text:style-name="T20_14"><text:s/></text:span><text:span text:style-name="T20_15">NAME</text:span><text:span text:style-name="T20_16"><text:s/></text:span><text:span text:style-name="T20_17">STARTING</text:span><text:span text:style-name="T20_18"><text:s/></text:span><text:span text:style-name="T20_19">WITH</text:span><text:span text:style-name="T20_20"><text:s/>'"$"'<text:s text:c="3"/><text:tab/><text:s/></text:span></text:p>
      <text:p text:style-name="P21"><text:span text:style-name="T21_1">factom</text:span><text:span text:style-name="T21_2">-</text:span><text:span text:style-name="T21_3">cli</text:span><text:span text:style-name="T21_4"><text:s/></text:span><text:span text:style-name="T21_5">generateaddress</text:span><text:span text:style-name="T21_6"><text:s/></text:span><text:span text:style-name="T21_7">fct</text:span><text:span text:style-name="T21_8"><text:s/>'$</text:span><text:span text:style-name="T21_9">F</text:span><text:span text:style-name="T21_10">01'</text:span></text:p>
      <text:p text:style-name="P22"><text:span text:style-name="T22_1">echo</text:span></text:p>
      <text:p text:style-name="P23"><text:span text:style-name="T23_1">echo</text:span><text:span text:style-name="T23_2"><text:s/>1.1.1.4<text:s/></text:span><text:span text:style-name="T23_3">TRY</text:span><text:span text:style-name="T23_4"><text:s/></text:span><text:span text:style-name="T23_5">TO</text:span><text:span text:style-name="T23_6"><text:s/></text:span><text:span text:style-name="T23_7">CREATE</text:span><text:span text:style-name="T23_8"><text:s/></text:span><text:span text:style-name="T23_9">FACTOID</text:span><text:span text:style-name="T23_10"><text:s/></text:span><text:span text:style-name="T23_11">WALLET</text:span><text:span text:style-name="T23_12"><text:s/></text:span><text:span text:style-name="T23_13">ADDRESS</text:span><text:span text:style-name="T23_14"><text:s/></text:span><text:span text:style-name="T23_15">NAME</text:span><text:span text:style-name="T23_16"><text:s/></text:span><text:span text:style-name="T23_17">STARTING</text:span><text:span text:style-name="T23_18"><text:s/></text:span><text:span text:style-name="T23_19">WITH</text:span><text:span text:style-name="T23_20"><text:s/>'"/"'<text:s text:c="3"/><text:tab/><text:s/></text:span></text:p>
      <text:p text:style-name="P24"><text:span text:style-name="T24_1">factom</text:span><text:span text:style-name="T24_2">-</text:span><text:span text:style-name="T24_3">cli</text:span><text:span text:style-name="T24_4"><text:s/></text:span><text:span text:style-name="T24_5">generateaddress</text:span><text:span text:style-name="T24_6"><text:s/></text:span><text:span text:style-name="T24_7">fct</text:span><text:span text:style-name="T24_8"><text:s/>"'/</text:span><text:span text:style-name="T24_9">F</text:span><text:span text:style-name="T24_10">02'"</text:span></text:p>
      <text:p text:style-name="P25"><text:span text:style-name="T25_1">echo</text:span></text:p>
      <text:p text:style-name="P26"><text:span text:style-name="T26_1">echo</text:span><text:span text:style-name="T26_2"><text:s/>1.1.1.5<text:s/></text:span><text:span text:style-name="T26_3">TRY</text:span><text:span text:style-name="T26_4"><text:s/></text:span><text:span text:style-name="T26_5">TO</text:span><text:span text:style-name="T26_6"><text:s/></text:span><text:span text:style-name="T26_7">CREATE</text:span><text:span text:style-name="T26_8"><text:s/></text:span><text:span text:style-name="T26_9">FACTOID</text:span><text:span text:style-name="T26_10"><text:s/></text:span><text:span text:style-name="T26_11">WALLET</text:span><text:span text:style-name="T26_12"><text:s/></text:span><text:span text:style-name="T26_13">ADDRESS</text:span><text:span text:style-name="T26_14"><text:s/></text:span><text:span text:style-name="T26_15">NAME</text:span><text:span text:style-name="T26_16"><text:s/></text:span><text:span text:style-name="T26_17">CONTAINING</text:span><text:span text:style-name="T26_18"><text:s/>'"~"'<text:s text:c="3"/><text:tab/><text:s/></text:span></text:p>
      <text:p text:style-name="P27"><text:span text:style-name="T27_1">factom</text:span><text:span text:style-name="T27_2">-</text:span><text:span text:style-name="T27_3">cli</text:span><text:span text:style-name="T27_4"><text:s/></text:span><text:span text:style-name="T27_5">generateaddress</text:span><text:span text:style-name="T27_6"><text:s/></text:span><text:span text:style-name="T27_7">fct</text:span><text:span text:style-name="T27_8"><text:s/>"'</text:span><text:span text:style-name="T27_9">F</text:span><text:span text:style-name="T27_10">~02'"</text:span></text:p>
      <text:p text:style-name="P28"><text:span text:style-name="T28_1">echo</text:span></text:p>
      <text:p text:style-name="P29"><text:span text:style-name="T29_1">echo</text:span><text:span text:style-name="T29_2"><text:s/>1.1.1.6<text:s/></text:span><text:span text:style-name="T29_3">TRY</text:span><text:span text:style-name="T29_4"><text:s/></text:span><text:span text:style-name="T29_5">TO</text:span><text:span text:style-name="T29_6"><text:s/></text:span><text:span text:style-name="T29_7">CREATE</text:span><text:span text:style-name="T29_8"><text:s/></text:span><text:span text:style-name="T29_9">FACTOID</text:span><text:span text:style-name="T29_10"><text:s/></text:span><text:span text:style-name="T29_11">WALLET</text:span><text:span text:style-name="T29_12"><text:s/></text:span><text:span text:style-name="T29_13">ADDRESS</text:span><text:span text:style-name="T29_14"><text:s/></text:span><text:span text:style-name="T29_15">NAME</text:span><text:span text:style-name="T29_16"><text:s/></text:span><text:span text:style-name="T29_17">ENDING</text:span><text:span text:style-name="T29_18"><text:s/></text:span><text:span text:style-name="T29_19">WITH</text:span><text:span text:style-name="T29_20"><text:s/>'"~"'<text:s text:c="3"/><text:tab/><text:s/></text:span></text:p>
      <text:p text:style-name="P30"><text:span text:style-name="T30_1">factom</text:span><text:span text:style-name="T30_2">-</text:span><text:span text:style-name="T30_3">cli</text:span><text:span text:style-name="T30_4"><text:s/></text:span><text:span text:style-name="T30_5">generateaddress</text:span><text:span text:style-name="T30_6"><text:s/></text:span><text:span text:style-name="T30_7">fct</text:span><text:span text:style-name="T30_8"><text:s/>"'</text:span><text:span text:style-name="T30_9">F</text:span><text:span text:style-name="T30_10">02!'"</text:span></text:p>
      <text:p text:style-name="P31"><text:span text:style-name="T31_1">echo</text:span></text:p>
      <text:p text:style-name="P32"><text:span text:style-name="T32_1">echo</text:span><text:span text:style-name="T32_2"><text:s/>1.1.1.7<text:s/></text:span><text:span text:style-name="T32_3">TRY</text:span><text:span text:style-name="T32_4"><text:s/></text:span><text:span text:style-name="T32_5">TO</text:span><text:span text:style-name="T32_6"><text:s/></text:span><text:span text:style-name="T32_7">CREATE</text:span><text:span text:style-name="T32_8"><text:s/></text:span><text:span text:style-name="T32_9">FACTOID</text:span><text:span text:style-name="T32_10"><text:s/></text:span><text:span text:style-name="T32_11">WALLET</text:span><text:span text:style-name="T32_12"><text:s/></text:span><text:span text:style-name="T32_13">ADDRESS</text:span><text:span text:style-name="T32_14"><text:s/></text:span><text:span text:style-name="T32_15">NAME</text:span><text:span text:style-name="T32_16"><text:s/></text:span><text:span text:style-name="T32_17">STARTING</text:span><text:span text:style-name="T32_18"><text:s/></text:span><text:span text:style-name="T32_19">WITH</text:span><text:span text:style-name="T32_20"><text:s/>"@"<text:s text:c="3"/><text:tab/><text:s/></text:span></text:p>
      <text:p text:style-name="P33"><text:span text:style-name="T33_1">factom</text:span><text:span text:style-name="T33_2">-</text:span><text:span text:style-name="T33_3">cli</text:span><text:span text:style-name="T33_4"><text:s/></text:span><text:span text:style-name="T33_5">generateaddress</text:span><text:span text:style-name="T33_6"><text:s/></text:span><text:span text:style-name="T33_7">fct</text:span><text:span text:style-name="T33_8"><text:s/>"'@</text:span><text:span text:style-name="T33_9">F</text:span><text:span text:style-name="T33_10">02'"</text:span></text:p>
      <text:p text:style-name="P34"><text:span text:style-name="T34_1">echo</text:span></text:p>
      <text:p text:style-name="P35"><text:span text:style-name="T35_1">echo</text:span><text:span text:style-name="T35_2"><text:s/>1.1.1.8<text:s/></text:span><text:span text:style-name="T35_3">TRY</text:span><text:span text:style-name="T35_4"><text:s/></text:span><text:span text:style-name="T35_5">TO</text:span><text:span text:style-name="T35_6"><text:s/></text:span><text:span text:style-name="T35_7">CREATE</text:span><text:span text:style-name="T35_8"><text:s/></text:span><text:span text:style-name="T35_9">FACTOID</text:span><text:span text:style-name="T35_10"><text:s/></text:span><text:span text:style-name="T35_11">WALLET</text:span><text:span text:style-name="T35_12"><text:s/></text:span><text:span text:style-name="T35_13">ADDRESS</text:span><text:span text:style-name="T35_14"><text:s/></text:span><text:span text:style-name="T35_15">NAME</text:span><text:span text:style-name="T35_16"><text:s/></text:span><text:span text:style-name="T35_17">CONTAINING</text:span><text:span text:style-name="T35_18"><text:s/>"#"<text:s text:c="3"/><text:tab/><text:s/></text:span></text:p>
      <text:p text:style-name="P36"><text:span text:style-name="T36_1">factom</text:span><text:span text:style-name="T36_2">-</text:span><text:span text:style-name="T36_3">cli</text:span><text:span text:style-name="T36_4"><text:s/></text:span><text:span text:style-name="T36_5">generateaddress</text:span><text:span text:style-name="T36_6"><text:s/></text:span><text:span text:style-name="T36_7">fct</text:span><text:span text:style-name="T36_8"><text:s/>"'</text:span><text:span text:style-name="T36_9">F</text:span><text:span text:style-name="T36_10">#02'"</text:span></text:p>
      <text:p text:style-name="P37"><text:span text:style-name="T37_1">echo</text:span></text:p>
      <text:p text:style-name="P38"><text:span text:style-name="T38_1">echo</text:span><text:span text:style-name="T38_2"><text:s/>1.1.1.9<text:s/></text:span><text:span text:style-name="T38_3">TRY</text:span><text:span text:style-name="T38_4"><text:s/></text:span><text:span text:style-name="T38_5">TO</text:span><text:span text:style-name="T38_6"><text:s/></text:span><text:span text:style-name="T38_7">CREATE</text:span><text:span text:style-name="T38_8"><text:s/></text:span><text:span text:style-name="T38_9">FACTOID</text:span><text:span text:style-name="T38_10"><text:s/></text:span><text:span text:style-name="T38_11">WALLET</text:span><text:span text:style-name="T38_12"><text:s/></text:span><text:span text:style-name="T38_13">ADDRESS</text:span><text:span text:style-name="T38_14"><text:s/></text:span><text:span text:style-name="T38_15">NAME</text:span><text:span text:style-name="T38_16"><text:s/></text:span><text:span text:style-name="T38_17">ENDING</text:span><text:span text:style-name="T38_18"><text:s/></text:span><text:span text:style-name="T38_19">WITH</text:span><text:span text:style-name="T38_20"><text:s/>"%"<text:s text:c="3"/><text:tab/><text:s/></text:span></text:p>
      <text:p text:style-name="P39"><text:span text:style-name="T39_1">factom</text:span><text:span text:style-name="T39_2">-</text:span><text:span text:style-name="T39_3">cli</text:span><text:span text:style-name="T39_4"><text:s/></text:span><text:span text:style-name="T39_5">generateaddress</text:span><text:span text:style-name="T39_6"><text:s/></text:span><text:span text:style-name="T39_7">fct</text:span><text:span text:style-name="T39_8"><text:s/>"'</text:span><text:span text:style-name="T39_9">F</text:span><text:span text:style-name="T39_10">02%'"</text:span></text:p>
      <text:p text:style-name="P40"><text:span text:style-name="T40_1">echo</text:span></text:p>
      <text:p text:style-name="P41"><text:span text:style-name="T41_1">echo</text:span><text:span text:style-name="T41_2"><text:s/>1.1.1.10<text:s/></text:span><text:span text:style-name="T41_3">TRY</text:span><text:span text:style-name="T41_4"><text:s/></text:span><text:span text:style-name="T41_5">TO</text:span><text:span text:style-name="T41_6"><text:s/></text:span><text:span text:style-name="T41_7">CREATE</text:span><text:span text:style-name="T41_8"><text:s/></text:span><text:span text:style-name="T41_9">FACTOID</text:span><text:span text:style-name="T41_10"><text:s/></text:span><text:span text:style-name="T41_11">WALLET</text:span><text:span text:style-name="T41_12"><text:s/></text:span><text:span text:style-name="T41_13">ADDRESS</text:span><text:span text:style-name="T41_14"><text:s/></text:span><text:span text:style-name="T41_15">NAME</text:span><text:span text:style-name="T41_16"><text:s/></text:span><text:span text:style-name="T41_17">STARTING</text:span><text:span text:style-name="T41_18"><text:s/></text:span><text:span text:style-name="T41_19">WITH</text:span><text:span text:style-name="T41_20"><text:s/>"^"<text:s text:c="3"/><text:tab/><text:s/></text:span></text:p>
      <text:p text:style-name="P42"><text:span text:style-name="T42_1">factom</text:span><text:span text:style-name="T42_2">-</text:span><text:span text:style-name="T42_3">cli</text:span><text:span text:style-name="T42_4"><text:s/></text:span><text:span text:style-name="T42_5">generateaddress</text:span><text:span text:style-name="T42_6"><text:s/></text:span><text:span text:style-name="T42_7">fct</text:span><text:span text:style-name="T42_8"><text:s/>"'^</text:span><text:span text:style-name="T42_9">F</text:span><text:span text:style-name="T42_10">02'"</text:span></text:p>
      <text:p text:style-name="P43"><text:span text:style-name="T43_1">echo</text:span></text:p>
      <text:p text:style-name="P44"><text:span text:style-name="T44_1">echo</text:span><text:span text:style-name="T44_2"><text:s/>1.1.1.11<text:s/></text:span><text:span text:style-name="T44_3">TRY</text:span><text:span text:style-name="T44_4"><text:s/></text:span><text:span text:style-name="T44_5">TO</text:span><text:span text:style-name="T44_6"><text:s/></text:span><text:span text:style-name="T44_7">CREATE</text:span><text:span text:style-name="T44_8"><text:s/></text:span><text:span text:style-name="T44_9">FACTOID</text:span><text:span text:style-name="T44_10"><text:s/></text:span><text:span text:style-name="T44_11">WALLET</text:span><text:span text:style-name="T44_12"><text:s/></text:span><text:span text:style-name="T44_13">ADDRESS</text:span><text:span text:style-name="T44_14"><text:s/></text:span><text:span text:style-name="T44_15">NAME</text:span><text:span text:style-name="T44_16"><text:s/></text:span><text:span text:style-name="T44_17">CONTAINING</text:span><text:span text:style-name="T44_18"><text:s/>"&amp;"<text:s text:c="3"/><text:tab/><text:s/></text:span></text:p>
      <text:p text:style-name="P45"><text:span text:style-name="T45_1">factom</text:span><text:span text:style-name="T45_2">-</text:span><text:span text:style-name="T45_3">cli</text:span><text:span text:style-name="T45_4"><text:s/></text:span><text:span text:style-name="T45_5">generateaddress</text:span><text:span text:style-name="T45_6"><text:s/></text:span><text:span text:style-name="T45_7">fct</text:span><text:span text:style-name="T45_8"><text:s/>"'</text:span><text:span text:style-name="T45_9">F</text:span><text:span text:style-name="T45_10">&amp;02'"</text:span></text:p>
      <text:p text:style-name="P46"><text:span text:style-name="T46_1">echo</text:span></text:p>
      <text:p text:style-name="P47"><text:span text:style-name="T47_1">echo</text:span><text:span text:style-name="T47_2"><text:s/>1.1.1.12<text:s/></text:span><text:span text:style-name="T47_3">TRY</text:span><text:span text:style-name="T47_4"><text:s/></text:span><text:span text:style-name="T47_5">TO</text:span><text:span text:style-name="T47_6"><text:s/></text:span><text:span text:style-name="T47_7">CREATE</text:span><text:span text:style-name="T47_8"><text:s/></text:span><text:span text:style-name="T47_9">FACTOID</text:span><text:span text:style-name="T47_10"><text:s/></text:span><text:span text:style-name="T47_11">WALLET</text:span><text:span text:style-name="T47_12"><text:s/></text:span><text:span text:style-name="T47_13">ADDRESS</text:span><text:span text:style-name="T47_14"><text:s/></text:span><text:span text:style-name="T47_15">NAME</text:span><text:span text:style-name="T47_16"><text:s/></text:span><text:span text:style-name="T47_17">ENDING</text:span><text:span text:style-name="T47_18"><text:s/></text:span><text:span text:style-name="T47_19">WITH</text:span><text:span text:style-name="T47_20"><text:s/>"*"<text:s text:c="3"/><text:tab/><text:s/></text:span></text:p>
      <text:p text:style-name="P48"><text:span text:style-name="T48_1">factom</text:span><text:span text:style-name="T48_2">-</text:span><text:span text:style-name="T48_3">cli</text:span><text:span text:style-name="T48_4"><text:s/></text:span><text:span text:style-name="T48_5">generateaddress</text:span><text:span text:style-name="T48_6"><text:s/></text:span><text:span text:style-name="T48_7">fct</text:span><text:span text:style-name="T48_8"><text:s/>"'</text:span><text:span text:style-name="T48_9">F</text:span><text:span text:style-name="T48_10">02*'"</text:span></text:p>
      <text:p text:style-name="P49"><text:span text:style-name="T49_1">echo</text:span></text:p>
      <text:p text:style-name="P50"><text:span text:style-name="T50_1">echo</text:span><text:span text:style-name="T50_2"><text:s/>1.1.1.13<text:s/></text:span><text:span text:style-name="T50_3">TRY</text:span><text:span text:style-name="T50_4"><text:s/></text:span><text:span text:style-name="T50_5">TO</text:span><text:span text:style-name="T50_6"><text:s/></text:span><text:span text:style-name="T50_7">CREATE</text:span><text:span text:style-name="T50_8"><text:s/></text:span><text:span text:style-name="T50_9">FACTOID</text:span><text:span text:style-name="T50_10"><text:s/></text:span><text:span text:style-name="T50_11">WALLET</text:span><text:span text:style-name="T50_12"><text:s/></text:span><text:span text:style-name="T50_13">ADDRESS</text:span><text:span text:style-name="T50_14"><text:s/></text:span><text:span text:style-name="T50_15">NAME</text:span><text:span text:style-name="T50_16"><text:s/></text:span><text:span text:style-name="T50_17">CONTAINING</text:span><text:span text:style-name="T50_18"><text:s/>"()"<text:s text:c="3"/><text:tab/><text:s/></text:span></text:p>
      <text:p text:style-name="P51"><text:span text:style-name="T51_1">factom</text:span><text:span text:style-name="T51_2">-</text:span><text:span text:style-name="T51_3">cli</text:span><text:span text:style-name="T51_4"><text:s/></text:span><text:span text:style-name="T51_5">generateaddress</text:span><text:span text:style-name="T51_6"><text:s/></text:span><text:span text:style-name="T51_7">fct</text:span><text:span text:style-name="T51_8"><text:s/>"'(</text:span><text:span text:style-name="T51_9">F</text:span><text:span text:style-name="T51_10">02)'"</text:span></text:p>
      <text:p text:style-name="P52"><text:span text:style-name="T52_1">echo</text:span></text:p>
      <text:p text:style-name="P53"><text:span text:style-name="T53_1">echo</text:span><text:span text:style-name="T53_2"><text:s/>1.1.1.14<text:s/></text:span><text:span text:style-name="T53_3">TRY</text:span><text:span text:style-name="T53_4"><text:s/></text:span><text:span text:style-name="T53_5">TO</text:span><text:span text:style-name="T53_6"><text:s/></text:span><text:span text:style-name="T53_7">CREATE</text:span><text:span text:style-name="T53_8"><text:s/></text:span><text:span text:style-name="T53_9">FACTOID</text:span><text:span text:style-name="T53_10"><text:s/></text:span><text:span text:style-name="T53_11">WALLET</text:span><text:span text:style-name="T53_12"><text:s/></text:span><text:span text:style-name="T53_13">ADDRESS</text:span><text:span text:style-name="T53_14"><text:s/></text:span><text:span text:style-name="T53_15">NAME</text:span><text:span text:style-name="T53_16"><text:s/></text:span><text:span text:style-name="T53_17">STARTING</text:span><text:span text:style-name="T53_18"><text:s/></text:span><text:span text:style-name="T53_19">WITH</text:span><text:span text:style-name="T53_20"><text:s/>"+"<text:s text:c="3"/><text:tab/><text:s/></text:span></text:p>
      <text:p text:style-name="P54"><text:span text:style-name="T54_1">factom</text:span><text:span text:style-name="T54_2">-</text:span><text:span text:style-name="T54_3">cli</text:span><text:span text:style-name="T54_4"><text:s/></text:span><text:span text:style-name="T54_5">generateaddress</text:span><text:span text:style-name="T54_6"><text:s/></text:span><text:span text:style-name="T54_7">fct</text:span><text:span text:style-name="T54_8"><text:s/>"'+</text:span><text:span text:style-name="T54_9">F</text:span><text:span text:style-name="T54_10">02'"</text:span></text:p>
      <text:p text:style-name="P55"><text:span text:style-name="T55_1">echo</text:span></text:p>
      <text:p text:style-name="P56"><text:span text:style-name="T56_1">echo</text:span><text:span text:style-name="T56_2"><text:s/>1.1.1.15<text:s/></text:span><text:span text:style-name="T56_3">TRY</text:span><text:span text:style-name="T56_4"><text:s/></text:span><text:span text:style-name="T56_5">TO</text:span><text:span text:style-name="T56_6"><text:s/></text:span><text:span text:style-name="T56_7">CREATE</text:span><text:span text:style-name="T56_8"><text:s/></text:span><text:span text:style-name="T56_9">FACTOID</text:span><text:span text:style-name="T56_10"><text:s/></text:span><text:span text:style-name="T56_11">WALLET</text:span><text:span text:style-name="T56_12"><text:s/></text:span><text:span text:style-name="T56_13">ADDRESS</text:span><text:span text:style-name="T56_14"><text:s/></text:span><text:span text:style-name="T56_15">NAME</text:span><text:span text:style-name="T56_16"><text:s/></text:span><text:span text:style-name="T56_17">CONTAINING</text:span><text:span text:style-name="T56_18"><text:s/>"="<text:s text:c="3"/><text:tab/><text:s/></text:span></text:p>
      <text:p text:style-name="P57"><text:span text:style-name="T57_1">factom</text:span><text:span text:style-name="T57_2">-</text:span><text:span text:style-name="T57_3">cli</text:span><text:span text:style-name="T57_4"><text:s/></text:span><text:span text:style-name="T57_5">generateaddress</text:span><text:span text:style-name="T57_6"><text:s/></text:span><text:span text:style-name="T57_7">fct</text:span><text:span text:style-name="T57_8"><text:s/>"'</text:span><text:span text:style-name="T57_9">F</text:span><text:span text:style-name="T57_10">=02'"</text:span></text:p>
      <text:p text:style-name="P58"><text:span text:style-name="T58_1">echo</text:span></text:p>
      <text:p text:style-name="P59"><text:span text:style-name="T59_1">echo</text:span><text:span text:style-name="T59_2"><text:s/>1.1.1.16<text:s/></text:span><text:span text:style-name="T59_3">TRY</text:span><text:span text:style-name="T59_4"><text:s/></text:span><text:span text:style-name="T59_5">TO</text:span><text:span text:style-name="T59_6"><text:s/></text:span><text:span text:style-name="T59_7">CREATE</text:span><text:span text:style-name="T59_8"><text:s/></text:span><text:span text:style-name="T59_9">FACTOID</text:span><text:span text:style-name="T59_10"><text:s/></text:span><text:span text:style-name="T59_11">WALLET</text:span><text:span text:style-name="T59_12"><text:s/></text:span><text:span text:style-name="T59_13">ADDRESS</text:span><text:span text:style-name="T59_14"><text:s/></text:span><text:span text:style-name="T59_15">NAME</text:span><text:span text:style-name="T59_16"><text:s/></text:span><text:span text:style-name="T59_17">CONTAINING</text:span><text:span text:style-name="T59_18"><text:s/>"{}"<text:s text:c="3"/><text:tab/><text:s/></text:span></text:p>
      <text:p text:style-name="P60"><text:span text:style-name="T60_1">factom</text:span><text:span text:style-name="T60_2">-</text:span><text:span text:style-name="T60_3">cli</text:span><text:span text:style-name="T60_4"><text:s/></text:span><text:span text:style-name="T60_5">generateaddress</text:span><text:span text:style-name="T60_6"><text:s/></text:span><text:span text:style-name="T60_7">fct</text:span><text:span text:style-name="T60_8"><text:s/>"'{</text:span><text:span text:style-name="T60_9">F</text:span><text:span text:style-name="T60_10">02}'"</text:span></text:p>
      <text:p text:style-name="P61"><text:span text:style-name="T61_1">echo</text:span></text:p>
      <text:p text:style-name="P62"><text:span text:style-name="T62_1">echo</text:span><text:span text:style-name="T62_2"><text:s/>1.1.1.17<text:s/></text:span><text:span text:style-name="T62_3">TRY</text:span><text:span text:style-name="T62_4"><text:s/></text:span><text:span text:style-name="T62_5">TO</text:span><text:span text:style-name="T62_6"><text:s/></text:span><text:span text:style-name="T62_7">CREATE</text:span><text:span text:style-name="T62_8"><text:s/></text:span><text:span text:style-name="T62_9">FACTOID</text:span><text:span text:style-name="T62_10"><text:s/></text:span><text:span text:style-name="T62_11">WALLET</text:span><text:span text:style-name="T62_12"><text:s/></text:span><text:span text:style-name="T62_13">ADDRESS</text:span><text:span text:style-name="T62_14"><text:s/></text:span><text:span text:style-name="T62_15">NAME</text:span><text:span text:style-name="T62_16"><text:s/></text:span><text:span text:style-name="T62_17">CONTAINING</text:span><text:span text:style-name="T62_18"><text:s/>"[]"<text:s text:c="3"/><text:tab/><text:s/></text:span></text:p>
      <text:p text:style-name="P63"><text:span text:style-name="T63_1">factom</text:span><text:span text:style-name="T63_2">-</text:span><text:span text:style-name="T63_3">cli</text:span><text:span text:style-name="T63_4"><text:s/></text:span><text:span text:style-name="T63_5">generateaddress</text:span><text:span text:style-name="T63_6"><text:s/></text:span><text:span text:style-name="T63_7">fct</text:span><text:span text:style-name="T63_8"><text:s/>"'[</text:span><text:span text:style-name="T63_9">F</text:span><text:span text:style-name="T63_10">02]'"</text:span></text:p>
      <text:p text:style-name="P64"><text:span text:style-name="T64_1">echo</text:span></text:p>
      <text:p text:style-name="P65"><text:span text:style-name="T65_1">echo</text:span><text:span text:style-name="T65_2"><text:s/>1.1.1.18<text:s/></text:span><text:span text:style-name="T65_3">TRY</text:span><text:span text:style-name="T65_4"><text:s/></text:span><text:span text:style-name="T65_5">TO</text:span><text:span text:style-name="T65_6"><text:s/></text:span><text:span text:style-name="T65_7">CREATE</text:span><text:span text:style-name="T65_8"><text:s/></text:span><text:span text:style-name="T65_9">FACTOID</text:span><text:span text:style-name="T65_10"><text:s/></text:span><text:span text:style-name="T65_11">WALLET</text:span><text:span text:style-name="T65_12"><text:s/></text:span><text:span text:style-name="T65_13">ADDRESS</text:span><text:span text:style-name="T65_14"><text:s/></text:span><text:span text:style-name="T65_15">NAME</text:span><text:span text:style-name="T65_16"><text:s/></text:span><text:span text:style-name="T65_17">ENDING</text:span><text:span text:style-name="T65_18"><text:s/></text:span><text:span text:style-name="T65_19">WITH</text:span><text:span text:style-name="T65_20"><text:s/>"|"<text:s text:c="3"/><text:tab/><text:s/></text:span></text:p>
      <text:p text:style-name="P66"><text:span text:style-name="T66_1">factom</text:span><text:span text:style-name="T66_2">-</text:span><text:span text:style-name="T66_3">cli</text:span><text:span text:style-name="T66_4"><text:s/></text:span><text:span text:style-name="T66_5">generateaddress</text:span><text:span text:style-name="T66_6"><text:s/></text:span><text:span text:style-name="T66_7">fct</text:span><text:span text:style-name="T66_8"><text:s/>"'</text:span><text:span text:style-name="T66_9">F</text:span><text:span text:style-name="T66_10">02|'"</text:span></text:p>
      <text:p text:style-name="P67"><text:span text:style-name="T67_1">echo</text:span></text:p>
      <text:p text:style-name="P68"><text:span text:style-name="T68_1">echo</text:span><text:span text:style-name="T68_2"><text:s/>1.1.1.19<text:s/></text:span><text:span text:style-name="T68_3">TRY</text:span><text:span text:style-name="T68_4"><text:s/></text:span><text:span text:style-name="T68_5">TO</text:span><text:span text:style-name="T68_6"><text:s/></text:span><text:span text:style-name="T68_7">CREATE</text:span><text:span text:style-name="T68_8"><text:s/></text:span><text:span text:style-name="T68_9">FACTOID</text:span><text:span text:style-name="T68_10"><text:s/></text:span><text:span text:style-name="T68_11">WALLET</text:span><text:span text:style-name="T68_12"><text:s/></text:span><text:span text:style-name="T68_13">ADDRESS</text:span><text:span text:style-name="T68_14"><text:s/></text:span><text:span text:style-name="T68_15">NAME</text:span><text:span text:style-name="T68_16"><text:s/></text:span><text:span text:style-name="T68_17">STARTING</text:span><text:span text:style-name="T68_18"><text:s/></text:span><text:span text:style-name="T68_19">WITH</text:span><text:span text:style-name="T68_20"><text:s/>":"<text:s text:c="3"/><text:tab/><text:s/></text:span></text:p>
      <text:p text:style-name="P69"><text:span text:style-name="T69_1">factom</text:span><text:span text:style-name="T69_2">-</text:span><text:span text:style-name="T69_3">cli</text:span><text:span text:style-name="T69_4"><text:s/></text:span><text:span text:style-name="T69_5">generateaddress</text:span><text:span text:style-name="T69_6"><text:s/></text:span><text:span text:style-name="T69_7">fct</text:span><text:span text:style-name="T69_8"><text:s/>"':</text:span><text:span text:style-name="T69_9">F</text:span><text:span text:style-name="T69_10">02'"</text:span></text:p>
      <text:p text:style-name="P70"><text:span text:style-name="T70_1">echo</text:span></text:p>
      <text:p text:style-name="P71"><text:span text:style-name="T71_1">echo</text:span><text:span text:style-name="T71_2"><text:s/>1.1.1.20<text:s/></text:span><text:span text:style-name="T71_3">TRY</text:span><text:span text:style-name="T71_4"><text:s/></text:span><text:span text:style-name="T71_5">TO</text:span><text:span text:style-name="T71_6"><text:s/></text:span><text:span text:style-name="T71_7">CREATE</text:span><text:span text:style-name="T71_8"><text:s/></text:span><text:span text:style-name="T71_9">FACTOID</text:span><text:span text:style-name="T71_10"><text:s/></text:span><text:span text:style-name="T71_11">WALLET</text:span><text:span text:style-name="T71_12"><text:s/></text:span><text:span text:style-name="T71_13">ADDRESS</text:span><text:span text:style-name="T71_14"><text:s/></text:span><text:span text:style-name="T71_15">NAME</text:span><text:span text:style-name="T71_16"><text:s/></text:span><text:span text:style-name="T71_17">CONTAINING</text:span><text:span text:style-name="T71_18"><text:s/>";"<text:s text:c="3"/><text:tab/><text:s/></text:span></text:p>
      <text:p text:style-name="P72"><text:span text:style-name="T72_1">factom</text:span><text:span text:style-name="T72_2">-</text:span><text:span text:style-name="T72_3">cli</text:span><text:span text:style-name="T72_4"><text:s/></text:span><text:span text:style-name="T72_5">generateaddress</text:span><text:span text:style-name="T72_6"><text:s/></text:span><text:span text:style-name="T72_7">fct</text:span><text:span text:style-name="T72_8"><text:s/>"'</text:span><text:span text:style-name="T72_9">F</text:span><text:span text:style-name="T72_10">;02'"</text:span></text:p>
      <text:p text:style-name="P73"><text:span text:style-name="T73_1">echo</text:span></text:p>
      <text:p text:style-name="P74"><text:span text:style-name="T74_1">echo</text:span><text:span text:style-name="T74_2"><text:s/>1.1.1.21<text:s/></text:span><text:span text:style-name="T74_3">TRY</text:span><text:span text:style-name="T74_4"><text:s/></text:span><text:span text:style-name="T74_5">TO</text:span><text:span text:style-name="T74_6"><text:s/></text:span><text:span text:style-name="T74_7">CREATE</text:span><text:span text:style-name="T74_8"><text:s/></text:span><text:span text:style-name="T74_9">FACTOID</text:span><text:span text:style-name="T74_10"><text:s/></text:span><text:span text:style-name="T74_11">WALLET</text:span><text:span text:style-name="T74_12"><text:s/></text:span><text:span text:style-name="T74_13">ADDRESS</text:span><text:span text:style-name="T74_14"><text:s/></text:span><text:span text:style-name="T74_15">NAME</text:span><text:span text:style-name="T74_16"><text:s/></text:span><text:span text:style-name="T74_17">ENDING</text:span><text:span text:style-name="T74_18"><text:s/></text:span><text:span text:style-name="T74_19">WITH</text:span><text:span text:style-name="T74_20"><text:s/>"""<text:s text:c="3"/><text:tab/><text:s/></text:span></text:p>
      <text:p text:style-name="P75"><text:span text:style-name="T75_1">factom</text:span><text:span text:style-name="T75_2">-</text:span><text:span text:style-name="T75_3">cli</text:span><text:span text:style-name="T75_4"><text:s/></text:span><text:span text:style-name="T75_5">generateaddress</text:span><text:span text:style-name="T75_6"><text:s/></text:span><text:span text:style-name="T75_7">fct</text:span><text:span text:style-name="T75_8"><text:s/>"</text:span><text:span text:style-name="T75_9">F</text:span><text:span text:style-name="T75_10">02\""</text:span></text:p>
      <text:p text:style-name="P76"><text:span text:style-name="T76_1">echo</text:span><text:span text:style-name="T76_2"><text:s/>"</text:span></text:p>
      <text:p text:style-name="P77"><text:span text:style-name="T77_1">echo</text:span><text:span text:style-name="T77_2"><text:s/>1.1.1.22<text:s/></text:span><text:span text:style-name="T77_3">TRY</text:span><text:span text:style-name="T77_4"><text:s/></text:span><text:span text:style-name="T77_5">TO</text:span><text:span text:style-name="T77_6"><text:s/></text:span><text:span text:style-name="T77_7">CREATE</text:span><text:span text:style-name="T77_8"><text:s/></text:span><text:span text:style-name="T77_9">FACTOID</text:span><text:span text:style-name="T77_10"><text:s/></text:span><text:span text:style-name="T77_11">WALLET</text:span><text:span text:style-name="T77_12"><text:s/></text:span><text:span text:style-name="T77_13">ADDRESS</text:span><text:span text:style-name="T77_14"><text:s/></text:span><text:span text:style-name="T77_15">NAME</text:span><text:span text:style-name="T77_16"><text:s/></text:span><text:span text:style-name="T77_17">STARTING</text:span><text:span text:style-name="T77_18"><text:s/></text:span><text:span text:style-name="T77_19">WITH</text:span><text:span text:style-name="T77_20"><text:s/>"'"<text:s text:c="3"/><text:tab/><text:s/></text:span></text:p>
      <text:p text:style-name="P78"><text:span text:style-name="T78_1">factom</text:span><text:span text:style-name="T78_2">-</text:span><text:span text:style-name="T78_3">cli</text:span><text:span text:style-name="T78_4"><text:s/></text:span><text:span text:style-name="T78_5">generateaddress</text:span><text:span text:style-name="T78_6"><text:s/></text:span><text:span text:style-name="T78_7">fct</text:span><text:span text:style-name="T78_8"><text:s/>"''</text:span><text:span text:style-name="T78_9">F</text:span><text:span text:style-name="T78_10">02'"</text:span></text:p>
      <text:p text:style-name="P79"><text:span text:style-name="T79_1">echo</text:span></text:p>
      <text:p text:style-name="P80"><text:span text:style-name="T80_1">echo</text:span><text:span text:style-name="T80_2"><text:s/>1.1.1.23<text:s/></text:span><text:span text:style-name="T80_3">TRY</text:span><text:span text:style-name="T80_4"><text:s/></text:span><text:span text:style-name="T80_5">TO</text:span><text:span text:style-name="T80_6"><text:s/></text:span><text:span text:style-name="T80_7">CREATE</text:span><text:span text:style-name="T80_8"><text:s/></text:span><text:span text:style-name="T80_9">FACTOID</text:span><text:span text:style-name="T80_10"><text:s/></text:span><text:span text:style-name="T80_11">WALLET</text:span><text:span text:style-name="T80_12"><text:s/></text:span><text:span text:style-name="T80_13">ADDRESS</text:span><text:span text:style-name="T80_14"><text:s/></text:span><text:span text:style-name="T80_15">NAME</text:span><text:span text:style-name="T80_16"><text:s/></text:span><text:span text:style-name="T80_17">CONTAINING</text:span><text:span text:style-name="T80_18"><text:s/>"&lt;"<text:s text:c="3"/><text:tab/><text:s/></text:span></text:p>
      <text:p text:style-name="P81"><text:span text:style-name="T81_1">factom</text:span><text:span text:style-name="T81_2">-</text:span><text:span text:style-name="T81_3">cli</text:span><text:span text:style-name="T81_4"><text:s/></text:span><text:span text:style-name="T81_5">generateaddress</text:span><text:span text:style-name="T81_6"><text:s/></text:span><text:span text:style-name="T81_7">fct</text:span><text:span text:style-name="T81_8"><text:s/>"'</text:span><text:span text:style-name="T81_9">F</text:span><text:span text:style-name="T81_10">&lt;02'"</text:span></text:p>
      <text:p text:style-name="P82"><text:span text:style-name="T82_1">echo</text:span></text:p>
      <text:p text:style-name="P83"><text:span text:style-name="T83_1">echo</text:span><text:span text:style-name="T83_2"><text:s/>1.1.1.24<text:s/></text:span><text:span text:style-name="T83_3">TRY</text:span><text:span text:style-name="T83_4"><text:s/></text:span><text:span text:style-name="T83_5">TO</text:span><text:span text:style-name="T83_6"><text:s/></text:span><text:span text:style-name="T83_7">CREATE</text:span><text:span text:style-name="T83_8"><text:s/></text:span><text:span text:style-name="T83_9">FACTOID</text:span><text:span text:style-name="T83_10"><text:s/></text:span><text:span text:style-name="T83_11">WALLET</text:span><text:span text:style-name="T83_12"><text:s/></text:span><text:span text:style-name="T83_13">ADDRESS</text:span><text:span text:style-name="T83_14"><text:s/></text:span><text:span text:style-name="T83_15">NAME</text:span><text:span text:style-name="T83_16"><text:s/></text:span><text:span text:style-name="T83_17">ENDING</text:span><text:span text:style-name="T83_18"><text:s/></text:span><text:span text:style-name="T83_19">WITH</text:span><text:span text:style-name="T83_20"><text:s/>","<text:s text:c="3"/><text:tab/><text:s/></text:span></text:p>
      <text:p text:style-name="P84"><text:span text:style-name="T84_1">factom</text:span><text:span text:style-name="T84_2">-</text:span><text:span text:style-name="T84_3">cli</text:span><text:span text:style-name="T84_4"><text:s/></text:span><text:span text:style-name="T84_5">generateaddress</text:span><text:span text:style-name="T84_6"><text:s/></text:span><text:span text:style-name="T84_7">fct</text:span><text:span text:style-name="T84_8"><text:s/>"'</text:span><text:span text:style-name="T84_9">F</text:span><text:span text:style-name="T84_10">02,'"</text:span></text:p>
      <text:p text:style-name="P85"><text:span text:style-name="T85_1">echo</text:span></text:p>
      <text:p text:style-name="P86"><text:span text:style-name="T86_1">echo</text:span><text:span text:style-name="T86_2"><text:s/>1.1.1.25<text:s/></text:span><text:span text:style-name="T86_3">TRY</text:span><text:span text:style-name="T86_4"><text:s/></text:span><text:span text:style-name="T86_5">TO</text:span><text:span text:style-name="T86_6"><text:s/></text:span><text:span text:style-name="T86_7">CREATE</text:span><text:span text:style-name="T86_8"><text:s/></text:span><text:span text:style-name="T86_9">FACTOID</text:span><text:span text:style-name="T86_10"><text:s/></text:span><text:span text:style-name="T86_11">WALLET</text:span><text:span text:style-name="T86_12"><text:s/></text:span><text:span text:style-name="T86_13">ADDRESS</text:span><text:span text:style-name="T86_14"><text:s/></text:span><text:span text:style-name="T86_15">NAME</text:span><text:span text:style-name="T86_16"><text:s/></text:span><text:span text:style-name="T86_17">STARTING</text:span><text:span text:style-name="T86_18"><text:s/></text:span><text:span text:style-name="T86_19">WITH</text:span><text:span text:style-name="T86_20"><text:s/>"&gt;"<text:s text:c="3"/><text:tab/><text:s/></text:span></text:p>
      <text:p text:style-name="P87"><text:span text:style-name="T87_1">factom</text:span><text:span text:style-name="T87_2">-</text:span><text:span text:style-name="T87_3">cli</text:span><text:span text:style-name="T87_4"><text:s/></text:span><text:span text:style-name="T87_5">generateaddress</text:span><text:span text:style-name="T87_6"><text:s/></text:span><text:span text:style-name="T87_7">fct</text:span><text:span text:style-name="T87_8"><text:s/>"'&gt;</text:span><text:span text:style-name="T87_9">F</text:span><text:span text:style-name="T87_10">02'"</text:span></text:p>
      <text:p text:style-name="P88"><text:span text:style-name="T88_1">echo</text:span></text:p>
      <text:p text:style-name="P89"><text:span text:style-name="T89_1">echo</text:span><text:span text:style-name="T89_2"><text:s/>1.1.1.26<text:s/></text:span><text:span text:style-name="T89_3">TRY</text:span><text:span text:style-name="T89_4"><text:s/></text:span><text:span text:style-name="T89_5">TO</text:span><text:span text:style-name="T89_6"><text:s/></text:span><text:span text:style-name="T89_7">CREATE</text:span><text:span text:style-name="T89_8"><text:s/></text:span><text:span text:style-name="T89_9">FACTOID</text:span><text:span text:style-name="T89_10"><text:s/></text:span><text:span text:style-name="T89_11">WALLET</text:span><text:span text:style-name="T89_12"><text:s/></text:span><text:span text:style-name="T89_13">ADDRESS</text:span><text:span text:style-name="T89_14"><text:s/></text:span><text:span text:style-name="T89_15">NAME</text:span><text:span text:style-name="T89_16"><text:s/></text:span><text:span text:style-name="T89_17">CONTAINING</text:span><text:span text:style-name="T89_18"><text:s/>"."<text:s text:c="3"/><text:tab/><text:s/></text:span></text:p>
      <text:p text:style-name="P90"><text:span text:style-name="T90_1">factom</text:span><text:span text:style-name="T90_2">-</text:span><text:span text:style-name="T90_3">cli</text:span><text:span text:style-name="T90_4"><text:s/></text:span><text:span text:style-name="T90_5">generateaddress</text:span><text:span text:style-name="T90_6"><text:s/></text:span><text:span text:style-name="T90_7">fct</text:span><text:span text:style-name="T90_8"><text:s/>"'</text:span><text:span text:style-name="T90_9">F</text:span><text:span text:style-name="T90_10">.02'"</text:span></text:p>
      <text:p text:style-name="P91"><text:span text:style-name="T91_1">echo</text:span></text:p>
      <text:p text:style-name="P92"><text:span text:style-name="T92_1">echo</text:span><text:span text:style-name="T92_2"><text:s/>1.1.1.27<text:s/></text:span><text:span text:style-name="T92_3">TRY</text:span><text:span text:style-name="T92_4"><text:s/></text:span><text:span text:style-name="T92_5">TO</text:span><text:span text:style-name="T92_6"><text:s/></text:span><text:span text:style-name="T92_7">CREATE</text:span><text:span text:style-name="T92_8"><text:s/></text:span><text:span text:style-name="T92_9">FACTOID</text:span><text:span text:style-name="T92_10"><text:s/></text:span><text:span text:style-name="T92_11">WALLET</text:span><text:span text:style-name="T92_12"><text:s/></text:span><text:span text:style-name="T92_13">ADDRESS</text:span><text:span text:style-name="T92_14"><text:s/></text:span><text:span text:style-name="T92_15">NAME</text:span><text:span text:style-name="T92_16"><text:s/></text:span><text:span text:style-name="T92_17">ENDING</text:span><text:span text:style-name="T92_18"><text:s/></text:span><text:span text:style-name="T92_19">WITH</text:span><text:span text:style-name="T92_20"><text:s/>"?"<text:s text:c="3"/><text:tab/><text:s/></text:span></text:p>
      <text:p text:style-name="P93"><text:span text:style-name="T93_1">factom</text:span><text:span text:style-name="T93_2">-</text:span><text:span text:style-name="T93_3">cli</text:span><text:span text:style-name="T93_4"><text:s/></text:span><text:span text:style-name="T93_5">generateaddress</text:span><text:span text:style-name="T93_6"><text:s/></text:span><text:span text:style-name="T93_7">fct</text:span><text:span text:style-name="T93_8"><text:s/>"'</text:span><text:span text:style-name="T93_9">F</text:span><text:span text:style-name="T93_10">02?'"</text:span></text:p>
      <text:p text:style-name="P94"><text:span text:style-name="T94_1">echo</text:span></text:p>
      <text:p text:style-name="P95"/>
      <text:p text:style-name="P96"><text:span text:style-name="T96_1">echo</text:span><text:span text:style-name="T96_2"><text:s/>1.1.2<text:s/></text:span><text:span text:style-name="T96_3">GET</text:span><text:span text:style-name="T96_4"><text:s/></text:span><text:span text:style-name="T96_5">FACTOID</text:span><text:span text:style-name="T96_6"><text:s/></text:span><text:span text:style-name="T96_7">WALLET</text:span><text:span text:style-name="T96_8"><text:s/></text:span><text:span text:style-name="T96_9">ADDRESS</text:span><text:span text:style-name="T96_10"><text:s/></text:span><text:span text:style-name="T96_11">BALANCES</text:span><text:span text:style-name="T96_12"><text:s text:c="3"/><text:tab/><text:s/></text:span></text:p>
      <text:p text:style-name="P97"><text:span text:style-name="T97_1">echo</text:span></text:p>
      <text:p text:style-name="P98"><text:span text:style-name="T98_1">echo</text:span><text:span text:style-name="T98_2"><text:s/>1.1.2.1<text:s/></text:span><text:span text:style-name="T98_3">LIST</text:span><text:span text:style-name="T98_4"><text:s/></text:span><text:span text:style-name="T98_5">ALL</text:span><text:span text:style-name="T98_6"><text:s/></text:span><text:span text:style-name="T98_7">WALLET</text:span><text:span text:style-name="T98_8"><text:s/></text:span><text:span text:style-name="T98_9">ADDRESS</text:span><text:span text:style-name="T98_10"><text:s/></text:span><text:span text:style-name="T98_11">BALANCES</text:span><text:span text:style-name="T98_12"><text:s text:c="3"/><text:tab/><text:s/></text:span></text:p>
      <text:p text:style-name="P99"><text:span text:style-name="T99_1">factom</text:span><text:span text:style-name="T99_2">-</text:span><text:span text:style-name="T99_3">cli</text:span><text:span text:style-name="T99_4"><text:s/></text:span><text:span text:style-name="T99_5">getaddresses</text:span></text:p>
      <text:p text:style-name="P100"><text:span text:style-name="T100_1">echo</text:span></text:p>
      <text:p text:style-name="P101"><text:span text:style-name="T101_1">echo</text:span><text:span text:style-name="T101_2"><text:s/>1.1.2.2<text:s/></text:span><text:span text:style-name="T101_3">LIST</text:span><text:span text:style-name="T101_4"><text:s/></text:span><text:span text:style-name="T101_5">FACTOID</text:span><text:span text:style-name="T101_6"><text:s/></text:span><text:span text:style-name="T101_7">WALLET</text:span><text:span text:style-name="T101_8"><text:s/></text:span><text:span text:style-name="T101_9">ADDRESS</text:span><text:span text:style-name="T101_10"><text:s/></text:span><text:span text:style-name="T101_11">BALANCES</text:span><text:span text:style-name="T101_12"><text:s/></text:span><text:span text:style-name="T101_13">INDIVIDUALLY</text:span><text:span text:style-name="T101_14"><text:s text:c="3"/><text:tab/><text:s/></text:span></text:p>
      <text:p text:style-name="P102"><text:span text:style-name="T102_1">factom</text:span><text:span text:style-name="T102_2">-</text:span><text:span text:style-name="T102_3">cli</text:span><text:span text:style-name="T102_4"><text:s/></text:span><text:span text:style-name="T102_5">balance</text:span><text:span text:style-name="T102_6"><text:s/></text:span><text:span text:style-name="T102_7">fct</text:span><text:span text:style-name="T102_8"><text:s/></text:span><text:span text:style-name="T102_9">factoid</text:span><text:span text:style-name="T102_10">-</text:span><text:span text:style-name="T102_11">wallet</text:span><text:span text:style-name="T102_12">-</text:span><text:span text:style-name="T102_13">address</text:span><text:span text:style-name="T102_14">-</text:span><text:span text:style-name="T102_15">name</text:span><text:span text:style-name="T102_16">01</text:span></text:p>
      <text:p text:style-name="P103"><text:span text:style-name="T103_1">factom</text:span><text:span text:style-name="T103_2">-</text:span><text:span text:style-name="T103_3">cli</text:span><text:span text:style-name="T103_4"><text:s/></text:span><text:span text:style-name="T103_5">balance</text:span><text:span text:style-name="T103_6"><text:s/></text:span><text:span text:style-name="T103_7">fct</text:span><text:span text:style-name="T103_8"><text:s/>$</text:span><text:span text:style-name="T103_9">FACTOIDWALLETADDRESSKEY</text:span><text:span text:style-name="T103_10">01</text:span></text:p>
      <text:p text:style-name="P104"><text:span text:style-name="T104_1">factom</text:span><text:span text:style-name="T104_2">-</text:span><text:span text:style-name="T104_3">cli</text:span><text:span text:style-name="T104_4"><text:s/></text:span><text:span text:style-name="T104_5">balance</text:span><text:span text:style-name="T104_6"><text:s/></text:span><text:span text:style-name="T104_7">fct</text:span><text:span text:style-name="T104_8"><text:s/></text:span><text:span text:style-name="T104_9">factoid</text:span><text:span text:style-name="T104_10">-</text:span><text:span text:style-name="T104_11">wallet</text:span><text:span text:style-name="T104_12">-</text:span><text:span text:style-name="T104_13">address</text:span><text:span text:style-name="T104_14">-</text:span><text:span text:style-name="T104_15">name</text:span><text:span text:style-name="T104_16">02</text:span></text:p>
      <text:p text:style-name="P105"><text:span text:style-name="T105_1">factom</text:span><text:span text:style-name="T105_2">-</text:span><text:span text:style-name="T105_3">cli</text:span><text:span text:style-name="T105_4"><text:s/></text:span><text:span text:style-name="T105_5">balance</text:span><text:span text:style-name="T105_6"><text:s/></text:span><text:span text:style-name="T105_7">fct</text:span><text:span text:style-name="T105_8"><text:s/>$</text:span><text:span text:style-name="T105_9">FACTOIDWALLETADDRESSKEY</text:span><text:span text:style-name="T105_10">02</text:span></text:p>
      <text:p text:style-name="P106"><text:span text:style-name="T106_1">echo</text:span></text:p>
      <text:p text:style-name="P107"><text:span text:style-name="T107_1">echo</text:span><text:span text:style-name="T107_2"><text:s/>1.1.2.3<text:s/></text:span><text:span text:style-name="T107_3">REQUEST</text:span><text:span text:style-name="T107_4"><text:s/></text:span><text:span text:style-name="T107_5">BALANCE</text:span><text:span text:style-name="T107_6"><text:s/></text:span><text:span text:style-name="T107_7">OF</text:span><text:span text:style-name="T107_8"><text:s/></text:span><text:span text:style-name="T107_9">NON</text:span><text:span text:style-name="T107_10">-</text:span><text:span text:style-name="T107_11">EXISTENT</text:span><text:span text:style-name="T107_12"><text:s/></text:span><text:span text:style-name="T107_13">FACTOID</text:span><text:span text:style-name="T107_14"><text:s/></text:span><text:span text:style-name="T107_15">WALLET</text:span><text:span text:style-name="T107_16"><text:s/></text:span><text:span text:style-name="T107_17">ADDRESS</text:span></text:p>
      <text:p text:style-name="P108"><text:span text:style-name="T108_1">factom</text:span><text:span text:style-name="T108_2">-</text:span><text:span text:style-name="T108_3">cli</text:span><text:span text:style-name="T108_4"><text:s/></text:span><text:span text:style-name="T108_5">balance</text:span><text:span text:style-name="T108_6"><text:s/></text:span><text:span text:style-name="T108_7">fct</text:span><text:span text:style-name="T108_8"><text:s/></text:span><text:span text:style-name="T108_9">factom</text:span><text:span text:style-name="T108_10">-</text:span><text:span text:style-name="T108_11">cli</text:span><text:span text:style-name="T108_12"><text:s/></text:span><text:span text:style-name="T108_13">balance</text:span><text:span text:style-name="T108_14"><text:s/></text:span><text:span text:style-name="T108_15">fct</text:span><text:span text:style-name="T108_16"><text:s/></text:span><text:span text:style-name="T108_17">xxx</text:span></text:p>
      <text:p text:style-name="P109"><text:span text:style-name="T109_1">echo</text:span></text:p>
      <text:p text:style-name="P110"><text:span text:style-name="T110_1">echo</text:span><text:span text:style-name="T110_2"><text:s/>1.1.2.4<text:s/></text:span><text:span text:style-name="T110_3">REQUEST</text:span><text:span text:style-name="T110_4"><text:s/></text:span><text:span text:style-name="T110_5">BALANCE</text:span><text:span text:style-name="T110_6"><text:s/></text:span><text:span text:style-name="T110_7">OF</text:span><text:span text:style-name="T110_8"><text:s/></text:span><text:span text:style-name="T110_9">FACTOID</text:span><text:span text:style-name="T110_10"><text:s/></text:span><text:span text:style-name="T110_11">WALLET</text:span><text:span text:style-name="T110_12"><text:s/></text:span><text:span text:style-name="T110_13">ADDRESS</text:span><text:span text:style-name="T110_14"><text:s/></text:span><text:span text:style-name="T110_15">NAME</text:span><text:span text:style-name="T110_16"><text:s/></text:span><text:span text:style-name="T110_17">TOO</text:span><text:span text:style-name="T110_18"><text:s/></text:span><text:span text:style-name="T110_19">LONG</text:span></text:p>
      <text:p text:style-name="P111"><text:span text:style-name="T111_1">factom</text:span><text:span text:style-name="T111_2">-</text:span><text:span text:style-name="T111_3">cli</text:span><text:span text:style-name="T111_4"><text:s/></text:span><text:span text:style-name="T111_5">balance</text:span><text:span text:style-name="T111_6"><text:s/></text:span><text:span text:style-name="T111_7">fct</text:span><text:span text:style-name="T111_8"><text:s/></text:span><text:span text:style-name="T111_9">hhhhhhhhhhhhhhhhhhhhhhhhhhhhhhhhhhhhhhhhhhhhhhhhhhhhhhhhhhhhhhhhhhhhhhhhhhhhhhhhhhhhhhhhhaaaa</text:span></text:p>
      <text:p text:style-name="P112"><text:span text:style-name="T112_1">echo</text:span></text:p>
      <text:p text:style-name="P113"/>
      <text:p text:style-name="P114"><text:span text:style-name="T114_1">echo</text:span><text:span text:style-name="T114_2"><text:s/>1.2<text:s/></text:span><text:span text:style-name="T114_3">ENTRY</text:span><text:span text:style-name="T114_4"><text:s/></text:span><text:span text:style-name="T114_5">CREDIT</text:span><text:span text:style-name="T114_6"><text:s/></text:span><text:span text:style-name="T114_7">WALLET</text:span><text:span text:style-name="T114_8"><text:s text:c="3"/><text:tab/><text:s/></text:span></text:p>
      <text:p text:style-name="P115"><text:span text:style-name="T115_1">echo</text:span></text:p>
      <text:p text:style-name="P116"><text:span text:style-name="T116_1">echo</text:span><text:span text:style-name="T116_2"><text:s/>1.2.1<text:s/></text:span><text:span text:style-name="T116_3">CREATE</text:span><text:span text:style-name="T116_4"><text:s/></text:span><text:span text:style-name="T116_5">ENTRY</text:span><text:span text:style-name="T116_6"><text:s/></text:span><text:span text:style-name="T116_7">CREDIT</text:span><text:span text:style-name="T116_8"><text:s/></text:span><text:span text:style-name="T116_9">WALLET</text:span><text:span text:style-name="T116_10"><text:s/></text:span><text:span text:style-name="T116_11">ADDRESSES</text:span></text:p>
      <text:p text:style-name="P117"><text:span text:style-name="T117_1">echo</text:span></text:p>
      <text:p text:style-name="P118"><text:span text:style-name="T118_1">echo</text:span><text:span text:style-name="T118_2"><text:s/>1.2.1.1<text:s/></text:span><text:span text:style-name="T118_3">CREATE</text:span><text:span text:style-name="T118_4"><text:s/></text:span><text:span text:style-name="T118_5">ORDINARY</text:span><text:span text:style-name="T118_6"><text:s/></text:span><text:span text:style-name="T118_7">ENTRY</text:span><text:span text:style-name="T118_8"><text:s/></text:span><text:span text:style-name="T118_9">CREDIT</text:span><text:span text:style-name="T118_10"><text:s/></text:span><text:span text:style-name="T118_11">WALLET</text:span><text:span text:style-name="T118_12"><text:s/></text:span><text:span text:style-name="T118_13">ADDRESS</text:span><text:span text:style-name="T118_14"><text:s/></text:span><text:span text:style-name="T118_15">NAMES</text:span><text:span text:style-name="T118_16"><text:s text:c="3"/><text:tab/><text:s/></text:span></text:p>
      <text:p text:style-name="P119"><text:span text:style-name="T119_1">ECWALLETADDRESSKEY</text:span><text:span text:style-name="T119_2">01=$(</text:span><text:span text:style-name="T119_3">factom</text:span><text:span text:style-name="T119_4">-</text:span><text:span text:style-name="T119_5">cli</text:span><text:span text:style-name="T119_6"><text:s/></text:span><text:span text:style-name="T119_7">generateaddress</text:span><text:span text:style-name="T119_8"><text:s/></text:span><text:span text:style-name="T119_9">ec</text:span><text:span text:style-name="T119_10"><text:s/></text:span><text:span text:style-name="T119_11">ec</text:span><text:span text:style-name="T119_12">-</text:span><text:span text:style-name="T119_13">wallet</text:span><text:span text:style-name="T119_14">-</text:span><text:span text:style-name="T119_15">address</text:span><text:span text:style-name="T119_16">-</text:span><text:span text:style-name="T119_17">name</text:span><text:span text:style-name="T119_18">01<text:s/>|<text:s/></text:span><text:span text:style-name="T119_19">awk</text:span><text:span text:style-name="T119_20"><text:s/>'{</text:span><text:span text:style-name="T119_21">print</text:span><text:span text:style-name="T119_22"><text:s/>$3}')</text:span></text:p>
      <text:p text:style-name="P120"><text:span text:style-name="T120_1">echo</text:span><text:span text:style-name="T120_2"><text:s/></text:span><text:span text:style-name="T120_3">ec</text:span><text:span text:style-name="T120_4">-</text:span><text:span text:style-name="T120_5">wallet</text:span><text:span text:style-name="T120_6">-</text:span><text:span text:style-name="T120_7">address</text:span><text:span text:style-name="T120_8">-</text:span><text:span text:style-name="T120_9">name</text:span><text:span text:style-name="T120_10">01<text:s/>=<text:s/>$</text:span><text:span text:style-name="T120_11">ECWALLETADDRESSKEY</text:span><text:span text:style-name="T120_12">01</text:span></text:p>
      <text:p text:style-name="P121"><text:span text:style-name="T121_1">echo</text:span></text:p>
      <text:p text:style-name="P122"><text:span text:style-name="T122_1">ECWALLETADDRESSKEY</text:span><text:span text:style-name="T122_2">02=$(</text:span><text:span text:style-name="T122_3">factom</text:span><text:span text:style-name="T122_4">-</text:span><text:span text:style-name="T122_5">cli</text:span><text:span text:style-name="T122_6"><text:s/></text:span><text:span text:style-name="T122_7">generateaddress</text:span><text:span text:style-name="T122_8"><text:s/></text:span><text:span text:style-name="T122_9">ec</text:span><text:span text:style-name="T122_10"><text:s/></text:span><text:span text:style-name="T122_11">ec</text:span><text:span text:style-name="T122_12">-</text:span><text:span text:style-name="T122_13">wallet</text:span><text:span text:style-name="T122_14">-</text:span><text:span text:style-name="T122_15">address</text:span><text:span text:style-name="T122_16">-</text:span><text:span text:style-name="T122_17">name</text:span><text:span text:style-name="T122_18">02<text:s/>|<text:s/></text:span><text:span text:style-name="T122_19">awk</text:span><text:span text:style-name="T122_20"><text:s/>'{</text:span><text:span text:style-name="T122_21">print</text:span><text:span text:style-name="T122_22"><text:s/>$3}')</text:span></text:p>
      <text:p text:style-name="P123"><text:span text:style-name="T123_1">echo</text:span><text:span text:style-name="T123_2"><text:s/></text:span><text:span text:style-name="T123_3">ec</text:span><text:span text:style-name="T123_4">-</text:span><text:span text:style-name="T123_5">wallet</text:span><text:span text:style-name="T123_6">-</text:span><text:span text:style-name="T123_7">address</text:span><text:span text:style-name="T123_8">-</text:span><text:span text:style-name="T123_9">name</text:span><text:span text:style-name="T123_10">02<text:s/>=<text:s/>$</text:span><text:span text:style-name="T123_11">ECWALLETADDRESSKEY</text:span><text:span text:style-name="T123_12">02</text:span></text:p>
      <text:p text:style-name="P124"><text:span text:style-name="T124_1">echo</text:span></text:p>
      <text:p text:style-name="P125"><text:span text:style-name="T125_1">echo</text:span><text:span text:style-name="T125_2"><text:s/>1.2.1.2<text:s/></text:span><text:span text:style-name="T125_3">TRY</text:span><text:span text:style-name="T125_4"><text:s/></text:span><text:span text:style-name="T125_5">TO</text:span><text:span text:style-name="T125_6"><text:s/></text:span><text:span text:style-name="T125_7">CREATE</text:span><text:span text:style-name="T125_8"><text:s/></text:span><text:span text:style-name="T125_9">ENTRY</text:span><text:span text:style-name="T125_10"><text:s/></text:span><text:span text:style-name="T125_11">CREDIT</text:span><text:span text:style-name="T125_12"><text:s/></text:span><text:span text:style-name="T125_13">WALLET</text:span><text:span text:style-name="T125_14"><text:s/></text:span><text:span text:style-name="T125_15">ADDRESS</text:span><text:span text:style-name="T125_16"><text:s/></text:span><text:span text:style-name="T125_17">NAME</text:span><text:span text:style-name="T125_18"><text:s/></text:span><text:span text:style-name="T125_19">STARTING</text:span><text:span text:style-name="T125_20"><text:s/></text:span><text:span text:style-name="T125_21">WITH</text:span><text:span text:style-name="T125_22"><text:s/>'"$"'<text:s text:c="3"/><text:tab/><text:s/></text:span></text:p>
      <text:p text:style-name="P126"><text:span text:style-name="T126_1">factom</text:span><text:span text:style-name="T126_2">-</text:span><text:span text:style-name="T126_3">cli</text:span><text:span text:style-name="T126_4"><text:s/></text:span><text:span text:style-name="T126_5">generateaddress</text:span><text:span text:style-name="T126_6"><text:s/></text:span><text:span text:style-name="T126_7">ec</text:span><text:span text:style-name="T126_8"><text:s/>'$</text:span><text:span text:style-name="T126_9">E</text:span><text:span text:style-name="T126_10">01'</text:span></text:p>
      <text:p text:style-name="P127"><text:span text:style-name="T127_1">echo</text:span></text:p>
      <text:p text:style-name="P128"><text:span text:style-name="T128_1">echo</text:span><text:span text:style-name="T128_2"><text:s/>1.2.1.3<text:s/></text:span><text:span text:style-name="T128_3">TRY</text:span><text:span text:style-name="T128_4"><text:s/></text:span><text:span text:style-name="T128_5">TO</text:span><text:span text:style-name="T128_6"><text:s/></text:span><text:span text:style-name="T128_7">CREATE</text:span><text:span text:style-name="T128_8"><text:s/></text:span><text:span text:style-name="T128_9">ENTRY</text:span><text:span text:style-name="T128_10"><text:s/></text:span><text:span text:style-name="T128_11">CREDIT</text:span><text:span text:style-name="T128_12"><text:s/></text:span><text:span text:style-name="T128_13">WALLET</text:span><text:span text:style-name="T128_14"><text:s/></text:span><text:span text:style-name="T128_15">ADDRESS</text:span><text:span text:style-name="T128_16"><text:s/></text:span><text:span text:style-name="T128_17">NAME</text:span><text:span text:style-name="T128_18"><text:s/></text:span><text:span text:style-name="T128_19">STARTING</text:span><text:span text:style-name="T128_20"><text:s/></text:span><text:span text:style-name="T128_21">WITH</text:span><text:span text:style-name="T128_22"><text:s/>'"/"'<text:s text:c="3"/><text:tab/><text:s/></text:span></text:p>
      <text:p text:style-name="P129"><text:span text:style-name="T129_1">factom</text:span><text:span text:style-name="T129_2">-</text:span><text:span text:style-name="T129_3">cli</text:span><text:span text:style-name="T129_4"><text:s/></text:span><text:span text:style-name="T129_5">generateaddress</text:span><text:span text:style-name="T129_6"><text:s/></text:span><text:span text:style-name="T129_7">ec</text:span><text:span text:style-name="T129_8"><text:s/>"'/</text:span><text:span text:style-name="T129_9">E</text:span><text:span text:style-name="T129_10">02'"</text:span></text:p>
      <text:p text:style-name="P130"><text:span text:style-name="T130_1">echo</text:span></text:p>
      <text:p text:style-name="P131"><text:span text:style-name="T131_1">echo</text:span><text:span text:style-name="T131_2"><text:s/>1.2.1.2<text:s/></text:span><text:span text:style-name="T131_3">TRY</text:span><text:span text:style-name="T131_4"><text:s/></text:span><text:span text:style-name="T131_5">TO</text:span><text:span text:style-name="T131_6"><text:s/></text:span><text:span text:style-name="T131_7">CREATE</text:span><text:span text:style-name="T131_8"><text:s/></text:span><text:span text:style-name="T131_9">TOO</text:span><text:span text:style-name="T131_10"><text:s/></text:span><text:span text:style-name="T131_11">LONG</text:span><text:span text:style-name="T131_12"><text:s/></text:span><text:span text:style-name="T131_13">ENTRY</text:span><text:span text:style-name="T131_14"><text:s/></text:span><text:span text:style-name="T131_15">CREDIT</text:span><text:span text:style-name="T131_16"><text:s/></text:span><text:span text:style-name="T131_17">WALLET</text:span><text:span text:style-name="T131_18"><text:s/></text:span><text:span text:style-name="T131_19">ADDRESS</text:span><text:span text:style-name="T131_20"><text:s/></text:span><text:span text:style-name="T131_21">NAME</text:span><text:span text:style-name="T131_22"><text:s text:c="2"/><text:tab/><text:s/></text:span></text:p>
      <text:p text:style-name="P132"><text:span text:style-name="T132_1">factom</text:span><text:span text:style-name="T132_2">-</text:span><text:span text:style-name="T132_3">cli</text:span><text:span text:style-name="T132_4"><text:s/></text:span><text:span text:style-name="T132_5">generateaddress</text:span><text:span text:style-name="T132_6"><text:s/></text:span><text:span text:style-name="T132_7">ec</text:span><text:span text:style-name="T132_8"><text:s/></text:span><text:span text:style-name="T132_9">entry</text:span><text:span text:style-name="T132_10">-</text:span><text:span text:style-name="T132_11">credit</text:span><text:span text:style-name="T132_12">-</text:span><text:span text:style-name="T132_13">wallet</text:span><text:span text:style-name="T132_14">-</text:span><text:span text:style-name="T132_15">address</text:span><text:span text:style-name="T132_16">-</text:span><text:span text:style-name="T132_17">name</text:span><text:span text:style-name="T132_18">01</text:span></text:p>
      <text:p text:style-name="P133"><text:span text:style-name="T133_1">echo</text:span></text:p>
      <text:p text:style-name="P134"/>
      <text:p text:style-name="P135"><text:span text:style-name="T135_1">echo</text:span><text:span text:style-name="T135_2"><text:s/>1.2.2<text:s/></text:span><text:span text:style-name="T135_3">GET</text:span><text:span text:style-name="T135_4"><text:s/></text:span><text:span text:style-name="T135_5">ENTRY</text:span><text:span text:style-name="T135_6"><text:s/></text:span><text:span text:style-name="T135_7">CREDIT</text:span><text:span text:style-name="T135_8"><text:s/></text:span><text:span text:style-name="T135_9">WALLET</text:span><text:span text:style-name="T135_10"><text:s/></text:span><text:span text:style-name="T135_11">ADDRESS</text:span><text:span text:style-name="T135_12"><text:s/></text:span><text:span text:style-name="T135_13">BALANCES</text:span><text:span text:style-name="T135_14"><text:s text:c="3"/><text:tab/><text:s/></text:span></text:p>
      <text:p text:style-name="P136"><text:span text:style-name="T136_1">echo</text:span></text:p>
      <text:p text:style-name="P137"><text:span text:style-name="T137_1">echo</text:span><text:span text:style-name="T137_2"><text:s/>1.2.2.1<text:s/></text:span><text:span text:style-name="T137_3">LIST</text:span><text:span text:style-name="T137_4"><text:s/></text:span><text:span text:style-name="T137_5">ALL</text:span><text:span text:style-name="T137_6"><text:s/></text:span><text:span text:style-name="T137_7">ENTRY</text:span><text:span text:style-name="T137_8"><text:s/></text:span><text:span text:style-name="T137_9">CREDIT</text:span><text:span text:style-name="T137_10"><text:s/></text:span><text:span text:style-name="T137_11">WALLET</text:span><text:span text:style-name="T137_12"><text:s/></text:span><text:span text:style-name="T137_13">ADDRESS</text:span><text:span text:style-name="T137_14"><text:s/></text:span><text:span text:style-name="T137_15">BALANCES</text:span><text:span text:style-name="T137_16"><text:s text:c="3"/><text:tab/><text:s/></text:span></text:p>
      <text:p text:style-name="P138"><text:span text:style-name="T138_1">factom</text:span><text:span text:style-name="T138_2">-</text:span><text:span text:style-name="T138_3">cli</text:span><text:span text:style-name="T138_4"><text:s/></text:span><text:span text:style-name="T138_5">getaddresses</text:span></text:p>
      <text:p text:style-name="P139"><text:span text:style-name="T139_1">echo</text:span></text:p>
      <text:p text:style-name="P140"><text:span text:style-name="T140_1">echo</text:span><text:span text:style-name="T140_2"><text:s/>1.2.2.2<text:s/></text:span><text:span text:style-name="T140_3">LIST</text:span><text:span text:style-name="T140_4"><text:s/></text:span><text:span text:style-name="T140_5">ENTRY</text:span><text:span text:style-name="T140_6"><text:s/></text:span><text:span text:style-name="T140_7">CREDIT</text:span><text:span text:style-name="T140_8"><text:s/></text:span><text:span text:style-name="T140_9">WALLET</text:span><text:span text:style-name="T140_10"><text:s/></text:span><text:span text:style-name="T140_11">ADDRESS</text:span><text:span text:style-name="T140_12"><text:s/></text:span><text:span text:style-name="T140_13">BALANCES</text:span><text:span text:style-name="T140_14"><text:s/></text:span><text:span text:style-name="T140_15">INDIVIDUALLY</text:span><text:span text:style-name="T140_16"><text:s text:c="3"/><text:tab/><text:s/></text:span></text:p>
      <text:p text:style-name="P141"><text:span text:style-name="T141_1">factom</text:span><text:span text:style-name="T141_2">-</text:span><text:span text:style-name="T141_3">cli</text:span><text:span text:style-name="T141_4"><text:s/></text:span><text:span text:style-name="T141_5">balance</text:span><text:span text:style-name="T141_6"><text:s/></text:span><text:span text:style-name="T141_7">ec</text:span><text:span text:style-name="T141_8"><text:s/></text:span><text:span text:style-name="T141_9">ec</text:span><text:span text:style-name="T141_10">-</text:span><text:span text:style-name="T141_11">wallet</text:span><text:span text:style-name="T141_12">-</text:span><text:span text:style-name="T141_13">address</text:span><text:span text:style-name="T141_14">-</text:span><text:span text:style-name="T141_15">name</text:span><text:span text:style-name="T141_16">01</text:span></text:p>
      <text:p text:style-name="P142"><text:span text:style-name="T142_1">factom</text:span><text:span text:style-name="T142_2">-</text:span><text:span text:style-name="T142_3">cli</text:span><text:span text:style-name="T142_4"><text:s/></text:span><text:span text:style-name="T142_5">balance</text:span><text:span text:style-name="T142_6"><text:s/></text:span><text:span text:style-name="T142_7">ec</text:span><text:span text:style-name="T142_8"><text:s/>$</text:span><text:span text:style-name="T142_9">ECWALLETADDRESSKEY</text:span><text:span text:style-name="T142_10">01</text:span></text:p>
      <text:p text:style-name="P143"><text:span text:style-name="T143_1">factom</text:span><text:span text:style-name="T143_2">-</text:span><text:span text:style-name="T143_3">cli</text:span><text:span text:style-name="T143_4"><text:s/></text:span><text:span text:style-name="T143_5">balance</text:span><text:span text:style-name="T143_6"><text:s/></text:span><text:span text:style-name="T143_7">ec</text:span><text:span text:style-name="T143_8"><text:s/></text:span><text:span text:style-name="T143_9">ec</text:span><text:span text:style-name="T143_10">-</text:span><text:span text:style-name="T143_11">wallet</text:span><text:span text:style-name="T143_12">-</text:span><text:span text:style-name="T143_13">address</text:span><text:span text:style-name="T143_14">-</text:span><text:span text:style-name="T143_15">name</text:span><text:span text:style-name="T143_16">02</text:span></text:p>
      <text:p text:style-name="P144"><text:span text:style-name="T144_1">factom</text:span><text:span text:style-name="T144_2">-</text:span><text:span text:style-name="T144_3">cli</text:span><text:span text:style-name="T144_4"><text:s/></text:span><text:span text:style-name="T144_5">balance</text:span><text:span text:style-name="T144_6"><text:s/></text:span><text:span text:style-name="T144_7">ec</text:span><text:span text:style-name="T144_8"><text:s/>$</text:span><text:span text:style-name="T144_9">ECWALLETADDRESSKEY</text:span><text:span text:style-name="T144_10">02</text:span></text:p>
      <text:p text:style-name="P145"><text:span text:style-name="T145_1">echo</text:span></text:p>
      <text:p text:style-name="P146"><text:span text:style-name="T146_1">echo</text:span><text:span text:style-name="T146_2"><text:s/>1.2.2.3<text:s/></text:span><text:span text:style-name="T146_3">REQUEST</text:span><text:span text:style-name="T146_4"><text:s/></text:span><text:span text:style-name="T146_5">BALANCE</text:span><text:span text:style-name="T146_6"><text:s/></text:span><text:span text:style-name="T146_7">OF</text:span><text:span text:style-name="T146_8"><text:s/></text:span><text:span text:style-name="T146_9">NON</text:span><text:span text:style-name="T146_10">-</text:span><text:span text:style-name="T146_11">EXISTENT</text:span><text:span text:style-name="T146_12"><text:s/></text:span><text:span text:style-name="T146_13">ENTRY</text:span><text:span text:style-name="T146_14"><text:s/></text:span><text:span text:style-name="T146_15">CREDIT</text:span><text:span text:style-name="T146_16"><text:s/></text:span><text:span text:style-name="T146_17">WALLET</text:span><text:span text:style-name="T146_18"><text:s/></text:span><text:span text:style-name="T146_19">ADDRESS</text:span></text:p>
      <text:p text:style-name="P147"><text:span text:style-name="T147_1">factom</text:span><text:span text:style-name="T147_2">-</text:span><text:span text:style-name="T147_3">cli</text:span><text:span text:style-name="T147_4"><text:s/></text:span><text:span text:style-name="T147_5">balance</text:span><text:span text:style-name="T147_6"><text:s/></text:span><text:span text:style-name="T147_7">ec</text:span><text:span text:style-name="T147_8"><text:s/></text:span><text:span text:style-name="T147_9">xxx</text:span></text:p>
      <text:p text:style-name="P148"><text:span text:style-name="T148_1">echo</text:span></text:p>
      <text:p text:style-name="P149"><text:span text:style-name="T149_1">echo</text:span><text:span text:style-name="T149_2"><text:s/>1.2.2.4<text:s/></text:span><text:span text:style-name="T149_3">REQUEST</text:span><text:span text:style-name="T149_4"><text:s/></text:span><text:span text:style-name="T149_5">BALANCE</text:span><text:span text:style-name="T149_6"><text:s/></text:span><text:span text:style-name="T149_7">OF</text:span><text:span text:style-name="T149_8"><text:s/></text:span><text:span text:style-name="T149_9">ENTRY</text:span><text:span text:style-name="T149_10"><text:s/></text:span><text:span text:style-name="T149_11">CREDIT</text:span><text:span text:style-name="T149_12"><text:s/></text:span><text:span text:style-name="T149_13">WALLET</text:span><text:span text:style-name="T149_14"><text:s/></text:span><text:span text:style-name="T149_15">ADDRESS</text:span><text:span text:style-name="T149_16"><text:s/></text:span><text:span text:style-name="T149_17">NAME</text:span><text:span text:style-name="T149_18"><text:s/></text:span><text:span text:style-name="T149_19">TOO</text:span><text:span text:style-name="T149_20"><text:s/></text:span><text:span text:style-name="T149_21">LONG</text:span></text:p>
      <text:p text:style-name="P150"><text:span text:style-name="T150_1">factom</text:span><text:span text:style-name="T150_2">-</text:span><text:span text:style-name="T150_3">cli</text:span><text:span text:style-name="T150_4"><text:s/></text:span><text:span text:style-name="T150_5">balance</text:span><text:span text:style-name="T150_6"><text:s/></text:span><text:span text:style-name="T150_7">ec</text:span><text:span text:style-name="T150_8"><text:s/></text:span><text:span text:style-name="T150_9">hhhhhhhhhhhhhhhhhhhhhhhhhhhhhhhhhhhhhhhhhhhhhhhhhhhhhhhhhhhhhhhhhhhhhhhhhhhhhhhhhhhhhhhhhaaaa</text:span></text:p>
      <text:p text:style-name="P151"><text:span text:style-name="T151_1">echo</text:span></text:p>
      <text:p text:style-name="P152"/>
      <text:p text:style-name="P153"><text:span text:style-name="T153_1">echo</text:span><text:span text:style-name="T153_2"><text:s/>2<text:s text:c="2"/></text:span><text:span text:style-name="T153_3">TRANSACTIONS</text:span><text:span text:style-name="T153_4"><text:s text:c="3"/><text:tab/><text:s/></text:span></text:p>
      <text:p text:style-name="P154"><text:span text:style-name="T154_1">echo</text:span></text:p>
      <text:p text:style-name="P155"><text:span text:style-name="T155_1">echo</text:span><text:span text:style-name="T155_2"><text:s/>2.1<text:s text:c="2"/></text:span><text:span text:style-name="T155_3">TRANSACTION</text:span><text:span text:style-name="T155_4"><text:s/></text:span><text:span text:style-name="T155_5">FEE</text:span><text:span text:style-name="T155_6"><text:s text:c="3"/><text:tab/><text:s/></text:span></text:p>
      <text:p text:style-name="P156"><text:span text:style-name="T156_1">factom</text:span><text:span text:style-name="T156_2">-</text:span><text:span text:style-name="T156_3">cli</text:span><text:span text:style-name="T156_4"><text:s/></text:span><text:span text:style-name="T156_5">getfee</text:span></text:p>
      <text:p text:style-name="P157"><text:span text:style-name="T157_1">echo</text:span></text:p>
      <text:p text:style-name="P158"/>
      <text:p text:style-name="P159"><text:span text:style-name="T159_1">echo</text:span><text:span text:style-name="T159_2"><text:s/>2.2<text:s/></text:span><text:span text:style-name="T159_3">CREATE</text:span><text:span text:style-name="T159_4"><text:s/></text:span><text:span text:style-name="T159_5">TRANSACTION</text:span><text:span text:style-name="T159_6"><text:s/></text:span><text:span text:style-name="T159_7">WITH</text:span><text:span text:style-name="T159_8"><text:s/></text:span><text:span text:style-name="T159_9">NO</text:span><text:span text:style-name="T159_10"><text:s/></text:span><text:span text:style-name="T159_11">INPUTS</text:span><text:span text:style-name="T159_12"><text:s/></text:span><text:span text:style-name="T159_13">OUTPUTS</text:span><text:span text:style-name="T159_14"><text:s/></text:span><text:span text:style-name="T159_15">OR</text:span><text:span text:style-name="T159_16"><text:s/></text:span><text:span text:style-name="T159_17">ENTRY</text:span><text:span text:style-name="T159_18"><text:s/></text:span><text:span text:style-name="T159_19">CREDITS</text:span></text:p>
      <text:p text:style-name="P160"><text:span text:style-name="T160_1">echo</text:span></text:p>
      <text:p text:style-name="P161"><text:span text:style-name="T161_1">echo</text:span><text:span text:style-name="T161_2"><text:s/>2.2.1<text:s text:c="2"/></text:span><text:span text:style-name="T161_3">CREATE</text:span><text:span text:style-name="T161_4"><text:s/></text:span><text:span text:style-name="T161_5">TRANSACTION</text:span><text:span text:style-name="T161_6"><text:s text:c="3"/><text:tab/><text:s/></text:span></text:p>
      <text:p text:style-name="P162"><text:span text:style-name="T162_1">factom</text:span><text:span text:style-name="T162_2">-</text:span><text:span text:style-name="T162_3">cli</text:span><text:span text:style-name="T162_4"><text:s/></text:span><text:span text:style-name="T162_5">newtransaction</text:span><text:span text:style-name="T162_6"><text:s/></text:span><text:span text:style-name="T162_7">transaction</text:span><text:span text:style-name="T162_8">01</text:span></text:p>
      <text:p text:style-name="P163"><text:span text:style-name="T163_1">echo</text:span></text:p>
      <text:p text:style-name="P164"><text:span text:style-name="T164_1">echo</text:span><text:span text:style-name="T164_2"><text:s/>2.2.2<text:s text:c="2"/></text:span><text:span text:style-name="T164_3">SUBMIT</text:span><text:span text:style-name="T164_4"><text:s/></text:span><text:span text:style-name="T164_5">TRANSACTION</text:span><text:span text:style-name="T164_6"><text:s text:c="3"/><text:tab/><text:s/></text:span></text:p>
      <text:p text:style-name="P165"><text:span text:style-name="T165_1">factom</text:span><text:span text:style-name="T165_2">-</text:span><text:span text:style-name="T165_3">cli</text:span><text:span text:style-name="T165_4"><text:s/></text:span><text:span text:style-name="T165_5">submit</text:span><text:span text:style-name="T165_6"><text:s/></text:span><text:span text:style-name="T165_7">transaction</text:span><text:span text:style-name="T165_8">01</text:span></text:p>
      <text:p text:style-name="P166"><text:span text:style-name="T166_1">echo</text:span></text:p>
      <text:p text:style-name="P167"><text:span text:style-name="T167_1">echo</text:span><text:span text:style-name="T167_2"><text:s/>2.2.3<text:s text:c="2"/></text:span><text:span text:style-name="T167_3">SIGN</text:span><text:span text:style-name="T167_4"><text:s/></text:span><text:span text:style-name="T167_5">TRANSACTION</text:span><text:span text:style-name="T167_6"><text:s text:c="3"/><text:tab/><text:s/></text:span></text:p>
      <text:p text:style-name="P168"><text:span text:style-name="T168_1">factom</text:span><text:span text:style-name="T168_2">-</text:span><text:span text:style-name="T168_3">cli</text:span><text:span text:style-name="T168_4"><text:s/></text:span><text:span text:style-name="T168_5">sign</text:span><text:span text:style-name="T168_6"><text:s/></text:span><text:span text:style-name="T168_7">transaction</text:span><text:span text:style-name="T168_8">01</text:span></text:p>
      <text:p text:style-name="P169"><text:span text:style-name="T169_1">echo</text:span></text:p>
      <text:p text:style-name="P170"><text:span text:style-name="T170_1">echo</text:span><text:span text:style-name="T170_2"><text:s/>2.2.4<text:s text:c="2"/></text:span><text:span text:style-name="T170_3">ADD</text:span><text:span text:style-name="T170_4"><text:s/></text:span><text:span text:style-name="T170_5">JUST</text:span><text:span text:style-name="T170_6"><text:s/></text:span><text:span text:style-name="T170_7">ENOUGH</text:span><text:span text:style-name="T170_8"><text:s/></text:span><text:span text:style-name="T170_9">INPUT</text:span><text:span text:style-name="T170_10"><text:s/></text:span><text:span text:style-name="T170_11">TO</text:span><text:span text:style-name="T170_12"><text:s/></text:span><text:span text:style-name="T170_13">COVER</text:span><text:span text:style-name="T170_14"><text:s/></text:span><text:span text:style-name="T170_15">TRANSACTION</text:span><text:span text:style-name="T170_16"><text:s/></text:span><text:span text:style-name="T170_17">FEE</text:span><text:span text:style-name="T170_18"><text:s text:c="3"/><text:tab/><text:s/></text:span></text:p>
      <text:p text:style-name="P171"><text:span text:style-name="T171_1">factom</text:span><text:span text:style-name="T171_2">-</text:span><text:span text:style-name="T171_3">cli</text:span><text:span text:style-name="T171_4"><text:s/></text:span><text:span text:style-name="T171_5">addinput</text:span><text:span text:style-name="T171_6"><text:s/></text:span><text:span text:style-name="T171_7">transaction</text:span><text:span text:style-name="T171_8">01<text:s/></text:span><text:span text:style-name="T171_9">factoid</text:span><text:span text:style-name="T171_10">-</text:span><text:span text:style-name="T171_11">wallet</text:span><text:span text:style-name="T171_12">-</text:span><text:span text:style-name="T171_13">address</text:span><text:span text:style-name="T171_14">-</text:span><text:span text:style-name="T171_15">name</text:span><text:span text:style-name="T171_16">01<text:s/>1</text:span></text:p>
      <text:p text:style-name="P172"><text:span text:style-name="T172_1">echo</text:span></text:p>
      <text:p text:style-name="P173"><text:span text:style-name="T173_1">echo</text:span><text:span text:style-name="T173_2"><text:s/>2.2.5<text:s text:c="2"/></text:span><text:span text:style-name="T173_3">RE</text:span><text:span text:style-name="T173_4">-</text:span><text:span text:style-name="T173_5">SIGN</text:span><text:span text:style-name="T173_6"><text:s/></text:span><text:span text:style-name="T173_7">TRANSACTION</text:span><text:span text:style-name="T173_8"><text:s text:c="3"/><text:tab/><text:s/></text:span></text:p>
      <text:p text:style-name="P174"><text:span text:style-name="T174_1">factom</text:span><text:span text:style-name="T174_2">-</text:span><text:span text:style-name="T174_3">cli</text:span><text:span text:style-name="T174_4"><text:s/></text:span><text:span text:style-name="T174_5">sign</text:span><text:span text:style-name="T174_6"><text:s/></text:span><text:span text:style-name="T174_7">transaction</text:span><text:span text:style-name="T174_8">01</text:span></text:p>
      <text:p text:style-name="P175"><text:span text:style-name="T175_1">echo</text:span></text:p>
      <text:p text:style-name="P176"><text:span text:style-name="T176_1">echo</text:span><text:span text:style-name="T176_2"><text:s/>2.2.6<text:s text:c="2"/></text:span><text:span text:style-name="T176_3">SUBMIT</text:span><text:span text:style-name="T176_4"><text:s/></text:span><text:span text:style-name="T176_5">TRANSACTION</text:span><text:span text:style-name="T176_6"><text:s text:c="3"/><text:tab/><text:s/></text:span></text:p>
      <text:p text:style-name="P177"><text:span text:style-name="T177_1">factom</text:span><text:span text:style-name="T177_2">-</text:span><text:span text:style-name="T177_3">cli</text:span><text:span text:style-name="T177_4"><text:s/></text:span><text:span text:style-name="T177_5">submit</text:span><text:span text:style-name="T177_6"><text:s/></text:span><text:span text:style-name="T177_7">transaction</text:span><text:span text:style-name="T177_8">01</text:span></text:p>
      <text:p text:style-name="P178"><text:span text:style-name="T178_1">echo</text:span></text:p>
      <text:p text:style-name="P179"><text:span text:style-name="T179_1">echo</text:span><text:span text:style-name="T179_2"><text:s/>2.2.7<text:s text:c="2"/></text:span><text:span text:style-name="T179_3">VERIFY</text:span><text:span text:style-name="T179_4"><text:s/></text:span><text:span text:style-name="T179_5">WALLET</text:span><text:span text:style-name="T179_6"><text:s/></text:span><text:span text:style-name="T179_7">BALANCES</text:span><text:span text:style-name="T179_8"><text:s text:c="3"/><text:tab/><text:s/></text:span></text:p>
      <text:p text:style-name="P180"><text:span text:style-name="T180_1">factom</text:span><text:span text:style-name="T180_2">-</text:span><text:span text:style-name="T180_3">cli</text:span><text:span text:style-name="T180_4"><text:s/></text:span><text:span text:style-name="T180_5">getaddresses</text:span></text:p>
      <text:p text:style-name="P181"><text:span text:style-name="T181_1">echo</text:span></text:p>
      <text:p text:style-name="P182"/>
      <text:p text:style-name="P183"><text:span text:style-name="T183_1">echo</text:span><text:span text:style-name="T183_2"><text:s/>2.3<text:s/></text:span><text:span text:style-name="T183_3">CREATE</text:span><text:span text:style-name="T183_4"><text:s/></text:span><text:span text:style-name="T183_5">TRANSACTION</text:span><text:span text:style-name="T183_6"><text:s/></text:span><text:span text:style-name="T183_7">WITH</text:span><text:span text:style-name="T183_8"><text:s/></text:span><text:span text:style-name="T183_9">NO</text:span><text:span text:style-name="T183_10"><text:s/></text:span><text:span text:style-name="T183_11">INPUTS</text:span></text:p>
      <text:p text:style-name="P184"><text:span text:style-name="T184_1">echo</text:span></text:p>
      <text:p text:style-name="P185"><text:span text:style-name="T185_1">echo</text:span><text:span text:style-name="T185_2"><text:s/>2.3.1<text:s/></text:span><text:span text:style-name="T185_3">CREATE</text:span><text:span text:style-name="T185_4"><text:s/></text:span><text:span text:style-name="T185_5">TRANSACTION</text:span><text:span text:style-name="T185_6"><text:s text:c="3"/><text:tab/><text:s/></text:span></text:p>
      <text:p text:style-name="P186"><text:span text:style-name="T186_1">factom</text:span><text:span text:style-name="T186_2">-</text:span><text:span text:style-name="T186_3">cli</text:span><text:span text:style-name="T186_4"><text:s/></text:span><text:span text:style-name="T186_5">newtransaction</text:span><text:span text:style-name="T186_6"><text:s/></text:span><text:span text:style-name="T186_7">transaction</text:span><text:span text:style-name="T186_8">02</text:span></text:p>
      <text:p text:style-name="P187"><text:span text:style-name="T187_1">echo</text:span></text:p>
      <text:p text:style-name="P188"><text:span text:style-name="T188_1">echo</text:span><text:span text:style-name="T188_2"><text:s/>2.3.2<text:s/></text:span><text:span text:style-name="T188_3">ADD</text:span><text:span text:style-name="T188_4"><text:s/></text:span><text:span text:style-name="T188_5">OUTPUT</text:span><text:span text:style-name="T188_6"><text:s/></text:span><text:span text:style-name="T188_7">OF</text:span><text:span text:style-name="T188_8"><text:s/>3<text:s/></text:span><text:span text:style-name="T188_9">FACTOIDS</text:span><text:span text:style-name="T188_10"><text:s/></text:span><text:span text:style-name="T188_11">TO</text:span><text:span text:style-name="T188_12"><text:s/></text:span><text:span text:style-name="T188_13">TRANSACTION</text:span><text:span text:style-name="T188_14"><text:s text:c="3"/><text:tab/><text:s/></text:span></text:p>
      <text:p text:style-name="P189"><text:span text:style-name="T189_1">factom</text:span><text:span text:style-name="T189_2">-</text:span><text:span text:style-name="T189_3">cli</text:span><text:span text:style-name="T189_4"><text:s/></text:span><text:span text:style-name="T189_5">addoutput</text:span><text:span text:style-name="T189_6"><text:s/></text:span><text:span text:style-name="T189_7">transaction</text:span><text:span text:style-name="T189_8">02<text:s/></text:span><text:span text:style-name="T189_9">factoid</text:span><text:span text:style-name="T189_10">-</text:span><text:span text:style-name="T189_11">wallet</text:span><text:span text:style-name="T189_12">-</text:span><text:span text:style-name="T189_13">address</text:span><text:span text:style-name="T189_14">-</text:span><text:span text:style-name="T189_15">name</text:span><text:span text:style-name="T189_16">02<text:s/>3</text:span></text:p>
      <text:p text:style-name="P190"><text:span text:style-name="T190_1">echo</text:span></text:p>
      <text:p text:style-name="P191"><text:span text:style-name="T191_1">echo</text:span><text:span text:style-name="T191_2"><text:s/>2.3.3<text:s/></text:span><text:span text:style-name="T191_3">SIGN</text:span><text:span text:style-name="T191_4"><text:s/></text:span><text:span text:style-name="T191_5">TRANSACTION</text:span><text:span text:style-name="T191_6"><text:s text:c="3"/><text:tab/><text:s/></text:span></text:p>
      <text:p text:style-name="P192"><text:span text:style-name="T192_1">factom</text:span><text:span text:style-name="T192_2">-</text:span><text:span text:style-name="T192_3">cli</text:span><text:span text:style-name="T192_4"><text:s/></text:span><text:span text:style-name="T192_5">sign</text:span><text:span text:style-name="T192_6"><text:s/></text:span><text:span text:style-name="T192_7">transaction</text:span><text:span text:style-name="T192_8">02</text:span></text:p>
      <text:p text:style-name="P193"><text:span text:style-name="T193_1">echo</text:span></text:p>
      <text:p text:style-name="P194"><text:span text:style-name="T194_1">echo</text:span><text:span text:style-name="T194_2"><text:s/>2.3.4<text:s/></text:span><text:span text:style-name="T194_3">SUBMIT</text:span><text:span text:style-name="T194_4"><text:s/></text:span><text:span text:style-name="T194_5">TRANSACTION</text:span><text:span text:style-name="T194_6"><text:s text:c="3"/><text:tab/><text:s/></text:span></text:p>
      <text:p text:style-name="P195"><text:span text:style-name="T195_1">factom</text:span><text:span text:style-name="T195_2">-</text:span><text:span text:style-name="T195_3">cli</text:span><text:span text:style-name="T195_4"><text:s/></text:span><text:span text:style-name="T195_5">submit</text:span><text:span text:style-name="T195_6"><text:s/></text:span><text:span text:style-name="T195_7">transaction</text:span><text:span text:style-name="T195_8">02</text:span></text:p>
      <text:p text:style-name="P196"><text:span text:style-name="T196_1">echo</text:span></text:p>
      <text:p text:style-name="P197"><text:span text:style-name="T197_1">echo</text:span><text:span text:style-name="T197_2"><text:s/>2.3.5<text:s/></text:span><text:span text:style-name="T197_3">VERIFY</text:span><text:span text:style-name="T197_4"><text:s/></text:span><text:span text:style-name="T197_5">WALLET</text:span><text:span text:style-name="T197_6"><text:s/></text:span><text:span text:style-name="T197_7">BALANCES</text:span><text:span text:style-name="T197_8"><text:s text:c="3"/><text:tab/><text:s/></text:span></text:p>
      <text:p text:style-name="P198"><text:span text:style-name="T198_1">factom</text:span><text:span text:style-name="T198_2">-</text:span><text:span text:style-name="T198_3">cli</text:span><text:span text:style-name="T198_4"><text:s/></text:span><text:span text:style-name="T198_5">getaddresses</text:span></text:p>
      <text:p text:style-name="P199"><text:span text:style-name="T199_1">echo</text:span></text:p>
      <text:p text:style-name="P200"/>
      <text:p text:style-name="P201"><text:span text:style-name="T201_1">echo</text:span><text:span text:style-name="T201_2"><text:s/>2.4<text:s/></text:span><text:span text:style-name="T201_3">CREATE</text:span><text:span text:style-name="T201_4"><text:s/></text:span><text:span text:style-name="T201_5">TRANSACTION</text:span><text:span text:style-name="T201_6"><text:s/></text:span><text:span text:style-name="T201_7">WITH</text:span><text:span text:style-name="T201_8"><text:s/></text:span><text:span text:style-name="T201_9">NO</text:span><text:span text:style-name="T201_10"><text:s/></text:span><text:span text:style-name="T201_11">OUTPUTS</text:span><text:span text:style-name="T201_12"><text:s/></text:span><text:span text:style-name="T201_13">OR</text:span><text:span text:style-name="T201_14"><text:s/></text:span><text:span text:style-name="T201_15">ENTRY</text:span><text:span text:style-name="T201_16"><text:s/></text:span><text:span text:style-name="T201_17">CREDITS</text:span></text:p>
      <text:p text:style-name="P202"><text:span text:style-name="T202_1">echo</text:span></text:p>
      <text:p text:style-name="P203"><text:span text:style-name="T203_1">echo</text:span><text:span text:style-name="T203_2"><text:s/>2.4.1<text:s/></text:span><text:span text:style-name="T203_3">CREATE</text:span><text:span text:style-name="T203_4"><text:s/></text:span><text:span text:style-name="T203_5">TRANSACTION</text:span><text:span text:style-name="T203_6"><text:s text:c="3"/><text:tab/><text:s/></text:span></text:p>
      <text:p text:style-name="P204"><text:span text:style-name="T204_1">factom</text:span><text:span text:style-name="T204_2">-</text:span><text:span text:style-name="T204_3">cli</text:span><text:span text:style-name="T204_4"><text:s/></text:span><text:span text:style-name="T204_5">newtransaction</text:span><text:span text:style-name="T204_6"><text:s/></text:span><text:span text:style-name="T204_7">transaction</text:span><text:span text:style-name="T204_8">03</text:span></text:p>
      <text:p text:style-name="P205"><text:span text:style-name="T205_1">echo</text:span></text:p>
      <text:p text:style-name="P206"><text:span text:style-name="T206_1">echo</text:span><text:span text:style-name="T206_2"><text:s/>2.4.2<text:s/></text:span><text:span text:style-name="T206_3">ADD</text:span><text:span text:style-name="T206_4"><text:s/></text:span><text:span text:style-name="T206_5">INPUT</text:span><text:span text:style-name="T206_6"><text:s/></text:span><text:span text:style-name="T206_7">OF</text:span><text:span text:style-name="T206_8"><text:s/>100<text:s/></text:span><text:span text:style-name="T206_9">FACTOIDS</text:span><text:span text:style-name="T206_10"><text:s/></text:span><text:span text:style-name="T206_11">TO</text:span><text:span text:style-name="T206_12"><text:s/></text:span><text:span text:style-name="T206_13">TRANSACTION</text:span><text:span text:style-name="T206_14"><text:s text:c="3"/><text:tab/><text:s/></text:span></text:p>
      <text:p text:style-name="P207"><text:span text:style-name="T207_1">factom</text:span><text:span text:style-name="T207_2">-</text:span><text:span text:style-name="T207_3">cli</text:span><text:span text:style-name="T207_4"><text:s/></text:span><text:span text:style-name="T207_5">addinput</text:span><text:span text:style-name="T207_6"><text:s/></text:span><text:span text:style-name="T207_7">transaction</text:span><text:span text:style-name="T207_8">03<text:s/></text:span><text:span text:style-name="T207_9">factoid</text:span><text:span text:style-name="T207_10">-</text:span><text:span text:style-name="T207_11">wallet</text:span><text:span text:style-name="T207_12">-</text:span><text:span text:style-name="T207_13">address</text:span><text:span text:style-name="T207_14">-</text:span><text:span text:style-name="T207_15">name</text:span><text:span text:style-name="T207_16">01<text:s/>100</text:span></text:p>
      <text:p text:style-name="P208"><text:span text:style-name="T208_1">echo</text:span></text:p>
      <text:p text:style-name="P209"><text:span text:style-name="T209_1">echo</text:span><text:span text:style-name="T209_2"><text:s/>2.4.3<text:s/></text:span><text:span text:style-name="T209_3">SIGN</text:span><text:span text:style-name="T209_4"><text:s/></text:span><text:span text:style-name="T209_5">TRANSACTION</text:span><text:span text:style-name="T209_6"><text:s text:c="3"/><text:tab/><text:s/></text:span></text:p>
      <text:p text:style-name="P210"><text:span text:style-name="T210_1">factom</text:span><text:span text:style-name="T210_2">-</text:span><text:span text:style-name="T210_3">cli</text:span><text:span text:style-name="T210_4"><text:s/></text:span><text:span text:style-name="T210_5">sign</text:span><text:span text:style-name="T210_6"><text:s/></text:span><text:span text:style-name="T210_7">transaction</text:span><text:span text:style-name="T210_8">03</text:span></text:p>
      <text:p text:style-name="P211"><text:span text:style-name="T211_1">echo</text:span></text:p>
      <text:p text:style-name="P212"><text:span text:style-name="T212_1">echo</text:span><text:span text:style-name="T212_2"><text:s/>2.4.4<text:s/></text:span><text:span text:style-name="T212_3">SUBMIT</text:span><text:span text:style-name="T212_4"><text:s/></text:span><text:span text:style-name="T212_5">TRANSACTION</text:span><text:span text:style-name="T212_6"><text:s text:c="3"/><text:tab/><text:s/></text:span></text:p>
      <text:p text:style-name="P213"><text:span text:style-name="T213_1">factom</text:span><text:span text:style-name="T213_2">-</text:span><text:span text:style-name="T213_3">cli</text:span><text:span text:style-name="T213_4"><text:s/></text:span><text:span text:style-name="T213_5">submit</text:span><text:span text:style-name="T213_6"><text:s/></text:span><text:span text:style-name="T213_7">transaction</text:span><text:span text:style-name="T213_8">03</text:span></text:p>
      <text:p text:style-name="P214"><text:span text:style-name="T214_1">echo</text:span></text:p>
      <text:p text:style-name="P215"><text:span text:style-name="T215_1">echo</text:span><text:span text:style-name="T215_2"><text:s/>2.4.5<text:s/></text:span><text:span text:style-name="T215_3">VERIFY</text:span><text:span text:style-name="T215_4"><text:s/></text:span><text:span text:style-name="T215_5">WALLET</text:span><text:span text:style-name="T215_6"><text:s/></text:span><text:span text:style-name="T215_7">BALANCES</text:span><text:span text:style-name="T215_8"><text:s text:c="3"/><text:tab/><text:s/></text:span></text:p>
      <text:p text:style-name="P216"><text:span text:style-name="T216_1">factom</text:span><text:span text:style-name="T216_2">-</text:span><text:span text:style-name="T216_3">cli</text:span><text:span text:style-name="T216_4"><text:s/></text:span><text:span text:style-name="T216_5">getaddresses</text:span></text:p>
      <text:p text:style-name="P217"><text:span text:style-name="T217_1">echo</text:span></text:p>
      <text:p text:style-name="P218"/>
      <text:p text:style-name="P219"><text:span text:style-name="T219_1">echo</text:span><text:span text:style-name="T219_2"><text:s/>2.5<text:s/></text:span><text:span text:style-name="T219_3">CREATE</text:span><text:span text:style-name="T219_4"><text:s/></text:span><text:span text:style-name="T219_5">TRANSACTION</text:span><text:span text:style-name="T219_6"><text:s/></text:span><text:span text:style-name="T219_7">WITH</text:span><text:span text:style-name="T219_8"><text:s/></text:span><text:span text:style-name="T219_9">INPUT</text:span><text:span text:style-name="T219_10"><text:s/></text:span><text:span text:style-name="T219_11">TO</text:span><text:span text:style-name="T219_12"><text:s/></text:span><text:span text:style-name="T219_13">ENTRY</text:span><text:span text:style-name="T219_14"><text:s/></text:span><text:span text:style-name="T219_15">CREDITS</text:span></text:p>
      <text:p text:style-name="P220"><text:span text:style-name="T220_1">echo</text:span></text:p>
      <text:p text:style-name="P221"><text:span text:style-name="T221_1">echo</text:span><text:span text:style-name="T221_2"><text:s/>2.5.1<text:s/></text:span><text:span text:style-name="T221_3">CREATE</text:span><text:span text:style-name="T221_4"><text:s/></text:span><text:span text:style-name="T221_5">TRANSACTION</text:span><text:span text:style-name="T221_6"><text:s text:c="3"/><text:tab/><text:s/></text:span></text:p>
      <text:p text:style-name="P222"><text:span text:style-name="T222_1">factom</text:span><text:span text:style-name="T222_2">-</text:span><text:span text:style-name="T222_3">cli</text:span><text:span text:style-name="T222_4"><text:s/></text:span><text:span text:style-name="T222_5">newtransaction</text:span><text:span text:style-name="T222_6"><text:s/></text:span><text:span text:style-name="T222_7">transaction</text:span><text:span text:style-name="T222_8">04</text:span></text:p>
      <text:p text:style-name="P223"><text:span text:style-name="T223_1">echo</text:span></text:p>
      <text:p text:style-name="P224"><text:span text:style-name="T224_1">echo</text:span><text:span text:style-name="T224_2"><text:s/>2.5.2<text:s/></text:span><text:span text:style-name="T224_3">ADD</text:span><text:span text:style-name="T224_4"><text:s/></text:span><text:span text:style-name="T224_5">INPUT</text:span><text:span text:style-name="T224_6"><text:s/></text:span><text:span text:style-name="T224_7">OF</text:span><text:span text:style-name="T224_8"><text:s/>100<text:s/></text:span><text:span text:style-name="T224_9">FACTOIDS</text:span><text:span text:style-name="T224_10"><text:s/></text:span><text:span text:style-name="T224_11">TO</text:span><text:span text:style-name="T224_12"><text:s/></text:span><text:span text:style-name="T224_13">TRANSACTION</text:span><text:span text:style-name="T224_14"><text:s text:c="3"/><text:tab/><text:s/></text:span></text:p>
      <text:p text:style-name="P225"><text:span text:style-name="T225_1">factom</text:span><text:span text:style-name="T225_2">-</text:span><text:span text:style-name="T225_3">cli</text:span><text:span text:style-name="T225_4"><text:s/></text:span><text:span text:style-name="T225_5">addinput</text:span><text:span text:style-name="T225_6"><text:s/></text:span><text:span text:style-name="T225_7">transaction</text:span><text:span text:style-name="T225_8">04<text:s/></text:span><text:span text:style-name="T225_9">factoid</text:span><text:span text:style-name="T225_10">-</text:span><text:span text:style-name="T225_11">wallet</text:span><text:span text:style-name="T225_12">-</text:span><text:span text:style-name="T225_13">address</text:span><text:span text:style-name="T225_14">-</text:span><text:span text:style-name="T225_15">name</text:span><text:span text:style-name="T225_16">01<text:s/>100</text:span></text:p>
      <text:p text:style-name="P226"><text:span text:style-name="T226_1">echo</text:span></text:p>
      <text:p text:style-name="P227"><text:span text:style-name="T227_1">echo</text:span><text:span text:style-name="T227_2"><text:s/>2.5.3<text:s/></text:span><text:span text:style-name="T227_3">ADD</text:span><text:span text:style-name="T227_4"><text:s/>6<text:s/></text:span><text:span text:style-name="T227_5">FACTOIDS</text:span><text:span text:style-name="T227_6"><text:s/></text:span><text:span text:style-name="T227_7">OF</text:span><text:span text:style-name="T227_8"><text:s/></text:span><text:span text:style-name="T227_9">ENTRY</text:span><text:span text:style-name="T227_10"><text:s/></text:span><text:span text:style-name="T227_11">CREDITS</text:span><text:span text:style-name="T227_12"><text:s/></text:span><text:span text:style-name="T227_13">FOR</text:span><text:span text:style-name="T227_14"><text:s/>1</text:span><text:span text:style-name="T227_15">ST</text:span><text:span text:style-name="T227_16"><text:s/></text:span><text:span text:style-name="T227_17">ENTRY</text:span><text:span text:style-name="T227_18"><text:s/></text:span><text:span text:style-name="T227_19">CREDIT</text:span><text:span text:style-name="T227_20"><text:s/></text:span><text:span text:style-name="T227_21">WALLET</text:span><text:span text:style-name="T227_22"><text:s/></text:span><text:span text:style-name="T227_23">TO</text:span><text:span text:style-name="T227_24"><text:s/></text:span><text:span text:style-name="T227_25">TRANSACTION</text:span><text:span text:style-name="T227_26"><text:s text:c="3"/><text:tab/><text:s/></text:span></text:p>
      <text:p text:style-name="P228"><text:span text:style-name="T228_1">factom</text:span><text:span text:style-name="T228_2">-</text:span><text:span text:style-name="T228_3">cli</text:span><text:span text:style-name="T228_4"><text:s/></text:span><text:span text:style-name="T228_5">addecoutput</text:span><text:span text:style-name="T228_6"><text:s/></text:span><text:span text:style-name="T228_7">transaction</text:span><text:span text:style-name="T228_8">04<text:s/></text:span><text:span text:style-name="T228_9">ec</text:span><text:span text:style-name="T228_10">-</text:span><text:span text:style-name="T228_11">wallet</text:span><text:span text:style-name="T228_12">-</text:span><text:span text:style-name="T228_13">address</text:span><text:span text:style-name="T228_14">-</text:span><text:span text:style-name="T228_15">name</text:span><text:span text:style-name="T228_16">01<text:s/>6</text:span></text:p>
      <text:p text:style-name="P229"><text:span text:style-name="T229_1">echo</text:span></text:p>
      <text:p text:style-name="P230"><text:span text:style-name="T230_1">echo</text:span><text:span text:style-name="T230_2"><text:s/>2.5.4<text:s/></text:span><text:span text:style-name="T230_3">ADD</text:span><text:span text:style-name="T230_4"><text:s/>-6<text:s/></text:span><text:span text:style-name="T230_5">FACTOIDS</text:span><text:span text:style-name="T230_6"><text:s/></text:span><text:span text:style-name="T230_7">OF</text:span><text:span text:style-name="T230_8"><text:s/></text:span><text:span text:style-name="T230_9">ENTRY</text:span><text:span text:style-name="T230_10"><text:s/></text:span><text:span text:style-name="T230_11">CREDITS</text:span><text:span text:style-name="T230_12"><text:s/></text:span><text:span text:style-name="T230_13">FOR</text:span><text:span text:style-name="T230_14"><text:s/>1</text:span><text:span text:style-name="T230_15">ST</text:span><text:span text:style-name="T230_16"><text:s/></text:span><text:span text:style-name="T230_17">ENTRY</text:span><text:span text:style-name="T230_18"><text:s/></text:span><text:span text:style-name="T230_19">CREDIT</text:span><text:span text:style-name="T230_20"><text:s/></text:span><text:span text:style-name="T230_21">WALLET</text:span><text:span text:style-name="T230_22"><text:s/></text:span><text:span text:style-name="T230_23">TO</text:span><text:span text:style-name="T230_24"><text:s/></text:span><text:span text:style-name="T230_25">TRANSACTION</text:span><text:span text:style-name="T230_26"><text:s text:c="3"/><text:tab/><text:s/></text:span></text:p>
      <text:p text:style-name="P231"><text:span text:style-name="T231_1">factom</text:span><text:span text:style-name="T231_2">-</text:span><text:span text:style-name="T231_3">cli</text:span><text:span text:style-name="T231_4"><text:s/></text:span><text:span text:style-name="T231_5">addecoutput</text:span><text:span text:style-name="T231_6"><text:s/></text:span><text:span text:style-name="T231_7">transaction</text:span><text:span text:style-name="T231_8">04<text:s/></text:span><text:span text:style-name="T231_9">ec</text:span><text:span text:style-name="T231_10">-</text:span><text:span text:style-name="T231_11">wallet</text:span><text:span text:style-name="T231_12">-</text:span><text:span text:style-name="T231_13">address</text:span><text:span text:style-name="T231_14">-</text:span><text:span text:style-name="T231_15">name</text:span><text:span text:style-name="T231_16">01<text:s/>-6</text:span></text:p>
      <text:p text:style-name="P232"><text:span text:style-name="T232_1">echo</text:span></text:p>
      <text:p text:style-name="P233"><text:span text:style-name="T233_1">echo</text:span><text:span text:style-name="T233_2"><text:s/>2.5.5<text:s/></text:span><text:span text:style-name="T233_3">SIGN</text:span><text:span text:style-name="T233_4"><text:s/></text:span><text:span text:style-name="T233_5">TRANSACTION</text:span><text:span text:style-name="T233_6"><text:s text:c="3"/><text:tab/><text:s/></text:span></text:p>
      <text:p text:style-name="P234"><text:span text:style-name="T234_1">factom</text:span><text:span text:style-name="T234_2">-</text:span><text:span text:style-name="T234_3">cli</text:span><text:span text:style-name="T234_4"><text:s/></text:span><text:span text:style-name="T234_5">sign</text:span><text:span text:style-name="T234_6"><text:s/></text:span><text:span text:style-name="T234_7">transaction</text:span><text:span text:style-name="T234_8">04</text:span></text:p>
      <text:p text:style-name="P235"><text:span text:style-name="T235_1">echo</text:span></text:p>
      <text:p text:style-name="P236"><text:span text:style-name="T236_1">echo</text:span><text:span text:style-name="T236_2"><text:s/>2.5.6<text:s/></text:span><text:span text:style-name="T236_3">SUBMIT</text:span><text:span text:style-name="T236_4"><text:s/></text:span><text:span text:style-name="T236_5">TRANSACTION</text:span><text:span text:style-name="T236_6"><text:s text:c="3"/><text:tab/><text:s/></text:span></text:p>
      <text:p text:style-name="P237"><text:span text:style-name="T237_1">factom</text:span><text:span text:style-name="T237_2">-</text:span><text:span text:style-name="T237_3">cli</text:span><text:span text:style-name="T237_4"><text:s/></text:span><text:span text:style-name="T237_5">submit</text:span><text:span text:style-name="T237_6"><text:s/></text:span><text:span text:style-name="T237_7">transaction</text:span><text:span text:style-name="T237_8">04</text:span></text:p>
      <text:p text:style-name="P238"><text:span text:style-name="T238_1">echo</text:span></text:p>
      <text:p text:style-name="P239"><text:span text:style-name="T239_1">echo</text:span><text:span text:style-name="T239_2"><text:s/>2.5.7<text:s/></text:span><text:span text:style-name="T239_3">VERIFY</text:span><text:span text:style-name="T239_4"><text:s/></text:span><text:span text:style-name="T239_5">WALLET</text:span><text:span text:style-name="T239_6"><text:s/></text:span><text:span text:style-name="T239_7">BALANCES</text:span><text:span text:style-name="T239_8"><text:s text:c="3"/><text:tab/><text:s/></text:span></text:p>
      <text:p text:style-name="P240"><text:span text:style-name="T240_1">factom</text:span><text:span text:style-name="T240_2">-</text:span><text:span text:style-name="T240_3">cli</text:span><text:span text:style-name="T240_4"><text:s/></text:span><text:span text:style-name="T240_5">getaddresses</text:span></text:p>
      <text:p text:style-name="P241"><text:span text:style-name="T241_1">echo</text:span></text:p>
      <text:p text:style-name="P242"/>
      <text:p text:style-name="P243"><text:span text:style-name="T243_1">echo</text:span><text:span text:style-name="T243_2"><text:s/>2.6<text:s/></text:span><text:span text:style-name="T243_3">CREATE</text:span><text:span text:style-name="T243_4"><text:s/></text:span><text:span text:style-name="T243_5">TRANSACTION</text:span><text:span text:style-name="T243_6"><text:s/></text:span><text:span text:style-name="T243_7">WITH</text:span><text:span text:style-name="T243_8"><text:s/></text:span><text:span text:style-name="T243_9">INPUT</text:span><text:span text:style-name="T243_10"><text:s/></text:span><text:span text:style-name="T243_11">TO</text:span><text:span text:style-name="T243_12"><text:s/></text:span><text:span text:style-name="T243_13">OUTPUT</text:span></text:p>
      <text:p text:style-name="P244"><text:span text:style-name="T244_1">echo</text:span></text:p>
      <text:p text:style-name="P245"><text:span text:style-name="T245_1">echo</text:span><text:span text:style-name="T245_2"><text:s/>2.6.1<text:s/></text:span><text:span text:style-name="T245_3">CREATE</text:span><text:span text:style-name="T245_4"><text:s/></text:span><text:span text:style-name="T245_5">TRANSACTION</text:span><text:span text:style-name="T245_6"><text:s text:c="3"/><text:tab/><text:s/></text:span></text:p>
      <text:p text:style-name="P246"><text:span text:style-name="T246_1">factom</text:span><text:span text:style-name="T246_2">-</text:span><text:span text:style-name="T246_3">cli</text:span><text:span text:style-name="T246_4"><text:s/></text:span><text:span text:style-name="T246_5">newtransaction</text:span><text:span text:style-name="T246_6"><text:s/></text:span><text:span text:style-name="T246_7">transaction</text:span><text:span text:style-name="T246_8">05</text:span></text:p>
      <text:p text:style-name="P247"><text:span text:style-name="T247_1">echo</text:span></text:p>
      <text:p text:style-name="P248"><text:span text:style-name="T248_1">echo</text:span><text:span text:style-name="T248_2"><text:s/>2.6.2<text:s/></text:span><text:span text:style-name="T248_3">ADD</text:span><text:span text:style-name="T248_4"><text:s/></text:span><text:span text:style-name="T248_5">INPUT</text:span><text:span text:style-name="T248_6"><text:s/></text:span><text:span text:style-name="T248_7">OF</text:span><text:span text:style-name="T248_8"><text:s/>100<text:s/></text:span><text:span text:style-name="T248_9">FACTOIDS</text:span><text:span text:style-name="T248_10"><text:s/></text:span><text:span text:style-name="T248_11">TO</text:span><text:span text:style-name="T248_12"><text:s/></text:span><text:span text:style-name="T248_13">TRANSACTION</text:span><text:span text:style-name="T248_14"><text:s text:c="3"/><text:tab/><text:s/></text:span></text:p>
      <text:p text:style-name="P249"><text:span text:style-name="T249_1">factom</text:span><text:span text:style-name="T249_2">-</text:span><text:span text:style-name="T249_3">cli</text:span><text:span text:style-name="T249_4"><text:s/></text:span><text:span text:style-name="T249_5">addinput</text:span><text:span text:style-name="T249_6"><text:s/></text:span><text:span text:style-name="T249_7">transaction</text:span><text:span text:style-name="T249_8">05<text:s/></text:span><text:span text:style-name="T249_9">factoid</text:span><text:span text:style-name="T249_10">-</text:span><text:span text:style-name="T249_11">wallet</text:span><text:span text:style-name="T249_12">-</text:span><text:span text:style-name="T249_13">address</text:span><text:span text:style-name="T249_14">-</text:span><text:span text:style-name="T249_15">name</text:span><text:span text:style-name="T249_16">01<text:s/>100</text:span></text:p>
      <text:p text:style-name="P250"><text:span text:style-name="T250_1">echo</text:span></text:p>
      <text:p text:style-name="P251"><text:span text:style-name="T251_1">echo</text:span><text:span text:style-name="T251_2"><text:s/>2.6.3<text:s/></text:span><text:span text:style-name="T251_3">ADD</text:span><text:span text:style-name="T251_4"><text:s/></text:span><text:span text:style-name="T251_5">OUTPUT</text:span><text:span text:style-name="T251_6"><text:s/></text:span><text:span text:style-name="T251_7">OF</text:span><text:span text:style-name="T251_8"><text:s/>3<text:s/></text:span><text:span text:style-name="T251_9">FACTOIDS</text:span><text:span text:style-name="T251_10"><text:s/></text:span><text:span text:style-name="T251_11">TO</text:span><text:span text:style-name="T251_12"><text:s/></text:span><text:span text:style-name="T251_13">SAME</text:span><text:span text:style-name="T251_14"><text:s/></text:span><text:span text:style-name="T251_15">FACTOID</text:span><text:span text:style-name="T251_16"><text:s/></text:span><text:span text:style-name="T251_17">WALLET</text:span><text:span text:style-name="T251_18"><text:s/></text:span><text:span text:style-name="T251_19">ADDRESS</text:span><text:span text:style-name="T251_20"><text:s/></text:span><text:span text:style-name="T251_21">AS</text:span><text:span text:style-name="T251_22"><text:s/></text:span><text:span text:style-name="T251_23">INPUT</text:span><text:span text:style-name="T251_24"><text:s/></text:span><text:span text:style-name="T251_25">CAME</text:span><text:span text:style-name="T251_26"><text:s/></text:span><text:span text:style-name="T251_27">FROM</text:span><text:span text:style-name="T251_28"><text:s/></text:span><text:span text:style-name="T251_29">TO</text:span><text:span text:style-name="T251_30"><text:s/></text:span><text:span text:style-name="T251_31">TRANSACTION</text:span><text:span text:style-name="T251_32"><text:s text:c="3"/><text:tab/><text:s/></text:span></text:p>
      <text:p text:style-name="P252"><text:span text:style-name="T252_1">factom</text:span><text:span text:style-name="T252_2">-</text:span><text:span text:style-name="T252_3">cli</text:span><text:span text:style-name="T252_4"><text:s/></text:span><text:span text:style-name="T252_5">addoutput</text:span><text:span text:style-name="T252_6"><text:s/></text:span><text:span text:style-name="T252_7">transaction</text:span><text:span text:style-name="T252_8">05<text:s/></text:span><text:span text:style-name="T252_9">factoid</text:span><text:span text:style-name="T252_10">-</text:span><text:span text:style-name="T252_11">wallet</text:span><text:span text:style-name="T252_12">-</text:span><text:span text:style-name="T252_13">address</text:span><text:span text:style-name="T252_14">-</text:span><text:span text:style-name="T252_15">name</text:span><text:span text:style-name="T252_16">01<text:s/>3</text:span></text:p>
      <text:p text:style-name="P253"><text:span text:style-name="T253_1">echo</text:span></text:p>
      <text:p text:style-name="P254"><text:span text:style-name="T254_1">echo</text:span><text:span text:style-name="T254_2"><text:s/>2.6.4<text:s/></text:span><text:span text:style-name="T254_3">ADD</text:span><text:span text:style-name="T254_4"><text:s/></text:span><text:span text:style-name="T254_5">OUTPUT</text:span><text:span text:style-name="T254_6"><text:s/></text:span><text:span text:style-name="T254_7">OF</text:span><text:span text:style-name="T254_8"><text:s/>5<text:s/></text:span><text:span text:style-name="T254_9">FACTOIDS</text:span><text:span text:style-name="T254_10"><text:s/></text:span><text:span text:style-name="T254_11">TO</text:span><text:span text:style-name="T254_12"><text:s/></text:span><text:span text:style-name="T254_13">NON</text:span><text:span text:style-name="T254_14">-</text:span><text:span text:style-name="T254_15">EXISTING</text:span><text:span text:style-name="T254_16"><text:s/></text:span><text:span text:style-name="T254_17">FACTOID</text:span><text:span text:style-name="T254_18"><text:s/></text:span><text:span text:style-name="T254_19">WALLET</text:span><text:span text:style-name="T254_20"><text:s/></text:span><text:span text:style-name="T254_21">ADDRESS</text:span><text:span text:style-name="T254_22"><text:s/></text:span><text:span text:style-name="T254_23">TO</text:span><text:span text:style-name="T254_24"><text:s/></text:span><text:span text:style-name="T254_25">TRANSACTION</text:span><text:span text:style-name="T254_26"><text:s text:c="3"/><text:tab/><text:s/></text:span></text:p>
      <text:p text:style-name="P255"><text:span text:style-name="T255_1">factom</text:span><text:span text:style-name="T255_2">-</text:span><text:span text:style-name="T255_3">cli</text:span><text:span text:style-name="T255_4"><text:s/></text:span><text:span text:style-name="T255_5">addoutput</text:span><text:span text:style-name="T255_6"><text:s/></text:span><text:span text:style-name="T255_7">transaction</text:span><text:span text:style-name="T255_8">05<text:s/></text:span><text:span text:style-name="T255_9">xxx</text:span><text:span text:style-name="T255_10"><text:s/>5</text:span></text:p>
      <text:p text:style-name="P256"><text:span text:style-name="T256_1">echo</text:span></text:p>
      <text:p text:style-name="P257"><text:span text:style-name="T257_1">echo</text:span><text:span text:style-name="T257_2"><text:s/>2.6.5<text:s/></text:span><text:span text:style-name="T257_3">SIGN</text:span><text:span text:style-name="T257_4"><text:s/></text:span><text:span text:style-name="T257_5">TRANSACTION</text:span><text:span text:style-name="T257_6"><text:s text:c="3"/><text:tab/><text:s/></text:span></text:p>
      <text:p text:style-name="P258"><text:span text:style-name="T258_1">factom</text:span><text:span text:style-name="T258_2">-</text:span><text:span text:style-name="T258_3">cli</text:span><text:span text:style-name="T258_4"><text:s/></text:span><text:span text:style-name="T258_5">sign</text:span><text:span text:style-name="T258_6"><text:s/></text:span><text:span text:style-name="T258_7">transaction</text:span><text:span text:style-name="T258_8">05</text:span></text:p>
      <text:p text:style-name="P259"><text:span text:style-name="T259_1">echo</text:span></text:p>
      <text:p text:style-name="P260"><text:span text:style-name="T260_1">echo</text:span><text:span text:style-name="T260_2"><text:s/>2.6.6<text:s/></text:span><text:span text:style-name="T260_3">SUBMIT</text:span><text:span text:style-name="T260_4"><text:s/></text:span><text:span text:style-name="T260_5">TRANSACTION</text:span><text:span text:style-name="T260_6"><text:s text:c="3"/><text:tab/><text:s/></text:span></text:p>
      <text:p text:style-name="P261"><text:span text:style-name="T261_1">factom</text:span><text:span text:style-name="T261_2">-</text:span><text:span text:style-name="T261_3">cli</text:span><text:span text:style-name="T261_4"><text:s/></text:span><text:span text:style-name="T261_5">submit</text:span><text:span text:style-name="T261_6"><text:s/></text:span><text:span text:style-name="T261_7">transaction</text:span><text:span text:style-name="T261_8">05</text:span></text:p>
      <text:p text:style-name="P262"><text:span text:style-name="T262_1">echo</text:span></text:p>
      <text:p text:style-name="P263"><text:span text:style-name="T263_1">echo</text:span><text:span text:style-name="T263_2"><text:s/>2.6.7<text:s/></text:span><text:span text:style-name="T263_3">VERIFY</text:span><text:span text:style-name="T263_4"><text:s/></text:span><text:span text:style-name="T263_5">WALLET</text:span><text:span text:style-name="T263_6"><text:s/></text:span><text:span text:style-name="T263_7">BALANCES</text:span><text:span text:style-name="T263_8"><text:s text:c="3"/><text:tab/><text:s/></text:span></text:p>
      <text:p text:style-name="P264"><text:span text:style-name="T264_1">factom</text:span><text:span text:style-name="T264_2">-</text:span><text:span text:style-name="T264_3">cli</text:span><text:span text:style-name="T264_4"><text:s/></text:span><text:span text:style-name="T264_5">getaddresses</text:span></text:p>
      <text:p text:style-name="P265"><text:span text:style-name="T265_1">echo</text:span></text:p>
      <text:p text:style-name="P266"/>
      <text:p text:style-name="P267"><text:span text:style-name="T267_1">echo</text:span><text:span text:style-name="T267_2"><text:s/>2.7<text:s/></text:span><text:span text:style-name="T267_3">CREATE</text:span><text:span text:style-name="T267_4"><text:s/></text:span><text:span text:style-name="T267_5">TRANSACTION</text:span><text:span text:style-name="T267_6"><text:s/></text:span><text:span text:style-name="T267_7">WITH</text:span><text:span text:style-name="T267_8"><text:s/></text:span><text:span text:style-name="T267_9">INPUT</text:span><text:span text:style-name="T267_10"><text:s/></text:span><text:span text:style-name="T267_11">TO</text:span><text:span text:style-name="T267_12"><text:s/></text:span><text:span text:style-name="T267_13">OUTPUT</text:span><text:span text:style-name="T267_14"><text:s/></text:span><text:span text:style-name="T267_15">AND</text:span><text:span text:style-name="T267_16"><text:s/></text:span><text:span text:style-name="T267_17">ENTRY</text:span><text:span text:style-name="T267_18"><text:s/></text:span><text:span text:style-name="T267_19">CREDITS</text:span><text:span text:style-name="T267_20"><text:s text:c="3"/><text:tab/><text:s/></text:span></text:p>
      <text:p text:style-name="P268"><text:span text:style-name="T268_1">echo</text:span></text:p>
      <text:p text:style-name="P269"><text:span text:style-name="T269_1">echo</text:span><text:span text:style-name="T269_2"><text:s/>2.7.1<text:s/></text:span><text:span text:style-name="T269_3">CREATE</text:span><text:span text:style-name="T269_4"><text:s/></text:span><text:span text:style-name="T269_5">TRANSACTION</text:span><text:span text:style-name="T269_6"><text:s text:c="3"/><text:tab/><text:s/></text:span></text:p>
      <text:p text:style-name="P270"><text:span text:style-name="T270_1">factom</text:span><text:span text:style-name="T270_2">-</text:span><text:span text:style-name="T270_3">cli</text:span><text:span text:style-name="T270_4"><text:s/></text:span><text:span text:style-name="T270_5">newtransaction</text:span><text:span text:style-name="T270_6"><text:s/></text:span><text:span text:style-name="T270_7">transaction</text:span><text:span text:style-name="T270_8">06</text:span></text:p>
      <text:p text:style-name="P271"><text:span text:style-name="T271_1">echo</text:span></text:p>
      <text:p text:style-name="P272"><text:span text:style-name="T272_1">echo</text:span><text:span text:style-name="T272_2"><text:s/>2.7.2<text:s/></text:span><text:span text:style-name="T272_3">ADD</text:span><text:span text:style-name="T272_4"><text:s/></text:span><text:span text:style-name="T272_5">INPUT</text:span><text:span text:style-name="T272_6"><text:s/></text:span><text:span text:style-name="T272_7">TO</text:span><text:span text:style-name="T272_8"><text:s/></text:span><text:span text:style-name="T272_9">TRANSACTION</text:span><text:span text:style-name="T272_10"><text:s text:c="3"/><text:tab/><text:s/></text:span></text:p>
      <text:p text:style-name="P273"><text:span text:style-name="T273_1">echo</text:span></text:p>
      <text:p text:style-name="P274"><text:span text:style-name="T274_1">echo</text:span><text:span text:style-name="T274_2"><text:s/>2.7.2.1<text:s/></text:span><text:span text:style-name="T274_3">ADD</text:span><text:span text:style-name="T274_4"><text:s/></text:span><text:span text:style-name="T274_5">INPUT</text:span><text:span text:style-name="T274_6"><text:s/></text:span><text:span text:style-name="T274_7">OF</text:span><text:span text:style-name="T274_8"><text:s/>100<text:s/></text:span><text:span text:style-name="T274_9">FACTOIDS</text:span><text:span text:style-name="T274_10"><text:s/></text:span><text:span text:style-name="T274_11">TO</text:span><text:span text:style-name="T274_12"><text:s/></text:span><text:span text:style-name="T274_13">TRANSACTION</text:span><text:span text:style-name="T274_14"><text:s text:c="3"/><text:tab/><text:s/></text:span></text:p>
      <text:p text:style-name="P275"><text:span text:style-name="T275_1">factom</text:span><text:span text:style-name="T275_2">-</text:span><text:span text:style-name="T275_3">cli</text:span><text:span text:style-name="T275_4"><text:s/></text:span><text:span text:style-name="T275_5">addinput</text:span><text:span text:style-name="T275_6"><text:s/></text:span><text:span text:style-name="T275_7">transaction</text:span><text:span text:style-name="T275_8">06<text:s/></text:span><text:span text:style-name="T275_9">factoid</text:span><text:span text:style-name="T275_10">-</text:span><text:span text:style-name="T275_11">wallet</text:span><text:span text:style-name="T275_12">-</text:span><text:span text:style-name="T275_13">address</text:span><text:span text:style-name="T275_14">-</text:span><text:span text:style-name="T275_15">name</text:span><text:span text:style-name="T275_16">01<text:s/>100</text:span></text:p>
      <text:p text:style-name="P276"><text:span text:style-name="T276_1">echo</text:span></text:p>
      <text:p text:style-name="P277"><text:span text:style-name="T277_1">echo</text:span><text:span text:style-name="T277_2"><text:s/>2.7.3<text:s text:c="2"/></text:span><text:span text:style-name="T277_3">ADD</text:span><text:span text:style-name="T277_4"><text:s/></text:span><text:span text:style-name="T277_5">OUTPUT</text:span><text:span text:style-name="T277_6"><text:s/></text:span><text:span text:style-name="T277_7">TO</text:span><text:span text:style-name="T277_8"><text:s/></text:span><text:span text:style-name="T277_9">TRANSACTION</text:span><text:span text:style-name="T277_10"><text:s text:c="3"/><text:tab/><text:s/></text:span></text:p>
      <text:p text:style-name="P278"><text:span text:style-name="T278_1">echo</text:span></text:p>
      <text:p text:style-name="P279"><text:span text:style-name="T279_1">echo</text:span><text:span text:style-name="T279_2"><text:s/>2.7.3.1<text:s/></text:span><text:span text:style-name="T279_3">ADD</text:span><text:span text:style-name="T279_4"><text:s/></text:span><text:span text:style-name="T279_5">OUTPUT</text:span><text:span text:style-name="T279_6"><text:s/></text:span><text:span text:style-name="T279_7">OF</text:span><text:span text:style-name="T279_8"><text:s/>3.33333333<text:s/></text:span><text:span text:style-name="T279_9">FACTOIDS</text:span><text:span text:style-name="T279_10"><text:s/></text:span><text:span text:style-name="T279_11">TO</text:span><text:span text:style-name="T279_12"><text:s/></text:span><text:span text:style-name="T279_13">TRANSACTION</text:span><text:span text:style-name="T279_14"><text:s text:c="3"/><text:tab/><text:s/></text:span></text:p>
      <text:p text:style-name="P280"><text:span text:style-name="T280_1">factom</text:span><text:span text:style-name="T280_2">-</text:span><text:span text:style-name="T280_3">cli</text:span><text:span text:style-name="T280_4"><text:s/></text:span><text:span text:style-name="T280_5">addoutput</text:span><text:span text:style-name="T280_6"><text:s/></text:span><text:span text:style-name="T280_7">transaction</text:span><text:span text:style-name="T280_8">06<text:s/></text:span><text:span text:style-name="T280_9">factoid</text:span><text:span text:style-name="T280_10">-</text:span><text:span text:style-name="T280_11">wallet</text:span><text:span text:style-name="T280_12">-</text:span><text:span text:style-name="T280_13">address</text:span><text:span text:style-name="T280_14">-</text:span><text:span text:style-name="T280_15">name</text:span><text:span text:style-name="T280_16">02<text:s/>3.33333333</text:span></text:p>
      <text:p text:style-name="P281"><text:span text:style-name="T281_1">echo</text:span></text:p>
      <text:p text:style-name="P282"><text:span text:style-name="T282_1">echo</text:span><text:span text:style-name="T282_2"><text:s/>2.7.4<text:s text:c="2"/></text:span><text:span text:style-name="T282_3">ADD</text:span><text:span text:style-name="T282_4"><text:s/></text:span><text:span text:style-name="T282_5">PURCHASE</text:span><text:span text:style-name="T282_6"><text:s/></text:span><text:span text:style-name="T282_7">OF</text:span><text:span text:style-name="T282_8"><text:s/></text:span><text:span text:style-name="T282_9">ENTRY</text:span><text:span text:style-name="T282_10"><text:s/></text:span><text:span text:style-name="T282_11">CREDITS</text:span><text:span text:style-name="T282_12"><text:s/></text:span><text:span text:style-name="T282_13">TO</text:span><text:span text:style-name="T282_14"><text:s/></text:span><text:span text:style-name="T282_15">TRANSACTION</text:span></text:p>
      <text:p text:style-name="P283"><text:span text:style-name="T283_1">echo</text:span></text:p>
      <text:p text:style-name="P284"><text:span text:style-name="T284_1">echo</text:span><text:span text:style-name="T284_2"><text:s/>2.7.4.1<text:s/></text:span><text:span text:style-name="T284_3">ADD</text:span><text:span text:style-name="T284_4"><text:s/>6<text:s/></text:span><text:span text:style-name="T284_5">FACTOIDS</text:span><text:span text:style-name="T284_6"><text:s/></text:span><text:span text:style-name="T284_7">OF</text:span><text:span text:style-name="T284_8"><text:s/></text:span><text:span text:style-name="T284_9">ENTRY</text:span><text:span text:style-name="T284_10"><text:s/></text:span><text:span text:style-name="T284_11">CREDITS</text:span><text:span text:style-name="T284_12"><text:s/></text:span><text:span text:style-name="T284_13">FOR</text:span><text:span text:style-name="T284_14"><text:s/>1</text:span><text:span text:style-name="T284_15">ST</text:span><text:span text:style-name="T284_16"><text:s/></text:span><text:span text:style-name="T284_17">ENTRY</text:span><text:span text:style-name="T284_18"><text:s/></text:span><text:span text:style-name="T284_19">CREDIT</text:span><text:span text:style-name="T284_20"><text:s/></text:span><text:span text:style-name="T284_21">WALLET</text:span><text:span text:style-name="T284_22"><text:s/></text:span><text:span text:style-name="T284_23">TO</text:span><text:span text:style-name="T284_24"><text:s/></text:span><text:span text:style-name="T284_25">TRANSACTION</text:span><text:span text:style-name="T284_26"><text:s text:c="3"/><text:tab/><text:s/></text:span></text:p>
      <text:p text:style-name="P285"><text:span text:style-name="T285_1">factom</text:span><text:span text:style-name="T285_2">-</text:span><text:span text:style-name="T285_3">cli</text:span><text:span text:style-name="T285_4"><text:s/></text:span><text:span text:style-name="T285_5">addecoutput</text:span><text:span text:style-name="T285_6"><text:s/></text:span><text:span text:style-name="T285_7">transaction</text:span><text:span text:style-name="T285_8">06<text:s/>$</text:span><text:span text:style-name="T285_9">ECWALLETADDRESSKEY</text:span><text:span text:style-name="T285_10">01<text:s/>6</text:span></text:p>
      <text:p text:style-name="P286"><text:span text:style-name="T286_1">echo</text:span></text:p>
      <text:p text:style-name="P287"><text:span text:style-name="T287_1">echo</text:span><text:span text:style-name="T287_2"><text:s/>2.7.5<text:s/></text:span><text:span text:style-name="T287_3">SIGN</text:span><text:span text:style-name="T287_4"><text:s/></text:span><text:span text:style-name="T287_5">TRANSACTION</text:span><text:span text:style-name="T287_6"><text:s text:c="3"/><text:tab/><text:s/></text:span></text:p>
      <text:p text:style-name="P288"><text:span text:style-name="T288_1">factom</text:span><text:span text:style-name="T288_2">-</text:span><text:span text:style-name="T288_3">cli</text:span><text:span text:style-name="T288_4"><text:s/></text:span><text:span text:style-name="T288_5">sign</text:span><text:span text:style-name="T288_6"><text:s/></text:span><text:span text:style-name="T288_7">transaction</text:span><text:span text:style-name="T288_8">06</text:span></text:p>
      <text:p text:style-name="P289"><text:span text:style-name="T289_1">echo</text:span></text:p>
      <text:p text:style-name="P290"><text:span text:style-name="T290_1">echo</text:span><text:span text:style-name="T290_2"><text:s/>2.7.6<text:s/></text:span><text:span text:style-name="T290_3">SUBMIT</text:span><text:span text:style-name="T290_4"><text:s/></text:span><text:span text:style-name="T290_5">TRANSACTION</text:span><text:span text:style-name="T290_6"><text:s text:c="3"/><text:tab/><text:s/></text:span></text:p>
      <text:p text:style-name="P291"><text:span text:style-name="T291_1">factom</text:span><text:span text:style-name="T291_2">-</text:span><text:span text:style-name="T291_3">cli</text:span><text:span text:style-name="T291_4"><text:s/></text:span><text:span text:style-name="T291_5">submit</text:span><text:span text:style-name="T291_6"><text:s/></text:span><text:span text:style-name="T291_7">transaction</text:span><text:span text:style-name="T291_8">06</text:span></text:p>
      <text:p text:style-name="P292"><text:span text:style-name="T292_1">echo</text:span></text:p>
      <text:p text:style-name="P293"><text:span text:style-name="T293_1">echo</text:span><text:span text:style-name="T293_2"><text:s/>2.7.7<text:s/></text:span><text:span text:style-name="T293_3">VERIFY</text:span><text:span text:style-name="T293_4"><text:s/></text:span><text:span text:style-name="T293_5">WALLET</text:span><text:span text:style-name="T293_6"><text:s/></text:span><text:span text:style-name="T293_7">BALANCES</text:span><text:span text:style-name="T293_8"><text:s text:c="3"/><text:tab/><text:s/></text:span></text:p>
      <text:p text:style-name="P294"><text:span text:style-name="T294_1">factom</text:span><text:span text:style-name="T294_2">-</text:span><text:span text:style-name="T294_3">cli</text:span><text:span text:style-name="T294_4"><text:s/></text:span><text:span text:style-name="T294_5">getaddresses</text:span></text:p>
      <text:p text:style-name="P295"><text:span text:style-name="T295_1">echo</text:span></text:p>
      <text:p text:style-name="P296"/>
      <text:p text:style-name="P297"><text:span text:style-name="T297_1">echo</text:span><text:span text:style-name="T297_2"><text:s/>2.8<text:s/></text:span><text:span text:style-name="T297_3">CREATE</text:span><text:span text:style-name="T297_4"><text:s/></text:span><text:span text:style-name="T297_5">TRANSACTION</text:span><text:span text:style-name="T297_6"><text:s/></text:span><text:span text:style-name="T297_7">WITH</text:span><text:span text:style-name="T297_8"><text:s/></text:span><text:span text:style-name="T297_9">MULTIPLE</text:span><text:span text:style-name="T297_10"><text:s/></text:span><text:span text:style-name="T297_11">INPUT</text:span><text:span text:style-name="T297_12"><text:s/></text:span><text:span text:style-name="T297_13">OUTPUT</text:span><text:span text:style-name="T297_14"><text:s/></text:span><text:span text:style-name="T297_15">AND</text:span><text:span text:style-name="T297_16"><text:s/></text:span><text:span text:style-name="T297_17">ENTRY</text:span><text:span text:style-name="T297_18"><text:s/></text:span><text:span text:style-name="T297_19">CREDITS</text:span><text:span text:style-name="T297_20"><text:s text:c="3"/><text:tab/><text:s/></text:span></text:p>
      <text:p text:style-name="P298"><text:span text:style-name="T298_1">echo</text:span></text:p>
      <text:p text:style-name="P299"><text:span text:style-name="T299_1">echo</text:span><text:span text:style-name="T299_2"><text:s/>2.8.1<text:s/></text:span><text:span text:style-name="T299_3">CREATE</text:span><text:span text:style-name="T299_4"><text:s/></text:span><text:span text:style-name="T299_5">TRANSACTION</text:span><text:span text:style-name="T299_6"><text:s text:c="3"/><text:tab/><text:s/></text:span></text:p>
      <text:p text:style-name="P300"><text:span text:style-name="T300_1">factom</text:span><text:span text:style-name="T300_2">-</text:span><text:span text:style-name="T300_3">cli</text:span><text:span text:style-name="T300_4"><text:s/></text:span><text:span text:style-name="T300_5">newtransaction</text:span><text:span text:style-name="T300_6"><text:s/></text:span><text:span text:style-name="T300_7">transaction</text:span><text:span text:style-name="T300_8">07</text:span></text:p>
      <text:p text:style-name="P301"><text:span text:style-name="T301_1">echo</text:span></text:p>
      <text:p text:style-name="P302"><text:span text:style-name="T302_1">echo</text:span><text:span text:style-name="T302_2"><text:s/>2.8.2<text:s/></text:span><text:span text:style-name="T302_3">ADD</text:span><text:span text:style-name="T302_4"><text:s/></text:span><text:span text:style-name="T302_5">INPUTS</text:span><text:span text:style-name="T302_6"><text:s/></text:span><text:span text:style-name="T302_7">TO</text:span><text:span text:style-name="T302_8"><text:s/></text:span><text:span text:style-name="T302_9">TRANSACTION</text:span><text:span text:style-name="T302_10"><text:s text:c="3"/><text:tab/><text:s/></text:span></text:p>
      <text:p text:style-name="P303"><text:span text:style-name="T303_1">echo</text:span></text:p>
      <text:p text:style-name="P304"><text:span text:style-name="T304_1">echo</text:span><text:span text:style-name="T304_2"><text:s/>2.8.2.1<text:s/></text:span><text:span text:style-name="T304_3">ADD</text:span><text:span text:style-name="T304_4"><text:s/>1</text:span><text:span text:style-name="T304_5">ST</text:span><text:span text:style-name="T304_6"><text:s/></text:span><text:span text:style-name="T304_7">INPUT</text:span><text:span text:style-name="T304_8"><text:s/></text:span><text:span text:style-name="T304_9">FROM</text:span><text:span text:style-name="T304_10"><text:s/>1</text:span><text:span text:style-name="T304_11">ST</text:span><text:span text:style-name="T304_12"><text:s/></text:span><text:span text:style-name="T304_13">FACTOID</text:span><text:span text:style-name="T304_14"><text:s/></text:span><text:span text:style-name="T304_15">WALLET</text:span><text:span text:style-name="T304_16"><text:s/></text:span><text:span text:style-name="T304_17">ADDRESS</text:span><text:span text:style-name="T304_18"><text:s/></text:span><text:span text:style-name="T304_19">TO</text:span><text:span text:style-name="T304_20"><text:s/></text:span><text:span text:style-name="T304_21">TRANSACTION</text:span><text:span text:style-name="T304_22"><text:s text:c="3"/><text:tab/><text:s/></text:span></text:p>
      <text:p text:style-name="P305"><text:span text:style-name="T305_1">factom</text:span><text:span text:style-name="T305_2">-</text:span><text:span text:style-name="T305_3">cli</text:span><text:span text:style-name="T305_4"><text:s/></text:span><text:span text:style-name="T305_5">addinput</text:span><text:span text:style-name="T305_6"><text:s/></text:span><text:span text:style-name="T305_7">transaction</text:span><text:span text:style-name="T305_8">07<text:s/></text:span><text:span text:style-name="T305_9">factoid</text:span><text:span text:style-name="T305_10">-</text:span><text:span text:style-name="T305_11">wallet</text:span><text:span text:style-name="T305_12">-</text:span><text:span text:style-name="T305_13">address</text:span><text:span text:style-name="T305_14">-</text:span><text:span text:style-name="T305_15">name</text:span><text:span text:style-name="T305_16">01<text:s/>100</text:span></text:p>
      <text:p text:style-name="P306"><text:span text:style-name="T306_1">echo</text:span></text:p>
      <text:p text:style-name="P307"><text:span text:style-name="T307_1">echo</text:span><text:span text:style-name="T307_2"><text:s/>2.8.2.2<text:s/></text:span><text:span text:style-name="T307_3">ADD</text:span><text:span text:style-name="T307_4"><text:s/>2</text:span><text:span text:style-name="T307_5">ND</text:span><text:span text:style-name="T307_6"><text:s/></text:span><text:span text:style-name="T307_7">INPUT</text:span><text:span text:style-name="T307_8"><text:s/></text:span><text:span text:style-name="T307_9">FROM</text:span><text:span text:style-name="T307_10"><text:s/>1</text:span><text:span text:style-name="T307_11">ST</text:span><text:span text:style-name="T307_12"><text:s/></text:span><text:span text:style-name="T307_13">FACTOID</text:span><text:span text:style-name="T307_14"><text:s/></text:span><text:span text:style-name="T307_15">WALLET</text:span><text:span text:style-name="T307_16"><text:s/></text:span><text:span text:style-name="T307_17">ADDRESS</text:span><text:span text:style-name="T307_18"><text:s/></text:span><text:span text:style-name="T307_19">TO</text:span><text:span text:style-name="T307_20"><text:s/></text:span><text:span text:style-name="T307_21">TRANSACTION</text:span><text:span text:style-name="T307_22"><text:s text:c="3"/><text:tab/><text:s/></text:span></text:p>
      <text:p text:style-name="P308"><text:span text:style-name="T308_1">factom</text:span><text:span text:style-name="T308_2">-</text:span><text:span text:style-name="T308_3">cli</text:span><text:span text:style-name="T308_4"><text:s/></text:span><text:span text:style-name="T308_5">addinput</text:span><text:span text:style-name="T308_6"><text:s/></text:span><text:span text:style-name="T308_7">transaction</text:span><text:span text:style-name="T308_8">07<text:s/></text:span><text:span text:style-name="T308_9">factoid</text:span><text:span text:style-name="T308_10">-</text:span><text:span text:style-name="T308_11">wallet</text:span><text:span text:style-name="T308_12">-</text:span><text:span text:style-name="T308_13">address</text:span><text:span text:style-name="T308_14">-</text:span><text:span text:style-name="T308_15">name</text:span><text:span text:style-name="T308_16">01<text:s/>300</text:span></text:p>
      <text:p text:style-name="P309"><text:span text:style-name="T309_1">echo</text:span></text:p>
      <text:p text:style-name="P310"><text:span text:style-name="T310_1">echo</text:span><text:span text:style-name="T310_2"><text:s/>2.8.2.3<text:s/></text:span><text:span text:style-name="T310_3">ADD</text:span><text:span text:style-name="T310_4"><text:s/></text:span><text:span text:style-name="T310_5">INPUT</text:span><text:span text:style-name="T310_6"><text:s/></text:span><text:span text:style-name="T310_7">FROM</text:span><text:span text:style-name="T310_8"><text:s/>2</text:span><text:span text:style-name="T310_9">ND</text:span><text:span text:style-name="T310_10"><text:s/></text:span><text:span text:style-name="T310_11">FACTOID</text:span><text:span text:style-name="T310_12"><text:s/></text:span><text:span text:style-name="T310_13">WALLET</text:span><text:span text:style-name="T310_14"><text:s/></text:span><text:span text:style-name="T310_15">ADDRESS</text:span><text:span text:style-name="T310_16"><text:s/></text:span><text:span text:style-name="T310_17">TO</text:span><text:span text:style-name="T310_18"><text:s/></text:span><text:span text:style-name="T310_19">TRANSACTION</text:span><text:span text:style-name="T310_20"><text:s text:c="3"/><text:tab/><text:s/></text:span></text:p>
      <text:p text:style-name="P311"><text:span text:style-name="T311_1">factom</text:span><text:span text:style-name="T311_2">-</text:span><text:span text:style-name="T311_3">cli</text:span><text:span text:style-name="T311_4"><text:s/></text:span><text:span text:style-name="T311_5">addinput</text:span><text:span text:style-name="T311_6"><text:s/></text:span><text:span text:style-name="T311_7">transaction</text:span><text:span text:style-name="T311_8">07<text:s/></text:span><text:span text:style-name="T311_9">factoid</text:span><text:span text:style-name="T311_10">-</text:span><text:span text:style-name="T311_11">wallet</text:span><text:span text:style-name="T311_12">-</text:span><text:span text:style-name="T311_13">address</text:span><text:span text:style-name="T311_14">-</text:span><text:span text:style-name="T311_15">name</text:span><text:span text:style-name="T311_16">02<text:s/>200</text:span></text:p>
      <text:p text:style-name="P312"><text:span text:style-name="T312_1">echo</text:span></text:p>
      <text:p text:style-name="P313"><text:span text:style-name="T313_1">echo</text:span><text:span text:style-name="T313_2"><text:s/>2.8.3<text:s/></text:span><text:span text:style-name="T313_3">ADD</text:span><text:span text:style-name="T313_4"><text:s/></text:span><text:span text:style-name="T313_5">OUTPUTS</text:span><text:span text:style-name="T313_6"><text:s/></text:span><text:span text:style-name="T313_7">TO</text:span><text:span text:style-name="T313_8"><text:s/></text:span><text:span text:style-name="T313_9">TRANSACTION</text:span><text:span text:style-name="T313_10"><text:s text:c="3"/><text:tab/><text:s/></text:span></text:p>
      <text:p text:style-name="P314"><text:span text:style-name="T314_1">echo</text:span></text:p>
      <text:p text:style-name="P315"><text:span text:style-name="T315_1">echo</text:span><text:span text:style-name="T315_2"><text:s/>2.8.3.1<text:s/></text:span><text:span text:style-name="T315_3">ADD</text:span><text:span text:style-name="T315_4"><text:s/>1</text:span><text:span text:style-name="T315_5">ST</text:span><text:span text:style-name="T315_6"><text:s/></text:span><text:span text:style-name="T315_7">OUTPUT</text:span><text:span text:style-name="T315_8"><text:s/></text:span><text:span text:style-name="T315_9">FROM</text:span><text:span text:style-name="T315_10"><text:s/>1</text:span><text:span text:style-name="T315_11">ST</text:span><text:span text:style-name="T315_12"><text:s/></text:span><text:span text:style-name="T315_13">FACTOID</text:span><text:span text:style-name="T315_14"><text:s/></text:span><text:span text:style-name="T315_15">WALLET</text:span><text:span text:style-name="T315_16"><text:s/></text:span><text:span text:style-name="T315_17">ADDRESS</text:span><text:span text:style-name="T315_18"><text:s/></text:span><text:span text:style-name="T315_19">TO</text:span><text:span text:style-name="T315_20"><text:s/></text:span><text:span text:style-name="T315_21">TRANSACTION</text:span><text:span text:style-name="T315_22"><text:s text:c="3"/><text:tab/><text:s/></text:span></text:p>
      <text:p text:style-name="P316"><text:span text:style-name="T316_1">factom</text:span><text:span text:style-name="T316_2">-</text:span><text:span text:style-name="T316_3">cli</text:span><text:span text:style-name="T316_4"><text:s/></text:span><text:span text:style-name="T316_5">addoutput</text:span><text:span text:style-name="T316_6"><text:s/></text:span><text:span text:style-name="T316_7">transaction</text:span><text:span text:style-name="T316_8">07<text:s/></text:span><text:span text:style-name="T316_9">factoid</text:span><text:span text:style-name="T316_10">-</text:span><text:span text:style-name="T316_11">wallet</text:span><text:span text:style-name="T316_12">-</text:span><text:span text:style-name="T316_13">address</text:span><text:span text:style-name="T316_14">-</text:span><text:span text:style-name="T316_15">name</text:span><text:span text:style-name="T316_16">01<text:s/>4.44444444</text:span></text:p>
      <text:p text:style-name="P317"><text:span text:style-name="T317_1">echo</text:span></text:p>
      <text:p text:style-name="P318"><text:span text:style-name="T318_1">echo</text:span><text:span text:style-name="T318_2"><text:s/>2.8.3.2<text:s/></text:span><text:span text:style-name="T318_3">ADD</text:span><text:span text:style-name="T318_4"><text:s/>2</text:span><text:span text:style-name="T318_5">ND</text:span><text:span text:style-name="T318_6"><text:s/></text:span><text:span text:style-name="T318_7">OUTPUT</text:span><text:span text:style-name="T318_8"><text:s/></text:span><text:span text:style-name="T318_9">FROM</text:span><text:span text:style-name="T318_10"><text:s/>1</text:span><text:span text:style-name="T318_11">ST</text:span><text:span text:style-name="T318_12"><text:s/></text:span><text:span text:style-name="T318_13">FACTOID</text:span><text:span text:style-name="T318_14"><text:s/></text:span><text:span text:style-name="T318_15">WALLET</text:span><text:span text:style-name="T318_16"><text:s/></text:span><text:span text:style-name="T318_17">ADDRESS</text:span><text:span text:style-name="T318_18"><text:s/></text:span><text:span text:style-name="T318_19">TO</text:span><text:span text:style-name="T318_20"><text:s/></text:span><text:span text:style-name="T318_21">TRANSACTION</text:span><text:span text:style-name="T318_22"><text:s text:c="3"/><text:tab/><text:s/></text:span></text:p>
      <text:p text:style-name="P319"><text:span text:style-name="T319_1">factom</text:span><text:span text:style-name="T319_2">-</text:span><text:span text:style-name="T319_3">cli</text:span><text:span text:style-name="T319_4"><text:s/></text:span><text:span text:style-name="T319_5">addoutput</text:span><text:span text:style-name="T319_6"><text:s/></text:span><text:span text:style-name="T319_7">transaction</text:span><text:span text:style-name="T319_8">07<text:s/></text:span><text:span text:style-name="T319_9">factoid</text:span><text:span text:style-name="T319_10">-</text:span><text:span text:style-name="T319_11">wallet</text:span><text:span text:style-name="T319_12">-</text:span><text:span text:style-name="T319_13">address</text:span><text:span text:style-name="T319_14">-</text:span><text:span text:style-name="T319_15">name</text:span><text:span text:style-name="T319_16">01<text:s/>5.55555555</text:span></text:p>
      <text:p text:style-name="P320"><text:span text:style-name="T320_1">echo</text:span></text:p>
      <text:p text:style-name="P321"><text:span text:style-name="T321_1">echo</text:span><text:span text:style-name="T321_2"><text:s/>2.8.3.3<text:s/></text:span><text:span text:style-name="T321_3">ADD</text:span><text:span text:style-name="T321_4"><text:s/></text:span><text:span text:style-name="T321_5">OUTPUT</text:span><text:span text:style-name="T321_6"><text:s/></text:span><text:span text:style-name="T321_7">FROM</text:span><text:span text:style-name="T321_8"><text:s/>2</text:span><text:span text:style-name="T321_9">ND</text:span><text:span text:style-name="T321_10"><text:s/></text:span><text:span text:style-name="T321_11">FACTOID</text:span><text:span text:style-name="T321_12"><text:s/></text:span><text:span text:style-name="T321_13">WALLET</text:span><text:span text:style-name="T321_14"><text:s/></text:span><text:span text:style-name="T321_15">ADDRESS</text:span><text:span text:style-name="T321_16"><text:s/></text:span><text:span text:style-name="T321_17">TO</text:span><text:span text:style-name="T321_18"><text:s/></text:span><text:span text:style-name="T321_19">TRANSACTION</text:span><text:span text:style-name="T321_20"><text:s text:c="3"/><text:tab/><text:s/></text:span></text:p>
      <text:p text:style-name="P322"><text:span text:style-name="T322_1">factom</text:span><text:span text:style-name="T322_2">-</text:span><text:span text:style-name="T322_3">cli</text:span><text:span text:style-name="T322_4"><text:s/></text:span><text:span text:style-name="T322_5">addoutput</text:span><text:span text:style-name="T322_6"><text:s/></text:span><text:span text:style-name="T322_7">transaction</text:span><text:span text:style-name="T322_8">07<text:s/></text:span><text:span text:style-name="T322_9">factoid</text:span><text:span text:style-name="T322_10">-</text:span><text:span text:style-name="T322_11">wallet</text:span><text:span text:style-name="T322_12">-</text:span><text:span text:style-name="T322_13">address</text:span><text:span text:style-name="T322_14">-</text:span><text:span text:style-name="T322_15">name</text:span><text:span text:style-name="T322_16">02<text:s/>6.66666666</text:span></text:p>
      <text:p text:style-name="P323"><text:span text:style-name="T323_1">echo</text:span></text:p>
      <text:p text:style-name="P324"><text:span text:style-name="T324_1">echo</text:span><text:span text:style-name="T324_2"><text:s/>2.8.4<text:s/></text:span><text:span text:style-name="T324_3">ADD</text:span><text:span text:style-name="T324_4"><text:s/></text:span><text:span text:style-name="T324_5">ENTRY</text:span><text:span text:style-name="T324_6"><text:s/></text:span><text:span text:style-name="T324_7">CREDIT</text:span><text:span text:style-name="T324_8"><text:s/></text:span><text:span text:style-name="T324_9">PURCHASES</text:span><text:span text:style-name="T324_10"><text:s/></text:span><text:span text:style-name="T324_11">TO</text:span><text:span text:style-name="T324_12"><text:s/></text:span><text:span text:style-name="T324_13">TRANSACTION</text:span></text:p>
      <text:p text:style-name="P325"><text:span text:style-name="T325_1">echo</text:span></text:p>
      <text:p text:style-name="P326"><text:span text:style-name="T326_1">echo</text:span><text:span text:style-name="T326_2"><text:s/>2.8.4.1<text:s/></text:span><text:span text:style-name="T326_3">ADD</text:span><text:span text:style-name="T326_4"><text:s/>1</text:span><text:span text:style-name="T326_5">ST</text:span><text:span text:style-name="T326_6"><text:s/></text:span><text:span text:style-name="T326_7">PURCHASE</text:span><text:span text:style-name="T326_8"><text:s/></text:span><text:span text:style-name="T326_9">TO</text:span><text:span text:style-name="T326_10"><text:s/>1</text:span><text:span text:style-name="T326_11">ST</text:span><text:span text:style-name="T326_12"><text:s/></text:span><text:span text:style-name="T326_13">ENTRY</text:span><text:span text:style-name="T326_14"><text:s/></text:span><text:span text:style-name="T326_15">CREDIT</text:span><text:span text:style-name="T326_16"><text:s/></text:span><text:span text:style-name="T326_17">WALLET</text:span><text:span text:style-name="T326_18"><text:s/></text:span><text:span text:style-name="T326_19">ADDRESS</text:span><text:span text:style-name="T326_20"><text:s/></text:span><text:span text:style-name="T326_21">TO</text:span><text:span text:style-name="T326_22"><text:s/></text:span><text:span text:style-name="T326_23">TRANSACTION</text:span><text:span text:style-name="T326_24"><text:s text:c="3"/><text:tab/><text:s/></text:span></text:p>
      <text:p text:style-name="P327"><text:span text:style-name="T327_1">factom</text:span><text:span text:style-name="T327_2">-</text:span><text:span text:style-name="T327_3">cli</text:span><text:span text:style-name="T327_4"><text:s/></text:span><text:span text:style-name="T327_5">addecoutput</text:span><text:span text:style-name="T327_6"><text:s/></text:span><text:span text:style-name="T327_7">transaction</text:span><text:span text:style-name="T327_8">07<text:s/>$</text:span><text:span text:style-name="T327_9">ECWALLETADDRESSKEY</text:span><text:span text:style-name="T327_10">01<text:s/>7</text:span></text:p>
      <text:p text:style-name="P328"><text:span text:style-name="T328_1">echo</text:span></text:p>
      <text:p text:style-name="P329"><text:span text:style-name="T329_1">echo</text:span><text:span text:style-name="T329_2"><text:s/>2.8.4.2<text:s/></text:span><text:span text:style-name="T329_3">ADD</text:span><text:span text:style-name="T329_4"><text:s/>2</text:span><text:span text:style-name="T329_5">ND</text:span><text:span text:style-name="T329_6"><text:s/></text:span><text:span text:style-name="T329_7">PURCHASE</text:span><text:span text:style-name="T329_8"><text:s/></text:span><text:span text:style-name="T329_9">TO</text:span><text:span text:style-name="T329_10"><text:s/>1</text:span><text:span text:style-name="T329_11">ST</text:span><text:span text:style-name="T329_12"><text:s/></text:span><text:span text:style-name="T329_13">ENTRY</text:span><text:span text:style-name="T329_14"><text:s/></text:span><text:span text:style-name="T329_15">CREDIT</text:span><text:span text:style-name="T329_16"><text:s/></text:span><text:span text:style-name="T329_17">WALLET</text:span><text:span text:style-name="T329_18"><text:s/></text:span><text:span text:style-name="T329_19">ADDRESS</text:span><text:span text:style-name="T329_20"><text:s/></text:span><text:span text:style-name="T329_21">TO</text:span><text:span text:style-name="T329_22"><text:s/></text:span><text:span text:style-name="T329_23">TRANSACTION</text:span><text:span text:style-name="T329_24"><text:s text:c="3"/><text:tab/><text:s/></text:span></text:p>
      <text:p text:style-name="P330"><text:span text:style-name="T330_1">factom</text:span><text:span text:style-name="T330_2">-</text:span><text:span text:style-name="T330_3">cli</text:span><text:span text:style-name="T330_4"><text:s/></text:span><text:span text:style-name="T330_5">addecoutput</text:span><text:span text:style-name="T330_6"><text:s/></text:span><text:span text:style-name="T330_7">transaction</text:span><text:span text:style-name="T330_8">07<text:s/>$</text:span><text:span text:style-name="T330_9">ECWALLETADDRESSKEY</text:span><text:span text:style-name="T330_10">01<text:s/>8</text:span></text:p>
      <text:p text:style-name="P331"><text:span text:style-name="T331_1">echo</text:span></text:p>
      <text:p text:style-name="P332"><text:span text:style-name="T332_1">echo</text:span><text:span text:style-name="T332_2"><text:s/>2.8.4.3<text:s/></text:span><text:span text:style-name="T332_3">ADD</text:span><text:span text:style-name="T332_4"><text:s/>2</text:span><text:span text:style-name="T332_5">ND</text:span><text:span text:style-name="T332_6"><text:s/></text:span><text:span text:style-name="T332_7">PURCHASE</text:span><text:span text:style-name="T332_8"><text:s/></text:span><text:span text:style-name="T332_9">TO</text:span><text:span text:style-name="T332_10"><text:s/>1</text:span><text:span text:style-name="T332_11">ST</text:span><text:span text:style-name="T332_12"><text:s/></text:span><text:span text:style-name="T332_13">ENTRY</text:span><text:span text:style-name="T332_14"><text:s/></text:span><text:span text:style-name="T332_15">CREDIT</text:span><text:span text:style-name="T332_16"><text:s/></text:span><text:span text:style-name="T332_17">WALLET</text:span><text:span text:style-name="T332_18"><text:s/></text:span><text:span text:style-name="T332_19">ADDRESS</text:span><text:span text:style-name="T332_20"><text:s/></text:span><text:span text:style-name="T332_21">TO</text:span><text:span text:style-name="T332_22"><text:s/></text:span><text:span text:style-name="T332_23">TRANSACTION</text:span><text:span text:style-name="T332_24"><text:s text:c="3"/><text:tab/><text:s/></text:span></text:p>
      <text:p text:style-name="P333"><text:span text:style-name="T333_1">factom</text:span><text:span text:style-name="T333_2">-</text:span><text:span text:style-name="T333_3">cli</text:span><text:span text:style-name="T333_4"><text:s/></text:span><text:span text:style-name="T333_5">addecoutput</text:span><text:span text:style-name="T333_6"><text:s/></text:span><text:span text:style-name="T333_7">transaction</text:span><text:span text:style-name="T333_8">07<text:s/>$</text:span><text:span text:style-name="T333_9">ECWALLETADDRESSKEY</text:span><text:span text:style-name="T333_10">02<text:s/>9</text:span></text:p>
      <text:p text:style-name="P334"><text:span text:style-name="T334_1">echo</text:span></text:p>
      <text:p text:style-name="P335"><text:span text:style-name="T335_1">echo</text:span><text:span text:style-name="T335_2"><text:s/>2.8.5<text:s/></text:span><text:span text:style-name="T335_3">COMPLEX</text:span><text:span text:style-name="T335_4"><text:s/></text:span><text:span text:style-name="T335_5">TRANSACTION</text:span><text:span text:style-name="T335_6"><text:s/></text:span><text:span text:style-name="T335_7">FEE</text:span><text:span text:style-name="T335_8"><text:s text:c="3"/><text:tab/><text:s/></text:span></text:p>
      <text:p text:style-name="P336"><text:span text:style-name="T336_1">factom</text:span><text:span text:style-name="T336_2">-</text:span><text:span text:style-name="T336_3">cli</text:span><text:span text:style-name="T336_4"><text:s/></text:span><text:span text:style-name="T336_5">getfee</text:span><text:span text:style-name="T336_6"><text:s/></text:span><text:span text:style-name="T336_7">transaction</text:span><text:span text:style-name="T336_8">07</text:span></text:p>
      <text:p text:style-name="P337"><text:span text:style-name="T337_1">echo</text:span></text:p>
      <text:p text:style-name="P338"><text:span text:style-name="T338_1">echo</text:span><text:span text:style-name="T338_2"><text:s/>2.8.6<text:s/></text:span><text:span text:style-name="T338_3">SIGN</text:span><text:span text:style-name="T338_4"><text:s/></text:span><text:span text:style-name="T338_5">TRANSACTION</text:span><text:span text:style-name="T338_6"><text:s text:c="3"/><text:tab/><text:s/></text:span></text:p>
      <text:p text:style-name="P339"><text:span text:style-name="T339_1">factom</text:span><text:span text:style-name="T339_2">-</text:span><text:span text:style-name="T339_3">cli</text:span><text:span text:style-name="T339_4"><text:s/></text:span><text:span text:style-name="T339_5">sign</text:span><text:span text:style-name="T339_6"><text:s/></text:span><text:span text:style-name="T339_7">transaction</text:span><text:span text:style-name="T339_8">07</text:span></text:p>
      <text:p text:style-name="P340"><text:span text:style-name="T340_1">echo</text:span></text:p>
      <text:p text:style-name="P341"><text:span text:style-name="T341_1">echo</text:span><text:span text:style-name="T341_2"><text:s/>2.8.7<text:s/></text:span><text:span text:style-name="T341_3">SUBMIT</text:span><text:span text:style-name="T341_4"><text:s/></text:span><text:span text:style-name="T341_5">TRANSACTION</text:span><text:span text:style-name="T341_6"><text:s text:c="3"/><text:tab/><text:s/></text:span></text:p>
      <text:p text:style-name="P342"><text:span text:style-name="T342_1">factom</text:span><text:span text:style-name="T342_2">-</text:span><text:span text:style-name="T342_3">cli</text:span><text:span text:style-name="T342_4"><text:s/></text:span><text:span text:style-name="T342_5">submit</text:span><text:span text:style-name="T342_6"><text:s/></text:span><text:span text:style-name="T342_7">transaction</text:span><text:span text:style-name="T342_8">07</text:span></text:p>
      <text:p text:style-name="P343"><text:span text:style-name="T343_1">echo</text:span></text:p>
      <text:p text:style-name="P344"><text:span text:style-name="T344_1">echo</text:span><text:span text:style-name="T344_2"><text:s/>2.8.8<text:s/></text:span><text:span text:style-name="T344_3">VERIFY</text:span><text:span text:style-name="T344_4"><text:s/></text:span><text:span text:style-name="T344_5">WALLET</text:span><text:span text:style-name="T344_6"><text:s/></text:span><text:span text:style-name="T344_7">BALANCES</text:span><text:span text:style-name="T344_8"><text:s text:c="3"/><text:tab/><text:s/></text:span></text:p>
      <text:p text:style-name="P345"><text:span text:style-name="T345_1">factom</text:span><text:span text:style-name="T345_2">-</text:span><text:span text:style-name="T345_3">cli</text:span><text:span text:style-name="T345_4"><text:s/></text:span><text:span text:style-name="T345_5">getaddresses</text:span></text:p>
      <text:p text:style-name="P346"><text:span text:style-name="T346_1">echo</text:span></text:p>
      <text:p text:style-name="P347"/>
      <text:p text:style-name="P348"><text:span text:style-name="T348_1">echo</text:span><text:span text:style-name="T348_2"><text:s/>2.9<text:s/></text:span><text:span text:style-name="T348_3">TEST</text:span><text:span text:style-name="T348_4"><text:s/></text:span><text:span text:style-name="T348_5">TRANSACTION</text:span><text:span text:style-name="T348_6"><text:s/></text:span><text:span text:style-name="T348_7">PARAMETER</text:span><text:span text:style-name="T348_8"><text:s/></text:span><text:span text:style-name="T348_9">LIMITS</text:span></text:p>
      <text:p text:style-name="P349"><text:span text:style-name="T349_1">echo</text:span></text:p>
      <text:p text:style-name="P350"><text:span text:style-name="T350_1">echo</text:span><text:span text:style-name="T350_2"><text:s/>2.9.1<text:s/></text:span><text:span text:style-name="T350_3">ADD</text:span><text:span text:style-name="T350_4"><text:s/></text:span><text:span text:style-name="T350_5">INPUT</text:span><text:span text:style-name="T350_6"><text:s/></text:span><text:span text:style-name="T350_7">OF</text:span><text:span text:style-name="T350_8"><text:s/>-1<text:s/></text:span><text:span text:style-name="T350_9">FACTOIDS</text:span><text:span text:style-name="T350_10"><text:s/></text:span><text:span text:style-name="T350_11">TO</text:span><text:span text:style-name="T350_12"><text:s/></text:span><text:span text:style-name="T350_13">TRANSACTION</text:span><text:span text:style-name="T350_14"><text:s text:c="3"/><text:tab/><text:s/></text:span></text:p>
      <text:p text:style-name="P351"><text:span text:style-name="T351_1">factom</text:span><text:span text:style-name="T351_2">-</text:span><text:span text:style-name="T351_3">cli</text:span><text:span text:style-name="T351_4"><text:s/></text:span><text:span text:style-name="T351_5">balance</text:span><text:span text:style-name="T351_6"><text:s/></text:span><text:span text:style-name="T351_7">fct</text:span><text:span text:style-name="T351_8"><text:s/></text:span><text:span text:style-name="T351_9">factoid</text:span><text:span text:style-name="T351_10">-</text:span><text:span text:style-name="T351_11">wallet</text:span><text:span text:style-name="T351_12">-</text:span><text:span text:style-name="T351_13">address</text:span><text:span text:style-name="T351_14">-</text:span><text:span text:style-name="T351_15">name</text:span><text:span text:style-name="T351_16">01</text:span></text:p>
      <text:p text:style-name="P352"><text:span text:style-name="T352_1">factom</text:span><text:span text:style-name="T352_2">-</text:span><text:span text:style-name="T352_3">cli</text:span><text:span text:style-name="T352_4"><text:s/></text:span><text:span text:style-name="T352_5">newtransaction</text:span><text:span text:style-name="T352_6"><text:s/></text:span><text:span text:style-name="T352_7">transaction</text:span><text:span text:style-name="T352_8">08</text:span></text:p>
      <text:p text:style-name="P353"><text:span text:style-name="T353_1">factom</text:span><text:span text:style-name="T353_2">-</text:span><text:span text:style-name="T353_3">cli</text:span><text:span text:style-name="T353_4"><text:s/></text:span><text:span text:style-name="T353_5">addinput</text:span><text:span text:style-name="T353_6"><text:s/></text:span><text:span text:style-name="T353_7">transaction</text:span><text:span text:style-name="T353_8">08<text:s/></text:span><text:span text:style-name="T353_9">factoid</text:span><text:span text:style-name="T353_10">-</text:span><text:span text:style-name="T353_11">wallet</text:span><text:span text:style-name="T353_12">-</text:span><text:span text:style-name="T353_13">address</text:span><text:span text:style-name="T353_14">-</text:span><text:span text:style-name="T353_15">name</text:span><text:span text:style-name="T353_16">01<text:s/>-1</text:span></text:p>
      <text:p text:style-name="P354"><text:span text:style-name="T354_1">factom</text:span><text:span text:style-name="T354_2">-</text:span><text:span text:style-name="T354_3">cli</text:span><text:span text:style-name="T354_4"><text:s/></text:span><text:span text:style-name="T354_5">sign</text:span><text:span text:style-name="T354_6"><text:s/></text:span><text:span text:style-name="T354_7">transaction</text:span><text:span text:style-name="T354_8">08</text:span></text:p>
      <text:p text:style-name="P355"><text:span text:style-name="T355_1">factom</text:span><text:span text:style-name="T355_2">-</text:span><text:span text:style-name="T355_3">cli</text:span><text:span text:style-name="T355_4"><text:s/></text:span><text:span text:style-name="T355_5">submit</text:span><text:span text:style-name="T355_6"><text:s/></text:span><text:span text:style-name="T355_7">transaction</text:span><text:span text:style-name="T355_8">08</text:span></text:p>
      <text:p text:style-name="P356"><text:span text:style-name="T356_1">factom</text:span><text:span text:style-name="T356_2">-</text:span><text:span text:style-name="T356_3">cli</text:span><text:span text:style-name="T356_4"><text:s/></text:span><text:span text:style-name="T356_5">balance</text:span><text:span text:style-name="T356_6"><text:s/></text:span><text:span text:style-name="T356_7">fct</text:span><text:span text:style-name="T356_8"><text:s/></text:span><text:span text:style-name="T356_9">factoid</text:span><text:span text:style-name="T356_10">-</text:span><text:span text:style-name="T356_11">wallet</text:span><text:span text:style-name="T356_12">-</text:span><text:span text:style-name="T356_13">address</text:span><text:span text:style-name="T356_14">-</text:span><text:span text:style-name="T356_15">name</text:span><text:span text:style-name="T356_16">01</text:span></text:p>
      <text:p text:style-name="P357"><text:span text:style-name="T357_1">echo</text:span></text:p>
      <text:p text:style-name="P358"/>
      <text:p text:style-name="P359"><text:span text:style-name="T359_1">echo</text:span><text:span text:style-name="T359_2"><text:s/>2.9.2<text:s/></text:span><text:span text:style-name="T359_3">ADD</text:span><text:span text:style-name="T359_4"><text:s/></text:span><text:span text:style-name="T359_5">INPUT</text:span><text:span text:style-name="T359_6"><text:s/></text:span><text:span text:style-name="T359_7">OF</text:span><text:span text:style-name="T359_8"><text:s/>0<text:s/></text:span><text:span text:style-name="T359_9">FACTOIDS</text:span><text:span text:style-name="T359_10"><text:s/></text:span><text:span text:style-name="T359_11">TO</text:span><text:span text:style-name="T359_12"><text:s/></text:span><text:span text:style-name="T359_13">TRANSACTION</text:span><text:span text:style-name="T359_14"><text:s text:c="3"/><text:tab/><text:s/></text:span></text:p>
      <text:p text:style-name="P360"><text:span text:style-name="T360_1">factom</text:span><text:span text:style-name="T360_2">-</text:span><text:span text:style-name="T360_3">cli</text:span><text:span text:style-name="T360_4"><text:s/></text:span><text:span text:style-name="T360_5">generateaddress</text:span><text:span text:style-name="T360_6"><text:s/></text:span><text:span text:style-name="T360_7">fct</text:span><text:span text:style-name="T360_8"><text:s/></text:span><text:span text:style-name="T360_9">factoid</text:span><text:span text:style-name="T360_10">-</text:span><text:span text:style-name="T360_11">wallet</text:span><text:span text:style-name="T360_12">-</text:span><text:span text:style-name="T360_13">address</text:span><text:span text:style-name="T360_14">-</text:span><text:span text:style-name="T360_15">name</text:span><text:span text:style-name="T360_16">03</text:span></text:p>
      <text:p text:style-name="P361"><text:span text:style-name="T361_1">factom</text:span><text:span text:style-name="T361_2">-</text:span><text:span text:style-name="T361_3">cli</text:span><text:span text:style-name="T361_4"><text:s/></text:span><text:span text:style-name="T361_5">balance</text:span><text:span text:style-name="T361_6"><text:s/></text:span><text:span text:style-name="T361_7">fct</text:span><text:span text:style-name="T361_8"><text:s/></text:span><text:span text:style-name="T361_9">factoid</text:span><text:span text:style-name="T361_10">-</text:span><text:span text:style-name="T361_11">wallet</text:span><text:span text:style-name="T361_12">-</text:span><text:span text:style-name="T361_13">address</text:span><text:span text:style-name="T361_14">-</text:span><text:span text:style-name="T361_15">name</text:span><text:span text:style-name="T361_16">03</text:span></text:p>
      <text:p text:style-name="P362"><text:span text:style-name="T362_1">factom</text:span><text:span text:style-name="T362_2">-</text:span><text:span text:style-name="T362_3">cli</text:span><text:span text:style-name="T362_4"><text:s/></text:span><text:span text:style-name="T362_5">newtransaction</text:span><text:span text:style-name="T362_6"><text:s/></text:span><text:span text:style-name="T362_7">transaction</text:span><text:span text:style-name="T362_8">09</text:span></text:p>
      <text:p text:style-name="P363"><text:span text:style-name="T363_1">factom</text:span><text:span text:style-name="T363_2">-</text:span><text:span text:style-name="T363_3">cli</text:span><text:span text:style-name="T363_4"><text:s/></text:span><text:span text:style-name="T363_5">addinput</text:span><text:span text:style-name="T363_6"><text:s/></text:span><text:span text:style-name="T363_7">transaction</text:span><text:span text:style-name="T363_8">09<text:s/></text:span><text:span text:style-name="T363_9">factoid</text:span><text:span text:style-name="T363_10">-</text:span><text:span text:style-name="T363_11">wallet</text:span><text:span text:style-name="T363_12">-</text:span><text:span text:style-name="T363_13">address</text:span><text:span text:style-name="T363_14">-</text:span><text:span text:style-name="T363_15">name</text:span><text:span text:style-name="T363_16">03<text:s/>0</text:span></text:p>
      <text:p text:style-name="P364"><text:span text:style-name="T364_1">factom</text:span><text:span text:style-name="T364_2">-</text:span><text:span text:style-name="T364_3">cli</text:span><text:span text:style-name="T364_4"><text:s/></text:span><text:span text:style-name="T364_5">sign</text:span><text:span text:style-name="T364_6"><text:s/></text:span><text:span text:style-name="T364_7">transaction</text:span><text:span text:style-name="T364_8">09</text:span></text:p>
      <text:p text:style-name="P365"><text:span text:style-name="T365_1">factom</text:span><text:span text:style-name="T365_2">-</text:span><text:span text:style-name="T365_3">cli</text:span><text:span text:style-name="T365_4"><text:s/></text:span><text:span text:style-name="T365_5">submit</text:span><text:span text:style-name="T365_6"><text:s/></text:span><text:span text:style-name="T365_7">transaction</text:span><text:span text:style-name="T365_8">09</text:span></text:p>
      <text:p text:style-name="P366"><text:span text:style-name="T366_1">factom</text:span><text:span text:style-name="T366_2">-</text:span><text:span text:style-name="T366_3">cli</text:span><text:span text:style-name="T366_4"><text:s/></text:span><text:span text:style-name="T366_5">balance</text:span><text:span text:style-name="T366_6"><text:s/></text:span><text:span text:style-name="T366_7">fct</text:span><text:span text:style-name="T366_8"><text:s/></text:span><text:span text:style-name="T366_9">factoid</text:span><text:span text:style-name="T366_10">-</text:span><text:span text:style-name="T366_11">wallet</text:span><text:span text:style-name="T366_12">-</text:span><text:span text:style-name="T366_13">address</text:span><text:span text:style-name="T366_14">-</text:span><text:span text:style-name="T366_15">name</text:span><text:span text:style-name="T366_16">03</text:span></text:p>
      <text:p text:style-name="P367"><text:span text:style-name="T367_1">echo</text:span></text:p>
      <text:p text:style-name="P368"/>
      <text:p text:style-name="P369"><text:span text:style-name="T369_1">echo</text:span><text:span text:style-name="T369_2"><text:s/>2.9.3<text:s/></text:span><text:span text:style-name="T369_3">ADD</text:span><text:span text:style-name="T369_4"><text:s/></text:span><text:span text:style-name="T369_5">FRACTIONAL</text:span><text:span text:style-name="T369_6"><text:s/></text:span><text:span text:style-name="T369_7">INPUT</text:span><text:span text:style-name="T369_8"><text:s/></text:span><text:span text:style-name="T369_9">OF</text:span><text:span text:style-name="T369_10"><text:s/></text:span><text:span text:style-name="T369_11">FACTOIDS</text:span><text:span text:style-name="T369_12"><text:s/></text:span><text:span text:style-name="T369_13">WITHOUT</text:span><text:span text:style-name="T369_14"><text:s/></text:span><text:span text:style-name="T369_15">LEADING</text:span><text:span text:style-name="T369_16"><text:s/>0<text:s/></text:span><text:span text:style-name="T369_17">TO</text:span><text:span text:style-name="T369_18"><text:s/></text:span><text:span text:style-name="T369_19">TRANSACTION</text:span><text:span text:style-name="T369_20"><text:s text:c="3"/><text:tab/><text:s/></text:span></text:p>
      <text:p text:style-name="P370"><text:span text:style-name="T370_1">factom</text:span><text:span text:style-name="T370_2">-</text:span><text:span text:style-name="T370_3">cli</text:span><text:span text:style-name="T370_4"><text:s/></text:span><text:span text:style-name="T370_5">newtransaction</text:span><text:span text:style-name="T370_6"><text:s/></text:span><text:span text:style-name="T370_7">transaction</text:span><text:span text:style-name="T370_8">10</text:span></text:p>
      <text:p text:style-name="P371"><text:span text:style-name="T371_1">factom</text:span><text:span text:style-name="T371_2">-</text:span><text:span text:style-name="T371_3">cli</text:span><text:span text:style-name="T371_4"><text:s/></text:span><text:span text:style-name="T371_5">addinput</text:span><text:span text:style-name="T371_6"><text:s/></text:span><text:span text:style-name="T371_7">transaction</text:span><text:span text:style-name="T371_8">10<text:s/></text:span><text:span text:style-name="T371_9">factoid</text:span><text:span text:style-name="T371_10">-</text:span><text:span text:style-name="T371_11">wallet</text:span><text:span text:style-name="T371_12">-</text:span><text:span text:style-name="T371_13">address</text:span><text:span text:style-name="T371_14">-</text:span><text:span text:style-name="T371_15">name</text:span><text:span text:style-name="T371_16">03<text:s/>.5</text:span></text:p>
      <text:p text:style-name="P372"><text:span text:style-name="T372_1">factom</text:span><text:span text:style-name="T372_2">-</text:span><text:span text:style-name="T372_3">cli</text:span><text:span text:style-name="T372_4"><text:s/></text:span><text:span text:style-name="T372_5">sign</text:span><text:span text:style-name="T372_6"><text:s/></text:span><text:span text:style-name="T372_7">transaction</text:span><text:span text:style-name="T372_8">10</text:span></text:p>
      <text:p text:style-name="P373"><text:span text:style-name="T373_1">factom</text:span><text:span text:style-name="T373_2">-</text:span><text:span text:style-name="T373_3">cli</text:span><text:span text:style-name="T373_4"><text:s/></text:span><text:span text:style-name="T373_5">submit</text:span><text:span text:style-name="T373_6"><text:s/></text:span><text:span text:style-name="T373_7">transaction</text:span><text:span text:style-name="T373_8">10</text:span></text:p>
      <text:p text:style-name="P374"><text:span text:style-name="T374_1">factom</text:span><text:span text:style-name="T374_2">-</text:span><text:span text:style-name="T374_3">cli</text:span><text:span text:style-name="T374_4"><text:s/></text:span><text:span text:style-name="T374_5">balance</text:span><text:span text:style-name="T374_6"><text:s/></text:span><text:span text:style-name="T374_7">fct</text:span><text:span text:style-name="T374_8"><text:s/></text:span><text:span text:style-name="T374_9">factoid</text:span><text:span text:style-name="T374_10">-</text:span><text:span text:style-name="T374_11">wallet</text:span><text:span text:style-name="T374_12">-</text:span><text:span text:style-name="T374_13">address</text:span><text:span text:style-name="T374_14">-</text:span><text:span text:style-name="T374_15">name</text:span><text:span text:style-name="T374_16">03</text:span></text:p>
      <text:p text:style-name="P375"><text:span text:style-name="T375_1">echo</text:span></text:p>
      <text:p text:style-name="P376"/>
      <text:p text:style-name="P377"><text:span text:style-name="T377_1">echo</text:span><text:span text:style-name="T377_2"><text:s/>2.9.4<text:s/></text:span><text:span text:style-name="T377_3">ADD</text:span><text:span text:style-name="T377_4"><text:s/></text:span><text:span text:style-name="T377_5">TOO</text:span><text:span text:style-name="T377_6"><text:s/></text:span><text:span text:style-name="T377_7">SMALL</text:span><text:span text:style-name="T377_8"><text:s/></text:span><text:span text:style-name="T377_9">INPUT</text:span><text:span text:style-name="T377_10"><text:s/></text:span><text:span text:style-name="T377_11">OF</text:span><text:span text:style-name="T377_12"><text:s/>0.000000009<text:s/></text:span><text:span text:style-name="T377_13">FACTOIDS</text:span><text:span text:style-name="T377_14"><text:s/></text:span><text:span text:style-name="T377_15">TO</text:span><text:span text:style-name="T377_16"><text:s/></text:span><text:span text:style-name="T377_17">TRANSACTION</text:span><text:span text:style-name="T377_18"><text:s text:c="3"/><text:tab/><text:s/></text:span></text:p>
      <text:p text:style-name="P378"><text:span text:style-name="T378_1">factom</text:span><text:span text:style-name="T378_2">-</text:span><text:span text:style-name="T378_3">cli</text:span><text:span text:style-name="T378_4"><text:s/></text:span><text:span text:style-name="T378_5">newtransaction</text:span><text:span text:style-name="T378_6"><text:s/></text:span><text:span text:style-name="T378_7">transaction</text:span><text:span text:style-name="T378_8">11</text:span></text:p>
      <text:p text:style-name="P379"><text:span text:style-name="T379_1">factom</text:span><text:span text:style-name="T379_2">-</text:span><text:span text:style-name="T379_3">cli</text:span><text:span text:style-name="T379_4"><text:s/></text:span><text:span text:style-name="T379_5">addinput</text:span><text:span text:style-name="T379_6"><text:s/></text:span><text:span text:style-name="T379_7">transaction</text:span><text:span text:style-name="T379_8">11<text:s/></text:span><text:span text:style-name="T379_9">factoid</text:span><text:span text:style-name="T379_10">-</text:span><text:span text:style-name="T379_11">wallet</text:span><text:span text:style-name="T379_12">-</text:span><text:span text:style-name="T379_13">address</text:span><text:span text:style-name="T379_14">-</text:span><text:span text:style-name="T379_15">name</text:span><text:span text:style-name="T379_16">03<text:s/>0.000000009</text:span></text:p>
      <text:p text:style-name="P380"><text:span text:style-name="T380_1">factom</text:span><text:span text:style-name="T380_2">-</text:span><text:span text:style-name="T380_3">cli</text:span><text:span text:style-name="T380_4"><text:s/></text:span><text:span text:style-name="T380_5">sign</text:span><text:span text:style-name="T380_6"><text:s/></text:span><text:span text:style-name="T380_7">transaction</text:span><text:span text:style-name="T380_8">11</text:span></text:p>
      <text:p text:style-name="P381"><text:span text:style-name="T381_1">factom</text:span><text:span text:style-name="T381_2">-</text:span><text:span text:style-name="T381_3">cli</text:span><text:span text:style-name="T381_4"><text:s/></text:span><text:span text:style-name="T381_5">submit</text:span><text:span text:style-name="T381_6"><text:s/></text:span><text:span text:style-name="T381_7">transaction</text:span><text:span text:style-name="T381_8">11</text:span></text:p>
      <text:p text:style-name="P382"><text:span text:style-name="T382_1">factom</text:span><text:span text:style-name="T382_2">-</text:span><text:span text:style-name="T382_3">cli</text:span><text:span text:style-name="T382_4"><text:s/></text:span><text:span text:style-name="T382_5">balance</text:span><text:span text:style-name="T382_6"><text:s/></text:span><text:span text:style-name="T382_7">fct</text:span><text:span text:style-name="T382_8"><text:s/></text:span><text:span text:style-name="T382_9">factoid</text:span><text:span text:style-name="T382_10">-</text:span><text:span text:style-name="T382_11">wallet</text:span><text:span text:style-name="T382_12">-</text:span><text:span text:style-name="T382_13">address</text:span><text:span text:style-name="T382_14">-</text:span><text:span text:style-name="T382_15">name</text:span><text:span text:style-name="T382_16">03</text:span></text:p>
      <text:p text:style-name="P383"><text:span text:style-name="T383_1">echo</text:span></text:p>
      <text:p text:style-name="P384"/>
      <text:p text:style-name="P385"><text:span text:style-name="T385_1">echo</text:span><text:span text:style-name="T385_2"><text:s/>2.9.5<text:s/></text:span><text:span text:style-name="T385_3">ADD</text:span><text:span text:style-name="T385_4"><text:s/></text:span><text:span text:style-name="T385_5">JUST</text:span><text:span text:style-name="T385_6"><text:s/></text:span><text:span text:style-name="T385_7">LESS</text:span><text:span text:style-name="T385_8"><text:s/></text:span><text:span text:style-name="T385_9">THAN</text:span><text:span text:style-name="T385_10"><text:s/></text:span><text:span text:style-name="T385_11">MINIMUM</text:span><text:span text:style-name="T385_12"><text:s/></text:span><text:span text:style-name="T385_13">INPUT</text:span><text:span text:style-name="T385_14"><text:s/></text:span><text:span text:style-name="T385_15">OF</text:span><text:span text:style-name="T385_16"><text:s/>0.01333333<text:s/></text:span><text:span text:style-name="T385_17">FACTOIDS</text:span><text:span text:style-name="T385_18"><text:s/></text:span><text:span text:style-name="T385_19">TO</text:span><text:span text:style-name="T385_20"><text:s/></text:span><text:span text:style-name="T385_21">TRANSACTION</text:span><text:span text:style-name="T385_22"><text:s text:c="3"/><text:tab/><text:s/></text:span></text:p>
      <text:p text:style-name="P386"><text:span text:style-name="T386_1">factom</text:span><text:span text:style-name="T386_2">-</text:span><text:span text:style-name="T386_3">cli</text:span><text:span text:style-name="T386_4"><text:s/></text:span><text:span text:style-name="T386_5">newtransaction</text:span><text:span text:style-name="T386_6"><text:s/></text:span><text:span text:style-name="T386_7">transaction</text:span><text:span text:style-name="T386_8">12</text:span></text:p>
      <text:p text:style-name="P387"><text:span text:style-name="T387_1">factom</text:span><text:span text:style-name="T387_2">-</text:span><text:span text:style-name="T387_3">cli</text:span><text:span text:style-name="T387_4"><text:s/></text:span><text:span text:style-name="T387_5">addinput</text:span><text:span text:style-name="T387_6"><text:s/></text:span><text:span text:style-name="T387_7">transaction</text:span><text:span text:style-name="T387_8">12<text:s/></text:span><text:span text:style-name="T387_9">factoid</text:span><text:span text:style-name="T387_10">-</text:span><text:span text:style-name="T387_11">wallet</text:span><text:span text:style-name="T387_12">-</text:span><text:span text:style-name="T387_13">address</text:span><text:span text:style-name="T387_14">-</text:span><text:span text:style-name="T387_15">name</text:span><text:span text:style-name="T387_16">03<text:s/>0.01333333</text:span></text:p>
      <text:p text:style-name="P388"><text:span text:style-name="T388_1">factom</text:span><text:span text:style-name="T388_2">-</text:span><text:span text:style-name="T388_3">cli</text:span><text:span text:style-name="T388_4"><text:s/></text:span><text:span text:style-name="T388_5">sign</text:span><text:span text:style-name="T388_6"><text:s/></text:span><text:span text:style-name="T388_7">transaction</text:span><text:span text:style-name="T388_8">12</text:span></text:p>
      <text:p text:style-name="P389"><text:span text:style-name="T389_1">factom</text:span><text:span text:style-name="T389_2">-</text:span><text:span text:style-name="T389_3">cli</text:span><text:span text:style-name="T389_4"><text:s/></text:span><text:span text:style-name="T389_5">submit</text:span><text:span text:style-name="T389_6"><text:s/></text:span><text:span text:style-name="T389_7">transaction</text:span><text:span text:style-name="T389_8">12</text:span></text:p>
      <text:p text:style-name="P390"><text:span text:style-name="T390_1">factom</text:span><text:span text:style-name="T390_2">-</text:span><text:span text:style-name="T390_3">cli</text:span><text:span text:style-name="T390_4"><text:s/></text:span><text:span text:style-name="T390_5">balance</text:span><text:span text:style-name="T390_6"><text:s/></text:span><text:span text:style-name="T390_7">fct</text:span><text:span text:style-name="T390_8"><text:s/></text:span><text:span text:style-name="T390_9">factoid</text:span><text:span text:style-name="T390_10">-</text:span><text:span text:style-name="T390_11">wallet</text:span><text:span text:style-name="T390_12">-</text:span><text:span text:style-name="T390_13">address</text:span><text:span text:style-name="T390_14">-</text:span><text:span text:style-name="T390_15">name</text:span><text:span text:style-name="T390_16">03</text:span></text:p>
      <text:p text:style-name="P391"><text:span text:style-name="T391_1">echo</text:span></text:p>
      <text:p text:style-name="P392"/>
      <text:p text:style-name="P393"><text:span text:style-name="T393_1">echo</text:span><text:span text:style-name="T393_2"><text:s/>2.9.6<text:s/></text:span><text:span text:style-name="T393_3">ADD</text:span><text:span text:style-name="T393_4"><text:s/></text:span><text:span text:style-name="T393_5">MINIMUM</text:span><text:span text:style-name="T393_6"><text:s/></text:span><text:span text:style-name="T393_7">INPUT</text:span><text:span text:style-name="T393_8"><text:s/></text:span><text:span text:style-name="T393_9">OF</text:span><text:span text:style-name="T393_10"><text:s/>0.01333334<text:s/></text:span><text:span text:style-name="T393_11">FACTOIDS</text:span><text:span text:style-name="T393_12"><text:s/></text:span><text:span text:style-name="T393_13">TO</text:span><text:span text:style-name="T393_14"><text:s/></text:span><text:span text:style-name="T393_15">TRANSACTION</text:span><text:span text:style-name="T393_16"><text:s text:c="3"/><text:tab/><text:s/></text:span></text:p>
      <text:p text:style-name="P394"><text:span text:style-name="T394_1">factom</text:span><text:span text:style-name="T394_2">-</text:span><text:span text:style-name="T394_3">cli</text:span><text:span text:style-name="T394_4"><text:s/></text:span><text:span text:style-name="T394_5">newtransaction</text:span><text:span text:style-name="T394_6"><text:s/></text:span><text:span text:style-name="T394_7">transaction</text:span><text:span text:style-name="T394_8">13</text:span></text:p>
      <text:p text:style-name="P395"><text:span text:style-name="T395_1">factom</text:span><text:span text:style-name="T395_2">-</text:span><text:span text:style-name="T395_3">cli</text:span><text:span text:style-name="T395_4"><text:s/></text:span><text:span text:style-name="T395_5">addinput</text:span><text:span text:style-name="T395_6"><text:s/></text:span><text:span text:style-name="T395_7">transaction</text:span><text:span text:style-name="T395_8">13<text:s/></text:span><text:span text:style-name="T395_9">factoid</text:span><text:span text:style-name="T395_10">-</text:span><text:span text:style-name="T395_11">wallet</text:span><text:span text:style-name="T395_12">-</text:span><text:span text:style-name="T395_13">address</text:span><text:span text:style-name="T395_14">-</text:span><text:span text:style-name="T395_15">name</text:span><text:span text:style-name="T395_16">03<text:s/>0.01333334</text:span></text:p>
      <text:p text:style-name="P396"><text:span text:style-name="T396_1">factom</text:span><text:span text:style-name="T396_2">-</text:span><text:span text:style-name="T396_3">cli</text:span><text:span text:style-name="T396_4"><text:s/></text:span><text:span text:style-name="T396_5">sign</text:span><text:span text:style-name="T396_6"><text:s/></text:span><text:span text:style-name="T396_7">transaction</text:span><text:span text:style-name="T396_8">13</text:span></text:p>
      <text:p text:style-name="P397"><text:span text:style-name="T397_1">factom</text:span><text:span text:style-name="T397_2">-</text:span><text:span text:style-name="T397_3">cli</text:span><text:span text:style-name="T397_4"><text:s/></text:span><text:span text:style-name="T397_5">submit</text:span><text:span text:style-name="T397_6"><text:s/></text:span><text:span text:style-name="T397_7">transaction</text:span><text:span text:style-name="T397_8">13</text:span></text:p>
      <text:p text:style-name="P398"><text:span text:style-name="T398_1">factom</text:span><text:span text:style-name="T398_2">-</text:span><text:span text:style-name="T398_3">cli</text:span><text:span text:style-name="T398_4"><text:s/></text:span><text:span text:style-name="T398_5">balance</text:span><text:span text:style-name="T398_6"><text:s/></text:span><text:span text:style-name="T398_7">fct</text:span><text:span text:style-name="T398_8"><text:s/></text:span><text:span text:style-name="T398_9">factoid</text:span><text:span text:style-name="T398_10">-</text:span><text:span text:style-name="T398_11">wallet</text:span><text:span text:style-name="T398_12">-</text:span><text:span text:style-name="T398_13">address</text:span><text:span text:style-name="T398_14">-</text:span><text:span text:style-name="T398_15">name</text:span><text:span text:style-name="T398_16">03</text:span></text:p>
      <text:p text:style-name="P399"><text:span text:style-name="T399_1">echo</text:span></text:p>
      <text:p text:style-name="P400"/>
      <text:p text:style-name="P401"><text:span text:style-name="T401_1">echo</text:span><text:span text:style-name="T401_2"><text:s/>2.9.7<text:s/></text:span><text:span text:style-name="T401_3">ADD</text:span><text:span text:style-name="T401_4"><text:s/></text:span><text:span text:style-name="T401_5">LARGEST</text:span><text:span text:style-name="T401_6"><text:s/></text:span><text:span text:style-name="T401_7">ALLOWABLE</text:span><text:span text:style-name="T401_8"><text:s/></text:span><text:span text:style-name="T401_9">INPUT</text:span><text:span text:style-name="T401_10"><text:s/></text:span><text:span text:style-name="T401_11">OF</text:span><text:span text:style-name="T401_12"><text:s/>92233720368.54775806<text:s/></text:span><text:span text:style-name="T401_13">FACTOIDS</text:span><text:span text:style-name="T401_14"><text:s/></text:span><text:span text:style-name="T401_15">TO</text:span><text:span text:style-name="T401_16"><text:s/></text:span><text:span text:style-name="T401_17">TRANSACTION</text:span><text:span text:style-name="T401_18"><text:s text:c="3"/><text:tab/><text:s/></text:span></text:p>
      <text:p text:style-name="P402"><text:span text:style-name="T402_1">factom</text:span><text:span text:style-name="T402_2">-</text:span><text:span text:style-name="T402_3">cli</text:span><text:span text:style-name="T402_4"><text:s/></text:span><text:span text:style-name="T402_5">newtransaction</text:span><text:span text:style-name="T402_6"><text:s/></text:span><text:span text:style-name="T402_7">transaction</text:span><text:span text:style-name="T402_8">14</text:span></text:p>
      <text:p text:style-name="P403"><text:span text:style-name="T403_1">factom</text:span><text:span text:style-name="T403_2">-</text:span><text:span text:style-name="T403_3">cli</text:span><text:span text:style-name="T403_4"><text:s/></text:span><text:span text:style-name="T403_5">addinput</text:span><text:span text:style-name="T403_6"><text:s/></text:span><text:span text:style-name="T403_7">transaction</text:span><text:span text:style-name="T403_8">14<text:s/></text:span><text:span text:style-name="T403_9">factoid</text:span><text:span text:style-name="T403_10">-</text:span><text:span text:style-name="T403_11">wallet</text:span><text:span text:style-name="T403_12">-</text:span><text:span text:style-name="T403_13">address</text:span><text:span text:style-name="T403_14">-</text:span><text:span text:style-name="T403_15">name</text:span><text:span text:style-name="T403_16">03<text:s/>92233720368.54775806</text:span></text:p>
      <text:p text:style-name="P404"><text:span text:style-name="T404_1">factom</text:span><text:span text:style-name="T404_2">-</text:span><text:span text:style-name="T404_3">cli</text:span><text:span text:style-name="T404_4"><text:s/></text:span><text:span text:style-name="T404_5">sign</text:span><text:span text:style-name="T404_6"><text:s/></text:span><text:span text:style-name="T404_7">transaction</text:span><text:span text:style-name="T404_8">14</text:span></text:p>
      <text:p text:style-name="P405"><text:span text:style-name="T405_1">factom</text:span><text:span text:style-name="T405_2">-</text:span><text:span text:style-name="T405_3">cli</text:span><text:span text:style-name="T405_4"><text:s/></text:span><text:span text:style-name="T405_5">submit</text:span><text:span text:style-name="T405_6"><text:s/></text:span><text:span text:style-name="T405_7">transaction</text:span><text:span text:style-name="T405_8">14</text:span></text:p>
      <text:p text:style-name="P406"><text:span text:style-name="T406_1">factom</text:span><text:span text:style-name="T406_2">-</text:span><text:span text:style-name="T406_3">cli</text:span><text:span text:style-name="T406_4"><text:s/></text:span><text:span text:style-name="T406_5">balance</text:span><text:span text:style-name="T406_6"><text:s/></text:span><text:span text:style-name="T406_7">fct</text:span><text:span text:style-name="T406_8"><text:s/></text:span><text:span text:style-name="T406_9">factoid</text:span><text:span text:style-name="T406_10">-</text:span><text:span text:style-name="T406_11">wallet</text:span><text:span text:style-name="T406_12">-</text:span><text:span text:style-name="T406_13">address</text:span><text:span text:style-name="T406_14">-</text:span><text:span text:style-name="T406_15">name</text:span><text:span text:style-name="T406_16">03</text:span></text:p>
      <text:p text:style-name="P407"><text:span text:style-name="T407_1">echo</text:span></text:p>
      <text:p text:style-name="P408"/>
      <text:p text:style-name="P409"><text:span text:style-name="T409_1">echo</text:span><text:span text:style-name="T409_2"><text:s/>2.9.8<text:s/></text:span><text:span text:style-name="T409_3">ADD</text:span><text:span text:style-name="T409_4"><text:s/></text:span><text:span text:style-name="T409_5">TOO</text:span><text:span text:style-name="T409_6"><text:s/></text:span><text:span text:style-name="T409_7">LARGE</text:span><text:span text:style-name="T409_8"><text:s/></text:span><text:span text:style-name="T409_9">INPUT</text:span><text:span text:style-name="T409_10"><text:s/></text:span><text:span text:style-name="T409_11">OF</text:span><text:span text:style-name="T409_12"><text:s/>92233720369<text:s/></text:span><text:span text:style-name="T409_13">FACTOIDS</text:span><text:span text:style-name="T409_14"><text:s/></text:span><text:span text:style-name="T409_15">TO</text:span><text:span text:style-name="T409_16"><text:s/></text:span><text:span text:style-name="T409_17">TRANSACTION</text:span><text:span text:style-name="T409_18"><text:s text:c="3"/><text:tab/><text:s/></text:span></text:p>
      <text:p text:style-name="P410"><text:span text:style-name="T410_1">factom</text:span><text:span text:style-name="T410_2">-</text:span><text:span text:style-name="T410_3">cli</text:span><text:span text:style-name="T410_4"><text:s/></text:span><text:span text:style-name="T410_5">newtransaction</text:span><text:span text:style-name="T410_6"><text:s/></text:span><text:span text:style-name="T410_7">transaction</text:span><text:span text:style-name="T410_8">15</text:span></text:p>
      <text:p text:style-name="P411"><text:span text:style-name="T411_1">factom</text:span><text:span text:style-name="T411_2">-</text:span><text:span text:style-name="T411_3">cli</text:span><text:span text:style-name="T411_4"><text:s/></text:span><text:span text:style-name="T411_5">addinput</text:span><text:span text:style-name="T411_6"><text:s/></text:span><text:span text:style-name="T411_7">transaction</text:span><text:span text:style-name="T411_8">15<text:s/></text:span><text:span text:style-name="T411_9">factoid</text:span><text:span text:style-name="T411_10">-</text:span><text:span text:style-name="T411_11">wallet</text:span><text:span text:style-name="T411_12">-</text:span><text:span text:style-name="T411_13">address</text:span><text:span text:style-name="T411_14">-</text:span><text:span text:style-name="T411_15">name</text:span><text:span text:style-name="T411_16">03<text:s/>92233720369</text:span></text:p>
      <text:p text:style-name="P412"><text:span text:style-name="T412_1">factom</text:span><text:span text:style-name="T412_2">-</text:span><text:span text:style-name="T412_3">cli</text:span><text:span text:style-name="T412_4"><text:s/></text:span><text:span text:style-name="T412_5">sign</text:span><text:span text:style-name="T412_6"><text:s/></text:span><text:span text:style-name="T412_7">transaction</text:span><text:span text:style-name="T412_8">15</text:span></text:p>
      <text:p text:style-name="P413"><text:span text:style-name="T413_1">factom</text:span><text:span text:style-name="T413_2">-</text:span><text:span text:style-name="T413_3">cli</text:span><text:span text:style-name="T413_4"><text:s/></text:span><text:span text:style-name="T413_5">submit</text:span><text:span text:style-name="T413_6"><text:s/></text:span><text:span text:style-name="T413_7">transaction</text:span><text:span text:style-name="T413_8">15</text:span></text:p>
      <text:p text:style-name="P414"><text:span text:style-name="T414_1">factom</text:span><text:span text:style-name="T414_2">-</text:span><text:span text:style-name="T414_3">cli</text:span><text:span text:style-name="T414_4"><text:s/></text:span><text:span text:style-name="T414_5">balance</text:span><text:span text:style-name="T414_6"><text:s/></text:span><text:span text:style-name="T414_7">fct</text:span><text:span text:style-name="T414_8"><text:s/></text:span><text:span text:style-name="T414_9">factoid</text:span><text:span text:style-name="T414_10">-</text:span><text:span text:style-name="T414_11">wallet</text:span><text:span text:style-name="T414_12">-</text:span><text:span text:style-name="T414_13">address</text:span><text:span text:style-name="T414_14">-</text:span><text:span text:style-name="T414_15">name</text:span><text:span text:style-name="T414_16">03</text:span></text:p>
      <text:p text:style-name="P415"><text:span text:style-name="T415_1">echo</text:span></text:p>
      <text:p text:style-name="P416"/>
      <text:p text:style-name="P417"><text:span text:style-name="T417_1">#<text:s/></text:span><text:span text:style-name="T417_2">CHECK</text:span><text:span text:style-name="T417_3"><text:s/></text:span><text:span text:style-name="T417_4">ALL</text:span><text:span text:style-name="T417_5"><text:s/></text:span><text:span text:style-name="T417_6">CHARACTERS</text:span><text:span text:style-name="T417_7"><text:s/></text:span><text:span text:style-name="T417_8">EVENTUALLY</text:span><text:span text:style-name="T417_9"><text:s/>(!@+*</text:span><text:span text:style-name="T417_10">ETC</text:span><text:span text:style-name="T417_11">)</text:span></text:p>
      <text:p text:style-name="P418"/>
      <text:p text:style-name="P419"><text:span text:style-name="T419_1">echo</text:span><text:span text:style-name="T419_2"><text:s/>3<text:s/></text:span><text:span text:style-name="T419_3">CHAIN</text:span></text:p>
      <text:p text:style-name="P420"><text:span text:style-name="T420_1">echo</text:span></text:p>
      <text:p text:style-name="P421"><text:span text:style-name="T421_1">echo</text:span><text:span text:style-name="T421_2"><text:s/>3.1<text:s/></text:span><text:span text:style-name="T421_3">MAKE</text:span><text:span text:style-name="T421_4"><text:s/></text:span><text:span text:style-name="T421_5">A</text:span><text:span text:style-name="T421_6"><text:s/></text:span><text:span text:style-name="T421_7">CHAIN</text:span></text:p>
      <text:p text:style-name="P422"><text:span text:style-name="T422_1">echo</text:span></text:p>
      <text:p text:style-name="P423"><text:span text:style-name="T423_1">echo</text:span><text:span text:style-name="T423_2"><text:s/>3.1.1<text:s/></text:span><text:span text:style-name="T423_3">TRY</text:span><text:span text:style-name="T423_4"><text:s/></text:span><text:span text:style-name="T423_5">TO</text:span><text:span text:style-name="T423_6"><text:s/></text:span><text:span text:style-name="T423_7">MAKE</text:span><text:span text:style-name="T423_8"><text:s/></text:span><text:span text:style-name="T423_9">CHAIN</text:span><text:span text:style-name="T423_10"><text:s/></text:span><text:span text:style-name="T423_11">USING</text:span><text:span text:style-name="T423_12"><text:s/></text:span><text:span text:style-name="T423_13">NON</text:span><text:span text:style-name="T423_14">-</text:span><text:span text:style-name="T423_15">EXISTENT</text:span><text:span text:style-name="T423_16"><text:s/></text:span><text:span text:style-name="T423_17">ENTRY</text:span><text:span text:style-name="T423_18"><text:s/></text:span><text:span text:style-name="T423_19">CREDIT</text:span><text:span text:style-name="T423_20"><text:s/></text:span><text:span text:style-name="T423_21">ADDRESS</text:span></text:p>
      <text:p text:style-name="P424"><text:span text:style-name="T424_1">echo</text:span></text:p>
      <text:p text:style-name="P425"><text:span text:style-name="T425_1">echo</text:span><text:span text:style-name="T425_2"><text:s/></text:span><text:span text:style-name="T425_3">Proposed</text:span><text:span text:style-name="T425_4"><text:s/></text:span><text:span text:style-name="T425_5">New</text:span><text:span text:style-name="T425_6"><text:s/></text:span><text:span text:style-name="T425_7">Chain</text:span><text:span text:style-name="T425_8"><text:s/></text:span><text:span text:style-name="T425_9">ID</text:span></text:p>
      <text:p text:style-name="P426"><text:span text:style-name="T426_1">CHAINID</text:span><text:span text:style-name="T426_2">=$(</text:span><text:span text:style-name="T426_3">factom</text:span><text:span text:style-name="T426_4">-</text:span><text:span text:style-name="T426_5">cli</text:span><text:span text:style-name="T426_6"><text:s/></text:span><text:span text:style-name="T426_7">mkchain</text:span><text:span text:style-name="T426_8"><text:s/>-</text:span><text:span text:style-name="T426_9">e</text:span><text:span text:style-name="T426_10"><text:s/>111111<text:s/>-</text:span><text:span text:style-name="T426_11">e</text:span><text:span text:style-name="T426_12"><text:s/>222222<text:s/></text:span><text:span text:style-name="T426_13">xxx</text:span><text:span text:style-name="T426_14"><text:s/>&lt;~/</text:span><text:span text:style-name="T426_15">testing</text:span><text:span text:style-name="T426_16">/</text:span><text:span text:style-name="T426_17">testing</text:span><text:span text:style-name="T426_18">/</text:span><text:span text:style-name="T426_19">test</text:span><text:span text:style-name="T426_20">-</text:span><text:span text:style-name="T426_21">plans</text:span><text:span text:style-name="T426_22">-</text:span><text:span text:style-name="T426_23">and</text:span><text:span text:style-name="T426_24">-</text:span><text:span text:style-name="T426_25">scripts</text:span><text:span text:style-name="T426_26">/</text:span><text:span text:style-name="T426_27">entries</text:span><text:span text:style-name="T426_28">/1</text:span><text:span text:style-name="T426_29">st</text:span><text:span text:style-name="T426_30">-</text:span><text:span text:style-name="T426_31">entry</text:span><text:span text:style-name="T426_32"><text:s/>|<text:s/></text:span><text:span text:style-name="T426_33">awk</text:span><text:span text:style-name="T426_34"><text:s/>'{</text:span><text:span text:style-name="T426_35">print</text:span><text:span text:style-name="T426_36"><text:s/>$3}')</text:span></text:p>
      <text:p text:style-name="P427"><text:span text:style-name="T427_1">echo</text:span><text:span text:style-name="T427_2"><text:s/>$</text:span><text:span text:style-name="T427_3">CHAINID</text:span></text:p>
      <text:p text:style-name="P428"><text:span text:style-name="T428_1">echo</text:span></text:p>
      <text:p text:style-name="P429"><text:span text:style-name="T429_1">echo</text:span><text:span text:style-name="T429_2"><text:s/></text:span><text:span text:style-name="T429_3">WAITING</text:span><text:span text:style-name="T429_4"><text:s/>60<text:s/></text:span><text:span text:style-name="T429_5">SECONDS</text:span><text:span text:style-name="T429_6"><text:s/></text:span><text:span text:style-name="T429_7">FOR</text:span><text:span text:style-name="T429_8"><text:s/></text:span><text:span text:style-name="T429_9">DIRECTORY</text:span><text:span text:style-name="T429_10"><text:s/></text:span><text:span text:style-name="T429_11">BLOCK</text:span><text:span text:style-name="T429_12"><text:s/></text:span><text:span text:style-name="T429_13">TO</text:span><text:span text:style-name="T429_14"><text:s/></text:span><text:span text:style-name="T429_15">CLOSE</text:span></text:p>
      <text:p text:style-name="P430"><text:span text:style-name="T430_1">sleep</text:span><text:span text:style-name="T430_2"><text:s/>60</text:span></text:p>
      <text:p text:style-name="P431"><text:span text:style-name="T431_1">echo</text:span><text:span text:style-name="T431_2"><text:s/></text:span><text:span text:style-name="T431_3">Chain</text:span><text:span text:style-name="T431_4"><text:s/></text:span><text:span text:style-name="T431_5">Head</text:span><text:span text:style-name="T431_6"><text:s/></text:span><text:span text:style-name="T431_7">Merkelroot</text:span></text:p>
      <text:p text:style-name="P432"><text:span text:style-name="T432_1">HEAD</text:span><text:span text:style-name="T432_2">=$(</text:span><text:span text:style-name="T432_3">factom</text:span><text:span text:style-name="T432_4">-</text:span><text:span text:style-name="T432_5">cli</text:span><text:span text:style-name="T432_6"><text:s/></text:span><text:span text:style-name="T432_7">get</text:span><text:span text:style-name="T432_8"><text:s/></text:span><text:span text:style-name="T432_9">chain</text:span><text:span text:style-name="T432_10"><text:s/>$</text:span><text:span text:style-name="T432_11">CHAINID</text:span><text:span text:style-name="T432_12">)</text:span></text:p>
      <text:p text:style-name="P433"><text:span text:style-name="T433_1">echo</text:span><text:span text:style-name="T433_2"><text:s/>$</text:span><text:span text:style-name="T433_3">HEAD</text:span></text:p>
      <text:p text:style-name="P434"><text:span text:style-name="T434_1">factom</text:span><text:span text:style-name="T434_2">-</text:span><text:span text:style-name="T434_3">cli</text:span><text:span text:style-name="T434_4"><text:s/></text:span><text:span text:style-name="T434_5">balance</text:span><text:span text:style-name="T434_6"><text:s/></text:span><text:span text:style-name="T434_7">ec</text:span><text:span text:style-name="T434_8"><text:s/></text:span><text:span text:style-name="T434_9">xxx</text:span></text:p>
      <text:p text:style-name="P435"><text:span text:style-name="T435_1">echo</text:span></text:p>
      <text:p text:style-name="P436"/>
      <text:p text:style-name="P437"><text:span text:style-name="T437_1">echo</text:span><text:span text:style-name="T437_2"><text:s/>3.1.2<text:s/></text:span><text:span text:style-name="T437_3">MAKE</text:span><text:span text:style-name="T437_4"><text:s/></text:span><text:span text:style-name="T437_5">CHAIN</text:span><text:span text:style-name="T437_6"><text:s/></text:span><text:span text:style-name="T437_7">USING</text:span><text:span text:style-name="T437_8"><text:s/></text:span><text:span text:style-name="T437_9">ENTRY</text:span><text:span text:style-name="T437_10"><text:s/></text:span><text:span text:style-name="T437_11">CREDIT</text:span><text:span text:style-name="T437_12"><text:s/></text:span><text:span text:style-name="T437_13">ADDRESS</text:span><text:span text:style-name="T437_14"><text:s/></text:span><text:span text:style-name="T437_15">NAME</text:span></text:p>
      <text:p text:style-name="P438"><text:span text:style-name="T438_1">echo</text:span></text:p>
      <text:p text:style-name="P439"><text:span text:style-name="T439_1">factom</text:span><text:span text:style-name="T439_2">-</text:span><text:span text:style-name="T439_3">cli</text:span><text:span text:style-name="T439_4"><text:s/></text:span><text:span text:style-name="T439_5">balance</text:span><text:span text:style-name="T439_6"><text:s/></text:span><text:span text:style-name="T439_7">ec</text:span><text:span text:style-name="T439_8"><text:s/></text:span><text:span text:style-name="T439_9">ec</text:span><text:span text:style-name="T439_10">-</text:span><text:span text:style-name="T439_11">wallet</text:span><text:span text:style-name="T439_12">-</text:span><text:span text:style-name="T439_13">address</text:span><text:span text:style-name="T439_14">-</text:span><text:span text:style-name="T439_15">name</text:span><text:span text:style-name="T439_16">01</text:span></text:p>
      <text:p text:style-name="P440"><text:span text:style-name="T440_1">echo</text:span><text:span text:style-name="T440_2"><text:s/></text:span><text:span text:style-name="T440_3">Proposed</text:span><text:span text:style-name="T440_4"><text:s/></text:span><text:span text:style-name="T440_5">New</text:span><text:span text:style-name="T440_6"><text:s/></text:span><text:span text:style-name="T440_7">Chain</text:span><text:span text:style-name="T440_8"><text:s/></text:span><text:span text:style-name="T440_9">ID</text:span></text:p>
      <text:p text:style-name="P441"><text:span text:style-name="T441_1">CHAINIDGOOD</text:span><text:span text:style-name="T441_2">=$(</text:span><text:span text:style-name="T441_3">factom</text:span><text:span text:style-name="T441_4">-</text:span><text:span text:style-name="T441_5">cli</text:span><text:span text:style-name="T441_6"><text:s/></text:span><text:span text:style-name="T441_7">mkchain</text:span><text:span text:style-name="T441_8"><text:s/>-</text:span><text:span text:style-name="T441_9">e</text:span><text:span text:style-name="T441_10"><text:s/>111111<text:s/>-</text:span><text:span text:style-name="T441_11">e</text:span><text:span text:style-name="T441_12"><text:s/>222222<text:s/></text:span><text:span text:style-name="T441_13">ec</text:span><text:span text:style-name="T441_14">-</text:span><text:span text:style-name="T441_15">wallet</text:span><text:span text:style-name="T441_16">-</text:span><text:span text:style-name="T441_17">address</text:span><text:span text:style-name="T441_18">-</text:span><text:span text:style-name="T441_19">name</text:span><text:span text:style-name="T441_20">01<text:s/>&lt;~/</text:span><text:span text:style-name="T441_21">testing</text:span><text:span text:style-name="T441_22">/</text:span><text:span text:style-name="T441_23">testing</text:span><text:span text:style-name="T441_24">/</text:span><text:span text:style-name="T441_25">test</text:span><text:span text:style-name="T441_26">-</text:span><text:span text:style-name="T441_27">plans</text:span><text:span text:style-name="T441_28">-</text:span><text:span text:style-name="T441_29">and</text:span><text:span text:style-name="T441_30">-</text:span><text:span text:style-name="T441_31">scripts</text:span><text:span text:style-name="T441_32">/</text:span><text:span text:style-name="T441_33">entries</text:span><text:span text:style-name="T441_34">/1</text:span><text:span text:style-name="T441_35">st</text:span><text:span text:style-name="T441_36">-</text:span><text:span text:style-name="T441_37">entry</text:span><text:span text:style-name="T441_38"><text:s/>|<text:s/></text:span><text:span text:style-name="T441_39">awk</text:span><text:span text:style-name="T441_40"><text:s/>'{</text:span><text:span text:style-name="T441_41">printf</text:span><text:span text:style-name="T441_42"><text:s/>$3}')</text:span></text:p>
      <text:p text:style-name="P442"><text:span text:style-name="T442_1">echo</text:span><text:span text:style-name="T442_2"><text:s/>$</text:span><text:span text:style-name="T442_3">CHAINIDGOOD</text:span></text:p>
      <text:p text:style-name="P443"><text:span text:style-name="T443_1">echo</text:span></text:p>
      <text:p text:style-name="P444"><text:span text:style-name="T444_1">echo</text:span><text:span text:style-name="T444_2"><text:s/></text:span><text:span text:style-name="T444_3">WAITING</text:span><text:span text:style-name="T444_4"><text:s/>60<text:s/></text:span><text:span text:style-name="T444_5">SECONDS</text:span><text:span text:style-name="T444_6"><text:s/></text:span><text:span text:style-name="T444_7">FOR</text:span><text:span text:style-name="T444_8"><text:s/></text:span><text:span text:style-name="T444_9">DIRECTORY</text:span><text:span text:style-name="T444_10"><text:s/></text:span><text:span text:style-name="T444_11">BLOCK</text:span><text:span text:style-name="T444_12"><text:s/></text:span><text:span text:style-name="T444_13">TO</text:span><text:span text:style-name="T444_14"><text:s/></text:span><text:span text:style-name="T444_15">CLOSE</text:span></text:p>
      <text:p text:style-name="P445"><text:span text:style-name="T445_1">sleep</text:span><text:span text:style-name="T445_2"><text:s/>60</text:span></text:p>
      <text:p text:style-name="P446"><text:span text:style-name="T446_1">echo</text:span><text:span text:style-name="T446_2"><text:s/></text:span><text:span text:style-name="T446_3">Chain</text:span><text:span text:style-name="T446_4"><text:s/></text:span><text:span text:style-name="T446_5">Head</text:span><text:span text:style-name="T446_6"><text:s/></text:span><text:span text:style-name="T446_7">Merkelroot</text:span></text:p>
      <text:p text:style-name="P447"><text:span text:style-name="T447_1">HEADGOOD</text:span><text:span text:style-name="T447_2">=$(</text:span><text:span text:style-name="T447_3">factom</text:span><text:span text:style-name="T447_4">-</text:span><text:span text:style-name="T447_5">cli</text:span><text:span text:style-name="T447_6"><text:s/></text:span><text:span text:style-name="T447_7">get</text:span><text:span text:style-name="T447_8"><text:s/></text:span><text:span text:style-name="T447_9">chain</text:span><text:span text:style-name="T447_10"><text:s/>$</text:span><text:span text:style-name="T447_11">CHAINIDGOOD</text:span><text:span text:style-name="T447_12">)</text:span></text:p>
      <text:p text:style-name="P448"><text:span text:style-name="T448_1">echo</text:span><text:span text:style-name="T448_2"><text:s/>$</text:span><text:span text:style-name="T448_3">HEADGOOD</text:span></text:p>
      <text:p text:style-name="P449"><text:span text:style-name="T449_1">factom</text:span><text:span text:style-name="T449_2">-</text:span><text:span text:style-name="T449_3">cli</text:span><text:span text:style-name="T449_4"><text:s/></text:span><text:span text:style-name="T449_5">balance</text:span><text:span text:style-name="T449_6"><text:s/></text:span><text:span text:style-name="T449_7">ec</text:span><text:span text:style-name="T449_8"><text:s/></text:span><text:span text:style-name="T449_9">ec</text:span><text:span text:style-name="T449_10">-</text:span><text:span text:style-name="T449_11">wallet</text:span><text:span text:style-name="T449_12">-</text:span><text:span text:style-name="T449_13">address</text:span><text:span text:style-name="T449_14">-</text:span><text:span text:style-name="T449_15">name</text:span><text:span text:style-name="T449_16">01</text:span></text:p>
      <text:p text:style-name="P450"><text:span text:style-name="T450_1">echo</text:span></text:p>
      <text:p text:style-name="P451"/>
      <text:p text:style-name="P452"><text:span text:style-name="T452_1">echo</text:span><text:span text:style-name="T452_2"><text:s/>3.1.3<text:s/></text:span><text:span text:style-name="T452_3">MAKE</text:span><text:span text:style-name="T452_4"><text:s/></text:span><text:span text:style-name="T452_5">CHAIN</text:span><text:span text:style-name="T452_6"><text:s/></text:span><text:span text:style-name="T452_7">THAT</text:span><text:span text:style-name="T452_8"><text:s/></text:span><text:span text:style-name="T452_9">ALREADY</text:span><text:span text:style-name="T452_10"><text:s/></text:span><text:span text:style-name="T452_11">EXISTS</text:span></text:p>
      <text:p text:style-name="P453"><text:span text:style-name="T453_1">echo</text:span></text:p>
      <text:p text:style-name="P454"><text:span text:style-name="T454_1">factom</text:span><text:span text:style-name="T454_2">-</text:span><text:span text:style-name="T454_3">cli</text:span><text:span text:style-name="T454_4"><text:s/></text:span><text:span text:style-name="T454_5">balance</text:span><text:span text:style-name="T454_6"><text:s/></text:span><text:span text:style-name="T454_7">ec</text:span><text:span text:style-name="T454_8"><text:s/></text:span><text:span text:style-name="T454_9">ec</text:span><text:span text:style-name="T454_10">-</text:span><text:span text:style-name="T454_11">wallet</text:span><text:span text:style-name="T454_12">-</text:span><text:span text:style-name="T454_13">address</text:span><text:span text:style-name="T454_14">-</text:span><text:span text:style-name="T454_15">name</text:span><text:span text:style-name="T454_16">01</text:span></text:p>
      <text:p text:style-name="P455"><text:span text:style-name="T455_1">echo</text:span><text:span text:style-name="T455_2"><text:s/></text:span><text:span text:style-name="T455_3">Proposed</text:span><text:span text:style-name="T455_4"><text:s/></text:span><text:span text:style-name="T455_5">New</text:span><text:span text:style-name="T455_6"><text:s/></text:span><text:span text:style-name="T455_7">Chain</text:span><text:span text:style-name="T455_8"><text:s/></text:span><text:span text:style-name="T455_9">ID</text:span></text:p>
      <text:p text:style-name="P456"><text:span text:style-name="T456_1">CHAINID</text:span><text:span text:style-name="T456_2">=$(</text:span><text:span text:style-name="T456_3">factom</text:span><text:span text:style-name="T456_4">-</text:span><text:span text:style-name="T456_5">cli</text:span><text:span text:style-name="T456_6"><text:s/></text:span><text:span text:style-name="T456_7">mkchain</text:span><text:span text:style-name="T456_8"><text:s/>-</text:span><text:span text:style-name="T456_9">e</text:span><text:span text:style-name="T456_10"><text:s/>111111<text:s/>-</text:span><text:span text:style-name="T456_11">e</text:span><text:span text:style-name="T456_12"><text:s/>222222<text:s/></text:span><text:span text:style-name="T456_13">ec</text:span><text:span text:style-name="T456_14">-</text:span><text:span text:style-name="T456_15">wallet</text:span><text:span text:style-name="T456_16">-</text:span><text:span text:style-name="T456_17">address</text:span><text:span text:style-name="T456_18">-</text:span><text:span text:style-name="T456_19">name</text:span><text:span text:style-name="T456_20">01<text:s/>&lt;~/</text:span><text:span text:style-name="T456_21">testing</text:span><text:span text:style-name="T456_22">/</text:span><text:span text:style-name="T456_23">testing</text:span><text:span text:style-name="T456_24">/</text:span><text:span text:style-name="T456_25">test</text:span><text:span text:style-name="T456_26">-</text:span><text:span text:style-name="T456_27">plans</text:span><text:span text:style-name="T456_28">-</text:span><text:span text:style-name="T456_29">and</text:span><text:span text:style-name="T456_30">-</text:span><text:span text:style-name="T456_31">scripts</text:span><text:span text:style-name="T456_32">/</text:span><text:span text:style-name="T456_33">entries</text:span><text:span text:style-name="T456_34">/1</text:span><text:span text:style-name="T456_35">st</text:span><text:span text:style-name="T456_36">-</text:span><text:span text:style-name="T456_37">entry</text:span><text:span text:style-name="T456_38"><text:s/>|<text:s/></text:span><text:span text:style-name="T456_39">awk</text:span><text:span text:style-name="T456_40"><text:s/>'{</text:span><text:span text:style-name="T456_41">printf</text:span><text:span text:style-name="T456_42"><text:s/>$3}')</text:span></text:p>
      <text:p text:style-name="P457"><text:span text:style-name="T457_1">echo</text:span><text:span text:style-name="T457_2"><text:s/>$</text:span><text:span text:style-name="T457_3">CHAINID</text:span></text:p>
      <text:p text:style-name="P458"><text:span text:style-name="T458_1">echo</text:span></text:p>
      <text:p text:style-name="P459"><text:span text:style-name="T459_1">echo</text:span><text:span text:style-name="T459_2"><text:s/></text:span><text:span text:style-name="T459_3">WAITING</text:span><text:span text:style-name="T459_4"><text:s/>60<text:s/></text:span><text:span text:style-name="T459_5">SECONDS</text:span><text:span text:style-name="T459_6"><text:s/></text:span><text:span text:style-name="T459_7">FOR</text:span><text:span text:style-name="T459_8"><text:s/></text:span><text:span text:style-name="T459_9">DIRECTORY</text:span><text:span text:style-name="T459_10"><text:s/></text:span><text:span text:style-name="T459_11">BLOCK</text:span><text:span text:style-name="T459_12"><text:s/></text:span><text:span text:style-name="T459_13">TO</text:span><text:span text:style-name="T459_14"><text:s/></text:span><text:span text:style-name="T459_15">CLOSE</text:span></text:p>
      <text:p text:style-name="P460"><text:span text:style-name="T460_1">sleep</text:span><text:span text:style-name="T460_2"><text:s/>60</text:span></text:p>
      <text:p text:style-name="P461"><text:span text:style-name="T461_1">echo</text:span><text:span text:style-name="T461_2"><text:s/></text:span><text:span text:style-name="T461_3">Chain</text:span><text:span text:style-name="T461_4"><text:s/></text:span><text:span text:style-name="T461_5">Head</text:span><text:span text:style-name="T461_6"><text:s/></text:span><text:span text:style-name="T461_7">Merkelroot</text:span></text:p>
      <text:p text:style-name="P462"><text:span text:style-name="T462_1">HEAD</text:span><text:span text:style-name="T462_2">=$(</text:span><text:span text:style-name="T462_3">factom</text:span><text:span text:style-name="T462_4">-</text:span><text:span text:style-name="T462_5">cli</text:span><text:span text:style-name="T462_6"><text:s/></text:span><text:span text:style-name="T462_7">get</text:span><text:span text:style-name="T462_8"><text:s/></text:span><text:span text:style-name="T462_9">chain</text:span><text:span text:style-name="T462_10"><text:s/>$</text:span><text:span text:style-name="T462_11">CHAINID</text:span><text:span text:style-name="T462_12">)</text:span></text:p>
      <text:p text:style-name="P463"><text:span text:style-name="T463_1">echo</text:span><text:span text:style-name="T463_2"><text:s/>$</text:span><text:span text:style-name="T463_3">HEAD</text:span></text:p>
      <text:p text:style-name="P464"><text:span text:style-name="T464_1">factom</text:span><text:span text:style-name="T464_2">-</text:span><text:span text:style-name="T464_3">cli</text:span><text:span text:style-name="T464_4"><text:s/></text:span><text:span text:style-name="T464_5">balance</text:span><text:span text:style-name="T464_6"><text:s/></text:span><text:span text:style-name="T464_7">ec</text:span><text:span text:style-name="T464_8"><text:s/></text:span><text:span text:style-name="T464_9">ec</text:span><text:span text:style-name="T464_10">-</text:span><text:span text:style-name="T464_11">wallet</text:span><text:span text:style-name="T464_12">-</text:span><text:span text:style-name="T464_13">address</text:span><text:span text:style-name="T464_14">-</text:span><text:span text:style-name="T464_15">name</text:span><text:span text:style-name="T464_16">01</text:span></text:p>
      <text:p text:style-name="P465"><text:span text:style-name="T465_1">echo</text:span></text:p>
      <text:p text:style-name="P466"/>
      <text:p text:style-name="P467"><text:span text:style-name="T467_1">echo</text:span><text:span text:style-name="T467_2"><text:s/>3.1.4<text:s/></text:span><text:span text:style-name="T467_3">MAKE</text:span><text:span text:style-name="T467_4"><text:s/></text:span><text:span text:style-name="T467_5">SAME</text:span><text:span text:style-name="T467_6"><text:s/></text:span><text:span text:style-name="T467_7">CHAIN</text:span><text:span text:style-name="T467_8"><text:s/></text:span><text:span text:style-name="T467_9">USING</text:span><text:span text:style-name="T467_10"><text:s/></text:span><text:span text:style-name="T467_11">DIFFERENT</text:span><text:span text:style-name="T467_12"><text:s/></text:span><text:span text:style-name="T467_13">EXTERNAL</text:span><text:span text:style-name="T467_14"><text:s/></text:span><text:span text:style-name="T467_15">ID</text:span></text:p>
      <text:p text:style-name="P468"><text:span text:style-name="T468_1">echo</text:span></text:p>
      <text:p text:style-name="P469"><text:span text:style-name="T469_1">echo</text:span><text:span text:style-name="T469_2"><text:s/></text:span><text:span text:style-name="T469_3">Proposed</text:span><text:span text:style-name="T469_4"><text:s/></text:span><text:span text:style-name="T469_5">New</text:span><text:span text:style-name="T469_6"><text:s/></text:span><text:span text:style-name="T469_7">Chain</text:span><text:span text:style-name="T469_8"><text:s/></text:span><text:span text:style-name="T469_9">ID</text:span></text:p>
      <text:p text:style-name="P470"><text:span text:style-name="T470_1">CHAINID</text:span><text:span text:style-name="T470_2">=$(</text:span><text:span text:style-name="T470_3">factom</text:span><text:span text:style-name="T470_4">-</text:span><text:span text:style-name="T470_5">cli</text:span><text:span text:style-name="T470_6"><text:s/></text:span><text:span text:style-name="T470_7">mkchain</text:span><text:span text:style-name="T470_8"><text:s/>-</text:span><text:span text:style-name="T470_9">e</text:span><text:span text:style-name="T470_10"><text:s/>111111<text:s/>-</text:span><text:span text:style-name="T470_11">e</text:span><text:span text:style-name="T470_12"><text:s/>222222<text:s/></text:span><text:span text:style-name="T470_13">ec</text:span><text:span text:style-name="T470_14">-</text:span><text:span text:style-name="T470_15">wallet</text:span><text:span text:style-name="T470_16">-</text:span><text:span text:style-name="T470_17">address</text:span><text:span text:style-name="T470_18">-</text:span><text:span text:style-name="T470_19">name</text:span><text:span text:style-name="T470_20">01<text:s/>&lt;~/</text:span><text:span text:style-name="T470_21">testing</text:span><text:span text:style-name="T470_22">/</text:span><text:span text:style-name="T470_23">testing</text:span><text:span text:style-name="T470_24">/</text:span><text:span text:style-name="T470_25">test</text:span><text:span text:style-name="T470_26">-</text:span><text:span text:style-name="T470_27">plans</text:span><text:span text:style-name="T470_28">-</text:span><text:span text:style-name="T470_29">and</text:span><text:span text:style-name="T470_30">-</text:span><text:span text:style-name="T470_31">scripts</text:span><text:span text:style-name="T470_32">/</text:span><text:span text:style-name="T470_33">entries</text:span><text:span text:style-name="T470_34">/2</text:span><text:span text:style-name="T470_35">nd</text:span><text:span text:style-name="T470_36">-</text:span><text:span text:style-name="T470_37">entry</text:span><text:span text:style-name="T470_38"><text:s/>|<text:s/></text:span><text:span text:style-name="T470_39">awk</text:span><text:span text:style-name="T470_40"><text:s/>'{</text:span><text:span text:style-name="T470_41">printf</text:span><text:span text:style-name="T470_42"><text:s/>$3}')</text:span></text:p>
      <text:p text:style-name="P471"><text:span text:style-name="T471_1">echo</text:span><text:span text:style-name="T471_2"><text:s/>$</text:span><text:span text:style-name="T471_3">CHAINID</text:span></text:p>
      <text:p text:style-name="P472"><text:span text:style-name="T472_1">echo</text:span></text:p>
      <text:p text:style-name="P473"><text:span text:style-name="T473_1">echo</text:span><text:span text:style-name="T473_2"><text:s/></text:span><text:span text:style-name="T473_3">WAITING</text:span><text:span text:style-name="T473_4"><text:s/>60<text:s/></text:span><text:span text:style-name="T473_5">SECONDS</text:span><text:span text:style-name="T473_6"><text:s/></text:span><text:span text:style-name="T473_7">FOR</text:span><text:span text:style-name="T473_8"><text:s/></text:span><text:span text:style-name="T473_9">DIRECTORY</text:span><text:span text:style-name="T473_10"><text:s/></text:span><text:span text:style-name="T473_11">BLOCK</text:span><text:span text:style-name="T473_12"><text:s/></text:span><text:span text:style-name="T473_13">TO</text:span><text:span text:style-name="T473_14"><text:s/></text:span><text:span text:style-name="T473_15">CLOSE</text:span></text:p>
      <text:p text:style-name="P474"><text:span text:style-name="T474_1">sleep</text:span><text:span text:style-name="T474_2"><text:s/>60</text:span></text:p>
      <text:p text:style-name="P475"><text:span text:style-name="T475_1">echo</text:span><text:span text:style-name="T475_2"><text:s/></text:span><text:span text:style-name="T475_3">Chain</text:span><text:span text:style-name="T475_4"><text:s/></text:span><text:span text:style-name="T475_5">Head</text:span><text:span text:style-name="T475_6"><text:s/></text:span><text:span text:style-name="T475_7">Merkelroot</text:span></text:p>
      <text:p text:style-name="P476"><text:span text:style-name="T476_1">HEAD</text:span><text:span text:style-name="T476_2">=$(</text:span><text:span text:style-name="T476_3">factom</text:span><text:span text:style-name="T476_4">-</text:span><text:span text:style-name="T476_5">cli</text:span><text:span text:style-name="T476_6"><text:s/></text:span><text:span text:style-name="T476_7">get</text:span><text:span text:style-name="T476_8"><text:s/></text:span><text:span text:style-name="T476_9">chain</text:span><text:span text:style-name="T476_10"><text:s/>$</text:span><text:span text:style-name="T476_11">CHAINID</text:span><text:span text:style-name="T476_12">)</text:span></text:p>
      <text:p text:style-name="P477"><text:span text:style-name="T477_1">echo</text:span><text:span text:style-name="T477_2"><text:s/>$</text:span><text:span text:style-name="T477_3">HEAD</text:span></text:p>
      <text:p text:style-name="P478"><text:span text:style-name="T478_1">factom</text:span><text:span text:style-name="T478_2">-</text:span><text:span text:style-name="T478_3">cli</text:span><text:span text:style-name="T478_4"><text:s/></text:span><text:span text:style-name="T478_5">balance</text:span><text:span text:style-name="T478_6"><text:s/></text:span><text:span text:style-name="T478_7">ec</text:span><text:span text:style-name="T478_8"><text:s/>$</text:span><text:span text:style-name="T478_9">ECWALLETADDRESSKEY</text:span><text:span text:style-name="T478_10">01</text:span></text:p>
      <text:p text:style-name="P479"><text:span text:style-name="T479_1">echo</text:span></text:p>
      <text:p text:style-name="P480"/>
      <text:p text:style-name="P481"><text:span text:style-name="T481_1">echo</text:span><text:span text:style-name="T481_2"><text:s/>3.1.5<text:s/></text:span><text:span text:style-name="T481_3">MAKE</text:span><text:span text:style-name="T481_4"><text:s/></text:span><text:span text:style-name="T481_5">CHAIN</text:span><text:span text:style-name="T481_6"><text:s/></text:span><text:span text:style-name="T481_7">USING</text:span><text:span text:style-name="T481_8"><text:s/></text:span><text:span text:style-name="T481_9">A</text:span><text:span text:style-name="T481_10"><text:s/></text:span><text:span text:style-name="T481_11">ENTRY</text:span><text:span text:style-name="T481_12"><text:s/></text:span><text:span text:style-name="T481_13">CREDIT</text:span><text:span text:style-name="T481_14"><text:s/></text:span><text:span text:style-name="T481_15">ADDRESS</text:span><text:span text:style-name="T481_16"><text:s/></text:span><text:span text:style-name="T481_17">KEY</text:span></text:p>
      <text:p text:style-name="P482"><text:span text:style-name="T482_1">echo</text:span></text:p>
      <text:p text:style-name="P483"><text:span text:style-name="T483_1">HOUR</text:span><text:span text:style-name="T483_2">=$(<text:s/></text:span><text:span text:style-name="T483_3">date</text:span><text:span text:style-name="T483_4"><text:s/>+%</text:span><text:span text:style-name="T483_5">H</text:span><text:span text:style-name="T483_6"><text:s/>)</text:span></text:p>
      <text:p text:style-name="P484"><text:span text:style-name="T484_1">MINUTE</text:span><text:span text:style-name="T484_2">=$(<text:s/></text:span><text:span text:style-name="T484_3">date</text:span><text:span text:style-name="T484_4"><text:s/>+%</text:span><text:span text:style-name="T484_5">M</text:span><text:span text:style-name="T484_6"><text:s/>)</text:span></text:p>
      <text:p text:style-name="P485"><text:span text:style-name="T485_1">echo</text:span><text:span text:style-name="T485_2"><text:s/></text:span><text:span text:style-name="T485_3">Proposed</text:span><text:span text:style-name="T485_4"><text:s/></text:span><text:span text:style-name="T485_5">New</text:span><text:span text:style-name="T485_6"><text:s/></text:span><text:span text:style-name="T485_7">Chain</text:span><text:span text:style-name="T485_8"><text:s/></text:span><text:span text:style-name="T485_9">ID</text:span></text:p>
      <text:p text:style-name="P486"><text:span text:style-name="T486_1">CHAINID</text:span><text:span text:style-name="T486_2">=$(</text:span><text:span text:style-name="T486_3">factom</text:span><text:span text:style-name="T486_4">-</text:span><text:span text:style-name="T486_5">cli</text:span><text:span text:style-name="T486_6"><text:s/></text:span><text:span text:style-name="T486_7">mkchain</text:span><text:span text:style-name="T486_8"><text:s/>-</text:span><text:span text:style-name="T486_9">e</text:span><text:span text:style-name="T486_10"><text:s/>$</text:span><text:span text:style-name="T486_11">HOUR</text:span><text:span text:style-name="T486_12"><text:s/>-</text:span><text:span text:style-name="T486_13">e</text:span><text:span text:style-name="T486_14"><text:s/>$</text:span><text:span text:style-name="T486_15">MINUTE</text:span><text:span text:style-name="T486_16"><text:s/>$</text:span><text:span text:style-name="T486_17">ECWALLETADDRESSKEY</text:span><text:span text:style-name="T486_18">01<text:s/>&lt;~/</text:span><text:span text:style-name="T486_19">testing</text:span><text:span text:style-name="T486_20">/</text:span><text:span text:style-name="T486_21">testing</text:span><text:span text:style-name="T486_22">/</text:span><text:span text:style-name="T486_23">test</text:span><text:span text:style-name="T486_24">-</text:span><text:span text:style-name="T486_25">plans</text:span><text:span text:style-name="T486_26">-</text:span><text:span text:style-name="T486_27">and</text:span><text:span text:style-name="T486_28">-</text:span><text:span text:style-name="T486_29">scripts</text:span><text:span text:style-name="T486_30">/</text:span><text:span text:style-name="T486_31">entries</text:span><text:span text:style-name="T486_32">/1</text:span><text:span text:style-name="T486_33">st</text:span><text:span text:style-name="T486_34">-</text:span><text:span text:style-name="T486_35">entry</text:span><text:span text:style-name="T486_36"><text:s/>|<text:s/></text:span><text:span text:style-name="T486_37">awk</text:span><text:span text:style-name="T486_38"><text:s/>'{</text:span><text:span text:style-name="T486_39">printf</text:span><text:span text:style-name="T486_40"><text:s/>$3}')</text:span></text:p>
      <text:p text:style-name="P487"><text:span text:style-name="T487_1">echo</text:span><text:span text:style-name="T487_2"><text:s/>$</text:span><text:span text:style-name="T487_3">CHAINID</text:span></text:p>
      <text:p text:style-name="P488"><text:span text:style-name="T488_1">echo</text:span></text:p>
      <text:p text:style-name="P489"><text:span text:style-name="T489_1">echo</text:span><text:span text:style-name="T489_2"><text:s/></text:span><text:span text:style-name="T489_3">WAITING</text:span><text:span text:style-name="T489_4"><text:s/>60<text:s/></text:span><text:span text:style-name="T489_5">SECONDS</text:span><text:span text:style-name="T489_6"><text:s/></text:span><text:span text:style-name="T489_7">FOR</text:span><text:span text:style-name="T489_8"><text:s/></text:span><text:span text:style-name="T489_9">DIRECTORY</text:span><text:span text:style-name="T489_10"><text:s/></text:span><text:span text:style-name="T489_11">BLOCK</text:span><text:span text:style-name="T489_12"><text:s/></text:span><text:span text:style-name="T489_13">TO</text:span><text:span text:style-name="T489_14"><text:s/></text:span><text:span text:style-name="T489_15">CLOSE</text:span></text:p>
      <text:p text:style-name="P490"><text:span text:style-name="T490_1">sleep</text:span><text:span text:style-name="T490_2"><text:s/>60</text:span></text:p>
      <text:p text:style-name="P491"><text:span text:style-name="T491_1">echo</text:span><text:span text:style-name="T491_2"><text:s/></text:span><text:span text:style-name="T491_3">Chain</text:span><text:span text:style-name="T491_4"><text:s/></text:span><text:span text:style-name="T491_5">Head</text:span><text:span text:style-name="T491_6"><text:s/></text:span><text:span text:style-name="T491_7">Merkelroot</text:span></text:p>
      <text:p text:style-name="P492"><text:span text:style-name="T492_1">HEAD</text:span><text:span text:style-name="T492_2">=$(</text:span><text:span text:style-name="T492_3">factom</text:span><text:span text:style-name="T492_4">-</text:span><text:span text:style-name="T492_5">cli</text:span><text:span text:style-name="T492_6"><text:s/></text:span><text:span text:style-name="T492_7">get</text:span><text:span text:style-name="T492_8"><text:s/></text:span><text:span text:style-name="T492_9">chain</text:span><text:span text:style-name="T492_10"><text:s/>$</text:span><text:span text:style-name="T492_11">CHAINID</text:span><text:span text:style-name="T492_12">)</text:span></text:p>
      <text:p text:style-name="P493"><text:span text:style-name="T493_1">echo</text:span><text:span text:style-name="T493_2"><text:s/>$</text:span><text:span text:style-name="T493_3">HEAD</text:span></text:p>
      <text:p text:style-name="P494"><text:span text:style-name="T494_1">factom</text:span><text:span text:style-name="T494_2">-</text:span><text:span text:style-name="T494_3">cli</text:span><text:span text:style-name="T494_4"><text:s/></text:span><text:span text:style-name="T494_5">balance</text:span><text:span text:style-name="T494_6"><text:s/></text:span><text:span text:style-name="T494_7">ec</text:span><text:span text:style-name="T494_8"><text:s/>$</text:span><text:span text:style-name="T494_9">ECWALLETADDRESSKEY</text:span><text:span text:style-name="T494_10">01</text:span></text:p>
      <text:p text:style-name="P495"><text:span text:style-name="T495_1">echo</text:span></text:p>
      <text:p text:style-name="P496"/>
      <text:p text:style-name="P497"><text:span text:style-name="T497_1">echo</text:span><text:span text:style-name="T497_2"><text:s/>3.2<text:s/></text:span><text:span text:style-name="T497_3">SHOW</text:span><text:span text:style-name="T497_4"><text:s/></text:span><text:span text:style-name="T497_5">ENTRY</text:span><text:span text:style-name="T497_6"><text:s/></text:span><text:span text:style-name="T497_7">BLOCK</text:span><text:span text:style-name="T497_8"><text:s/></text:span><text:span text:style-name="T497_9">CHAIN</text:span></text:p>
      <text:p text:style-name="P498"><text:span text:style-name="T498_1">ENTRYKEYMERKELROOT</text:span><text:span text:style-name="T498_2">=$</text:span><text:span text:style-name="T498_3">HEADGOOD</text:span></text:p>
      <text:p text:style-name="P499"><text:span text:style-name="T499_1">until</text:span><text:span text:style-name="T499_2"><text:s/>[<text:s/>"$</text:span><text:span text:style-name="T499_3">ENTRYKEYMERKELROOT</text:span><text:span text:style-name="T499_4">"<text:s/>=<text:s text:c="2"/>'0000000000000000000000000000000000000000000000000000000000000000'<text:s/>-</text:span><text:span text:style-name="T499_5">o</text:span><text:span text:style-name="T499_6"><text:s/>"$</text:span><text:span text:style-name="T499_7">ENTRYKEYMERKELROOT</text:span><text:span text:style-name="T499_8">"<text:s/>=<text:s/>""<text:s/>];<text:s/></text:span><text:span text:style-name="T499_9">do</text:span></text:p>
      <text:p text:style-name="P500"><text:span text:style-name="T500_1"><text:tab/></text:span><text:span text:style-name="T500_2">RESULT</text:span><text:span text:style-name="T500_3">=$(</text:span><text:span text:style-name="T500_4">factom</text:span><text:span text:style-name="T500_5">-</text:span><text:span text:style-name="T500_6">cli</text:span><text:span text:style-name="T500_7"><text:s/></text:span><text:span text:style-name="T500_8">get</text:span><text:span text:style-name="T500_9"><text:s/></text:span><text:span text:style-name="T500_10">eblock</text:span><text:span text:style-name="T500_11"><text:s/>$</text:span><text:span text:style-name="T500_12">ENTRYKEYMERKELROOT</text:span><text:span text:style-name="T500_13">)</text:span></text:p>
      <text:p text:style-name="P501"><text:span text:style-name="T501_1">#<text:s text:c="3"/></text:span><text:span text:style-name="T501_2">echo</text:span><text:span text:style-name="T501_3"><text:s/>$</text:span><text:span text:style-name="T501_4">RESULT</text:span></text:p>
      <text:p text:style-name="P502"><text:span text:style-name="T502_1"><text:tab/></text:span><text:span text:style-name="T502_2">SEQNO</text:span><text:span text:style-name="T502_3">=$(</text:span><text:span text:style-name="T502_4">echo</text:span><text:span text:style-name="T502_5"><text:s/>$</text:span><text:span text:style-name="T502_6">RESULT</text:span><text:span text:style-name="T502_7"><text:s/>|<text:s/></text:span><text:span text:style-name="T502_8">awk</text:span><text:span text:style-name="T502_9"><text:s/>'{</text:span><text:span text:style-name="T502_10">printf</text:span><text:span text:style-name="T502_11"><text:s/>$2}')</text:span></text:p>
      <text:p text:style-name="P503"><text:span text:style-name="T503_1"><text:tab/></text:span><text:span text:style-name="T503_2">TIMESTAMP</text:span><text:span text:style-name="T503_3">=$(</text:span><text:span text:style-name="T503_4">echo</text:span><text:span text:style-name="T503_5"><text:s/>$</text:span><text:span text:style-name="T503_6">RESULT</text:span><text:span text:style-name="T503_7"><text:s/>|<text:s/></text:span><text:span text:style-name="T503_8">awk</text:span><text:span text:style-name="T503_9"><text:s/>'{</text:span><text:span text:style-name="T503_10">printf</text:span><text:span text:style-name="T503_11"><text:s/>$8}')<text:s text:c="4"/></text:span></text:p>
      <text:p text:style-name="P504"><text:span text:style-name="T504_1"><text:tab/></text:span><text:span text:style-name="T504_2">EBCHAINID</text:span><text:span text:style-name="T504_3">=$(</text:span><text:span text:style-name="T504_4">echo</text:span><text:span text:style-name="T504_5"><text:s/>$</text:span><text:span text:style-name="T504_6">RESULT</text:span><text:span text:style-name="T504_7"><text:s/>|<text:s/></text:span><text:span text:style-name="T504_8">awk</text:span><text:span text:style-name="T504_9"><text:s/>'{</text:span><text:span text:style-name="T504_10">printf</text:span><text:span text:style-name="T504_11"><text:s/>$4}')</text:span></text:p>
      <text:p text:style-name="P505"><text:span text:style-name="T505_1"><text:tab/></text:span><text:span text:style-name="T505_2">ENTRYKEYMERKELROOT</text:span><text:span text:style-name="T505_3">=$(</text:span><text:span text:style-name="T505_4">echo</text:span><text:span text:style-name="T505_5"><text:s/>$</text:span><text:span text:style-name="T505_6">RESULT</text:span><text:span text:style-name="T505_7"><text:s/>|<text:s/></text:span><text:span text:style-name="T505_8">awk</text:span><text:span text:style-name="T505_9"><text:s/>'{</text:span><text:span text:style-name="T505_10">printf</text:span><text:span text:style-name="T505_11"><text:s/>$6}')</text:span></text:p>
      <text:p text:style-name="P506"><text:span text:style-name="T506_1"><text:tab/></text:span><text:span text:style-name="T506_2">echo</text:span><text:span text:style-name="T506_3"><text:s/></text:span><text:span text:style-name="T506_4">ENTRY</text:span><text:span text:style-name="T506_5"><text:s/></text:span><text:span text:style-name="T506_6">BLOCK</text:span></text:p>
      <text:p text:style-name="P507"><text:span text:style-name="T507_1"><text:tab/></text:span><text:span text:style-name="T507_2">echo</text:span><text:span text:style-name="T507_3"><text:s/>-----------</text:span></text:p>
      <text:p text:style-name="P508"><text:span text:style-name="T508_1"><text:tab/></text:span><text:span text:style-name="T508_2">echo</text:span><text:span text:style-name="T508_3"><text:s/></text:span><text:span text:style-name="T508_4">Sequence</text:span><text:span text:style-name="T508_5"><text:s/></text:span><text:span text:style-name="T508_6">Number</text:span><text:span text:style-name="T508_7"><text:s/>-<text:s/></text:span><text:span text:style-name="T508_8">Time</text:span><text:span text:style-name="T508_9"><text:s/></text:span><text:span text:style-name="T508_10">Stamp</text:span></text:p>
      <text:p text:style-name="P509"><text:span text:style-name="T509_1"><text:tab/></text:span><text:span text:style-name="T509_2">echo</text:span><text:span text:style-name="T509_3"><text:s/>$</text:span><text:span text:style-name="T509_4">SEQNO</text:span><text:span text:style-name="T509_5"><text:s/>$</text:span><text:span text:style-name="T509_6">TIMESTAMP</text:span></text:p>
      <text:p text:style-name="P510"><text:span text:style-name="T510_1"><text:tab/></text:span><text:span text:style-name="T510_2">echo</text:span><text:span text:style-name="T510_3"><text:s/></text:span><text:span text:style-name="T510_4">Chain</text:span><text:span text:style-name="T510_5"><text:s/></text:span><text:span text:style-name="T510_6">ID</text:span></text:p>
      <text:p text:style-name="P511"><text:span text:style-name="T511_1"><text:tab/></text:span><text:span text:style-name="T511_2">echo</text:span><text:span text:style-name="T511_3"><text:s/>$</text:span><text:span text:style-name="T511_4">EBCHAINID</text:span></text:p>
      <text:p text:style-name="P512"><text:span text:style-name="T512_1"><text:tab/></text:span><text:span text:style-name="T512_2">echo</text:span><text:span text:style-name="T512_3"><text:s/></text:span><text:span text:style-name="T512_4">Previous</text:span><text:span text:style-name="T512_5"><text:s/></text:span><text:span text:style-name="T512_6">Entry</text:span><text:span text:style-name="T512_7"><text:s/></text:span><text:span text:style-name="T512_8">Block</text:span><text:span text:style-name="T512_9"><text:s/></text:span><text:span text:style-name="T512_10">Key</text:span><text:span text:style-name="T512_11"><text:s/></text:span><text:span text:style-name="T512_12">Merkel</text:span><text:span text:style-name="T512_13"><text:s/></text:span><text:span text:style-name="T512_14">Root</text:span></text:p>
      <text:p text:style-name="P513"><text:span text:style-name="T513_1"><text:tab/></text:span><text:span text:style-name="T513_2">echo</text:span><text:span text:style-name="T513_3"><text:s/>$</text:span><text:span text:style-name="T513_4">ENTRYKEYMERKELROOT</text:span></text:p>
      <text:p text:style-name="P514"><text:span text:style-name="T514_1"><text:tab/></text:span><text:span text:style-name="T514_2">echo</text:span></text:p>
      <text:p text:style-name="P515"><text:span text:style-name="T515_1"><text:tab/></text:span><text:span text:style-name="T515_2">ENTRYINDEX</text:span><text:span text:style-name="T515_3">=12</text:span></text:p>
      <text:p text:style-name="P516"><text:span text:style-name="T516_1"><text:tab/></text:span><text:span text:style-name="T516_2">ENTRYTIMESTAMP</text:span><text:span text:style-name="T516_3">=$(</text:span><text:span text:style-name="T516_4">echo</text:span><text:span text:style-name="T516_5"><text:s/>$</text:span><text:span text:style-name="T516_6">RESULT</text:span><text:span text:style-name="T516_7"><text:s/>|<text:s/></text:span><text:span text:style-name="T516_8">awk</text:span><text:span text:style-name="T516_9"><text:s/>'{</text:span><text:span text:style-name="T516_10">printf</text:span><text:span text:style-name="T516_11"><text:s/>$12}')</text:span></text:p>
      <text:p text:style-name="P517"><text:span text:style-name="T517_1"><text:tab/></text:span><text:span text:style-name="T517_2">until</text:span><text:span text:style-name="T517_3"><text:s/>[<text:s/>"$</text:span><text:span text:style-name="T517_4">ENTRYTIMESTAMP</text:span><text:span text:style-name="T517_5">"<text:s/>=<text:s/>""<text:s/>];<text:s/></text:span><text:span text:style-name="T517_6">do</text:span></text:p>
      <text:p text:style-name="P518"><text:span text:style-name="T518_1"><text:s text:c="4"/><text:tab/></text:span><text:span text:style-name="T518_2">echo</text:span><text:span text:style-name="T518_3"><text:s/>"<text:tab/>"</text:span><text:span text:style-name="T518_4">ENTRY</text:span></text:p>
      <text:p text:style-name="P519"><text:span text:style-name="T519_1"><text:s text:c="4"/><text:tab/></text:span><text:span text:style-name="T519_2">echo</text:span><text:span text:style-name="T519_3"><text:s/>"<text:tab/>"-----</text:span></text:p>
      <text:p text:style-name="P520"><text:span text:style-name="T520_1"><text:s text:c="4"/><text:tab/></text:span><text:span text:style-name="T520_2">echo</text:span><text:span text:style-name="T520_3"><text:s/>"<text:tab/>"</text:span><text:span text:style-name="T520_4">Entry</text:span><text:span text:style-name="T520_5"><text:s/></text:span><text:span text:style-name="T520_6">Time</text:span><text:span text:style-name="T520_7"><text:s/></text:span><text:span text:style-name="T520_8">Stamp</text:span></text:p>
      <text:p text:style-name="P521"><text:span text:style-name="T521_1"><text:s text:c="4"/><text:tab/></text:span><text:span text:style-name="T521_2">echo</text:span><text:span text:style-name="T521_3"><text:s/>"<text:tab/>"$</text:span><text:span text:style-name="T521_4">ENTRYTIMESTAMP</text:span></text:p>
      <text:p text:style-name="P522"><text:span text:style-name="T522_1"><text:s text:c="4"/><text:tab/></text:span><text:span text:style-name="T522_2">echo</text:span><text:span text:style-name="T522_3"><text:s/>"<text:tab/>"</text:span><text:span text:style-name="T522_4">Entry</text:span><text:span text:style-name="T522_5"><text:s/></text:span><text:span text:style-name="T522_6">Hash</text:span></text:p>
      <text:p text:style-name="P523"><text:span text:style-name="T523_1"><text:s text:c="4"/><text:tab/></text:span><text:span text:style-name="T523_2">ENTRYHASH</text:span><text:span text:style-name="T523_3">=$(</text:span><text:span text:style-name="T523_4">echo</text:span><text:span text:style-name="T523_5"><text:s/>$</text:span><text:span text:style-name="T523_6">RESULT</text:span><text:span text:style-name="T523_7"><text:s/>|<text:s/></text:span><text:span text:style-name="T523_8">awk</text:span><text:span text:style-name="T523_9"><text:s/>-</text:span><text:span text:style-name="T523_10">v</text:span><text:span text:style-name="T523_11"><text:s/></text:span><text:span text:style-name="T523_12">INDEX</text:span><text:span text:style-name="T523_13">="$(($</text:span><text:span text:style-name="T523_14">ENTRYINDEX</text:span><text:span text:style-name="T523_15"><text:s/>+<text:s/>2))"<text:s/>'{</text:span><text:span text:style-name="T523_16">printf</text:span><text:span text:style-name="T523_17"><text:s/>$</text:span><text:span text:style-name="T523_18">INDEX</text:span><text:span text:style-name="T523_19">}')</text:span></text:p>
      <text:p text:style-name="P524"><text:span text:style-name="T524_1"><text:s text:c="4"/><text:tab/></text:span><text:span text:style-name="T524_2">echo</text:span><text:span text:style-name="T524_3"><text:s/>"<text:tab/>"$</text:span><text:span text:style-name="T524_4">ENTRYHASH</text:span></text:p>
      <text:p text:style-name="P525"><text:span text:style-name="T525_1"><text:s text:c="4"/><text:tab/></text:span><text:span text:style-name="T525_2">factom</text:span><text:span text:style-name="T525_3">-</text:span><text:span text:style-name="T525_4">cli</text:span><text:span text:style-name="T525_5"><text:s/></text:span><text:span text:style-name="T525_6">get</text:span><text:span text:style-name="T525_7"><text:s/></text:span><text:span text:style-name="T525_8">entry</text:span><text:span text:style-name="T525_9"><text:s/>$</text:span><text:span text:style-name="T525_10">ENTRYHASH</text:span></text:p>
      <text:p text:style-name="P526"><text:span text:style-name="T526_1"><text:s text:c="4"/><text:tab/>((</text:span><text:span text:style-name="T526_2">ENTRYINDEX</text:span><text:span text:style-name="T526_3">+=7))</text:span></text:p>
      <text:p text:style-name="P527"><text:span text:style-name="T527_1"><text:s text:c="4"/><text:tab/></text:span><text:span text:style-name="T527_2">ENTRYTIMESTAMP</text:span><text:span text:style-name="T527_3">=$(</text:span><text:span text:style-name="T527_4">echo</text:span><text:span text:style-name="T527_5"><text:s/>$</text:span><text:span text:style-name="T527_6">RESULT</text:span><text:span text:style-name="T527_7"><text:s/>|<text:s/></text:span><text:span text:style-name="T527_8">awk</text:span><text:span text:style-name="T527_9"><text:s/>-</text:span><text:span text:style-name="T527_10">v</text:span><text:span text:style-name="T527_11"><text:s/></text:span><text:span text:style-name="T527_12">INDEX</text:span><text:span text:style-name="T527_13">="$</text:span><text:span text:style-name="T527_14">ENTRYINDEX</text:span><text:span text:style-name="T527_15">"<text:s/>'{</text:span><text:span text:style-name="T527_16">printf</text:span><text:span text:style-name="T527_17"><text:s/>$</text:span><text:span text:style-name="T527_18">INDEX</text:span><text:span text:style-name="T527_19">}')</text:span></text:p>
      <text:p text:style-name="P528"><text:span text:style-name="T528_1"><text:tab/></text:span><text:span text:style-name="T528_2">echo</text:span></text:p>
      <text:p text:style-name="P529"><text:span text:style-name="T529_1"><text:tab/></text:span><text:span text:style-name="T529_2">done</text:span></text:p>
      <text:p text:style-name="P530"><text:span text:style-name="T530_1">done</text:span></text:p>
      <text:p text:style-name="P531"><text:span text:style-name="T531_1">echo</text:span></text:p>
      <text:p text:style-name="P532"/>
      <text:p text:style-name="P533"><text:span text:style-name="T533_1">echo</text:span><text:span text:style-name="T533_2"><text:s/>3.3<text:s/></text:span><text:span text:style-name="T533_3">ADD</text:span><text:span text:style-name="T533_4"><text:s/></text:span><text:span text:style-name="T533_5">ENTRY</text:span><text:span text:style-name="T533_6"><text:s/></text:span><text:span text:style-name="T533_7">TO</text:span><text:span text:style-name="T533_8"><text:s/></text:span><text:span text:style-name="T533_9">CHAIN</text:span></text:p>
      <text:p text:style-name="P534"><text:span text:style-name="T534_1">factom</text:span><text:span text:style-name="T534_2">-</text:span><text:span text:style-name="T534_3">cli</text:span><text:span text:style-name="T534_4"><text:s/></text:span><text:span text:style-name="T534_5">put</text:span><text:span text:style-name="T534_6"><text:s/>-</text:span><text:span text:style-name="T534_7">e</text:span><text:span text:style-name="T534_8"><text:s/>333333<text:s/>-</text:span><text:span text:style-name="T534_9">e</text:span><text:span text:style-name="T534_10"><text:s/>444444<text:s/>-</text:span><text:span text:style-name="T534_11">c</text:span><text:span text:style-name="T534_12"><text:s/>$</text:span><text:span text:style-name="T534_13">CHAINIDGOOD</text:span><text:span text:style-name="T534_14"><text:s/></text:span><text:span text:style-name="T534_15">ec</text:span><text:span text:style-name="T534_16">-</text:span><text:span text:style-name="T534_17">wallet</text:span><text:span text:style-name="T534_18">-</text:span><text:span text:style-name="T534_19">address</text:span><text:span text:style-name="T534_20">-</text:span><text:span text:style-name="T534_21">name</text:span><text:span text:style-name="T534_22">01<text:s/>&lt;~/</text:span><text:span text:style-name="T534_23">testing</text:span><text:span text:style-name="T534_24">/</text:span><text:span text:style-name="T534_25">testing</text:span><text:span text:style-name="T534_26">/</text:span><text:span text:style-name="T534_27">test</text:span><text:span text:style-name="T534_28">-</text:span><text:span text:style-name="T534_29">plans</text:span><text:span text:style-name="T534_30">-</text:span><text:span text:style-name="T534_31">and</text:span><text:span text:style-name="T534_32">-</text:span><text:span text:style-name="T534_33">scripts</text:span><text:span text:style-name="T534_34">/</text:span><text:span text:style-name="T534_35">entries</text:span><text:span text:style-name="T534_36">/2</text:span><text:span text:style-name="T534_37">nd</text:span><text:span text:style-name="T534_38">-</text:span><text:span text:style-name="T534_39">entry</text:span></text:p>
      <text:p text:style-name="P535"><text:span text:style-name="T535_1">echo</text:span><text:span text:style-name="T535_2"><text:s/></text:span><text:span text:style-name="T535_3">Chain</text:span><text:span text:style-name="T535_4"><text:s/></text:span><text:span text:style-name="T535_5">Head</text:span><text:span text:style-name="T535_6"><text:s/></text:span><text:span text:style-name="T535_7">Merkelroot</text:span></text:p>
      <text:p text:style-name="P536"><text:span text:style-name="T536_1">echo</text:span><text:span text:style-name="T536_2"><text:s/></text:span><text:span text:style-name="T536_3">WAITING</text:span><text:span text:style-name="T536_4"><text:s/>60<text:s/></text:span><text:span text:style-name="T536_5">SECONDS</text:span><text:span text:style-name="T536_6"><text:s/></text:span><text:span text:style-name="T536_7">FOR</text:span><text:span text:style-name="T536_8"><text:s/></text:span><text:span text:style-name="T536_9">DIRECTORY</text:span><text:span text:style-name="T536_10"><text:s/></text:span><text:span text:style-name="T536_11">BLOCK</text:span><text:span text:style-name="T536_12"><text:s/></text:span><text:span text:style-name="T536_13">TO</text:span><text:span text:style-name="T536_14"><text:s/></text:span><text:span text:style-name="T536_15">CLOSE</text:span></text:p>
      <text:p text:style-name="P537"><text:span text:style-name="T537_1">sleep</text:span><text:span text:style-name="T537_2"><text:s/>60</text:span></text:p>
      <text:p text:style-name="P538"><text:span text:style-name="T538_1">HEADGOOD</text:span><text:span text:style-name="T538_2">=$(</text:span><text:span text:style-name="T538_3">factom</text:span><text:span text:style-name="T538_4">-</text:span><text:span text:style-name="T538_5">cli</text:span><text:span text:style-name="T538_6"><text:s/></text:span><text:span text:style-name="T538_7">get</text:span><text:span text:style-name="T538_8"><text:s/></text:span><text:span text:style-name="T538_9">chain</text:span><text:span text:style-name="T538_10"><text:s/>$</text:span><text:span text:style-name="T538_11">CHAINIDGOOD</text:span><text:span text:style-name="T538_12">)</text:span></text:p>
      <text:p text:style-name="P539"><text:span text:style-name="T539_1">echo</text:span><text:span text:style-name="T539_2"><text:s/>$</text:span><text:span text:style-name="T539_3">HEADGOOD</text:span></text:p>
      <text:p text:style-name="P540"/>
      <text:p text:style-name="P541"><text:span text:style-name="T541_1">echo</text:span><text:span text:style-name="T541_2"><text:s/>3.4<text:s/></text:span><text:span text:style-name="T541_3">TRACE</text:span><text:span text:style-name="T541_4"><text:s/></text:span><text:span text:style-name="T541_5">EXTENDED</text:span><text:span text:style-name="T541_6"><text:s/></text:span><text:span text:style-name="T541_7">ENTRY</text:span><text:span text:style-name="T541_8"><text:s/></text:span><text:span text:style-name="T541_9">BLOCK</text:span><text:span text:style-name="T541_10"><text:s/></text:span><text:span text:style-name="T541_11">CHAIN</text:span></text:p>
      <text:p text:style-name="P542"><text:span text:style-name="T542_1">ENTRYKEYMERKELROOT</text:span><text:span text:style-name="T542_2">=$</text:span><text:span text:style-name="T542_3">HEADGOOD</text:span></text:p>
      <text:p text:style-name="P543"><text:span text:style-name="T543_1">until</text:span><text:span text:style-name="T543_2"><text:s/>[<text:s/>"$</text:span><text:span text:style-name="T543_3">ENTRYKEYMERKELROOT</text:span><text:span text:style-name="T543_4">"<text:s/>=<text:s text:c="2"/>'0000000000000000000000000000000000000000000000000000000000000000'<text:s/>-</text:span><text:span text:style-name="T543_5">o</text:span><text:span text:style-name="T543_6"><text:s/>"$</text:span><text:span text:style-name="T543_7">ENTRYKEYMERKELROOT</text:span><text:span text:style-name="T543_8">"<text:s/>=<text:s/>""<text:s/>];<text:s/></text:span><text:span text:style-name="T543_9">do</text:span></text:p>
      <text:p text:style-name="P544"><text:span text:style-name="T544_1"><text:tab/></text:span><text:span text:style-name="T544_2">RESULT</text:span><text:span text:style-name="T544_3">=$(</text:span><text:span text:style-name="T544_4">factom</text:span><text:span text:style-name="T544_5">-</text:span><text:span text:style-name="T544_6">cli</text:span><text:span text:style-name="T544_7"><text:s/></text:span><text:span text:style-name="T544_8">get</text:span><text:span text:style-name="T544_9"><text:s/></text:span><text:span text:style-name="T544_10">eblock</text:span><text:span text:style-name="T544_11"><text:s/>$</text:span><text:span text:style-name="T544_12">ENTRYKEYMERKELROOT</text:span><text:span text:style-name="T544_13">)</text:span></text:p>
      <text:p text:style-name="P545"><text:span text:style-name="T545_1">#<text:s text:c="3"/></text:span><text:span text:style-name="T545_2">echo</text:span><text:span text:style-name="T545_3"><text:s/>$</text:span><text:span text:style-name="T545_4">RESULT</text:span></text:p>
      <text:p text:style-name="P546"><text:span text:style-name="T546_1"><text:tab/></text:span><text:span text:style-name="T546_2">SEQNO</text:span><text:span text:style-name="T546_3">=$(</text:span><text:span text:style-name="T546_4">echo</text:span><text:span text:style-name="T546_5"><text:s/>$</text:span><text:span text:style-name="T546_6">RESULT</text:span><text:span text:style-name="T546_7"><text:s/>|<text:s/></text:span><text:span text:style-name="T546_8">awk</text:span><text:span text:style-name="T546_9"><text:s/>'{</text:span><text:span text:style-name="T546_10">printf</text:span><text:span text:style-name="T546_11"><text:s/>$2}')</text:span></text:p>
      <text:p text:style-name="P547"><text:span text:style-name="T547_1"><text:tab/></text:span><text:span text:style-name="T547_2">TIMESTAMP</text:span><text:span text:style-name="T547_3">=$(</text:span><text:span text:style-name="T547_4">echo</text:span><text:span text:style-name="T547_5"><text:s/>$</text:span><text:span text:style-name="T547_6">RESULT</text:span><text:span text:style-name="T547_7"><text:s/>|<text:s/></text:span><text:span text:style-name="T547_8">awk</text:span><text:span text:style-name="T547_9"><text:s/>'{</text:span><text:span text:style-name="T547_10">printf</text:span><text:span text:style-name="T547_11"><text:s/>$8}')<text:s text:c="4"/></text:span></text:p>
      <text:p text:style-name="P548"><text:span text:style-name="T548_1"><text:tab/></text:span><text:span text:style-name="T548_2">EBCHAINID</text:span><text:span text:style-name="T548_3">=$(</text:span><text:span text:style-name="T548_4">echo</text:span><text:span text:style-name="T548_5"><text:s/>$</text:span><text:span text:style-name="T548_6">RESULT</text:span><text:span text:style-name="T548_7"><text:s/>|<text:s/></text:span><text:span text:style-name="T548_8">awk</text:span><text:span text:style-name="T548_9"><text:s/>'{</text:span><text:span text:style-name="T548_10">printf</text:span><text:span text:style-name="T548_11"><text:s/>$4}')</text:span></text:p>
      <text:p text:style-name="P549"><text:span text:style-name="T549_1"><text:tab/></text:span><text:span text:style-name="T549_2">ENTRYKEYMERKELROOT</text:span><text:span text:style-name="T549_3">=$(</text:span><text:span text:style-name="T549_4">echo</text:span><text:span text:style-name="T549_5"><text:s/>$</text:span><text:span text:style-name="T549_6">RESULT</text:span><text:span text:style-name="T549_7"><text:s/>|<text:s/></text:span><text:span text:style-name="T549_8">awk</text:span><text:span text:style-name="T549_9"><text:s/>'{</text:span><text:span text:style-name="T549_10">printf</text:span><text:span text:style-name="T549_11"><text:s/>$6}')</text:span></text:p>
      <text:p text:style-name="P550"><text:span text:style-name="T550_1"><text:tab/></text:span><text:span text:style-name="T550_2">echo</text:span><text:span text:style-name="T550_3"><text:s/></text:span><text:span text:style-name="T550_4">ENTRY</text:span><text:span text:style-name="T550_5"><text:s/></text:span><text:span text:style-name="T550_6">BLOCK</text:span></text:p>
      <text:p text:style-name="P551"><text:span text:style-name="T551_1"><text:tab/></text:span><text:span text:style-name="T551_2">echo</text:span><text:span text:style-name="T551_3"><text:s/>-----------</text:span></text:p>
      <text:p text:style-name="P552"><text:span text:style-name="T552_1"><text:tab/></text:span><text:span text:style-name="T552_2">echo</text:span><text:span text:style-name="T552_3"><text:s/></text:span><text:span text:style-name="T552_4">Sequence</text:span><text:span text:style-name="T552_5"><text:s/></text:span><text:span text:style-name="T552_6">Number</text:span><text:span text:style-name="T552_7"><text:s/>-<text:s/></text:span><text:span text:style-name="T552_8">Time</text:span><text:span text:style-name="T552_9"><text:s/></text:span><text:span text:style-name="T552_10">Stamp</text:span></text:p>
      <text:p text:style-name="P553"><text:span text:style-name="T553_1"><text:tab/></text:span><text:span text:style-name="T553_2">echo</text:span><text:span text:style-name="T553_3"><text:s/>$</text:span><text:span text:style-name="T553_4">SEQNO</text:span><text:span text:style-name="T553_5"><text:s/>$</text:span><text:span text:style-name="T553_6">TIMESTAMP</text:span></text:p>
      <text:p text:style-name="P554"><text:span text:style-name="T554_1"><text:tab/></text:span><text:span text:style-name="T554_2">echo</text:span><text:span text:style-name="T554_3"><text:s/></text:span><text:span text:style-name="T554_4">Chain</text:span><text:span text:style-name="T554_5"><text:s/></text:span><text:span text:style-name="T554_6">ID</text:span></text:p>
      <text:p text:style-name="P555"><text:span text:style-name="T555_1"><text:tab/></text:span><text:span text:style-name="T555_2">echo</text:span><text:span text:style-name="T555_3"><text:s/>$</text:span><text:span text:style-name="T555_4">EBCHAINID</text:span></text:p>
      <text:p text:style-name="P556"><text:span text:style-name="T556_1"><text:tab/></text:span><text:span text:style-name="T556_2">echo</text:span><text:span text:style-name="T556_3"><text:s/></text:span><text:span text:style-name="T556_4">Previous</text:span><text:span text:style-name="T556_5"><text:s/></text:span><text:span text:style-name="T556_6">Entry</text:span><text:span text:style-name="T556_7"><text:s/></text:span><text:span text:style-name="T556_8">Block</text:span><text:span text:style-name="T556_9"><text:s/></text:span><text:span text:style-name="T556_10">Key</text:span><text:span text:style-name="T556_11"><text:s/></text:span><text:span text:style-name="T556_12">Merkel</text:span><text:span text:style-name="T556_13"><text:s/></text:span><text:span text:style-name="T556_14">Root</text:span></text:p>
      <text:p text:style-name="P557"><text:span text:style-name="T557_1"><text:tab/></text:span><text:span text:style-name="T557_2">echo</text:span><text:span text:style-name="T557_3"><text:s/>$</text:span><text:span text:style-name="T557_4">ENTRYKEYMERKELROOT</text:span></text:p>
      <text:p text:style-name="P558"><text:span text:style-name="T558_1"><text:tab/></text:span><text:span text:style-name="T558_2">echo</text:span></text:p>
      <text:p text:style-name="P559"><text:span text:style-name="T559_1"><text:tab/></text:span><text:span text:style-name="T559_2">ENTRYINDEX</text:span><text:span text:style-name="T559_3">=12</text:span></text:p>
      <text:p text:style-name="P560"><text:span text:style-name="T560_1"><text:tab/></text:span><text:span text:style-name="T560_2">ENTRYTIMESTAMP</text:span><text:span text:style-name="T560_3">=$(</text:span><text:span text:style-name="T560_4">echo</text:span><text:span text:style-name="T560_5"><text:s/>$</text:span><text:span text:style-name="T560_6">RESULT</text:span><text:span text:style-name="T560_7"><text:s/>|<text:s/></text:span><text:span text:style-name="T560_8">awk</text:span><text:span text:style-name="T560_9"><text:s/>'{</text:span><text:span text:style-name="T560_10">printf</text:span><text:span text:style-name="T560_11"><text:s/>$12}')</text:span></text:p>
      <text:p text:style-name="P561"><text:span text:style-name="T561_1"><text:tab/></text:span><text:span text:style-name="T561_2">until</text:span><text:span text:style-name="T561_3"><text:s/>[<text:s/>"$</text:span><text:span text:style-name="T561_4">ENTRYTIMESTAMP</text:span><text:span text:style-name="T561_5">"<text:s/>=<text:s/>""<text:s/>];<text:s/></text:span><text:span text:style-name="T561_6">do</text:span></text:p>
      <text:p text:style-name="P562"><text:span text:style-name="T562_1"><text:s text:c="4"/><text:tab/></text:span><text:span text:style-name="T562_2">echo</text:span><text:span text:style-name="T562_3"><text:s/>"<text:tab/>"</text:span><text:span text:style-name="T562_4">ENTRY</text:span></text:p>
      <text:p text:style-name="P563"><text:span text:style-name="T563_1"><text:s text:c="4"/><text:tab/></text:span><text:span text:style-name="T563_2">echo</text:span><text:span text:style-name="T563_3"><text:s/>"<text:tab/>"-----</text:span></text:p>
      <text:p text:style-name="P564"><text:span text:style-name="T564_1"><text:s text:c="4"/><text:tab/></text:span><text:span text:style-name="T564_2">echo</text:span><text:span text:style-name="T564_3"><text:s/>"<text:tab/>"</text:span><text:span text:style-name="T564_4">Entry</text:span><text:span text:style-name="T564_5"><text:s/></text:span><text:span text:style-name="T564_6">Time</text:span><text:span text:style-name="T564_7"><text:s/></text:span><text:span text:style-name="T564_8">Stamp</text:span></text:p>
      <text:p text:style-name="P565"><text:span text:style-name="T565_1"><text:s text:c="4"/><text:tab/></text:span><text:span text:style-name="T565_2">echo</text:span><text:span text:style-name="T565_3"><text:s/>"<text:tab/>"$</text:span><text:span text:style-name="T565_4">ENTRYTIMESTAMP</text:span></text:p>
      <text:p text:style-name="P566"><text:span text:style-name="T566_1"><text:s text:c="4"/><text:tab/></text:span><text:span text:style-name="T566_2">echo</text:span><text:span text:style-name="T566_3"><text:s/>"<text:tab/>"</text:span><text:span text:style-name="T566_4">Entry</text:span><text:span text:style-name="T566_5"><text:s/></text:span><text:span text:style-name="T566_6">Hash</text:span></text:p>
      <text:p text:style-name="P567"><text:span text:style-name="T567_1"><text:s text:c="4"/><text:tab/></text:span><text:span text:style-name="T567_2">ENTRYHASH</text:span><text:span text:style-name="T567_3">=$(</text:span><text:span text:style-name="T567_4">echo</text:span><text:span text:style-name="T567_5"><text:s/>$</text:span><text:span text:style-name="T567_6">RESULT</text:span><text:span text:style-name="T567_7"><text:s/>|<text:s/></text:span><text:span text:style-name="T567_8">awk</text:span><text:span text:style-name="T567_9"><text:s/>-</text:span><text:span text:style-name="T567_10">v</text:span><text:span text:style-name="T567_11"><text:s/></text:span><text:span text:style-name="T567_12">INDEX</text:span><text:span text:style-name="T567_13">="$(($</text:span><text:span text:style-name="T567_14">ENTRYINDEX</text:span><text:span text:style-name="T567_15"><text:s/>+<text:s/>2))"<text:s/>'{</text:span><text:span text:style-name="T567_16">printf</text:span><text:span text:style-name="T567_17"><text:s/>$</text:span><text:span text:style-name="T567_18">INDEX</text:span><text:span text:style-name="T567_19">}')</text:span></text:p>
      <text:p text:style-name="P568"><text:span text:style-name="T568_1"><text:s text:c="4"/><text:tab/></text:span><text:span text:style-name="T568_2">echo</text:span><text:span text:style-name="T568_3"><text:s/>"<text:tab/>"$</text:span><text:span text:style-name="T568_4">ENTRYHASH</text:span></text:p>
      <text:p text:style-name="P569"><text:span text:style-name="T569_1"><text:s text:c="4"/><text:tab/></text:span><text:span text:style-name="T569_2">factom</text:span><text:span text:style-name="T569_3">-</text:span><text:span text:style-name="T569_4">cli</text:span><text:span text:style-name="T569_5"><text:s/></text:span><text:span text:style-name="T569_6">get</text:span><text:span text:style-name="T569_7"><text:s/></text:span><text:span text:style-name="T569_8">entry</text:span><text:span text:style-name="T569_9"><text:s/>$</text:span><text:span text:style-name="T569_10">ENTRYHASH</text:span></text:p>
      <text:p text:style-name="P570"><text:span text:style-name="T570_1"><text:s text:c="4"/><text:tab/>((</text:span><text:span text:style-name="T570_2">ENTRYINDEX</text:span><text:span text:style-name="T570_3">+=7))</text:span></text:p>
      <text:p text:style-name="P571"><text:span text:style-name="T571_1"><text:s text:c="4"/><text:tab/></text:span><text:span text:style-name="T571_2">ENTRYTIMESTAMP</text:span><text:span text:style-name="T571_3">=$(</text:span><text:span text:style-name="T571_4">echo</text:span><text:span text:style-name="T571_5"><text:s/>$</text:span><text:span text:style-name="T571_6">RESULT</text:span><text:span text:style-name="T571_7"><text:s/>|<text:s/></text:span><text:span text:style-name="T571_8">awk</text:span><text:span text:style-name="T571_9"><text:s/>-</text:span><text:span text:style-name="T571_10">v</text:span><text:span text:style-name="T571_11"><text:s/></text:span><text:span text:style-name="T571_12">INDEX</text:span><text:span text:style-name="T571_13">="$</text:span><text:span text:style-name="T571_14">ENTRYINDEX</text:span><text:span text:style-name="T571_15">"<text:s/>'{</text:span><text:span text:style-name="T571_16">printf</text:span><text:span text:style-name="T571_17"><text:s/>$</text:span><text:span text:style-name="T571_18">INDEX</text:span><text:span text:style-name="T571_19">}')</text:span></text:p>
      <text:p text:style-name="P572"><text:span text:style-name="T572_1"><text:tab/></text:span><text:span text:style-name="T572_2">echo</text:span></text:p>
      <text:p text:style-name="P573"><text:span text:style-name="T573_1"><text:tab/></text:span><text:span text:style-name="T573_2">done</text:span></text:p>
      <text:p text:style-name="P574"><text:span text:style-name="T574_1">done</text:span></text:p>
      <text:p text:style-name="P575"><text:span text:style-name="T575_1">echo</text:span></text:p>
      <text:p text:style-name="P576"/>
      <text:p text:style-name="P577"><text:span text:style-name="T577_1">#'</text:span><text:span text:style-name="T577_2">s</text:span><text:span text:style-name="T577_3">/[{}]//</text:span><text:span text:style-name="T577_4">g</text:span><text:span text:style-name="T577_5">'<text:s text:c="2"/>|<text:s/></text:span><text:span text:style-name="T577_6">sed</text:span><text:span text:style-name="T577_7"><text:s/>'</text:span><text:span text:style-name="T577_8">s</text:span><text:span text:style-name="T577_9">/^.//'<text:s text:c="2"/>|<text:s/></text:span><text:span text:style-name="T577_10">sed</text:span><text:span text:style-name="T577_11"><text:s/>'</text:span><text:span text:style-name="T577_12">s</text:span><text:span text:style-name="T577_13">/.$//'</text:span></text:p>
      <text:p text:style-name="P578"><text:span text:style-name="T578_1">echo</text:span><text:span text:style-name="T578_2"><text:s/>3.5<text:s text:c="2"/></text:span><text:span text:style-name="T578_3">TRACE</text:span><text:span text:style-name="T578_4"><text:s/></text:span><text:span text:style-name="T578_5">DIRECTORY</text:span><text:span text:style-name="T578_6"><text:s/></text:span><text:span text:style-name="T578_7">BLOCK</text:span><text:span text:style-name="T578_8"><text:s/></text:span><text:span text:style-name="T578_9">CHAIN</text:span></text:p>
      <text:p text:style-name="P579"><text:span text:style-name="T579_1">HEAD</text:span><text:span text:style-name="T579_2">=$(</text:span><text:span text:style-name="T579_3">factom</text:span><text:span text:style-name="T579_4">-</text:span><text:span text:style-name="T579_5">cli</text:span><text:span text:style-name="T579_6"><text:s/></text:span><text:span text:style-name="T579_7">get</text:span><text:span text:style-name="T579_8"><text:s/></text:span><text:span text:style-name="T579_9">head</text:span><text:span text:style-name="T579_10">)</text:span></text:p>
      <text:p text:style-name="P580"><text:span text:style-name="T580_1">echo</text:span><text:span text:style-name="T580_2"><text:s/>$</text:span><text:span text:style-name="T580_3">HEAD</text:span></text:p>
      <text:p text:style-name="P581"><text:span text:style-name="T581_1">DIRECTORYKEYMERKELROOT</text:span><text:span text:style-name="T581_2">=$</text:span><text:span text:style-name="T581_3">HEAD</text:span></text:p>
      <text:p text:style-name="P582"><text:span text:style-name="T582_1">until</text:span><text:span text:style-name="T582_2"><text:s/>[<text:s/>"$</text:span><text:span text:style-name="T582_3">DIRECTORYKEYMERKELROOT</text:span><text:span text:style-name="T582_4">"<text:s/>=<text:s/>"0000000000000000000000000000000000000000000000000000000000000000"<text:s/>-</text:span><text:span text:style-name="T582_5">o</text:span><text:span text:style-name="T582_6"><text:s/>"$</text:span><text:span text:style-name="T582_7">DIRECTORYKEYMERKELROOT</text:span><text:span text:style-name="T582_8">"<text:s/>=<text:s/>""<text:s/>];<text:s/></text:span><text:span text:style-name="T582_9">do</text:span></text:p>
      <text:p text:style-name="P583"><text:span text:style-name="T583_1"><text:tab/></text:span><text:span text:style-name="T583_2">RESULT</text:span><text:span text:style-name="T583_3">=$(</text:span><text:span text:style-name="T583_4">factom</text:span><text:span text:style-name="T583_5">-</text:span><text:span text:style-name="T583_6">cli</text:span><text:span text:style-name="T583_7"><text:s/></text:span><text:span text:style-name="T583_8">get</text:span><text:span text:style-name="T583_9"><text:s/></text:span><text:span text:style-name="T583_10">dblock</text:span><text:span text:style-name="T583_11"><text:s/>$</text:span><text:span text:style-name="T583_12">DIRECTORYKEYMERKELROOT</text:span><text:span text:style-name="T583_13">)</text:span></text:p>
      <text:p text:style-name="P584"><text:span text:style-name="T584_1">#<text:s text:c="3"/></text:span><text:span text:style-name="T584_2">echo</text:span><text:span text:style-name="T584_3"><text:s/>$</text:span><text:span text:style-name="T584_4">RESULT</text:span></text:p>
      <text:p text:style-name="P585"><text:span text:style-name="T585_1"><text:tab/></text:span><text:span text:style-name="T585_2">DIRECTORYKEYMERKELROOT</text:span><text:span text:style-name="T585_3">=$(</text:span><text:span text:style-name="T585_4">echo</text:span><text:span text:style-name="T585_5"><text:s/>$</text:span><text:span text:style-name="T585_6">RESULT</text:span><text:span text:style-name="T585_7"><text:s/>|<text:s/></text:span><text:span text:style-name="T585_8">awk</text:span><text:span text:style-name="T585_9"><text:s/>'{</text:span><text:span text:style-name="T585_10">printf</text:span><text:span text:style-name="T585_11"><text:s/>$2}')</text:span></text:p>
      <text:p text:style-name="P586"><text:span text:style-name="T586_1"><text:tab/></text:span><text:span text:style-name="T586_2">TIMESTAMP</text:span><text:span text:style-name="T586_3">=$(</text:span><text:span text:style-name="T586_4">echo</text:span><text:span text:style-name="T586_5"><text:s/>$</text:span><text:span text:style-name="T586_6">RESULT</text:span><text:span text:style-name="T586_7"><text:s/>|<text:s/></text:span><text:span text:style-name="T586_8">awk</text:span><text:span text:style-name="T586_9"><text:s/>'{</text:span><text:span text:style-name="T586_10">printf</text:span><text:span text:style-name="T586_11"><text:s/>$4}')<text:s text:c="4"/></text:span></text:p>
      <text:p text:style-name="P587"><text:span text:style-name="T587_1"><text:tab/></text:span><text:span text:style-name="T587_2">SEQNO</text:span><text:span text:style-name="T587_3">=$(</text:span><text:span text:style-name="T587_4">echo</text:span><text:span text:style-name="T587_5"><text:s/>$</text:span><text:span text:style-name="T587_6">RESULT</text:span><text:span text:style-name="T587_7"><text:s/>|<text:s/></text:span><text:span text:style-name="T587_8">awk</text:span><text:span text:style-name="T587_9"><text:s/>'{</text:span><text:span text:style-name="T587_10">printf</text:span><text:span text:style-name="T587_11"><text:s/>$6}')</text:span></text:p>
      <text:p text:style-name="P588"><text:span text:style-name="T588_1"><text:tab/></text:span><text:span text:style-name="T588_2">echo</text:span><text:span text:style-name="T588_3"><text:s/></text:span><text:span text:style-name="T588_4">DIRECTORY</text:span><text:span text:style-name="T588_5"><text:s/></text:span><text:span text:style-name="T588_6">BLOCK</text:span></text:p>
      <text:p text:style-name="P589"><text:span text:style-name="T589_1"><text:tab/></text:span><text:span text:style-name="T589_2">echo</text:span><text:span text:style-name="T589_3"><text:s/>---------------</text:span></text:p>
      <text:p text:style-name="P590"><text:span text:style-name="T590_1"><text:tab/></text:span><text:span text:style-name="T590_2">echo</text:span><text:span text:style-name="T590_3"><text:s/></text:span><text:span text:style-name="T590_4">Previous</text:span><text:span text:style-name="T590_5"><text:s/></text:span><text:span text:style-name="T590_6">Directory</text:span><text:span text:style-name="T590_7"><text:s/></text:span><text:span text:style-name="T590_8">Block</text:span><text:span text:style-name="T590_9"><text:s/></text:span><text:span text:style-name="T590_10">Key</text:span><text:span text:style-name="T590_11"><text:s/></text:span><text:span text:style-name="T590_12">Merkel</text:span><text:span text:style-name="T590_13"><text:s/></text:span><text:span text:style-name="T590_14">Root</text:span><text:span text:style-name="T590_15"><text:s/>-<text:s/></text:span><text:span text:style-name="T590_16">Time</text:span><text:span text:style-name="T590_17"><text:s/></text:span><text:span text:style-name="T590_18">Stamp</text:span><text:span text:style-name="T590_19"><text:s/>-<text:s/></text:span><text:span text:style-name="T590_20">Sequence</text:span><text:span text:style-name="T590_21"><text:s/></text:span><text:span text:style-name="T590_22">Number</text:span></text:p>
      <text:p text:style-name="P591"><text:span text:style-name="T591_1"><text:tab/></text:span><text:span text:style-name="T591_2">echo</text:span><text:span text:style-name="T591_3"><text:s/>$</text:span><text:span text:style-name="T591_4">DIRECTORYKEYMERKELROOT</text:span><text:span text:style-name="T591_5"><text:s/>$</text:span><text:span text:style-name="T591_6">TIMESTAMP</text:span><text:span text:style-name="T591_7"><text:s/>$</text:span><text:span text:style-name="T591_8">SEQNO</text:span></text:p>
      <text:p text:style-name="P592"><text:span text:style-name="T592_1"><text:tab/></text:span><text:span text:style-name="T592_2">echo</text:span></text:p>
      <text:p text:style-name="P593"><text:span text:style-name="T593_1"><text:tab/></text:span><text:span text:style-name="T593_2">EBCHAINIDINDEX</text:span><text:span text:style-name="T593_3">=10</text:span></text:p>
      <text:p text:style-name="P594"><text:span text:style-name="T594_1"><text:tab/></text:span><text:span text:style-name="T594_2">EBCHAINID</text:span><text:span text:style-name="T594_3">=$(</text:span><text:span text:style-name="T594_4">echo</text:span><text:span text:style-name="T594_5"><text:s/>$</text:span><text:span text:style-name="T594_6">RESULT</text:span><text:span text:style-name="T594_7"><text:s/>|<text:s/></text:span><text:span text:style-name="T594_8">awk</text:span><text:span text:style-name="T594_9"><text:s/>'{</text:span><text:span text:style-name="T594_10">printf</text:span><text:span text:style-name="T594_11"><text:s/>$10}')</text:span></text:p>
      <text:p text:style-name="P595"><text:span text:style-name="T595_1"><text:tab/></text:span><text:span text:style-name="T595_2">until</text:span><text:span text:style-name="T595_3"><text:s/>[<text:s/>"$</text:span><text:span text:style-name="T595_4">EBCHAINID</text:span><text:span text:style-name="T595_5">"<text:s/>=<text:s/>""<text:s/>];<text:s/></text:span><text:span text:style-name="T595_6">do</text:span></text:p>
      <text:p text:style-name="P596"><text:span text:style-name="T596_1"><text:s text:c="4"/><text:tab/></text:span><text:span text:style-name="T596_2">EBKEYMERKELROOT</text:span><text:span text:style-name="T596_3">=$(</text:span><text:span text:style-name="T596_4">echo</text:span><text:span text:style-name="T596_5"><text:s/>$</text:span><text:span text:style-name="T596_6">RESULT</text:span><text:span text:style-name="T596_7"><text:s/>|<text:s/></text:span><text:span text:style-name="T596_8">awk</text:span><text:span text:style-name="T596_9"><text:s/>-</text:span><text:span text:style-name="T596_10">v</text:span><text:span text:style-name="T596_11"><text:s/></text:span><text:span text:style-name="T596_12">INDEX</text:span><text:span text:style-name="T596_13">="$(($</text:span><text:span text:style-name="T596_14">EBCHAINIDINDEX</text:span><text:span text:style-name="T596_15"><text:s/>+<text:s/>2))"<text:s/>'{</text:span><text:span text:style-name="T596_16">printf</text:span><text:span text:style-name="T596_17"><text:s/>$</text:span><text:span text:style-name="T596_18">INDEX</text:span><text:span text:style-name="T596_19">}')</text:span></text:p>
      <text:p text:style-name="P597"><text:span text:style-name="T597_1"><text:s text:c="4"/><text:tab/></text:span><text:span text:style-name="T597_2">echo</text:span><text:span text:style-name="T597_3"><text:s/>"<text:tab/>"</text:span><text:span text:style-name="T597_4">ENTRY</text:span><text:span text:style-name="T597_5"><text:s/></text:span><text:span text:style-name="T597_6">BLOCK</text:span></text:p>
      <text:p text:style-name="P598"><text:span text:style-name="T598_1"><text:s text:c="4"/><text:tab/></text:span><text:span text:style-name="T598_2">echo</text:span><text:span text:style-name="T598_3"><text:s/>"<text:tab/>"-----------</text:span></text:p>
      <text:p text:style-name="P599"><text:span text:style-name="T599_1"><text:s text:c="4"/><text:tab/></text:span><text:span text:style-name="T599_2">echo</text:span><text:span text:style-name="T599_3"><text:s/>"<text:tab/>"</text:span><text:span text:style-name="T599_4">Entry</text:span><text:span text:style-name="T599_5"><text:s/></text:span><text:span text:style-name="T599_6">Block</text:span><text:span text:style-name="T599_7"><text:s/></text:span><text:span text:style-name="T599_8">Chain</text:span><text:span text:style-name="T599_9"><text:s/></text:span><text:span text:style-name="T599_10">ID</text:span></text:p>
      <text:p text:style-name="P600"><text:span text:style-name="T600_1"><text:s text:c="4"/><text:tab/></text:span><text:span text:style-name="T600_2">echo</text:span><text:span text:style-name="T600_3"><text:s/>"<text:tab/>"$</text:span><text:span text:style-name="T600_4">EBCHAINID</text:span></text:p>
      <text:p text:style-name="P601"><text:span text:style-name="T601_1"><text:s text:c="4"/><text:tab/></text:span><text:span text:style-name="T601_2">echo</text:span><text:span text:style-name="T601_3"><text:s/>"<text:tab/>"</text:span><text:span text:style-name="T601_4">Entry</text:span><text:span text:style-name="T601_5"><text:s/></text:span><text:span text:style-name="T601_6">Block</text:span><text:span text:style-name="T601_7"><text:s/></text:span><text:span text:style-name="T601_8">Key</text:span><text:span text:style-name="T601_9"><text:s/></text:span><text:span text:style-name="T601_10">Merkel</text:span><text:span text:style-name="T601_11"><text:s/></text:span><text:span text:style-name="T601_12">Root</text:span></text:p>
      <text:p text:style-name="P602"><text:span text:style-name="T602_1"><text:s text:c="4"/><text:tab/></text:span><text:span text:style-name="T602_2">echo</text:span><text:span text:style-name="T602_3"><text:s/>"<text:tab/>"$</text:span><text:span text:style-name="T602_4">EBKEYMERKELROOT</text:span></text:p>
      <text:p text:style-name="P603"><text:span text:style-name="T603_1"><text:s text:c="4"/><text:tab/>((</text:span><text:span text:style-name="T603_2">EBCHAINIDINDEX</text:span><text:span text:style-name="T603_3">+=7))</text:span></text:p>
      <text:p text:style-name="P604"><text:span text:style-name="T604_1"><text:s text:c="4"/><text:tab/></text:span><text:span text:style-name="T604_2">EBCHAINID</text:span><text:span text:style-name="T604_3">=$(</text:span><text:span text:style-name="T604_4">echo</text:span><text:span text:style-name="T604_5"><text:s/>$</text:span><text:span text:style-name="T604_6">RESULT</text:span><text:span text:style-name="T604_7"><text:s/>|<text:s/></text:span><text:span text:style-name="T604_8">awk</text:span><text:span text:style-name="T604_9"><text:s/>-</text:span><text:span text:style-name="T604_10">v</text:span><text:span text:style-name="T604_11"><text:s/></text:span><text:span text:style-name="T604_12">INDEX</text:span><text:span text:style-name="T604_13">="$</text:span><text:span text:style-name="T604_14">EBCHAINIDINDEX</text:span><text:span text:style-name="T604_15">"<text:s/>'{</text:span><text:span text:style-name="T604_16">printf</text:span><text:span text:style-name="T604_17"><text:s/>$</text:span><text:span text:style-name="T604_18">INDEX</text:span><text:span text:style-name="T604_19">}')</text:span></text:p>
      <text:p text:style-name="P605"><text:span text:style-name="T605_1"><text:tab/></text:span><text:span text:style-name="T605_2">echo</text:span></text:p>
      <text:p text:style-name="P606"><text:span text:style-name="T606_1"><text:tab/></text:span><text:span text:style-name="T606_2">done</text:span></text:p>
      <text:p text:style-name="P607"><text:span text:style-name="T607_1">done</text:span></text:p>
      <text:p text:style-name="P608"><text:span text:style-name="T608_1">echo</text:span></text:p>
      <text:p text:style-name="P609"/>
      <text:p text:style-name="P610"><text:span text:style-name="T610_1">:<text:s/>&lt;&lt;'</text:span><text:span text:style-name="T610_2">EOF</text:span><text:span text:style-name="T610_3">'</text:span></text:p>
      <text:p text:style-name="P611"/>
      <text:p text:style-name="P612"><text:span text:style-name="T612_1">EOF</text:span></text:p>
      <text:p text:style-name="P613"/>
      <text:p text:style-name="P614"/>
      <text:p text:style-name="P615"/>
      <text:p text:style-name="P616"/>
      <text:p text:style-name="P617"/>
      <text:p text:style-name="P618"/>
      <text:p text:style-name="P619"/>
      <text:p text:style-name="P620"/>
      <text:p text:style-name="P62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